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.SFUI" svg:font-family=".SFUI" style:font-pitch="variable"/>
    <style:font-face style:name=".SFUI1" svg:font-family=".SFU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 draw:opacity="30%" loext:decorative="false"/>
    </style:style>
    <style:style style:name="gr2" style:family="graphic" style:parent-style-name="standard">
      <style:graphic-properties draw:stroke="solid" svg:stroke-width="0.05cm" svg:stroke-color="#d2d2d2" draw:stroke-linejoin="round" svg:stroke-linecap="round" draw:fill="none" fo:padding-top="0.025cm" fo:padding-bottom="0.025cm" fo:padding-left="0.025cm" fo:padding-right="0.025cm" loext:decorative="false"/>
    </style:style>
    <style:style style:name="P1" style:family="paragraph">
      <loext:graphic-properties draw:fill="solid" draw:fill-color="#000000" draw:opacity="30%"/>
    </style:style>
    <style:style style:name="P2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0.038cm" svg:height="0.038cm" svg:x="-0.183cm" svg:y="1.549cm" svg:viewBox="0 0 39 39" svg:d="M39 19c0 11-8 20-19 20-12 0-20-9-20-20s8-19 20-19c11 0 19 8 19 19z">
          <text:p/>
        </draw:path>
        <draw:path draw:style-name="gr1" draw:text-style-name="P1" draw:layer="layout" svg:width="0.038cm" svg:height="0.038cm" svg:x="0.394cm" svg:y="1.549cm" svg:viewBox="0 0 39 39" svg:d="M39 19c0 11-8 20-19 20-10 0-20-9-20-20s10-19 20-19c11 0 19 8 19 19z">
          <text:p/>
        </draw:path>
        <draw:path draw:style-name="gr1" draw:text-style-name="P1" draw:layer="layout" svg:width="0.039cm" svg:height="0.038cm" svg:x="0.971cm" svg:y="1.549cm" svg:viewBox="0 0 40 39" svg:d="M40 19c0 11-10 20-21 20-10 0-19-9-19-20s9-19 19-19c11 0 21 8 21 19z">
          <text:p/>
        </draw:path>
        <draw:path draw:style-name="gr1" draw:text-style-name="P1" draw:layer="layout" svg:width="0.038cm" svg:height="0.038cm" svg:x="1.549cm" svg:y="1.549cm" svg:viewBox="0 0 39 39" svg:d="M39 19c0 11-9 20-20 20s-19-9-19-20 8-19 19-19 20 8 20 19z">
          <text:p/>
        </draw:path>
        <draw:path draw:style-name="gr1" draw:text-style-name="P1" draw:layer="layout" svg:width="0.038cm" svg:height="0.038cm" svg:x="2.126cm" svg:y="1.549cm" svg:viewBox="0 0 39 39" svg:d="M39 19c0 11-8 20-20 20-11 0-19-9-19-20s8-19 19-19c12 0 20 8 20 19z">
          <text:p/>
        </draw:path>
        <draw:path draw:style-name="gr1" draw:text-style-name="P1" draw:layer="layout" svg:width="0.039cm" svg:height="0.038cm" svg:x="2.703cm" svg:y="1.549cm" svg:viewBox="0 0 40 39" svg:d="M40 19c0 11-9 20-20 20s-20-9-20-20 9-19 20-19 20 8 20 19z">
          <text:p/>
        </draw:path>
        <draw:path draw:style-name="gr1" draw:text-style-name="P1" draw:layer="layout" svg:width="0.039cm" svg:height="0.038cm" svg:x="3.28cm" svg:y="1.549cm" svg:viewBox="0 0 40 39" svg:d="M40 19c0 11-9 20-19 20-11 0-21-9-21-20s10-19 21-19c10 0 19 8 19 19z">
          <text:p/>
        </draw:path>
        <draw:path draw:style-name="gr1" draw:text-style-name="P1" draw:layer="layout" svg:width="0.038cm" svg:height="0.038cm" svg:x="3.858cm" svg:y="1.549cm" svg:viewBox="0 0 39 39" svg:d="M39 19c0 11-10 20-20 20-11 0-19-9-19-20s8-19 19-19c10 0 20 8 20 19z">
          <text:p/>
        </draw:path>
        <draw:path draw:style-name="gr1" draw:text-style-name="P1" draw:layer="layout" svg:width="0.038cm" svg:height="0.038cm" svg:x="4.435cm" svg:y="1.549cm" svg:viewBox="0 0 39 39" svg:d="M39 19c0 11-8 20-20 20-11 0-19-9-19-20s8-19 19-19c12 0 20 8 20 19z">
          <text:p/>
        </draw:path>
        <draw:path draw:style-name="gr1" draw:text-style-name="P1" draw:layer="layout" svg:width="0.039cm" svg:height="0.038cm" svg:x="5.012cm" svg:y="1.549cm" svg:viewBox="0 0 40 39" svg:d="M40 19c0 11-9 20-21 20-10 0-19-9-19-20s9-19 19-19c12 0 21 8 21 19z">
          <text:p/>
        </draw:path>
        <draw:path draw:style-name="gr1" draw:text-style-name="P1" draw:layer="layout" svg:width="0.039cm" svg:height="0.038cm" svg:x="5.589cm" svg:y="1.549cm" svg:viewBox="0 0 40 39" svg:d="M40 19c0 11-9 20-19 20-12 0-21-9-21-20s9-19 21-19c10 0 19 8 19 19z">
          <text:p/>
        </draw:path>
        <draw:path draw:style-name="gr1" draw:text-style-name="P1" draw:layer="layout" svg:width="0.038cm" svg:height="0.038cm" svg:x="6.167cm" svg:y="1.549cm" svg:viewBox="0 0 39 39" svg:d="M39 19c0 11-8 20-19 20s-20-9-20-20 9-19 20-19 19 8 19 19z">
          <text:p/>
        </draw:path>
        <draw:path draw:style-name="gr1" draw:text-style-name="P1" draw:layer="layout" svg:width="0.038cm" svg:height="0.038cm" svg:x="6.744cm" svg:y="1.549cm" svg:viewBox="0 0 39 39" svg:d="M39 19c0 11-8 20-19 20-10 0-20-9-20-20s10-19 20-19c11 0 19 8 19 19z">
          <text:p/>
        </draw:path>
        <draw:path draw:style-name="gr1" draw:text-style-name="P1" draw:layer="layout" svg:width="0.039cm" svg:height="0.038cm" svg:x="7.321cm" svg:y="1.549cm" svg:viewBox="0 0 40 39" svg:d="M40 19c0 11-10 20-21 20-10 0-19-9-19-20s9-19 19-19c11 0 21 8 21 19z">
          <text:p/>
        </draw:path>
        <draw:path draw:style-name="gr1" draw:text-style-name="P1" draw:layer="layout" svg:width="0.038cm" svg:height="0.038cm" svg:x="7.899cm" svg:y="1.549cm" svg:viewBox="0 0 39 39" svg:d="M39 19c0 11-9 20-20 20s-19-9-19-20 8-19 19-19 20 8 20 19z">
          <text:p/>
        </draw:path>
        <draw:path draw:style-name="gr1" draw:text-style-name="P1" draw:layer="layout" svg:width="0.038cm" svg:height="0.038cm" svg:x="8.476cm" svg:y="1.549cm" svg:viewBox="0 0 39 39" svg:d="M39 19c0 11-8 20-19 20-12 0-20-9-20-20s8-19 20-19c11 0 19 8 19 19z">
          <text:p/>
        </draw:path>
        <draw:path draw:style-name="gr1" draw:text-style-name="P1" draw:layer="layout" svg:width="0.039cm" svg:height="0.038cm" svg:x="9.053cm" svg:y="1.549cm" svg:viewBox="0 0 40 39" svg:d="M40 19c0 11-9 20-20 20s-20-9-20-20 9-19 20-19 20 8 20 19z">
          <text:p/>
        </draw:path>
        <draw:path draw:style-name="gr1" draw:text-style-name="P1" draw:layer="layout" svg:width="0.039cm" svg:height="0.038cm" svg:x="9.63cm" svg:y="1.549cm" svg:viewBox="0 0 40 39" svg:d="M40 19c0 11-9 20-19 20-11 0-21-9-21-20s10-19 21-19c10 0 19 8 19 19z">
          <text:p/>
        </draw:path>
        <draw:path draw:style-name="gr1" draw:text-style-name="P1" draw:layer="layout" svg:width="0.038cm" svg:height="0.038cm" svg:x="10.208cm" svg:y="1.549cm" svg:viewBox="0 0 39 39" svg:d="M39 19c0 11-10 20-20 20-11 0-19-9-19-20s8-19 19-19c10 0 20 8 20 19z">
          <text:p/>
        </draw:path>
        <draw:path draw:style-name="gr1" draw:text-style-name="P1" draw:layer="layout" svg:width="0.038cm" svg:height="0.038cm" svg:x="10.785cm" svg:y="1.549cm" svg:viewBox="0 0 39 39" svg:d="M39 19c0 11-8 20-20 20-11 0-19-9-19-20s8-19 19-19c12 0 20 8 20 19z">
          <text:p/>
        </draw:path>
        <draw:path draw:style-name="gr1" draw:text-style-name="P1" draw:layer="layout" svg:width="0.039cm" svg:height="0.038cm" svg:x="11.362cm" svg:y="1.549cm" svg:viewBox="0 0 40 39" svg:d="M40 19c0 11-9 20-20 20s-20-9-20-20 9-19 20-19 20 8 20 19z">
          <text:p/>
        </draw:path>
        <draw:path draw:style-name="gr1" draw:text-style-name="P1" draw:layer="layout" svg:width="0.039cm" svg:height="0.038cm" svg:x="11.939cm" svg:y="1.549cm" svg:viewBox="0 0 40 39" svg:d="M40 19c0 11-9 20-19 20-12 0-21-9-21-20s9-19 21-19c10 0 19 8 19 19z">
          <text:p/>
        </draw:path>
        <draw:path draw:style-name="gr1" draw:text-style-name="P1" draw:layer="layout" svg:width="0.038cm" svg:height="0.038cm" svg:x="12.517cm" svg:y="1.549cm" svg:viewBox="0 0 39 39" svg:d="M39 19c0 11-8 20-19 20s-20-9-20-20 9-19 20-19 19 8 19 19z">
          <text:p/>
        </draw:path>
        <draw:path draw:style-name="gr1" draw:text-style-name="P1" draw:layer="layout" svg:width="0.038cm" svg:height="0.038cm" svg:x="13.094cm" svg:y="1.549cm" svg:viewBox="0 0 39 39" svg:d="M39 19c0 11-9 20-20 20-10 0-19-9-19-20s9-19 19-19c11 0 20 8 20 19z">
          <text:p/>
        </draw:path>
        <draw:path draw:style-name="gr1" draw:text-style-name="P1" draw:layer="layout" svg:width="0.039cm" svg:height="0.038cm" svg:x="13.671cm" svg:y="1.549cm" svg:viewBox="0 0 40 39" svg:d="M40 19c0 11-9 20-21 20-10 0-19-9-19-20s9-19 19-19c12 0 21 8 21 19z">
          <text:p/>
        </draw:path>
        <draw:path draw:style-name="gr1" draw:text-style-name="P1" draw:layer="layout" svg:width="0.038cm" svg:height="0.038cm" svg:x="14.249cm" svg:y="1.549cm" svg:viewBox="0 0 39 39" svg:d="M39 19c0 11-9 20-20 20s-19-9-19-20 8-19 19-19 20 8 20 19z">
          <text:p/>
        </draw:path>
        <draw:path draw:style-name="gr1" draw:text-style-name="P1" draw:layer="layout" svg:width="0.038cm" svg:height="0.038cm" svg:x="14.826cm" svg:y="1.549cm" svg:viewBox="0 0 39 39" svg:d="M39 19c0 11-8 20-19 20-12 0-20-9-20-20s8-19 20-19c11 0 19 8 19 19z">
          <text:p/>
        </draw:path>
        <draw:path draw:style-name="gr1" draw:text-style-name="P1" draw:layer="layout" svg:width="0.039cm" svg:height="0.038cm" svg:x="15.403cm" svg:y="1.549cm" svg:viewBox="0 0 40 39" svg:d="M40 19c0 11-9 20-20 20-10 0-20-9-20-20s10-19 20-19c11 0 20 8 20 19z">
          <text:p/>
        </draw:path>
        <draw:path draw:style-name="gr1" draw:text-style-name="P1" draw:layer="layout" svg:width="0.039cm" svg:height="0.038cm" svg:x="15.98cm" svg:y="1.549cm" svg:viewBox="0 0 40 39" svg:d="M40 19c0 11-10 20-20 20-11 0-20-9-20-20s9-19 20-19c10 0 20 8 20 19z">
          <text:p/>
        </draw:path>
        <draw:path draw:style-name="gr1" draw:text-style-name="P1" draw:layer="layout" svg:width="0.038cm" svg:height="0.038cm" svg:x="16.558cm" svg:y="1.549cm" svg:viewBox="0 0 39 39" svg:d="M39 19c0 11-9 20-20 20s-19-9-19-20 8-19 19-19 20 8 20 19z">
          <text:p/>
        </draw:path>
        <draw:path draw:style-name="gr1" draw:text-style-name="P1" draw:layer="layout" svg:width="0.038cm" svg:height="0.038cm" svg:x="17.135cm" svg:y="1.549cm" svg:viewBox="0 0 39 39" svg:d="M39 19c0 11-8 20-20 20-11 0-19-9-19-20s8-19 19-19c12 0 20 8 20 19z">
          <text:p/>
        </draw:path>
        <draw:path draw:style-name="gr1" draw:text-style-name="P1" draw:layer="layout" svg:width="0.039cm" svg:height="0.038cm" svg:x="17.712cm" svg:y="1.549cm" svg:viewBox="0 0 40 39" svg:d="M40 19c0 11-9 20-20 20s-20-9-20-20 9-19 20-19 20 8 20 19z">
          <text:p/>
        </draw:path>
        <draw:path draw:style-name="gr1" draw:text-style-name="P1" draw:layer="layout" svg:width="0.039cm" svg:height="0.038cm" svg:x="18.289cm" svg:y="1.549cm" svg:viewBox="0 0 40 39" svg:d="M40 19c0 11-9 20-19 20-11 0-21-9-21-20s10-19 21-19c10 0 19 8 19 19z">
          <text:p/>
        </draw:path>
        <draw:path draw:style-name="gr1" draw:text-style-name="P1" draw:layer="layout" svg:width="0.038cm" svg:height="0.038cm" svg:x="18.867cm" svg:y="1.549cm" svg:viewBox="0 0 39 39" svg:d="M39 19c0 11-9 20-20 20s-19-9-19-20 8-19 19-19 20 8 20 19z">
          <text:p/>
        </draw:path>
        <draw:path draw:style-name="gr1" draw:text-style-name="P1" draw:layer="layout" svg:width="0.038cm" svg:height="0.038cm" svg:x="19.444cm" svg:y="1.549cm" svg:viewBox="0 0 39 39" svg:d="M39 19c0 11-9 20-20 20-10 0-19-9-19-20s9-19 19-19c11 0 20 8 20 19z">
          <text:p/>
        </draw:path>
        <draw:path draw:style-name="gr1" draw:text-style-name="P1" draw:layer="layout" svg:width="0.039cm" svg:height="0.038cm" svg:x="20.021cm" svg:y="1.549cm" svg:viewBox="0 0 40 39" svg:d="M40 19c0 11-9 20-21 20-10 0-19-9-19-20s9-19 19-19c12 0 21 8 21 19z">
          <text:p/>
        </draw:path>
        <draw:path draw:style-name="gr1" draw:text-style-name="P1" draw:layer="layout" svg:width="0.038cm" svg:height="0.038cm" svg:x="20.599cm" svg:y="1.549cm" svg:viewBox="0 0 39 39" svg:d="M39 19c0 11-9 20-19 20-12 0-20-9-20-20s8-19 20-19c10 0 19 8 19 19z">
          <text:p/>
        </draw:path>
        <draw:path draw:style-name="gr1" draw:text-style-name="P1" draw:layer="layout" svg:width="0.038cm" svg:height="0.038cm" svg:x="21.176cm" svg:y="1.549cm" svg:viewBox="0 0 39 39" svg:d="M39 19c0 11-8 20-19 20-12 0-20-9-20-20s8-19 20-19c11 0 19 8 19 19z">
          <text:p/>
        </draw:path>
        <draw:path draw:style-name="gr1" draw:text-style-name="P1" draw:layer="layout" svg:width="0.038cm" svg:height="0.038cm" svg:x="-0.183cm" svg:y="2.126cm" svg:viewBox="0 0 39 39" svg:d="M39 19c0 12-8 20-19 20-12 0-20-8-20-20 0-11 8-19 20-19 11 0 19 8 19 19z">
          <text:p/>
        </draw:path>
        <draw:path draw:style-name="gr1" draw:text-style-name="P1" draw:layer="layout" svg:width="0.038cm" svg:height="0.038cm" svg:x="0.394cm" svg:y="2.126cm" svg:viewBox="0 0 39 39" svg:d="M39 19c0 12-8 20-19 20-10 0-20-8-20-20 0-11 10-19 20-19 11 0 19 8 19 19z">
          <text:p/>
        </draw:path>
        <draw:path draw:style-name="gr1" draw:text-style-name="P1" draw:layer="layout" svg:width="0.039cm" svg:height="0.038cm" svg:x="0.971cm" svg:y="2.126cm" svg:viewBox="0 0 40 39" svg:d="M40 19c0 12-10 20-21 20-10 0-19-8-19-20 0-11 9-19 19-19 11 0 21 8 21 19z">
          <text:p/>
        </draw:path>
        <draw:path draw:style-name="gr1" draw:text-style-name="P1" draw:layer="layout" svg:width="0.038cm" svg:height="0.038cm" svg:x="1.549cm" svg:y="2.126cm" svg:viewBox="0 0 39 39" svg:d="M39 19c0 12-9 20-20 20s-19-8-19-20c0-11 8-19 19-19s20 8 20 19z">
          <text:p/>
        </draw:path>
        <draw:path draw:style-name="gr1" draw:text-style-name="P1" draw:layer="layout" svg:width="0.038cm" svg:height="0.038cm" svg:x="2.126cm" svg:y="2.126cm" svg:viewBox="0 0 39 39" svg:d="M39 19c0 12-8 20-20 20-11 0-19-8-19-20 0-11 8-19 19-19 12 0 20 8 20 19z">
          <text:p/>
        </draw:path>
        <draw:path draw:style-name="gr1" draw:text-style-name="P1" draw:layer="layout" svg:width="0.039cm" svg:height="0.038cm" svg:x="2.703cm" svg:y="2.126cm" svg:viewBox="0 0 40 39" svg:d="M40 19c0 12-9 20-20 20s-20-8-20-20c0-11 9-19 20-19s20 8 20 19z">
          <text:p/>
        </draw:path>
        <draw:path draw:style-name="gr1" draw:text-style-name="P1" draw:layer="layout" svg:width="0.039cm" svg:height="0.038cm" svg:x="3.28cm" svg:y="2.126cm" svg:viewBox="0 0 40 39" svg:d="M40 19c0 12-9 20-19 20-11 0-21-8-21-20 0-11 10-19 21-19 10 0 19 8 19 19z">
          <text:p/>
        </draw:path>
        <draw:path draw:style-name="gr1" draw:text-style-name="P1" draw:layer="layout" svg:width="0.038cm" svg:height="0.038cm" svg:x="3.858cm" svg:y="2.126cm" svg:viewBox="0 0 39 39" svg:d="M39 19c0 12-10 20-20 20-11 0-19-8-19-20 0-11 8-19 19-19 10 0 20 8 20 19z">
          <text:p/>
        </draw:path>
        <draw:path draw:style-name="gr1" draw:text-style-name="P1" draw:layer="layout" svg:width="0.038cm" svg:height="0.038cm" svg:x="4.435cm" svg:y="2.126cm" svg:viewBox="0 0 39 39" svg:d="M39 19c0 12-8 20-20 20-11 0-19-8-19-20 0-11 8-19 19-19 12 0 20 8 20 19z">
          <text:p/>
        </draw:path>
        <draw:path draw:style-name="gr1" draw:text-style-name="P1" draw:layer="layout" svg:width="0.039cm" svg:height="0.038cm" svg:x="5.012cm" svg:y="2.126cm" svg:viewBox="0 0 40 39" svg:d="M40 19c0 12-9 20-21 20-10 0-19-8-19-20 0-11 9-19 19-19 12 0 21 8 21 19z">
          <text:p/>
        </draw:path>
        <draw:path draw:style-name="gr1" draw:text-style-name="P1" draw:layer="layout" svg:width="0.039cm" svg:height="0.038cm" svg:x="5.589cm" svg:y="2.126cm" svg:viewBox="0 0 40 39" svg:d="M40 19c0 12-9 20-19 20-12 0-21-8-21-20 0-11 9-19 21-19 10 0 19 8 19 19z">
          <text:p/>
        </draw:path>
        <draw:path draw:style-name="gr1" draw:text-style-name="P1" draw:layer="layout" svg:width="0.038cm" svg:height="0.038cm" svg:x="6.167cm" svg:y="2.126cm" svg:viewBox="0 0 39 39" svg:d="M39 19c0 12-8 20-19 20s-20-8-20-20c0-11 9-19 20-19s19 8 19 19z">
          <text:p/>
        </draw:path>
        <draw:path draw:style-name="gr1" draw:text-style-name="P1" draw:layer="layout" svg:width="0.038cm" svg:height="0.038cm" svg:x="6.744cm" svg:y="2.126cm" svg:viewBox="0 0 39 39" svg:d="M39 19c0 12-8 20-19 20-10 0-20-8-20-20 0-11 10-19 20-19 11 0 19 8 19 19z">
          <text:p/>
        </draw:path>
        <draw:path draw:style-name="gr1" draw:text-style-name="P1" draw:layer="layout" svg:width="0.039cm" svg:height="0.038cm" svg:x="7.321cm" svg:y="2.126cm" svg:viewBox="0 0 40 39" svg:d="M40 19c0 12-10 20-21 20-10 0-19-8-19-20 0-11 9-19 19-19 11 0 21 8 21 19z">
          <text:p/>
        </draw:path>
        <draw:path draw:style-name="gr1" draw:text-style-name="P1" draw:layer="layout" svg:width="0.038cm" svg:height="0.038cm" svg:x="7.899cm" svg:y="2.126cm" svg:viewBox="0 0 39 39" svg:d="M39 19c0 12-9 20-20 20s-19-8-19-20c0-11 8-19 19-19s20 8 20 19z">
          <text:p/>
        </draw:path>
        <draw:path draw:style-name="gr1" draw:text-style-name="P1" draw:layer="layout" svg:width="0.038cm" svg:height="0.038cm" svg:x="8.476cm" svg:y="2.126cm" svg:viewBox="0 0 39 39" svg:d="M39 19c0 12-8 20-19 20-12 0-20-8-20-20 0-11 8-19 20-19 11 0 19 8 19 19z">
          <text:p/>
        </draw:path>
        <draw:path draw:style-name="gr1" draw:text-style-name="P1" draw:layer="layout" svg:width="0.039cm" svg:height="0.038cm" svg:x="9.053cm" svg:y="2.126cm" svg:viewBox="0 0 40 39" svg:d="M40 19c0 12-9 20-20 20s-20-8-20-20c0-11 9-19 20-19s20 8 20 19z">
          <text:p/>
        </draw:path>
        <draw:path draw:style-name="gr1" draw:text-style-name="P1" draw:layer="layout" svg:width="0.039cm" svg:height="0.038cm" svg:x="9.63cm" svg:y="2.126cm" svg:viewBox="0 0 40 39" svg:d="M40 19c0 12-9 20-19 20-11 0-21-8-21-20 0-11 10-19 21-19 10 0 19 8 19 19z">
          <text:p/>
        </draw:path>
        <draw:path draw:style-name="gr1" draw:text-style-name="P1" draw:layer="layout" svg:width="0.038cm" svg:height="0.038cm" svg:x="10.208cm" svg:y="2.126cm" svg:viewBox="0 0 39 39" svg:d="M39 19c0 12-10 20-20 20-11 0-19-8-19-20 0-11 8-19 19-19 10 0 20 8 20 19z">
          <text:p/>
        </draw:path>
        <draw:path draw:style-name="gr1" draw:text-style-name="P1" draw:layer="layout" svg:width="0.038cm" svg:height="0.038cm" svg:x="10.785cm" svg:y="2.126cm" svg:viewBox="0 0 39 39" svg:d="M39 19c0 12-8 20-20 20-11 0-19-8-19-20 0-11 8-19 19-19 12 0 20 8 20 19z">
          <text:p/>
        </draw:path>
        <draw:path draw:style-name="gr1" draw:text-style-name="P1" draw:layer="layout" svg:width="0.039cm" svg:height="0.038cm" svg:x="11.362cm" svg:y="2.126cm" svg:viewBox="0 0 40 39" svg:d="M40 19c0 12-9 20-20 20s-20-8-20-20c0-11 9-19 20-19s20 8 20 19z">
          <text:p/>
        </draw:path>
        <draw:path draw:style-name="gr1" draw:text-style-name="P1" draw:layer="layout" svg:width="0.039cm" svg:height="0.038cm" svg:x="11.939cm" svg:y="2.126cm" svg:viewBox="0 0 40 39" svg:d="M40 19c0 12-9 20-19 20-12 0-21-8-21-20 0-11 9-19 21-19 10 0 19 8 19 19z">
          <text:p/>
        </draw:path>
        <draw:path draw:style-name="gr1" draw:text-style-name="P1" draw:layer="layout" svg:width="0.038cm" svg:height="0.038cm" svg:x="12.517cm" svg:y="2.126cm" svg:viewBox="0 0 39 39" svg:d="M39 19c0 12-8 20-19 20s-20-8-20-20c0-11 9-19 20-19s19 8 19 19z">
          <text:p/>
        </draw:path>
        <draw:path draw:style-name="gr1" draw:text-style-name="P1" draw:layer="layout" svg:width="0.038cm" svg:height="0.038cm" svg:x="13.094cm" svg:y="2.126cm" svg:viewBox="0 0 39 39" svg:d="M39 19c0 12-9 20-20 20-10 0-19-8-19-20 0-11 9-19 19-19 11 0 20 8 20 19z">
          <text:p/>
        </draw:path>
        <draw:path draw:style-name="gr1" draw:text-style-name="P1" draw:layer="layout" svg:width="0.039cm" svg:height="0.038cm" svg:x="13.671cm" svg:y="2.126cm" svg:viewBox="0 0 40 39" svg:d="M40 19c0 12-9 20-21 20-10 0-19-8-19-20 0-11 9-19 19-19 12 0 21 8 21 19z">
          <text:p/>
        </draw:path>
        <draw:path draw:style-name="gr1" draw:text-style-name="P1" draw:layer="layout" svg:width="0.038cm" svg:height="0.038cm" svg:x="14.249cm" svg:y="2.126cm" svg:viewBox="0 0 39 39" svg:d="M39 19c0 12-9 20-20 20s-19-8-19-20c0-11 8-19 19-19s20 8 20 19z">
          <text:p/>
        </draw:path>
        <draw:path draw:style-name="gr1" draw:text-style-name="P1" draw:layer="layout" svg:width="0.038cm" svg:height="0.038cm" svg:x="14.826cm" svg:y="2.126cm" svg:viewBox="0 0 39 39" svg:d="M39 19c0 12-8 20-19 20-12 0-20-8-20-20 0-11 8-19 20-19 11 0 19 8 19 19z">
          <text:p/>
        </draw:path>
        <draw:path draw:style-name="gr1" draw:text-style-name="P1" draw:layer="layout" svg:width="0.039cm" svg:height="0.038cm" svg:x="15.403cm" svg:y="2.126cm" svg:viewBox="0 0 40 39" svg:d="M40 19c0 12-9 20-20 20-10 0-20-8-20-20 0-11 10-19 20-19 11 0 20 8 20 19z">
          <text:p/>
        </draw:path>
        <draw:path draw:style-name="gr1" draw:text-style-name="P1" draw:layer="layout" svg:width="0.039cm" svg:height="0.038cm" svg:x="15.98cm" svg:y="2.126cm" svg:viewBox="0 0 40 39" svg:d="M40 19c0 12-10 20-20 20-11 0-20-8-20-20 0-11 9-19 20-19 10 0 20 8 20 19z">
          <text:p/>
        </draw:path>
        <draw:path draw:style-name="gr1" draw:text-style-name="P1" draw:layer="layout" svg:width="0.038cm" svg:height="0.038cm" svg:x="16.558cm" svg:y="2.126cm" svg:viewBox="0 0 39 39" svg:d="M39 19c0 12-9 20-20 20s-19-8-19-20c0-11 8-19 19-19s20 8 20 19z">
          <text:p/>
        </draw:path>
        <draw:path draw:style-name="gr1" draw:text-style-name="P1" draw:layer="layout" svg:width="0.038cm" svg:height="0.038cm" svg:x="17.135cm" svg:y="2.126cm" svg:viewBox="0 0 39 39" svg:d="M39 19c0 12-8 20-20 20-11 0-19-8-19-20 0-11 8-19 19-19 12 0 20 8 20 19z">
          <text:p/>
        </draw:path>
        <draw:path draw:style-name="gr1" draw:text-style-name="P1" draw:layer="layout" svg:width="0.039cm" svg:height="0.038cm" svg:x="17.712cm" svg:y="2.126cm" svg:viewBox="0 0 40 39" svg:d="M40 19c0 12-9 20-20 20s-20-8-20-20c0-11 9-19 20-19s20 8 20 19z">
          <text:p/>
        </draw:path>
        <draw:path draw:style-name="gr1" draw:text-style-name="P1" draw:layer="layout" svg:width="0.039cm" svg:height="0.038cm" svg:x="18.289cm" svg:y="2.126cm" svg:viewBox="0 0 40 39" svg:d="M40 19c0 12-9 20-19 20-11 0-21-8-21-20 0-11 10-19 21-19 10 0 19 8 19 19z">
          <text:p/>
        </draw:path>
        <draw:path draw:style-name="gr1" draw:text-style-name="P1" draw:layer="layout" svg:width="0.038cm" svg:height="0.038cm" svg:x="18.867cm" svg:y="2.126cm" svg:viewBox="0 0 39 39" svg:d="M39 19c0 12-9 20-20 20s-19-8-19-20c0-11 8-19 19-19s20 8 20 19z">
          <text:p/>
        </draw:path>
        <draw:path draw:style-name="gr1" draw:text-style-name="P1" draw:layer="layout" svg:width="0.038cm" svg:height="0.038cm" svg:x="19.444cm" svg:y="2.126cm" svg:viewBox="0 0 39 39" svg:d="M39 19c0 12-9 20-20 20-10 0-19-8-19-20 0-11 9-19 19-19 11 0 20 8 20 19z">
          <text:p/>
        </draw:path>
        <draw:path draw:style-name="gr1" draw:text-style-name="P1" draw:layer="layout" svg:width="0.039cm" svg:height="0.038cm" svg:x="20.021cm" svg:y="2.126cm" svg:viewBox="0 0 40 39" svg:d="M40 19c0 12-9 20-21 20-10 0-19-8-19-20 0-11 9-19 19-19 12 0 21 8 21 19z">
          <text:p/>
        </draw:path>
        <draw:path draw:style-name="gr1" draw:text-style-name="P1" draw:layer="layout" svg:width="0.038cm" svg:height="0.038cm" svg:x="20.599cm" svg:y="2.126cm" svg:viewBox="0 0 39 39" svg:d="M39 19c0 12-9 20-19 20-12 0-20-8-20-20 0-11 8-19 20-19 10 0 19 8 19 19z">
          <text:p/>
        </draw:path>
        <draw:path draw:style-name="gr1" draw:text-style-name="P1" draw:layer="layout" svg:width="0.038cm" svg:height="0.038cm" svg:x="21.176cm" svg:y="2.126cm" svg:viewBox="0 0 39 39" svg:d="M39 19c0 12-8 20-19 20-12 0-20-8-20-20 0-11 8-19 20-19 11 0 19 8 19 19z">
          <text:p/>
        </draw:path>
        <draw:path draw:style-name="gr1" draw:text-style-name="P1" draw:layer="layout" svg:width="0.038cm" svg:height="0.039cm" svg:x="-0.183cm" svg:y="2.703cm" svg:viewBox="0 0 39 40" svg:d="M39 20c0 11-8 20-19 20-12 0-20-9-20-20s8-20 20-20c11 0 19 9 19 20z">
          <text:p/>
        </draw:path>
        <draw:path draw:style-name="gr1" draw:text-style-name="P1" draw:layer="layout" svg:width="0.038cm" svg:height="0.039cm" svg:x="0.394cm" svg:y="2.703cm" svg:viewBox="0 0 39 40" svg:d="M39 20c0 11-8 20-19 20-10 0-20-9-20-20s10-20 20-20c11 0 19 9 19 20z">
          <text:p/>
        </draw:path>
        <draw:path draw:style-name="gr1" draw:text-style-name="P1" draw:layer="layout" svg:width="0.039cm" svg:height="0.039cm" svg:x="0.971cm" svg:y="2.703cm" svg:viewBox="0 0 40 40" svg:d="M40 20c0 11-10 20-21 20-10 0-19-9-19-20s9-20 19-20c11 0 21 9 21 20z">
          <text:p/>
        </draw:path>
        <draw:path draw:style-name="gr1" draw:text-style-name="P1" draw:layer="layout" svg:width="0.038cm" svg:height="0.039cm" svg:x="1.549cm" svg:y="2.703cm" svg:viewBox="0 0 39 40" svg:d="M39 20c0 11-9 20-20 20s-19-9-19-20 8-20 19-20 20 9 20 20z">
          <text:p/>
        </draw:path>
        <draw:path draw:style-name="gr1" draw:text-style-name="P1" draw:layer="layout" svg:width="0.038cm" svg:height="0.039cm" svg:x="2.126cm" svg:y="2.703cm" svg:viewBox="0 0 39 40" svg:d="M39 20c0 11-8 20-20 20-11 0-19-9-19-20s8-20 19-20c12 0 20 9 20 20z">
          <text:p/>
        </draw:path>
        <draw:path draw:style-name="gr1" draw:text-style-name="P1" draw:layer="layout" svg:width="0.039cm" svg:height="0.039cm" svg:x="2.703cm" svg:y="2.703cm" svg:viewBox="0 0 40 40" svg:d="M40 20c0 11-9 20-20 20s-20-9-20-20 9-20 20-20 20 9 20 20z">
          <text:p/>
        </draw:path>
        <draw:path draw:style-name="gr1" draw:text-style-name="P1" draw:layer="layout" svg:width="0.039cm" svg:height="0.039cm" svg:x="3.28cm" svg:y="2.703cm" svg:viewBox="0 0 40 40" svg:d="M40 20c0 11-9 20-19 20-11 0-21-9-21-20s10-20 21-20c10 0 19 9 19 20z">
          <text:p/>
        </draw:path>
        <draw:path draw:style-name="gr1" draw:text-style-name="P1" draw:layer="layout" svg:width="0.038cm" svg:height="0.039cm" svg:x="3.858cm" svg:y="2.703cm" svg:viewBox="0 0 39 40" svg:d="M39 20c0 11-10 20-20 20-11 0-19-9-19-20s8-20 19-20c10 0 20 9 20 20z">
          <text:p/>
        </draw:path>
        <draw:path draw:style-name="gr1" draw:text-style-name="P1" draw:layer="layout" svg:width="0.038cm" svg:height="0.039cm" svg:x="4.435cm" svg:y="2.703cm" svg:viewBox="0 0 39 40" svg:d="M39 20c0 11-8 20-20 20-11 0-19-9-19-20s8-20 19-20c12 0 20 9 20 20z">
          <text:p/>
        </draw:path>
        <draw:path draw:style-name="gr1" draw:text-style-name="P1" draw:layer="layout" svg:width="0.039cm" svg:height="0.039cm" svg:x="5.012cm" svg:y="2.703cm" svg:viewBox="0 0 40 40" svg:d="M40 20c0 11-9 20-21 20-10 0-19-9-19-20s9-20 19-20c12 0 21 9 21 20z">
          <text:p/>
        </draw:path>
        <draw:path draw:style-name="gr1" draw:text-style-name="P1" draw:layer="layout" svg:width="0.039cm" svg:height="0.039cm" svg:x="5.589cm" svg:y="2.703cm" svg:viewBox="0 0 40 40" svg:d="M40 20c0 11-9 20-19 20-12 0-21-9-21-20s9-20 21-20c10 0 19 9 19 20z">
          <text:p/>
        </draw:path>
        <draw:path draw:style-name="gr1" draw:text-style-name="P1" draw:layer="layout" svg:width="0.038cm" svg:height="0.039cm" svg:x="6.167cm" svg:y="2.703cm" svg:viewBox="0 0 39 40" svg:d="M39 20c0 11-8 20-19 20s-20-9-20-20 9-20 20-20 19 9 19 20z">
          <text:p/>
        </draw:path>
        <draw:path draw:style-name="gr1" draw:text-style-name="P1" draw:layer="layout" svg:width="0.038cm" svg:height="0.039cm" svg:x="6.744cm" svg:y="2.703cm" svg:viewBox="0 0 39 40" svg:d="M39 20c0 11-8 20-19 20-10 0-20-9-20-20s10-20 20-20c11 0 19 9 19 20z">
          <text:p/>
        </draw:path>
        <draw:path draw:style-name="gr1" draw:text-style-name="P1" draw:layer="layout" svg:width="0.039cm" svg:height="0.039cm" svg:x="7.321cm" svg:y="2.703cm" svg:viewBox="0 0 40 40" svg:d="M40 20c0 11-10 20-21 20-10 0-19-9-19-20s9-20 19-20c11 0 21 9 21 20z">
          <text:p/>
        </draw:path>
        <draw:path draw:style-name="gr1" draw:text-style-name="P1" draw:layer="layout" svg:width="0.038cm" svg:height="0.039cm" svg:x="7.899cm" svg:y="2.703cm" svg:viewBox="0 0 39 40" svg:d="M39 20c0 11-9 20-20 20s-19-9-19-20 8-20 19-20 20 9 20 20z">
          <text:p/>
        </draw:path>
        <draw:path draw:style-name="gr1" draw:text-style-name="P1" draw:layer="layout" svg:width="0.038cm" svg:height="0.039cm" svg:x="8.476cm" svg:y="2.703cm" svg:viewBox="0 0 39 40" svg:d="M39 20c0 11-8 20-19 20-12 0-20-9-20-20s8-20 20-20c11 0 19 9 19 20z">
          <text:p/>
        </draw:path>
        <draw:path draw:style-name="gr1" draw:text-style-name="P1" draw:layer="layout" svg:width="0.039cm" svg:height="0.039cm" svg:x="9.053cm" svg:y="2.703cm" svg:viewBox="0 0 40 40" svg:d="M40 20c0 11-9 20-20 20s-20-9-20-20 9-20 20-20 20 9 20 20z">
          <text:p/>
        </draw:path>
        <draw:path draw:style-name="gr1" draw:text-style-name="P1" draw:layer="layout" svg:width="0.039cm" svg:height="0.039cm" svg:x="9.63cm" svg:y="2.703cm" svg:viewBox="0 0 40 40" svg:d="M40 20c0 11-9 20-19 20-11 0-21-9-21-20s10-20 21-20c10 0 19 9 19 20z">
          <text:p/>
        </draw:path>
        <draw:path draw:style-name="gr1" draw:text-style-name="P1" draw:layer="layout" svg:width="0.038cm" svg:height="0.039cm" svg:x="10.208cm" svg:y="2.703cm" svg:viewBox="0 0 39 40" svg:d="M39 20c0 11-10 20-20 20-11 0-19-9-19-20s8-20 19-20c10 0 20 9 20 20z">
          <text:p/>
        </draw:path>
        <draw:path draw:style-name="gr1" draw:text-style-name="P1" draw:layer="layout" svg:width="0.038cm" svg:height="0.039cm" svg:x="10.785cm" svg:y="2.703cm" svg:viewBox="0 0 39 40" svg:d="M39 20c0 11-8 20-20 20-11 0-19-9-19-20s8-20 19-20c12 0 20 9 20 20z">
          <text:p/>
        </draw:path>
        <draw:path draw:style-name="gr1" draw:text-style-name="P1" draw:layer="layout" svg:width="0.039cm" svg:height="0.039cm" svg:x="11.362cm" svg:y="2.703cm" svg:viewBox="0 0 40 40" svg:d="M40 20c0 11-9 20-20 20s-20-9-20-20 9-20 20-20 20 9 20 20z">
          <text:p/>
        </draw:path>
        <draw:path draw:style-name="gr1" draw:text-style-name="P1" draw:layer="layout" svg:width="0.039cm" svg:height="0.039cm" svg:x="11.939cm" svg:y="2.703cm" svg:viewBox="0 0 40 40" svg:d="M40 20c0 11-9 20-19 20-12 0-21-9-21-20s9-20 21-20c10 0 19 9 19 20z">
          <text:p/>
        </draw:path>
        <draw:path draw:style-name="gr1" draw:text-style-name="P1" draw:layer="layout" svg:width="0.038cm" svg:height="0.039cm" svg:x="12.517cm" svg:y="2.703cm" svg:viewBox="0 0 39 40" svg:d="M39 20c0 11-8 20-19 20s-20-9-20-20 9-20 20-20 19 9 19 20z">
          <text:p/>
        </draw:path>
        <draw:path draw:style-name="gr1" draw:text-style-name="P1" draw:layer="layout" svg:width="0.038cm" svg:height="0.039cm" svg:x="13.094cm" svg:y="2.703cm" svg:viewBox="0 0 39 40" svg:d="M39 20c0 11-9 20-20 20-10 0-19-9-19-20s9-20 19-20c11 0 20 9 20 20z">
          <text:p/>
        </draw:path>
        <draw:path draw:style-name="gr1" draw:text-style-name="P1" draw:layer="layout" svg:width="0.039cm" svg:height="0.039cm" svg:x="13.671cm" svg:y="2.703cm" svg:viewBox="0 0 40 40" svg:d="M40 20c0 11-9 20-21 20-10 0-19-9-19-20s9-20 19-20c12 0 21 9 21 20z">
          <text:p/>
        </draw:path>
        <draw:path draw:style-name="gr1" draw:text-style-name="P1" draw:layer="layout" svg:width="0.038cm" svg:height="0.039cm" svg:x="14.249cm" svg:y="2.703cm" svg:viewBox="0 0 39 40" svg:d="M39 20c0 11-9 20-20 20s-19-9-19-20 8-20 19-20 20 9 20 20z">
          <text:p/>
        </draw:path>
        <draw:path draw:style-name="gr1" draw:text-style-name="P1" draw:layer="layout" svg:width="0.038cm" svg:height="0.039cm" svg:x="14.826cm" svg:y="2.703cm" svg:viewBox="0 0 39 40" svg:d="M39 20c0 11-8 20-19 20-12 0-20-9-20-20s8-20 20-20c11 0 19 9 19 20z">
          <text:p/>
        </draw:path>
        <draw:path draw:style-name="gr1" draw:text-style-name="P1" draw:layer="layout" svg:width="0.039cm" svg:height="0.039cm" svg:x="15.403cm" svg:y="2.703cm" svg:viewBox="0 0 40 40" svg:d="M40 20c0 11-9 20-20 20-10 0-20-9-20-20s10-20 20-20c11 0 20 9 20 20z">
          <text:p/>
        </draw:path>
        <draw:path draw:style-name="gr1" draw:text-style-name="P1" draw:layer="layout" svg:width="0.039cm" svg:height="0.039cm" svg:x="15.98cm" svg:y="2.703cm" svg:viewBox="0 0 40 40" svg:d="M40 20c0 11-10 20-20 20-11 0-20-9-20-20s9-20 20-20c10 0 20 9 20 20z">
          <text:p/>
        </draw:path>
        <draw:path draw:style-name="gr1" draw:text-style-name="P1" draw:layer="layout" svg:width="0.038cm" svg:height="0.039cm" svg:x="16.558cm" svg:y="2.703cm" svg:viewBox="0 0 39 40" svg:d="M39 20c0 11-9 20-20 20s-19-9-19-20 8-20 19-20 20 9 20 20z">
          <text:p/>
        </draw:path>
        <draw:path draw:style-name="gr1" draw:text-style-name="P1" draw:layer="layout" svg:width="0.038cm" svg:height="0.039cm" svg:x="17.135cm" svg:y="2.703cm" svg:viewBox="0 0 39 40" svg:d="M39 20c0 11-8 20-20 20-11 0-19-9-19-20s8-20 19-20c12 0 20 9 20 20z">
          <text:p/>
        </draw:path>
        <draw:path draw:style-name="gr1" draw:text-style-name="P1" draw:layer="layout" svg:width="0.039cm" svg:height="0.039cm" svg:x="17.712cm" svg:y="2.703cm" svg:viewBox="0 0 40 40" svg:d="M40 20c0 11-9 20-20 20s-20-9-20-20 9-20 20-20 20 9 20 20z">
          <text:p/>
        </draw:path>
        <draw:path draw:style-name="gr1" draw:text-style-name="P1" draw:layer="layout" svg:width="0.039cm" svg:height="0.039cm" svg:x="18.289cm" svg:y="2.703cm" svg:viewBox="0 0 40 40" svg:d="M40 20c0 11-9 20-19 20-11 0-21-9-21-20s10-20 21-20c10 0 19 9 19 20z">
          <text:p/>
        </draw:path>
        <draw:path draw:style-name="gr1" draw:text-style-name="P1" draw:layer="layout" svg:width="0.038cm" svg:height="0.039cm" svg:x="18.867cm" svg:y="2.703cm" svg:viewBox="0 0 39 40" svg:d="M39 20c0 11-9 20-20 20s-19-9-19-20 8-20 19-20 20 9 20 20z">
          <text:p/>
        </draw:path>
        <draw:path draw:style-name="gr1" draw:text-style-name="P1" draw:layer="layout" svg:width="0.038cm" svg:height="0.039cm" svg:x="19.444cm" svg:y="2.703cm" svg:viewBox="0 0 39 40" svg:d="M39 20c0 11-9 20-20 20-10 0-19-9-19-20s9-20 19-20c11 0 20 9 20 20z">
          <text:p/>
        </draw:path>
        <draw:path draw:style-name="gr1" draw:text-style-name="P1" draw:layer="layout" svg:width="0.039cm" svg:height="0.039cm" svg:x="20.021cm" svg:y="2.703cm" svg:viewBox="0 0 40 40" svg:d="M40 20c0 11-9 20-21 20-10 0-19-9-19-20s9-20 19-20c12 0 21 9 21 20z">
          <text:p/>
        </draw:path>
        <draw:path draw:style-name="gr1" draw:text-style-name="P1" draw:layer="layout" svg:width="0.038cm" svg:height="0.039cm" svg:x="20.599cm" svg:y="2.703cm" svg:viewBox="0 0 39 40" svg:d="M39 20c0 11-9 20-19 20-12 0-20-9-20-20s8-20 20-20c10 0 19 9 19 20z">
          <text:p/>
        </draw:path>
        <draw:path draw:style-name="gr1" draw:text-style-name="P1" draw:layer="layout" svg:width="0.038cm" svg:height="0.039cm" svg:x="21.176cm" svg:y="2.703cm" svg:viewBox="0 0 39 40" svg:d="M39 20c0 11-8 20-19 20-12 0-20-9-20-20s8-20 20-20c11 0 19 9 19 20z">
          <text:p/>
        </draw:path>
        <draw:path draw:style-name="gr1" draw:text-style-name="P1" draw:layer="layout" svg:width="0.038cm" svg:height="0.039cm" svg:x="-0.183cm" svg:y="3.28cm" svg:viewBox="0 0 39 40" svg:d="M39 21c0 10-8 19-19 19-12 0-20-9-20-19 0-11 8-21 20-21 11 0 19 10 19 21z">
          <text:p/>
        </draw:path>
        <draw:path draw:style-name="gr1" draw:text-style-name="P1" draw:layer="layout" svg:width="0.038cm" svg:height="0.039cm" svg:x="0.394cm" svg:y="3.28cm" svg:viewBox="0 0 39 40" svg:d="M39 21c0 10-8 19-19 19-10 0-20-9-20-19 0-11 10-21 20-21 11 0 19 10 19 21z">
          <text:p/>
        </draw:path>
        <draw:path draw:style-name="gr1" draw:text-style-name="P1" draw:layer="layout" svg:width="0.039cm" svg:height="0.039cm" svg:x="0.971cm" svg:y="3.28cm" svg:viewBox="0 0 40 40" svg:d="M40 21c0 10-10 19-21 19-10 0-19-9-19-19 0-11 9-21 19-21 11 0 21 10 21 21z">
          <text:p/>
        </draw:path>
        <draw:path draw:style-name="gr1" draw:text-style-name="P1" draw:layer="layout" svg:width="0.038cm" svg:height="0.039cm" svg:x="1.549cm" svg:y="3.28cm" svg:viewBox="0 0 39 40" svg:d="M39 21c0 10-9 19-20 19s-19-9-19-19c0-11 8-21 19-21s20 10 20 21z">
          <text:p/>
        </draw:path>
        <draw:path draw:style-name="gr1" draw:text-style-name="P1" draw:layer="layout" svg:width="0.038cm" svg:height="0.039cm" svg:x="2.126cm" svg:y="3.28cm" svg:viewBox="0 0 39 40" svg:d="M39 21c0 10-8 19-20 19-11 0-19-9-19-19 0-11 8-21 19-21 12 0 20 10 20 21z">
          <text:p/>
        </draw:path>
        <draw:path draw:style-name="gr1" draw:text-style-name="P1" draw:layer="layout" svg:width="0.039cm" svg:height="0.039cm" svg:x="2.703cm" svg:y="3.28cm" svg:viewBox="0 0 40 40" svg:d="M40 21c0 10-9 19-20 19s-20-9-20-19c0-11 9-21 20-21s20 10 20 21z">
          <text:p/>
        </draw:path>
        <draw:path draw:style-name="gr1" draw:text-style-name="P1" draw:layer="layout" svg:width="0.039cm" svg:height="0.039cm" svg:x="3.28cm" svg:y="3.28cm" svg:viewBox="0 0 40 40" svg:d="M40 21c0 10-9 19-19 19-11 0-21-9-21-19 0-11 10-21 21-21 10 0 19 10 19 21z">
          <text:p/>
        </draw:path>
        <draw:path draw:style-name="gr1" draw:text-style-name="P1" draw:layer="layout" svg:width="0.038cm" svg:height="0.039cm" svg:x="3.858cm" svg:y="3.28cm" svg:viewBox="0 0 39 40" svg:d="M39 21c0 10-10 19-20 19-11 0-19-9-19-19 0-11 8-21 19-21 10 0 20 10 20 21z">
          <text:p/>
        </draw:path>
        <draw:path draw:style-name="gr1" draw:text-style-name="P1" draw:layer="layout" svg:width="0.038cm" svg:height="0.039cm" svg:x="4.435cm" svg:y="3.28cm" svg:viewBox="0 0 39 40" svg:d="M39 21c0 10-8 19-20 19-11 0-19-9-19-19 0-11 8-21 19-21 12 0 20 10 20 21z">
          <text:p/>
        </draw:path>
        <draw:path draw:style-name="gr1" draw:text-style-name="P1" draw:layer="layout" svg:width="0.039cm" svg:height="0.039cm" svg:x="5.012cm" svg:y="3.28cm" svg:viewBox="0 0 40 40" svg:d="M40 21c0 10-9 19-21 19-10 0-19-9-19-19 0-11 9-21 19-21 12 0 21 10 21 21z">
          <text:p/>
        </draw:path>
        <draw:path draw:style-name="gr1" draw:text-style-name="P1" draw:layer="layout" svg:width="0.039cm" svg:height="0.039cm" svg:x="5.589cm" svg:y="3.28cm" svg:viewBox="0 0 40 40" svg:d="M40 21c0 10-9 19-19 19-12 0-21-9-21-19 0-11 9-21 21-21 10 0 19 10 19 21z">
          <text:p/>
        </draw:path>
        <draw:path draw:style-name="gr1" draw:text-style-name="P1" draw:layer="layout" svg:width="0.038cm" svg:height="0.039cm" svg:x="6.167cm" svg:y="3.28cm" svg:viewBox="0 0 39 40" svg:d="M39 21c0 10-8 19-19 19s-20-9-20-19c0-11 9-21 20-21s19 10 19 21z">
          <text:p/>
        </draw:path>
        <draw:path draw:style-name="gr1" draw:text-style-name="P1" draw:layer="layout" svg:width="0.038cm" svg:height="0.039cm" svg:x="6.744cm" svg:y="3.28cm" svg:viewBox="0 0 39 40" svg:d="M39 21c0 10-8 19-19 19-10 0-20-9-20-19 0-11 10-21 20-21 11 0 19 10 19 21z">
          <text:p/>
        </draw:path>
        <draw:path draw:style-name="gr1" draw:text-style-name="P1" draw:layer="layout" svg:width="0.039cm" svg:height="0.039cm" svg:x="7.321cm" svg:y="3.28cm" svg:viewBox="0 0 40 40" svg:d="M40 21c0 10-10 19-21 19-10 0-19-9-19-19 0-11 9-21 19-21 11 0 21 10 21 21z">
          <text:p/>
        </draw:path>
        <draw:path draw:style-name="gr1" draw:text-style-name="P1" draw:layer="layout" svg:width="0.038cm" svg:height="0.039cm" svg:x="7.899cm" svg:y="3.28cm" svg:viewBox="0 0 39 40" svg:d="M39 21c0 10-9 19-20 19s-19-9-19-19c0-11 8-21 19-21s20 10 20 21z">
          <text:p/>
        </draw:path>
        <draw:path draw:style-name="gr1" draw:text-style-name="P1" draw:layer="layout" svg:width="0.038cm" svg:height="0.039cm" svg:x="8.476cm" svg:y="3.28cm" svg:viewBox="0 0 39 40" svg:d="M39 21c0 10-8 19-19 19-12 0-20-9-20-19 0-11 8-21 20-21 11 0 19 10 19 21z">
          <text:p/>
        </draw:path>
        <draw:path draw:style-name="gr1" draw:text-style-name="P1" draw:layer="layout" svg:width="0.039cm" svg:height="0.039cm" svg:x="9.053cm" svg:y="3.28cm" svg:viewBox="0 0 40 40" svg:d="M40 21c0 10-9 19-20 19s-20-9-20-19c0-11 9-21 20-21s20 10 20 21z">
          <text:p/>
        </draw:path>
        <draw:path draw:style-name="gr1" draw:text-style-name="P1" draw:layer="layout" svg:width="0.039cm" svg:height="0.039cm" svg:x="9.63cm" svg:y="3.28cm" svg:viewBox="0 0 40 40" svg:d="M40 21c0 10-9 19-19 19-11 0-21-9-21-19 0-11 10-21 21-21 10 0 19 10 19 21z">
          <text:p/>
        </draw:path>
        <draw:path draw:style-name="gr1" draw:text-style-name="P1" draw:layer="layout" svg:width="0.038cm" svg:height="0.039cm" svg:x="10.208cm" svg:y="3.28cm" svg:viewBox="0 0 39 40" svg:d="M39 21c0 10-10 19-20 19-11 0-19-9-19-19 0-11 8-21 19-21 10 0 20 10 20 21z">
          <text:p/>
        </draw:path>
        <draw:path draw:style-name="gr1" draw:text-style-name="P1" draw:layer="layout" svg:width="0.038cm" svg:height="0.039cm" svg:x="10.785cm" svg:y="3.28cm" svg:viewBox="0 0 39 40" svg:d="M39 21c0 10-8 19-20 19-11 0-19-9-19-19 0-11 8-21 19-21 12 0 20 10 20 21z">
          <text:p/>
        </draw:path>
        <draw:path draw:style-name="gr1" draw:text-style-name="P1" draw:layer="layout" svg:width="0.039cm" svg:height="0.039cm" svg:x="11.362cm" svg:y="3.28cm" svg:viewBox="0 0 40 40" svg:d="M40 21c0 10-9 19-20 19s-20-9-20-19c0-11 9-21 20-21s20 10 20 21z">
          <text:p/>
        </draw:path>
        <draw:path draw:style-name="gr1" draw:text-style-name="P1" draw:layer="layout" svg:width="0.039cm" svg:height="0.039cm" svg:x="11.939cm" svg:y="3.28cm" svg:viewBox="0 0 40 40" svg:d="M40 21c0 10-9 19-19 19-12 0-21-9-21-19 0-11 9-21 21-21 10 0 19 10 19 21z">
          <text:p/>
        </draw:path>
        <draw:path draw:style-name="gr1" draw:text-style-name="P1" draw:layer="layout" svg:width="0.038cm" svg:height="0.039cm" svg:x="12.517cm" svg:y="3.28cm" svg:viewBox="0 0 39 40" svg:d="M39 21c0 10-8 19-19 19s-20-9-20-19c0-11 9-21 20-21s19 10 19 21z">
          <text:p/>
        </draw:path>
        <draw:path draw:style-name="gr1" draw:text-style-name="P1" draw:layer="layout" svg:width="0.038cm" svg:height="0.039cm" svg:x="13.094cm" svg:y="3.28cm" svg:viewBox="0 0 39 40" svg:d="M39 21c0 10-9 19-20 19-10 0-19-9-19-19 0-11 9-21 19-21 11 0 20 10 20 21z">
          <text:p/>
        </draw:path>
        <draw:path draw:style-name="gr1" draw:text-style-name="P1" draw:layer="layout" svg:width="0.039cm" svg:height="0.039cm" svg:x="13.671cm" svg:y="3.28cm" svg:viewBox="0 0 40 40" svg:d="M40 21c0 10-9 19-21 19-10 0-19-9-19-19 0-11 9-21 19-21 12 0 21 10 21 21z">
          <text:p/>
        </draw:path>
        <draw:path draw:style-name="gr1" draw:text-style-name="P1" draw:layer="layout" svg:width="0.038cm" svg:height="0.039cm" svg:x="14.249cm" svg:y="3.28cm" svg:viewBox="0 0 39 40" svg:d="M39 21c0 10-9 19-20 19s-19-9-19-19c0-11 8-21 19-21s20 10 20 21z">
          <text:p/>
        </draw:path>
        <draw:path draw:style-name="gr1" draw:text-style-name="P1" draw:layer="layout" svg:width="0.038cm" svg:height="0.039cm" svg:x="14.826cm" svg:y="3.28cm" svg:viewBox="0 0 39 40" svg:d="M39 21c0 10-8 19-19 19-12 0-20-9-20-19 0-11 8-21 20-21 11 0 19 10 19 21z">
          <text:p/>
        </draw:path>
        <draw:path draw:style-name="gr1" draw:text-style-name="P1" draw:layer="layout" svg:width="0.039cm" svg:height="0.039cm" svg:x="15.403cm" svg:y="3.28cm" svg:viewBox="0 0 40 40" svg:d="M40 21c0 10-9 19-20 19-10 0-20-9-20-19 0-11 10-21 20-21 11 0 20 10 20 21z">
          <text:p/>
        </draw:path>
        <draw:path draw:style-name="gr1" draw:text-style-name="P1" draw:layer="layout" svg:width="0.039cm" svg:height="0.039cm" svg:x="15.98cm" svg:y="3.28cm" svg:viewBox="0 0 40 40" svg:d="M40 21c0 10-10 19-20 19-11 0-20-9-20-19 0-11 9-21 20-21 10 0 20 10 20 21z">
          <text:p/>
        </draw:path>
        <draw:path draw:style-name="gr1" draw:text-style-name="P1" draw:layer="layout" svg:width="0.038cm" svg:height="0.039cm" svg:x="16.558cm" svg:y="3.28cm" svg:viewBox="0 0 39 40" svg:d="M39 21c0 10-9 19-20 19s-19-9-19-19c0-11 8-21 19-21s20 10 20 21z">
          <text:p/>
        </draw:path>
        <draw:path draw:style-name="gr1" draw:text-style-name="P1" draw:layer="layout" svg:width="0.038cm" svg:height="0.039cm" svg:x="17.135cm" svg:y="3.28cm" svg:viewBox="0 0 39 40" svg:d="M39 21c0 10-8 19-20 19-11 0-19-9-19-19 0-11 8-21 19-21 12 0 20 10 20 21z">
          <text:p/>
        </draw:path>
        <draw:path draw:style-name="gr1" draw:text-style-name="P1" draw:layer="layout" svg:width="0.039cm" svg:height="0.039cm" svg:x="17.712cm" svg:y="3.28cm" svg:viewBox="0 0 40 40" svg:d="M40 21c0 10-9 19-20 19s-20-9-20-19c0-11 9-21 20-21s20 10 20 21z">
          <text:p/>
        </draw:path>
        <draw:path draw:style-name="gr1" draw:text-style-name="P1" draw:layer="layout" svg:width="0.039cm" svg:height="0.039cm" svg:x="18.289cm" svg:y="3.28cm" svg:viewBox="0 0 40 40" svg:d="M40 21c0 10-9 19-19 19-11 0-21-9-21-19 0-11 10-21 21-21 10 0 19 10 19 21z">
          <text:p/>
        </draw:path>
        <draw:path draw:style-name="gr1" draw:text-style-name="P1" draw:layer="layout" svg:width="0.038cm" svg:height="0.039cm" svg:x="18.867cm" svg:y="3.28cm" svg:viewBox="0 0 39 40" svg:d="M39 21c0 10-9 19-20 19s-19-9-19-19c0-11 8-21 19-21s20 10 20 21z">
          <text:p/>
        </draw:path>
        <draw:path draw:style-name="gr1" draw:text-style-name="P1" draw:layer="layout" svg:width="0.038cm" svg:height="0.039cm" svg:x="19.444cm" svg:y="3.28cm" svg:viewBox="0 0 39 40" svg:d="M39 21c0 10-9 19-20 19-10 0-19-9-19-19 0-11 9-21 19-21 11 0 20 10 20 21z">
          <text:p/>
        </draw:path>
        <draw:path draw:style-name="gr1" draw:text-style-name="P1" draw:layer="layout" svg:width="0.039cm" svg:height="0.039cm" svg:x="20.021cm" svg:y="3.28cm" svg:viewBox="0 0 40 40" svg:d="M40 21c0 10-9 19-21 19-10 0-19-9-19-19 0-11 9-21 19-21 12 0 21 10 21 21z">
          <text:p/>
        </draw:path>
        <draw:path draw:style-name="gr1" draw:text-style-name="P1" draw:layer="layout" svg:width="0.038cm" svg:height="0.039cm" svg:x="20.599cm" svg:y="3.28cm" svg:viewBox="0 0 39 40" svg:d="M39 21c0 10-9 19-19 19-12 0-20-9-20-19 0-11 8-21 20-21 10 0 19 10 19 21z">
          <text:p/>
        </draw:path>
        <draw:path draw:style-name="gr1" draw:text-style-name="P1" draw:layer="layout" svg:width="0.038cm" svg:height="0.039cm" svg:x="21.176cm" svg:y="3.28cm" svg:viewBox="0 0 39 40" svg:d="M39 21c0 10-8 19-19 19-12 0-20-9-20-19 0-11 8-21 20-21 11 0 19 10 19 21z">
          <text:p/>
        </draw:path>
        <draw:path draw:style-name="gr1" draw:text-style-name="P1" draw:layer="layout" svg:width="0.038cm" svg:height="0.038cm" svg:x="-0.183cm" svg:y="3.858cm" svg:viewBox="0 0 39 39" svg:d="M39 19c0 10-8 20-19 20-12 0-20-10-20-20 0-11 8-19 20-19 11 0 19 8 19 19z">
          <text:p/>
        </draw:path>
        <draw:path draw:style-name="gr1" draw:text-style-name="P1" draw:layer="layout" svg:width="0.038cm" svg:height="0.038cm" svg:x="0.394cm" svg:y="3.858cm" svg:viewBox="0 0 39 39" svg:d="M39 19c0 10-8 20-19 20-10 0-20-10-20-20 0-11 10-19 20-19 11 0 19 8 19 19z">
          <text:p/>
        </draw:path>
        <draw:path draw:style-name="gr1" draw:text-style-name="P1" draw:layer="layout" svg:width="0.039cm" svg:height="0.038cm" svg:x="0.971cm" svg:y="3.858cm" svg:viewBox="0 0 40 39" svg:d="M40 19c0 10-10 20-21 20-10 0-19-10-19-20 0-11 9-19 19-19 11 0 21 8 21 19z">
          <text:p/>
        </draw:path>
        <draw:path draw:style-name="gr1" draw:text-style-name="P1" draw:layer="layout" svg:width="0.038cm" svg:height="0.038cm" svg:x="1.549cm" svg:y="3.858cm" svg:viewBox="0 0 39 39" svg:d="M39 19c0 10-9 20-20 20s-19-10-19-20c0-11 8-19 19-19s20 8 20 19z">
          <text:p/>
        </draw:path>
        <draw:path draw:style-name="gr1" draw:text-style-name="P1" draw:layer="layout" svg:width="0.038cm" svg:height="0.038cm" svg:x="2.126cm" svg:y="3.858cm" svg:viewBox="0 0 39 39" svg:d="M39 19c0 10-8 20-20 20-11 0-19-10-19-20 0-11 8-19 19-19 12 0 20 8 20 19z">
          <text:p/>
        </draw:path>
        <draw:path draw:style-name="gr1" draw:text-style-name="P1" draw:layer="layout" svg:width="0.039cm" svg:height="0.038cm" svg:x="2.703cm" svg:y="3.858cm" svg:viewBox="0 0 40 39" svg:d="M40 19c0 10-9 20-20 20s-20-10-20-20c0-11 9-19 20-19s20 8 20 19z">
          <text:p/>
        </draw:path>
        <draw:path draw:style-name="gr1" draw:text-style-name="P1" draw:layer="layout" svg:width="0.039cm" svg:height="0.038cm" svg:x="3.28cm" svg:y="3.858cm" svg:viewBox="0 0 40 39" svg:d="M40 19c0 10-9 20-19 20-11 0-21-10-21-20 0-11 10-19 21-19 10 0 19 8 19 19z">
          <text:p/>
        </draw:path>
        <draw:path draw:style-name="gr1" draw:text-style-name="P1" draw:layer="layout" svg:width="0.038cm" svg:height="0.038cm" svg:x="3.858cm" svg:y="3.858cm" svg:viewBox="0 0 39 39" svg:d="M39 19c0 10-10 20-20 20-11 0-19-10-19-20 0-11 8-19 19-19 10 0 20 8 20 19z">
          <text:p/>
        </draw:path>
        <draw:path draw:style-name="gr1" draw:text-style-name="P1" draw:layer="layout" svg:width="0.038cm" svg:height="0.038cm" svg:x="4.435cm" svg:y="3.858cm" svg:viewBox="0 0 39 39" svg:d="M39 19c0 10-8 20-20 20-11 0-19-10-19-20 0-11 8-19 19-19 12 0 20 8 20 19z">
          <text:p/>
        </draw:path>
        <draw:path draw:style-name="gr1" draw:text-style-name="P1" draw:layer="layout" svg:width="0.039cm" svg:height="0.038cm" svg:x="5.012cm" svg:y="3.858cm" svg:viewBox="0 0 40 39" svg:d="M40 19c0 10-9 20-21 20-10 0-19-10-19-20 0-11 9-19 19-19 12 0 21 8 21 19z">
          <text:p/>
        </draw:path>
        <draw:path draw:style-name="gr1" draw:text-style-name="P1" draw:layer="layout" svg:width="0.039cm" svg:height="0.038cm" svg:x="5.589cm" svg:y="3.858cm" svg:viewBox="0 0 40 39" svg:d="M40 19c0 10-9 20-19 20-12 0-21-10-21-20 0-11 9-19 21-19 10 0 19 8 19 19z">
          <text:p/>
        </draw:path>
        <draw:path draw:style-name="gr1" draw:text-style-name="P1" draw:layer="layout" svg:width="0.038cm" svg:height="0.038cm" svg:x="6.167cm" svg:y="3.858cm" svg:viewBox="0 0 39 39" svg:d="M39 19c0 10-8 20-19 20s-20-10-20-20c0-11 9-19 20-19s19 8 19 19z">
          <text:p/>
        </draw:path>
        <draw:path draw:style-name="gr1" draw:text-style-name="P1" draw:layer="layout" svg:width="0.038cm" svg:height="0.038cm" svg:x="6.744cm" svg:y="3.858cm" svg:viewBox="0 0 39 39" svg:d="M39 19c0 10-8 20-19 20-10 0-20-10-20-20 0-11 10-19 20-19 11 0 19 8 19 19z">
          <text:p/>
        </draw:path>
        <draw:path draw:style-name="gr1" draw:text-style-name="P1" draw:layer="layout" svg:width="0.039cm" svg:height="0.038cm" svg:x="7.321cm" svg:y="3.858cm" svg:viewBox="0 0 40 39" svg:d="M40 19c0 10-10 20-21 20-10 0-19-10-19-20 0-11 9-19 19-19 11 0 21 8 21 19z">
          <text:p/>
        </draw:path>
        <draw:path draw:style-name="gr1" draw:text-style-name="P1" draw:layer="layout" svg:width="0.038cm" svg:height="0.038cm" svg:x="7.899cm" svg:y="3.858cm" svg:viewBox="0 0 39 39" svg:d="M39 19c0 10-9 20-20 20s-19-10-19-20c0-11 8-19 19-19s20 8 20 19z">
          <text:p/>
        </draw:path>
        <draw:path draw:style-name="gr1" draw:text-style-name="P1" draw:layer="layout" svg:width="0.038cm" svg:height="0.038cm" svg:x="8.476cm" svg:y="3.858cm" svg:viewBox="0 0 39 39" svg:d="M39 19c0 10-8 20-19 20-12 0-20-10-20-20 0-11 8-19 20-19 11 0 19 8 19 19z">
          <text:p/>
        </draw:path>
        <draw:path draw:style-name="gr1" draw:text-style-name="P1" draw:layer="layout" svg:width="0.039cm" svg:height="0.038cm" svg:x="9.053cm" svg:y="3.858cm" svg:viewBox="0 0 40 39" svg:d="M40 19c0 10-9 20-20 20s-20-10-20-20c0-11 9-19 20-19s20 8 20 19z">
          <text:p/>
        </draw:path>
        <draw:path draw:style-name="gr1" draw:text-style-name="P1" draw:layer="layout" svg:width="0.039cm" svg:height="0.038cm" svg:x="9.63cm" svg:y="3.858cm" svg:viewBox="0 0 40 39" svg:d="M40 19c0 10-9 20-19 20-11 0-21-10-21-20 0-11 10-19 21-19 10 0 19 8 19 19z">
          <text:p/>
        </draw:path>
        <draw:path draw:style-name="gr1" draw:text-style-name="P1" draw:layer="layout" svg:width="0.038cm" svg:height="0.038cm" svg:x="10.208cm" svg:y="3.858cm" svg:viewBox="0 0 39 39" svg:d="M39 19c0 10-10 20-20 20-11 0-19-10-19-20 0-11 8-19 19-19 10 0 20 8 20 19z">
          <text:p/>
        </draw:path>
        <draw:path draw:style-name="gr1" draw:text-style-name="P1" draw:layer="layout" svg:width="0.038cm" svg:height="0.038cm" svg:x="10.785cm" svg:y="3.858cm" svg:viewBox="0 0 39 39" svg:d="M39 19c0 10-8 20-20 20-11 0-19-10-19-20 0-11 8-19 19-19 12 0 20 8 20 19z">
          <text:p/>
        </draw:path>
        <draw:path draw:style-name="gr1" draw:text-style-name="P1" draw:layer="layout" svg:width="0.039cm" svg:height="0.038cm" svg:x="11.362cm" svg:y="3.858cm" svg:viewBox="0 0 40 39" svg:d="M40 19c0 10-9 20-20 20s-20-10-20-20c0-11 9-19 20-19s20 8 20 19z">
          <text:p/>
        </draw:path>
        <draw:path draw:style-name="gr1" draw:text-style-name="P1" draw:layer="layout" svg:width="0.039cm" svg:height="0.038cm" svg:x="11.939cm" svg:y="3.858cm" svg:viewBox="0 0 40 39" svg:d="M40 19c0 10-9 20-19 20-12 0-21-10-21-20 0-11 9-19 21-19 10 0 19 8 19 19z">
          <text:p/>
        </draw:path>
        <draw:path draw:style-name="gr1" draw:text-style-name="P1" draw:layer="layout" svg:width="0.038cm" svg:height="0.038cm" svg:x="12.517cm" svg:y="3.858cm" svg:viewBox="0 0 39 39" svg:d="M39 19c0 10-8 20-19 20s-20-10-20-20c0-11 9-19 20-19s19 8 19 19z">
          <text:p/>
        </draw:path>
        <draw:path draw:style-name="gr1" draw:text-style-name="P1" draw:layer="layout" svg:width="0.038cm" svg:height="0.038cm" svg:x="13.094cm" svg:y="3.858cm" svg:viewBox="0 0 39 39" svg:d="M39 19c0 10-9 20-20 20-10 0-19-10-19-20 0-11 9-19 19-19 11 0 20 8 20 19z">
          <text:p/>
        </draw:path>
        <draw:path draw:style-name="gr1" draw:text-style-name="P1" draw:layer="layout" svg:width="0.039cm" svg:height="0.038cm" svg:x="13.671cm" svg:y="3.858cm" svg:viewBox="0 0 40 39" svg:d="M40 19c0 10-9 20-21 20-10 0-19-10-19-20 0-11 9-19 19-19 12 0 21 8 21 19z">
          <text:p/>
        </draw:path>
        <draw:path draw:style-name="gr1" draw:text-style-name="P1" draw:layer="layout" svg:width="0.038cm" svg:height="0.038cm" svg:x="14.249cm" svg:y="3.858cm" svg:viewBox="0 0 39 39" svg:d="M39 19c0 10-9 20-20 20s-19-10-19-20c0-11 8-19 19-19s20 8 20 19z">
          <text:p/>
        </draw:path>
        <draw:path draw:style-name="gr1" draw:text-style-name="P1" draw:layer="layout" svg:width="0.038cm" svg:height="0.038cm" svg:x="14.826cm" svg:y="3.858cm" svg:viewBox="0 0 39 39" svg:d="M39 19c0 10-8 20-19 20-12 0-20-10-20-20 0-11 8-19 20-19 11 0 19 8 19 19z">
          <text:p/>
        </draw:path>
        <draw:path draw:style-name="gr1" draw:text-style-name="P1" draw:layer="layout" svg:width="0.039cm" svg:height="0.038cm" svg:x="15.403cm" svg:y="3.858cm" svg:viewBox="0 0 40 39" svg:d="M40 19c0 10-9 20-20 20-10 0-20-10-20-20 0-11 10-19 20-19 11 0 20 8 20 19z">
          <text:p/>
        </draw:path>
        <draw:path draw:style-name="gr1" draw:text-style-name="P1" draw:layer="layout" svg:width="0.039cm" svg:height="0.038cm" svg:x="15.98cm" svg:y="3.858cm" svg:viewBox="0 0 40 39" svg:d="M40 19c0 10-10 20-20 20-11 0-20-10-20-20 0-11 9-19 20-19 10 0 20 8 20 19z">
          <text:p/>
        </draw:path>
        <draw:path draw:style-name="gr1" draw:text-style-name="P1" draw:layer="layout" svg:width="0.038cm" svg:height="0.038cm" svg:x="16.558cm" svg:y="3.858cm" svg:viewBox="0 0 39 39" svg:d="M39 19c0 10-9 20-20 20s-19-10-19-20c0-11 8-19 19-19s20 8 20 19z">
          <text:p/>
        </draw:path>
        <draw:path draw:style-name="gr1" draw:text-style-name="P1" draw:layer="layout" svg:width="0.038cm" svg:height="0.038cm" svg:x="17.135cm" svg:y="3.858cm" svg:viewBox="0 0 39 39" svg:d="M39 19c0 10-8 20-20 20-11 0-19-10-19-20 0-11 8-19 19-19 12 0 20 8 20 19z">
          <text:p/>
        </draw:path>
        <draw:path draw:style-name="gr1" draw:text-style-name="P1" draw:layer="layout" svg:width="0.039cm" svg:height="0.038cm" svg:x="17.712cm" svg:y="3.858cm" svg:viewBox="0 0 40 39" svg:d="M40 19c0 10-9 20-20 20s-20-10-20-20c0-11 9-19 20-19s20 8 20 19z">
          <text:p/>
        </draw:path>
        <draw:path draw:style-name="gr1" draw:text-style-name="P1" draw:layer="layout" svg:width="0.039cm" svg:height="0.038cm" svg:x="18.289cm" svg:y="3.858cm" svg:viewBox="0 0 40 39" svg:d="M40 19c0 10-9 20-19 20-11 0-21-10-21-20 0-11 10-19 21-19 10 0 19 8 19 19z">
          <text:p/>
        </draw:path>
        <draw:path draw:style-name="gr1" draw:text-style-name="P1" draw:layer="layout" svg:width="0.038cm" svg:height="0.038cm" svg:x="18.867cm" svg:y="3.858cm" svg:viewBox="0 0 39 39" svg:d="M39 19c0 10-9 20-20 20s-19-10-19-20c0-11 8-19 19-19s20 8 20 19z">
          <text:p/>
        </draw:path>
        <draw:path draw:style-name="gr1" draw:text-style-name="P1" draw:layer="layout" svg:width="0.038cm" svg:height="0.038cm" svg:x="19.444cm" svg:y="3.858cm" svg:viewBox="0 0 39 39" svg:d="M39 19c0 10-9 20-20 20-10 0-19-10-19-20 0-11 9-19 19-19 11 0 20 8 20 19z">
          <text:p/>
        </draw:path>
        <draw:path draw:style-name="gr1" draw:text-style-name="P1" draw:layer="layout" svg:width="0.039cm" svg:height="0.038cm" svg:x="20.021cm" svg:y="3.858cm" svg:viewBox="0 0 40 39" svg:d="M40 19c0 10-9 20-21 20-10 0-19-10-19-20 0-11 9-19 19-19 12 0 21 8 21 19z">
          <text:p/>
        </draw:path>
        <draw:path draw:style-name="gr1" draw:text-style-name="P1" draw:layer="layout" svg:width="0.038cm" svg:height="0.038cm" svg:x="20.599cm" svg:y="3.858cm" svg:viewBox="0 0 39 39" svg:d="M39 19c0 10-9 20-19 20-12 0-20-10-20-20 0-11 8-19 20-19 10 0 19 8 19 19z">
          <text:p/>
        </draw:path>
        <draw:path draw:style-name="gr1" draw:text-style-name="P1" draw:layer="layout" svg:width="0.038cm" svg:height="0.038cm" svg:x="21.176cm" svg:y="3.858cm" svg:viewBox="0 0 39 39" svg:d="M39 19c0 10-8 20-19 20-12 0-20-10-20-20 0-11 8-19 20-19 11 0 19 8 19 19z">
          <text:p/>
        </draw:path>
        <draw:path draw:style-name="gr1" draw:text-style-name="P1" draw:layer="layout" svg:width="0.038cm" svg:height="0.038cm" svg:x="-0.183cm" svg:y="4.435cm" svg:viewBox="0 0 39 39" svg:d="M39 19c0 12-8 20-19 20-12 0-20-8-20-20 0-11 8-19 20-19 11 0 19 8 19 19z">
          <text:p/>
        </draw:path>
        <draw:path draw:style-name="gr1" draw:text-style-name="P1" draw:layer="layout" svg:width="0.038cm" svg:height="0.038cm" svg:x="0.394cm" svg:y="4.435cm" svg:viewBox="0 0 39 39" svg:d="M39 19c0 12-8 20-19 20-10 0-20-8-20-20 0-11 10-19 20-19 11 0 19 8 19 19z">
          <text:p/>
        </draw:path>
        <draw:path draw:style-name="gr1" draw:text-style-name="P1" draw:layer="layout" svg:width="0.039cm" svg:height="0.038cm" svg:x="0.971cm" svg:y="4.435cm" svg:viewBox="0 0 40 39" svg:d="M40 19c0 12-10 20-21 20-10 0-19-8-19-20 0-11 9-19 19-19 11 0 21 8 21 19z">
          <text:p/>
        </draw:path>
        <draw:path draw:style-name="gr1" draw:text-style-name="P1" draw:layer="layout" svg:width="0.038cm" svg:height="0.038cm" svg:x="1.549cm" svg:y="4.435cm" svg:viewBox="0 0 39 39" svg:d="M39 19c0 12-9 20-20 20s-19-8-19-20c0-11 8-19 19-19s20 8 20 19z">
          <text:p/>
        </draw:path>
        <draw:path draw:style-name="gr1" draw:text-style-name="P1" draw:layer="layout" svg:width="0.038cm" svg:height="0.038cm" svg:x="2.126cm" svg:y="4.435cm" svg:viewBox="0 0 39 39" svg:d="M39 19c0 12-8 20-20 20-11 0-19-8-19-20 0-11 8-19 19-19 12 0 20 8 20 19z">
          <text:p/>
        </draw:path>
        <draw:path draw:style-name="gr1" draw:text-style-name="P1" draw:layer="layout" svg:width="0.039cm" svg:height="0.038cm" svg:x="2.703cm" svg:y="4.435cm" svg:viewBox="0 0 40 39" svg:d="M40 19c0 12-9 20-20 20s-20-8-20-20c0-11 9-19 20-19s20 8 20 19z">
          <text:p/>
        </draw:path>
        <draw:path draw:style-name="gr1" draw:text-style-name="P1" draw:layer="layout" svg:width="0.039cm" svg:height="0.038cm" svg:x="3.28cm" svg:y="4.435cm" svg:viewBox="0 0 40 39" svg:d="M40 19c0 12-9 20-19 20-11 0-21-8-21-20 0-11 10-19 21-19 10 0 19 8 19 19z">
          <text:p/>
        </draw:path>
        <draw:path draw:style-name="gr1" draw:text-style-name="P1" draw:layer="layout" svg:width="0.038cm" svg:height="0.038cm" svg:x="3.858cm" svg:y="4.435cm" svg:viewBox="0 0 39 39" svg:d="M39 19c0 12-10 20-20 20-11 0-19-8-19-20 0-11 8-19 19-19 10 0 20 8 20 19z">
          <text:p/>
        </draw:path>
        <draw:path draw:style-name="gr1" draw:text-style-name="P1" draw:layer="layout" svg:width="0.038cm" svg:height="0.038cm" svg:x="4.435cm" svg:y="4.435cm" svg:viewBox="0 0 39 39" svg:d="M39 19c0 12-8 20-20 20-11 0-19-8-19-20 0-11 8-19 19-19 12 0 20 8 20 19z">
          <text:p/>
        </draw:path>
        <draw:path draw:style-name="gr1" draw:text-style-name="P1" draw:layer="layout" svg:width="0.039cm" svg:height="0.038cm" svg:x="5.012cm" svg:y="4.435cm" svg:viewBox="0 0 40 39" svg:d="M40 19c0 12-9 20-21 20-10 0-19-8-19-20 0-11 9-19 19-19 12 0 21 8 21 19z">
          <text:p/>
        </draw:path>
        <draw:path draw:style-name="gr1" draw:text-style-name="P1" draw:layer="layout" svg:width="0.039cm" svg:height="0.038cm" svg:x="5.589cm" svg:y="4.435cm" svg:viewBox="0 0 40 39" svg:d="M40 19c0 12-9 20-19 20-12 0-21-8-21-20 0-11 9-19 21-19 10 0 19 8 19 19z">
          <text:p/>
        </draw:path>
        <draw:path draw:style-name="gr1" draw:text-style-name="P1" draw:layer="layout" svg:width="0.038cm" svg:height="0.038cm" svg:x="6.167cm" svg:y="4.435cm" svg:viewBox="0 0 39 39" svg:d="M39 19c0 12-8 20-19 20s-20-8-20-20c0-11 9-19 20-19s19 8 19 19z">
          <text:p/>
        </draw:path>
        <draw:path draw:style-name="gr1" draw:text-style-name="P1" draw:layer="layout" svg:width="0.038cm" svg:height="0.038cm" svg:x="6.744cm" svg:y="4.435cm" svg:viewBox="0 0 39 39" svg:d="M39 19c0 12-8 20-19 20-10 0-20-8-20-20 0-11 10-19 20-19 11 0 19 8 19 19z">
          <text:p/>
        </draw:path>
        <draw:path draw:style-name="gr1" draw:text-style-name="P1" draw:layer="layout" svg:width="0.039cm" svg:height="0.038cm" svg:x="7.321cm" svg:y="4.435cm" svg:viewBox="0 0 40 39" svg:d="M40 19c0 12-10 20-21 20-10 0-19-8-19-20 0-11 9-19 19-19 11 0 21 8 21 19z">
          <text:p/>
        </draw:path>
        <draw:path draw:style-name="gr1" draw:text-style-name="P1" draw:layer="layout" svg:width="0.038cm" svg:height="0.038cm" svg:x="7.899cm" svg:y="4.435cm" svg:viewBox="0 0 39 39" svg:d="M39 19c0 12-9 20-20 20s-19-8-19-20c0-11 8-19 19-19s20 8 20 19z">
          <text:p/>
        </draw:path>
        <draw:path draw:style-name="gr1" draw:text-style-name="P1" draw:layer="layout" svg:width="0.038cm" svg:height="0.038cm" svg:x="8.476cm" svg:y="4.435cm" svg:viewBox="0 0 39 39" svg:d="M39 19c0 12-8 20-19 20-12 0-20-8-20-20 0-11 8-19 20-19 11 0 19 8 19 19z">
          <text:p/>
        </draw:path>
        <draw:path draw:style-name="gr1" draw:text-style-name="P1" draw:layer="layout" svg:width="0.039cm" svg:height="0.038cm" svg:x="9.053cm" svg:y="4.435cm" svg:viewBox="0 0 40 39" svg:d="M40 19c0 12-9 20-20 20s-20-8-20-20c0-11 9-19 20-19s20 8 20 19z">
          <text:p/>
        </draw:path>
        <draw:path draw:style-name="gr1" draw:text-style-name="P1" draw:layer="layout" svg:width="0.039cm" svg:height="0.038cm" svg:x="9.63cm" svg:y="4.435cm" svg:viewBox="0 0 40 39" svg:d="M40 19c0 12-9 20-19 20-11 0-21-8-21-20 0-11 10-19 21-19 10 0 19 8 19 19z">
          <text:p/>
        </draw:path>
        <draw:path draw:style-name="gr1" draw:text-style-name="P1" draw:layer="layout" svg:width="0.038cm" svg:height="0.038cm" svg:x="10.208cm" svg:y="4.435cm" svg:viewBox="0 0 39 39" svg:d="M39 19c0 12-10 20-20 20-11 0-19-8-19-20 0-11 8-19 19-19 10 0 20 8 20 19z">
          <text:p/>
        </draw:path>
        <draw:path draw:style-name="gr1" draw:text-style-name="P1" draw:layer="layout" svg:width="0.038cm" svg:height="0.038cm" svg:x="10.785cm" svg:y="4.435cm" svg:viewBox="0 0 39 39" svg:d="M39 19c0 12-8 20-20 20-11 0-19-8-19-20 0-11 8-19 19-19 12 0 20 8 20 19z">
          <text:p/>
        </draw:path>
        <draw:path draw:style-name="gr1" draw:text-style-name="P1" draw:layer="layout" svg:width="0.039cm" svg:height="0.038cm" svg:x="11.362cm" svg:y="4.435cm" svg:viewBox="0 0 40 39" svg:d="M40 19c0 12-9 20-20 20s-20-8-20-20c0-11 9-19 20-19s20 8 20 19z">
          <text:p/>
        </draw:path>
        <draw:path draw:style-name="gr1" draw:text-style-name="P1" draw:layer="layout" svg:width="0.039cm" svg:height="0.038cm" svg:x="11.939cm" svg:y="4.435cm" svg:viewBox="0 0 40 39" svg:d="M40 19c0 12-9 20-19 20-12 0-21-8-21-20 0-11 9-19 21-19 10 0 19 8 19 19z">
          <text:p/>
        </draw:path>
        <draw:path draw:style-name="gr1" draw:text-style-name="P1" draw:layer="layout" svg:width="0.038cm" svg:height="0.038cm" svg:x="12.517cm" svg:y="4.435cm" svg:viewBox="0 0 39 39" svg:d="M39 19c0 12-8 20-19 20s-20-8-20-20c0-11 9-19 20-19s19 8 19 19z">
          <text:p/>
        </draw:path>
        <draw:path draw:style-name="gr1" draw:text-style-name="P1" draw:layer="layout" svg:width="0.038cm" svg:height="0.038cm" svg:x="13.094cm" svg:y="4.435cm" svg:viewBox="0 0 39 39" svg:d="M39 19c0 12-9 20-20 20-10 0-19-8-19-20 0-11 9-19 19-19 11 0 20 8 20 19z">
          <text:p/>
        </draw:path>
        <draw:path draw:style-name="gr1" draw:text-style-name="P1" draw:layer="layout" svg:width="0.039cm" svg:height="0.038cm" svg:x="13.671cm" svg:y="4.435cm" svg:viewBox="0 0 40 39" svg:d="M40 19c0 12-9 20-21 20-10 0-19-8-19-20 0-11 9-19 19-19 12 0 21 8 21 19z">
          <text:p/>
        </draw:path>
        <draw:path draw:style-name="gr1" draw:text-style-name="P1" draw:layer="layout" svg:width="0.038cm" svg:height="0.038cm" svg:x="14.249cm" svg:y="4.435cm" svg:viewBox="0 0 39 39" svg:d="M39 19c0 12-9 20-20 20s-19-8-19-20c0-11 8-19 19-19s20 8 20 19z">
          <text:p/>
        </draw:path>
        <draw:path draw:style-name="gr1" draw:text-style-name="P1" draw:layer="layout" svg:width="0.038cm" svg:height="0.038cm" svg:x="14.826cm" svg:y="4.435cm" svg:viewBox="0 0 39 39" svg:d="M39 19c0 12-8 20-19 20-12 0-20-8-20-20 0-11 8-19 20-19 11 0 19 8 19 19z">
          <text:p/>
        </draw:path>
        <draw:path draw:style-name="gr1" draw:text-style-name="P1" draw:layer="layout" svg:width="0.039cm" svg:height="0.038cm" svg:x="15.403cm" svg:y="4.435cm" svg:viewBox="0 0 40 39" svg:d="M40 19c0 12-9 20-20 20-10 0-20-8-20-20 0-11 10-19 20-19 11 0 20 8 20 19z">
          <text:p/>
        </draw:path>
        <draw:path draw:style-name="gr1" draw:text-style-name="P1" draw:layer="layout" svg:width="0.039cm" svg:height="0.038cm" svg:x="15.98cm" svg:y="4.435cm" svg:viewBox="0 0 40 39" svg:d="M40 19c0 12-10 20-20 20-11 0-20-8-20-20 0-11 9-19 20-19 10 0 20 8 20 19z">
          <text:p/>
        </draw:path>
        <draw:path draw:style-name="gr1" draw:text-style-name="P1" draw:layer="layout" svg:width="0.038cm" svg:height="0.038cm" svg:x="16.558cm" svg:y="4.435cm" svg:viewBox="0 0 39 39" svg:d="M39 19c0 12-9 20-20 20s-19-8-19-20c0-11 8-19 19-19s20 8 20 19z">
          <text:p/>
        </draw:path>
        <draw:path draw:style-name="gr1" draw:text-style-name="P1" draw:layer="layout" svg:width="0.038cm" svg:height="0.038cm" svg:x="17.135cm" svg:y="4.435cm" svg:viewBox="0 0 39 39" svg:d="M39 19c0 12-8 20-20 20-11 0-19-8-19-20 0-11 8-19 19-19 12 0 20 8 20 19z">
          <text:p/>
        </draw:path>
        <draw:path draw:style-name="gr1" draw:text-style-name="P1" draw:layer="layout" svg:width="0.039cm" svg:height="0.038cm" svg:x="17.712cm" svg:y="4.435cm" svg:viewBox="0 0 40 39" svg:d="M40 19c0 12-9 20-20 20s-20-8-20-20c0-11 9-19 20-19s20 8 20 19z">
          <text:p/>
        </draw:path>
        <draw:path draw:style-name="gr1" draw:text-style-name="P1" draw:layer="layout" svg:width="0.039cm" svg:height="0.038cm" svg:x="18.289cm" svg:y="4.435cm" svg:viewBox="0 0 40 39" svg:d="M40 19c0 12-9 20-19 20-11 0-21-8-21-20 0-11 10-19 21-19 10 0 19 8 19 19z">
          <text:p/>
        </draw:path>
        <draw:path draw:style-name="gr1" draw:text-style-name="P1" draw:layer="layout" svg:width="0.038cm" svg:height="0.038cm" svg:x="18.867cm" svg:y="4.435cm" svg:viewBox="0 0 39 39" svg:d="M39 19c0 12-9 20-20 20s-19-8-19-20c0-11 8-19 19-19s20 8 20 19z">
          <text:p/>
        </draw:path>
        <draw:path draw:style-name="gr1" draw:text-style-name="P1" draw:layer="layout" svg:width="0.038cm" svg:height="0.038cm" svg:x="19.444cm" svg:y="4.435cm" svg:viewBox="0 0 39 39" svg:d="M39 19c0 12-9 20-20 20-10 0-19-8-19-20 0-11 9-19 19-19 11 0 20 8 20 19z">
          <text:p/>
        </draw:path>
        <draw:path draw:style-name="gr1" draw:text-style-name="P1" draw:layer="layout" svg:width="0.039cm" svg:height="0.038cm" svg:x="20.021cm" svg:y="4.435cm" svg:viewBox="0 0 40 39" svg:d="M40 19c0 12-9 20-21 20-10 0-19-8-19-20 0-11 9-19 19-19 12 0 21 8 21 19z">
          <text:p/>
        </draw:path>
        <draw:path draw:style-name="gr1" draw:text-style-name="P1" draw:layer="layout" svg:width="0.038cm" svg:height="0.038cm" svg:x="20.599cm" svg:y="4.435cm" svg:viewBox="0 0 39 39" svg:d="M39 19c0 12-9 20-19 20-12 0-20-8-20-20 0-11 8-19 20-19 10 0 19 8 19 19z">
          <text:p/>
        </draw:path>
        <draw:path draw:style-name="gr1" draw:text-style-name="P1" draw:layer="layout" svg:width="0.038cm" svg:height="0.038cm" svg:x="21.176cm" svg:y="4.435cm" svg:viewBox="0 0 39 39" svg:d="M39 19c0 12-8 20-19 20-12 0-20-8-20-20 0-11 8-19 20-19 11 0 19 8 19 19z">
          <text:p/>
        </draw:path>
        <draw:path draw:style-name="gr1" draw:text-style-name="P1" draw:layer="layout" svg:width="0.038cm" svg:height="0.039cm" svg:x="-0.183cm" svg:y="5.012cm" svg:viewBox="0 0 39 40" svg:d="M39 19c0 12-8 21-19 21-12 0-20-9-20-21 0-10 8-19 20-19 11 0 19 9 19 19z">
          <text:p/>
        </draw:path>
        <draw:path draw:style-name="gr1" draw:text-style-name="P1" draw:layer="layout" svg:width="0.038cm" svg:height="0.039cm" svg:x="0.394cm" svg:y="5.012cm" svg:viewBox="0 0 39 40" svg:d="M39 19c0 12-8 21-19 21-10 0-20-9-20-21 0-10 10-19 20-19 11 0 19 9 19 19z">
          <text:p/>
        </draw:path>
        <draw:path draw:style-name="gr1" draw:text-style-name="P1" draw:layer="layout" svg:width="0.039cm" svg:height="0.039cm" svg:x="0.971cm" svg:y="5.012cm" svg:viewBox="0 0 40 40" svg:d="M40 19c0 12-10 21-21 21-10 0-19-9-19-21 0-10 9-19 19-19 11 0 21 9 21 19z">
          <text:p/>
        </draw:path>
        <draw:path draw:style-name="gr1" draw:text-style-name="P1" draw:layer="layout" svg:width="0.038cm" svg:height="0.039cm" svg:x="1.549cm" svg:y="5.012cm" svg:viewBox="0 0 39 40" svg:d="M39 19c0 12-9 21-20 21s-19-9-19-21c0-10 8-19 19-19s20 9 20 19z">
          <text:p/>
        </draw:path>
        <draw:path draw:style-name="gr1" draw:text-style-name="P1" draw:layer="layout" svg:width="0.038cm" svg:height="0.039cm" svg:x="2.126cm" svg:y="5.012cm" svg:viewBox="0 0 39 40" svg:d="M39 19c0 12-8 21-20 21-11 0-19-9-19-21 0-10 8-19 19-19 12 0 20 9 20 19z">
          <text:p/>
        </draw:path>
        <draw:path draw:style-name="gr1" draw:text-style-name="P1" draw:layer="layout" svg:width="0.039cm" svg:height="0.039cm" svg:x="2.703cm" svg:y="5.012cm" svg:viewBox="0 0 40 40" svg:d="M40 19c0 12-9 21-20 21s-20-9-20-21c0-10 9-19 20-19s20 9 20 19z">
          <text:p/>
        </draw:path>
        <draw:path draw:style-name="gr1" draw:text-style-name="P1" draw:layer="layout" svg:width="0.039cm" svg:height="0.039cm" svg:x="3.28cm" svg:y="5.012cm" svg:viewBox="0 0 40 40" svg:d="M40 19c0 12-9 21-19 21-11 0-21-9-21-21 0-10 10-19 21-19 10 0 19 9 19 19z">
          <text:p/>
        </draw:path>
        <draw:path draw:style-name="gr1" draw:text-style-name="P1" draw:layer="layout" svg:width="0.038cm" svg:height="0.039cm" svg:x="3.858cm" svg:y="5.012cm" svg:viewBox="0 0 39 40" svg:d="M39 19c0 12-10 21-20 21-11 0-19-9-19-21 0-10 8-19 19-19 10 0 20 9 20 19z">
          <text:p/>
        </draw:path>
        <draw:path draw:style-name="gr1" draw:text-style-name="P1" draw:layer="layout" svg:width="0.038cm" svg:height="0.039cm" svg:x="4.435cm" svg:y="5.012cm" svg:viewBox="0 0 39 40" svg:d="M39 19c0 12-8 21-20 21-11 0-19-9-19-21 0-10 8-19 19-19 12 0 20 9 20 19z">
          <text:p/>
        </draw:path>
        <draw:path draw:style-name="gr1" draw:text-style-name="P1" draw:layer="layout" svg:width="0.039cm" svg:height="0.039cm" svg:x="5.012cm" svg:y="5.012cm" svg:viewBox="0 0 40 40" svg:d="M40 19c0 12-9 21-21 21-10 0-19-9-19-21 0-10 9-19 19-19 12 0 21 9 21 19z">
          <text:p/>
        </draw:path>
        <draw:path draw:style-name="gr1" draw:text-style-name="P1" draw:layer="layout" svg:width="0.039cm" svg:height="0.039cm" svg:x="5.589cm" svg:y="5.012cm" svg:viewBox="0 0 40 40" svg:d="M40 19c0 12-9 21-19 21-12 0-21-9-21-21 0-10 9-19 21-19 10 0 19 9 19 19z">
          <text:p/>
        </draw:path>
        <draw:path draw:style-name="gr1" draw:text-style-name="P1" draw:layer="layout" svg:width="0.038cm" svg:height="0.039cm" svg:x="6.167cm" svg:y="5.012cm" svg:viewBox="0 0 39 40" svg:d="M39 19c0 12-8 21-19 21s-20-9-20-21c0-10 9-19 20-19s19 9 19 19z">
          <text:p/>
        </draw:path>
        <draw:path draw:style-name="gr1" draw:text-style-name="P1" draw:layer="layout" svg:width="0.038cm" svg:height="0.039cm" svg:x="6.744cm" svg:y="5.012cm" svg:viewBox="0 0 39 40" svg:d="M39 19c0 12-8 21-19 21-10 0-20-9-20-21 0-10 10-19 20-19 11 0 19 9 19 19z">
          <text:p/>
        </draw:path>
        <draw:path draw:style-name="gr1" draw:text-style-name="P1" draw:layer="layout" svg:width="0.039cm" svg:height="0.039cm" svg:x="7.321cm" svg:y="5.012cm" svg:viewBox="0 0 40 40" svg:d="M40 19c0 12-10 21-21 21-10 0-19-9-19-21 0-10 9-19 19-19 11 0 21 9 21 19z">
          <text:p/>
        </draw:path>
        <draw:path draw:style-name="gr1" draw:text-style-name="P1" draw:layer="layout" svg:width="0.038cm" svg:height="0.039cm" svg:x="7.899cm" svg:y="5.012cm" svg:viewBox="0 0 39 40" svg:d="M39 19c0 12-9 21-20 21s-19-9-19-21c0-10 8-19 19-19s20 9 20 19z">
          <text:p/>
        </draw:path>
        <draw:path draw:style-name="gr1" draw:text-style-name="P1" draw:layer="layout" svg:width="0.038cm" svg:height="0.039cm" svg:x="8.476cm" svg:y="5.012cm" svg:viewBox="0 0 39 40" svg:d="M39 19c0 12-8 21-19 21-12 0-20-9-20-21 0-10 8-19 20-19 11 0 19 9 19 19z">
          <text:p/>
        </draw:path>
        <draw:path draw:style-name="gr1" draw:text-style-name="P1" draw:layer="layout" svg:width="0.039cm" svg:height="0.039cm" svg:x="9.053cm" svg:y="5.012cm" svg:viewBox="0 0 40 40" svg:d="M40 19c0 12-9 21-20 21s-20-9-20-21c0-10 9-19 20-19s20 9 20 19z">
          <text:p/>
        </draw:path>
        <draw:path draw:style-name="gr1" draw:text-style-name="P1" draw:layer="layout" svg:width="0.039cm" svg:height="0.039cm" svg:x="9.63cm" svg:y="5.012cm" svg:viewBox="0 0 40 40" svg:d="M40 19c0 12-9 21-19 21-11 0-21-9-21-21 0-10 10-19 21-19 10 0 19 9 19 19z">
          <text:p/>
        </draw:path>
        <draw:path draw:style-name="gr1" draw:text-style-name="P1" draw:layer="layout" svg:width="0.038cm" svg:height="0.039cm" svg:x="10.208cm" svg:y="5.012cm" svg:viewBox="0 0 39 40" svg:d="M39 19c0 12-10 21-20 21-11 0-19-9-19-21 0-10 8-19 19-19 10 0 20 9 20 19z">
          <text:p/>
        </draw:path>
        <draw:path draw:style-name="gr1" draw:text-style-name="P1" draw:layer="layout" svg:width="0.038cm" svg:height="0.039cm" svg:x="10.785cm" svg:y="5.012cm" svg:viewBox="0 0 39 40" svg:d="M39 19c0 12-8 21-20 21-11 0-19-9-19-21 0-10 8-19 19-19 12 0 20 9 20 19z">
          <text:p/>
        </draw:path>
        <draw:path draw:style-name="gr1" draw:text-style-name="P1" draw:layer="layout" svg:width="0.039cm" svg:height="0.039cm" svg:x="11.362cm" svg:y="5.012cm" svg:viewBox="0 0 40 40" svg:d="M40 19c0 12-9 21-20 21s-20-9-20-21c0-10 9-19 20-19s20 9 20 19z">
          <text:p/>
        </draw:path>
        <draw:path draw:style-name="gr1" draw:text-style-name="P1" draw:layer="layout" svg:width="0.039cm" svg:height="0.039cm" svg:x="11.939cm" svg:y="5.012cm" svg:viewBox="0 0 40 40" svg:d="M40 19c0 12-9 21-19 21-12 0-21-9-21-21 0-10 9-19 21-19 10 0 19 9 19 19z">
          <text:p/>
        </draw:path>
        <draw:path draw:style-name="gr1" draw:text-style-name="P1" draw:layer="layout" svg:width="0.038cm" svg:height="0.039cm" svg:x="12.517cm" svg:y="5.012cm" svg:viewBox="0 0 39 40" svg:d="M39 19c0 12-8 21-19 21s-20-9-20-21c0-10 9-19 20-19s19 9 19 19z">
          <text:p/>
        </draw:path>
        <draw:path draw:style-name="gr1" draw:text-style-name="P1" draw:layer="layout" svg:width="0.038cm" svg:height="0.039cm" svg:x="13.094cm" svg:y="5.012cm" svg:viewBox="0 0 39 40" svg:d="M39 19c0 12-9 21-20 21-10 0-19-9-19-21 0-10 9-19 19-19 11 0 20 9 20 19z">
          <text:p/>
        </draw:path>
        <draw:path draw:style-name="gr1" draw:text-style-name="P1" draw:layer="layout" svg:width="0.039cm" svg:height="0.039cm" svg:x="13.671cm" svg:y="5.012cm" svg:viewBox="0 0 40 40" svg:d="M40 19c0 12-9 21-21 21-10 0-19-9-19-21 0-10 9-19 19-19 12 0 21 9 21 19z">
          <text:p/>
        </draw:path>
        <draw:path draw:style-name="gr1" draw:text-style-name="P1" draw:layer="layout" svg:width="0.038cm" svg:height="0.039cm" svg:x="14.249cm" svg:y="5.012cm" svg:viewBox="0 0 39 40" svg:d="M39 19c0 12-9 21-20 21s-19-9-19-21c0-10 8-19 19-19s20 9 20 19z">
          <text:p/>
        </draw:path>
        <draw:path draw:style-name="gr1" draw:text-style-name="P1" draw:layer="layout" svg:width="0.038cm" svg:height="0.039cm" svg:x="14.826cm" svg:y="5.012cm" svg:viewBox="0 0 39 40" svg:d="M39 19c0 12-8 21-19 21-12 0-20-9-20-21 0-10 8-19 20-19 11 0 19 9 19 19z">
          <text:p/>
        </draw:path>
        <draw:path draw:style-name="gr1" draw:text-style-name="P1" draw:layer="layout" svg:width="0.039cm" svg:height="0.039cm" svg:x="15.403cm" svg:y="5.012cm" svg:viewBox="0 0 40 40" svg:d="M40 19c0 12-9 21-20 21-10 0-20-9-20-21 0-10 10-19 20-19 11 0 20 9 20 19z">
          <text:p/>
        </draw:path>
        <draw:path draw:style-name="gr1" draw:text-style-name="P1" draw:layer="layout" svg:width="0.039cm" svg:height="0.039cm" svg:x="15.98cm" svg:y="5.012cm" svg:viewBox="0 0 40 40" svg:d="M40 19c0 12-10 21-20 21-11 0-20-9-20-21 0-10 9-19 20-19 10 0 20 9 20 19z">
          <text:p/>
        </draw:path>
        <draw:path draw:style-name="gr1" draw:text-style-name="P1" draw:layer="layout" svg:width="0.038cm" svg:height="0.039cm" svg:x="16.558cm" svg:y="5.012cm" svg:viewBox="0 0 39 40" svg:d="M39 19c0 12-9 21-20 21s-19-9-19-21c0-10 8-19 19-19s20 9 20 19z">
          <text:p/>
        </draw:path>
        <draw:path draw:style-name="gr1" draw:text-style-name="P1" draw:layer="layout" svg:width="0.038cm" svg:height="0.039cm" svg:x="17.135cm" svg:y="5.012cm" svg:viewBox="0 0 39 40" svg:d="M39 19c0 12-8 21-20 21-11 0-19-9-19-21 0-10 8-19 19-19 12 0 20 9 20 19z">
          <text:p/>
        </draw:path>
        <draw:path draw:style-name="gr1" draw:text-style-name="P1" draw:layer="layout" svg:width="0.039cm" svg:height="0.039cm" svg:x="17.712cm" svg:y="5.012cm" svg:viewBox="0 0 40 40" svg:d="M40 19c0 12-9 21-20 21s-20-9-20-21c0-10 9-19 20-19s20 9 20 19z">
          <text:p/>
        </draw:path>
        <draw:path draw:style-name="gr1" draw:text-style-name="P1" draw:layer="layout" svg:width="0.039cm" svg:height="0.039cm" svg:x="18.289cm" svg:y="5.012cm" svg:viewBox="0 0 40 40" svg:d="M40 19c0 12-9 21-19 21-11 0-21-9-21-21 0-10 10-19 21-19 10 0 19 9 19 19z">
          <text:p/>
        </draw:path>
        <draw:path draw:style-name="gr1" draw:text-style-name="P1" draw:layer="layout" svg:width="0.038cm" svg:height="0.039cm" svg:x="18.867cm" svg:y="5.012cm" svg:viewBox="0 0 39 40" svg:d="M39 19c0 12-9 21-20 21s-19-9-19-21c0-10 8-19 19-19s20 9 20 19z">
          <text:p/>
        </draw:path>
        <draw:path draw:style-name="gr1" draw:text-style-name="P1" draw:layer="layout" svg:width="0.038cm" svg:height="0.039cm" svg:x="19.444cm" svg:y="5.012cm" svg:viewBox="0 0 39 40" svg:d="M39 19c0 12-9 21-20 21-10 0-19-9-19-21 0-10 9-19 19-19 11 0 20 9 20 19z">
          <text:p/>
        </draw:path>
        <draw:path draw:style-name="gr1" draw:text-style-name="P1" draw:layer="layout" svg:width="0.039cm" svg:height="0.039cm" svg:x="20.021cm" svg:y="5.012cm" svg:viewBox="0 0 40 40" svg:d="M40 19c0 12-9 21-21 21-10 0-19-9-19-21 0-10 9-19 19-19 12 0 21 9 21 19z">
          <text:p/>
        </draw:path>
        <draw:path draw:style-name="gr1" draw:text-style-name="P1" draw:layer="layout" svg:width="0.038cm" svg:height="0.039cm" svg:x="20.599cm" svg:y="5.012cm" svg:viewBox="0 0 39 40" svg:d="M39 19c0 12-9 21-19 21-12 0-20-9-20-21 0-10 8-19 20-19 10 0 19 9 19 19z">
          <text:p/>
        </draw:path>
        <draw:path draw:style-name="gr1" draw:text-style-name="P1" draw:layer="layout" svg:width="0.038cm" svg:height="0.039cm" svg:x="21.176cm" svg:y="5.012cm" svg:viewBox="0 0 39 40" svg:d="M39 19c0 12-8 21-19 21-12 0-20-9-20-21 0-10 8-19 20-19 11 0 19 9 19 19z">
          <text:p/>
        </draw:path>
        <draw:path draw:style-name="gr1" draw:text-style-name="P1" draw:layer="layout" svg:width="0.038cm" svg:height="0.039cm" svg:x="-0.183cm" svg:y="5.589cm" svg:viewBox="0 0 39 40" svg:d="M39 21c0 10-8 19-19 19-12 0-20-9-20-19 0-12 8-21 20-21 11 0 19 9 19 21z">
          <text:p/>
        </draw:path>
        <draw:path draw:style-name="gr1" draw:text-style-name="P1" draw:layer="layout" svg:width="0.038cm" svg:height="0.039cm" svg:x="0.394cm" svg:y="5.589cm" svg:viewBox="0 0 39 40" svg:d="M39 21c0 10-8 19-19 19-10 0-20-9-20-19 0-12 10-21 20-21 11 0 19 9 19 21z">
          <text:p/>
        </draw:path>
        <draw:path draw:style-name="gr1" draw:text-style-name="P1" draw:layer="layout" svg:width="0.039cm" svg:height="0.039cm" svg:x="0.971cm" svg:y="5.589cm" svg:viewBox="0 0 40 40" svg:d="M40 21c0 10-10 19-21 19-10 0-19-9-19-19 0-12 9-21 19-21 11 0 21 9 21 21z">
          <text:p/>
        </draw:path>
        <draw:path draw:style-name="gr1" draw:text-style-name="P1" draw:layer="layout" svg:width="0.038cm" svg:height="0.039cm" svg:x="1.549cm" svg:y="5.589cm" svg:viewBox="0 0 39 40" svg:d="M39 21c0 10-9 19-20 19s-19-9-19-19c0-12 8-21 19-21s20 9 20 21z">
          <text:p/>
        </draw:path>
        <draw:path draw:style-name="gr1" draw:text-style-name="P1" draw:layer="layout" svg:width="0.038cm" svg:height="0.039cm" svg:x="2.126cm" svg:y="5.589cm" svg:viewBox="0 0 39 40" svg:d="M39 21c0 10-8 19-20 19-11 0-19-9-19-19 0-12 8-21 19-21 12 0 20 9 20 21z">
          <text:p/>
        </draw:path>
        <draw:path draw:style-name="gr1" draw:text-style-name="P1" draw:layer="layout" svg:width="0.039cm" svg:height="0.039cm" svg:x="2.703cm" svg:y="5.589cm" svg:viewBox="0 0 40 40" svg:d="M40 21c0 10-9 19-20 19s-20-9-20-19c0-12 9-21 20-21s20 9 20 21z">
          <text:p/>
        </draw:path>
        <draw:path draw:style-name="gr1" draw:text-style-name="P1" draw:layer="layout" svg:width="0.039cm" svg:height="0.039cm" svg:x="3.28cm" svg:y="5.589cm" svg:viewBox="0 0 40 40" svg:d="M40 21c0 10-9 19-19 19-11 0-21-9-21-19 0-12 10-21 21-21 10 0 19 9 19 21z">
          <text:p/>
        </draw:path>
        <draw:path draw:style-name="gr1" draw:text-style-name="P1" draw:layer="layout" svg:width="0.038cm" svg:height="0.039cm" svg:x="3.858cm" svg:y="5.589cm" svg:viewBox="0 0 39 40" svg:d="M39 21c0 10-10 19-20 19-11 0-19-9-19-19 0-12 8-21 19-21 10 0 20 9 20 21z">
          <text:p/>
        </draw:path>
        <draw:path draw:style-name="gr1" draw:text-style-name="P1" draw:layer="layout" svg:width="0.038cm" svg:height="0.039cm" svg:x="4.435cm" svg:y="5.589cm" svg:viewBox="0 0 39 40" svg:d="M39 21c0 10-8 19-20 19-11 0-19-9-19-19 0-12 8-21 19-21 12 0 20 9 20 21z">
          <text:p/>
        </draw:path>
        <draw:path draw:style-name="gr1" draw:text-style-name="P1" draw:layer="layout" svg:width="0.039cm" svg:height="0.039cm" svg:x="5.012cm" svg:y="5.589cm" svg:viewBox="0 0 40 40" svg:d="M40 21c0 10-9 19-21 19-10 0-19-9-19-19 0-12 9-21 19-21 12 0 21 9 21 21z">
          <text:p/>
        </draw:path>
        <draw:path draw:style-name="gr1" draw:text-style-name="P1" draw:layer="layout" svg:width="0.039cm" svg:height="0.039cm" svg:x="5.589cm" svg:y="5.589cm" svg:viewBox="0 0 40 40" svg:d="M40 21c0 10-9 19-19 19-12 0-21-9-21-19 0-12 9-21 21-21 10 0 19 9 19 21z">
          <text:p/>
        </draw:path>
        <draw:path draw:style-name="gr1" draw:text-style-name="P1" draw:layer="layout" svg:width="0.038cm" svg:height="0.039cm" svg:x="6.167cm" svg:y="5.589cm" svg:viewBox="0 0 39 40" svg:d="M39 21c0 10-8 19-19 19s-20-9-20-19c0-12 9-21 20-21s19 9 19 21z">
          <text:p/>
        </draw:path>
        <draw:path draw:style-name="gr1" draw:text-style-name="P1" draw:layer="layout" svg:width="0.038cm" svg:height="0.039cm" svg:x="6.744cm" svg:y="5.589cm" svg:viewBox="0 0 39 40" svg:d="M39 21c0 10-8 19-19 19-10 0-20-9-20-19 0-12 10-21 20-21 11 0 19 9 19 21z">
          <text:p/>
        </draw:path>
        <draw:path draw:style-name="gr1" draw:text-style-name="P1" draw:layer="layout" svg:width="0.039cm" svg:height="0.039cm" svg:x="7.321cm" svg:y="5.589cm" svg:viewBox="0 0 40 40" svg:d="M40 21c0 10-10 19-21 19-10 0-19-9-19-19 0-12 9-21 19-21 11 0 21 9 21 21z">
          <text:p/>
        </draw:path>
        <draw:path draw:style-name="gr1" draw:text-style-name="P1" draw:layer="layout" svg:width="0.038cm" svg:height="0.039cm" svg:x="7.899cm" svg:y="5.589cm" svg:viewBox="0 0 39 40" svg:d="M39 21c0 10-9 19-20 19s-19-9-19-19c0-12 8-21 19-21s20 9 20 21z">
          <text:p/>
        </draw:path>
        <draw:path draw:style-name="gr1" draw:text-style-name="P1" draw:layer="layout" svg:width="0.038cm" svg:height="0.039cm" svg:x="8.476cm" svg:y="5.589cm" svg:viewBox="0 0 39 40" svg:d="M39 21c0 10-8 19-19 19-12 0-20-9-20-19 0-12 8-21 20-21 11 0 19 9 19 21z">
          <text:p/>
        </draw:path>
        <draw:path draw:style-name="gr1" draw:text-style-name="P1" draw:layer="layout" svg:width="0.039cm" svg:height="0.039cm" svg:x="9.053cm" svg:y="5.589cm" svg:viewBox="0 0 40 40" svg:d="M40 21c0 10-9 19-20 19s-20-9-20-19c0-12 9-21 20-21s20 9 20 21z">
          <text:p/>
        </draw:path>
        <draw:path draw:style-name="gr1" draw:text-style-name="P1" draw:layer="layout" svg:width="0.039cm" svg:height="0.039cm" svg:x="9.63cm" svg:y="5.589cm" svg:viewBox="0 0 40 40" svg:d="M40 21c0 10-9 19-19 19-11 0-21-9-21-19 0-12 10-21 21-21 10 0 19 9 19 21z">
          <text:p/>
        </draw:path>
        <draw:path draw:style-name="gr1" draw:text-style-name="P1" draw:layer="layout" svg:width="0.038cm" svg:height="0.039cm" svg:x="10.208cm" svg:y="5.589cm" svg:viewBox="0 0 39 40" svg:d="M39 21c0 10-10 19-20 19-11 0-19-9-19-19 0-12 8-21 19-21 10 0 20 9 20 21z">
          <text:p/>
        </draw:path>
        <draw:path draw:style-name="gr1" draw:text-style-name="P1" draw:layer="layout" svg:width="0.038cm" svg:height="0.039cm" svg:x="10.785cm" svg:y="5.589cm" svg:viewBox="0 0 39 40" svg:d="M39 21c0 10-8 19-20 19-11 0-19-9-19-19 0-12 8-21 19-21 12 0 20 9 20 21z">
          <text:p/>
        </draw:path>
        <draw:path draw:style-name="gr1" draw:text-style-name="P1" draw:layer="layout" svg:width="0.039cm" svg:height="0.039cm" svg:x="11.362cm" svg:y="5.589cm" svg:viewBox="0 0 40 40" svg:d="M40 21c0 10-9 19-20 19s-20-9-20-19c0-12 9-21 20-21s20 9 20 21z">
          <text:p/>
        </draw:path>
        <draw:path draw:style-name="gr1" draw:text-style-name="P1" draw:layer="layout" svg:width="0.039cm" svg:height="0.039cm" svg:x="11.939cm" svg:y="5.589cm" svg:viewBox="0 0 40 40" svg:d="M40 21c0 10-9 19-19 19-12 0-21-9-21-19 0-12 9-21 21-21 10 0 19 9 19 21z">
          <text:p/>
        </draw:path>
        <draw:path draw:style-name="gr1" draw:text-style-name="P1" draw:layer="layout" svg:width="0.038cm" svg:height="0.039cm" svg:x="12.517cm" svg:y="5.589cm" svg:viewBox="0 0 39 40" svg:d="M39 21c0 10-8 19-19 19s-20-9-20-19c0-12 9-21 20-21s19 9 19 21z">
          <text:p/>
        </draw:path>
        <draw:path draw:style-name="gr1" draw:text-style-name="P1" draw:layer="layout" svg:width="0.038cm" svg:height="0.039cm" svg:x="13.094cm" svg:y="5.589cm" svg:viewBox="0 0 39 40" svg:d="M39 21c0 10-9 19-20 19-10 0-19-9-19-19 0-12 9-21 19-21 11 0 20 9 20 21z">
          <text:p/>
        </draw:path>
        <draw:path draw:style-name="gr1" draw:text-style-name="P1" draw:layer="layout" svg:width="0.039cm" svg:height="0.039cm" svg:x="13.671cm" svg:y="5.589cm" svg:viewBox="0 0 40 40" svg:d="M40 21c0 10-9 19-21 19-10 0-19-9-19-19 0-12 9-21 19-21 12 0 21 9 21 21z">
          <text:p/>
        </draw:path>
        <draw:path draw:style-name="gr1" draw:text-style-name="P1" draw:layer="layout" svg:width="0.038cm" svg:height="0.039cm" svg:x="14.249cm" svg:y="5.589cm" svg:viewBox="0 0 39 40" svg:d="M39 21c0 10-9 19-20 19s-19-9-19-19c0-12 8-21 19-21s20 9 20 21z">
          <text:p/>
        </draw:path>
        <draw:path draw:style-name="gr1" draw:text-style-name="P1" draw:layer="layout" svg:width="0.038cm" svg:height="0.039cm" svg:x="14.826cm" svg:y="5.589cm" svg:viewBox="0 0 39 40" svg:d="M39 21c0 10-8 19-19 19-12 0-20-9-20-19 0-12 8-21 20-21 11 0 19 9 19 21z">
          <text:p/>
        </draw:path>
        <draw:path draw:style-name="gr1" draw:text-style-name="P1" draw:layer="layout" svg:width="0.039cm" svg:height="0.039cm" svg:x="15.403cm" svg:y="5.589cm" svg:viewBox="0 0 40 40" svg:d="M40 21c0 10-9 19-20 19-10 0-20-9-20-19 0-12 10-21 20-21 11 0 20 9 20 21z">
          <text:p/>
        </draw:path>
        <draw:path draw:style-name="gr1" draw:text-style-name="P1" draw:layer="layout" svg:width="0.039cm" svg:height="0.039cm" svg:x="15.98cm" svg:y="5.589cm" svg:viewBox="0 0 40 40" svg:d="M40 21c0 10-10 19-20 19-11 0-20-9-20-19 0-12 9-21 20-21 10 0 20 9 20 21z">
          <text:p/>
        </draw:path>
        <draw:path draw:style-name="gr1" draw:text-style-name="P1" draw:layer="layout" svg:width="0.038cm" svg:height="0.039cm" svg:x="16.558cm" svg:y="5.589cm" svg:viewBox="0 0 39 40" svg:d="M39 21c0 10-9 19-20 19s-19-9-19-19c0-12 8-21 19-21s20 9 20 21z">
          <text:p/>
        </draw:path>
        <draw:path draw:style-name="gr1" draw:text-style-name="P1" draw:layer="layout" svg:width="0.038cm" svg:height="0.039cm" svg:x="17.135cm" svg:y="5.589cm" svg:viewBox="0 0 39 40" svg:d="M39 21c0 10-8 19-20 19-11 0-19-9-19-19 0-12 8-21 19-21 12 0 20 9 20 21z">
          <text:p/>
        </draw:path>
        <draw:path draw:style-name="gr1" draw:text-style-name="P1" draw:layer="layout" svg:width="0.039cm" svg:height="0.039cm" svg:x="17.712cm" svg:y="5.589cm" svg:viewBox="0 0 40 40" svg:d="M40 21c0 10-9 19-20 19s-20-9-20-19c0-12 9-21 20-21s20 9 20 21z">
          <text:p/>
        </draw:path>
        <draw:path draw:style-name="gr1" draw:text-style-name="P1" draw:layer="layout" svg:width="0.039cm" svg:height="0.039cm" svg:x="18.289cm" svg:y="5.589cm" svg:viewBox="0 0 40 40" svg:d="M40 21c0 10-9 19-19 19-11 0-21-9-21-19 0-12 10-21 21-21 10 0 19 9 19 21z">
          <text:p/>
        </draw:path>
        <draw:path draw:style-name="gr1" draw:text-style-name="P1" draw:layer="layout" svg:width="0.038cm" svg:height="0.039cm" svg:x="18.867cm" svg:y="5.589cm" svg:viewBox="0 0 39 40" svg:d="M39 21c0 10-9 19-20 19s-19-9-19-19c0-12 8-21 19-21s20 9 20 21z">
          <text:p/>
        </draw:path>
        <draw:path draw:style-name="gr1" draw:text-style-name="P1" draw:layer="layout" svg:width="0.038cm" svg:height="0.039cm" svg:x="19.444cm" svg:y="5.589cm" svg:viewBox="0 0 39 40" svg:d="M39 21c0 10-9 19-20 19-10 0-19-9-19-19 0-12 9-21 19-21 11 0 20 9 20 21z">
          <text:p/>
        </draw:path>
        <draw:path draw:style-name="gr1" draw:text-style-name="P1" draw:layer="layout" svg:width="0.039cm" svg:height="0.039cm" svg:x="20.021cm" svg:y="5.589cm" svg:viewBox="0 0 40 40" svg:d="M40 21c0 10-9 19-21 19-10 0-19-9-19-19 0-12 9-21 19-21 12 0 21 9 21 21z">
          <text:p/>
        </draw:path>
        <draw:path draw:style-name="gr1" draw:text-style-name="P1" draw:layer="layout" svg:width="0.038cm" svg:height="0.039cm" svg:x="20.599cm" svg:y="5.589cm" svg:viewBox="0 0 39 40" svg:d="M39 21c0 10-9 19-19 19-12 0-20-9-20-19 0-12 8-21 20-21 10 0 19 9 19 21z">
          <text:p/>
        </draw:path>
        <draw:path draw:style-name="gr1" draw:text-style-name="P1" draw:layer="layout" svg:width="0.038cm" svg:height="0.039cm" svg:x="21.176cm" svg:y="5.589cm" svg:viewBox="0 0 39 40" svg:d="M39 21c0 10-8 19-19 19-12 0-20-9-20-19 0-12 8-21 20-21 11 0 19 9 19 21z">
          <text:p/>
        </draw:path>
        <draw:path draw:style-name="gr1" draw:text-style-name="P1" draw:layer="layout" svg:width="0.038cm" svg:height="0.038cm" svg:x="-0.183cm" svg:y="6.167cm" svg:viewBox="0 0 39 39" svg:d="M39 20c0 11-8 19-19 19-12 0-20-8-20-19s8-20 20-20c11 0 19 9 19 20z">
          <text:p/>
        </draw:path>
        <draw:path draw:style-name="gr1" draw:text-style-name="P1" draw:layer="layout" svg:width="0.038cm" svg:height="0.038cm" svg:x="0.394cm" svg:y="6.167cm" svg:viewBox="0 0 39 39" svg:d="M39 20c0 11-8 19-19 19-10 0-20-8-20-19s10-20 20-20c11 0 19 9 19 20z">
          <text:p/>
        </draw:path>
        <draw:path draw:style-name="gr1" draw:text-style-name="P1" draw:layer="layout" svg:width="0.039cm" svg:height="0.038cm" svg:x="0.971cm" svg:y="6.167cm" svg:viewBox="0 0 40 39" svg:d="M40 20c0 11-10 19-21 19-10 0-19-8-19-19s9-20 19-20c11 0 21 9 21 20z">
          <text:p/>
        </draw:path>
        <draw:path draw:style-name="gr1" draw:text-style-name="P1" draw:layer="layout" svg:width="0.038cm" svg:height="0.038cm" svg:x="1.549cm" svg:y="6.167cm" svg:viewBox="0 0 39 39" svg:d="M39 20c0 11-9 19-20 19s-19-8-19-19 8-20 19-20 20 9 20 20z">
          <text:p/>
        </draw:path>
        <draw:path draw:style-name="gr1" draw:text-style-name="P1" draw:layer="layout" svg:width="0.038cm" svg:height="0.038cm" svg:x="2.126cm" svg:y="6.167cm" svg:viewBox="0 0 39 39" svg:d="M39 20c0 11-8 19-20 19-11 0-19-8-19-19s8-20 19-20c12 0 20 9 20 20z">
          <text:p/>
        </draw:path>
        <draw:path draw:style-name="gr1" draw:text-style-name="P1" draw:layer="layout" svg:width="0.039cm" svg:height="0.038cm" svg:x="2.703cm" svg:y="6.167cm" svg:viewBox="0 0 40 39" svg:d="M40 20c0 11-9 19-20 19s-20-8-20-19 9-20 20-20 20 9 20 20z">
          <text:p/>
        </draw:path>
        <draw:path draw:style-name="gr1" draw:text-style-name="P1" draw:layer="layout" svg:width="0.039cm" svg:height="0.038cm" svg:x="3.28cm" svg:y="6.167cm" svg:viewBox="0 0 40 39" svg:d="M40 20c0 11-9 19-19 19-11 0-21-8-21-19s10-20 21-20c10 0 19 9 19 20z">
          <text:p/>
        </draw:path>
        <draw:path draw:style-name="gr1" draw:text-style-name="P1" draw:layer="layout" svg:width="0.038cm" svg:height="0.038cm" svg:x="3.858cm" svg:y="6.167cm" svg:viewBox="0 0 39 39" svg:d="M39 20c0 11-10 19-20 19-11 0-19-8-19-19s8-20 19-20c10 0 20 9 20 20z">
          <text:p/>
        </draw:path>
        <draw:path draw:style-name="gr1" draw:text-style-name="P1" draw:layer="layout" svg:width="0.038cm" svg:height="0.038cm" svg:x="4.435cm" svg:y="6.167cm" svg:viewBox="0 0 39 39" svg:d="M39 20c0 11-8 19-20 19-11 0-19-8-19-19s8-20 19-20c12 0 20 9 20 20z">
          <text:p/>
        </draw:path>
        <draw:path draw:style-name="gr1" draw:text-style-name="P1" draw:layer="layout" svg:width="0.039cm" svg:height="0.038cm" svg:x="5.012cm" svg:y="6.167cm" svg:viewBox="0 0 40 39" svg:d="M40 20c0 11-9 19-21 19-10 0-19-8-19-19s9-20 19-20c12 0 21 9 21 20z">
          <text:p/>
        </draw:path>
        <draw:path draw:style-name="gr1" draw:text-style-name="P1" draw:layer="layout" svg:width="0.039cm" svg:height="0.038cm" svg:x="5.589cm" svg:y="6.167cm" svg:viewBox="0 0 40 39" svg:d="M40 20c0 11-9 19-19 19-12 0-21-8-21-19s9-20 21-20c10 0 19 9 19 20z">
          <text:p/>
        </draw:path>
        <draw:path draw:style-name="gr1" draw:text-style-name="P1" draw:layer="layout" svg:width="0.038cm" svg:height="0.038cm" svg:x="6.167cm" svg:y="6.167cm" svg:viewBox="0 0 39 39" svg:d="M39 20c0 11-8 19-19 19s-20-8-20-19 9-20 20-20 19 9 19 20z">
          <text:p/>
        </draw:path>
        <draw:path draw:style-name="gr1" draw:text-style-name="P1" draw:layer="layout" svg:width="0.038cm" svg:height="0.038cm" svg:x="6.744cm" svg:y="6.167cm" svg:viewBox="0 0 39 39" svg:d="M39 20c0 11-8 19-19 19-10 0-20-8-20-19s10-20 20-20c11 0 19 9 19 20z">
          <text:p/>
        </draw:path>
        <draw:path draw:style-name="gr1" draw:text-style-name="P1" draw:layer="layout" svg:width="0.039cm" svg:height="0.038cm" svg:x="7.321cm" svg:y="6.167cm" svg:viewBox="0 0 40 39" svg:d="M40 20c0 11-10 19-21 19-10 0-19-8-19-19s9-20 19-20c11 0 21 9 21 20z">
          <text:p/>
        </draw:path>
        <draw:path draw:style-name="gr1" draw:text-style-name="P1" draw:layer="layout" svg:width="0.038cm" svg:height="0.038cm" svg:x="7.899cm" svg:y="6.167cm" svg:viewBox="0 0 39 39" svg:d="M39 20c0 11-9 19-20 19s-19-8-19-19 8-20 19-20 20 9 20 20z">
          <text:p/>
        </draw:path>
        <draw:path draw:style-name="gr1" draw:text-style-name="P1" draw:layer="layout" svg:width="0.038cm" svg:height="0.038cm" svg:x="8.476cm" svg:y="6.167cm" svg:viewBox="0 0 39 39" svg:d="M39 20c0 11-8 19-19 19-12 0-20-8-20-19s8-20 20-20c11 0 19 9 19 20z">
          <text:p/>
        </draw:path>
        <draw:path draw:style-name="gr1" draw:text-style-name="P1" draw:layer="layout" svg:width="0.039cm" svg:height="0.038cm" svg:x="9.053cm" svg:y="6.167cm" svg:viewBox="0 0 40 39" svg:d="M40 20c0 11-9 19-20 19s-20-8-20-19 9-20 20-20 20 9 20 20z">
          <text:p/>
        </draw:path>
        <draw:path draw:style-name="gr1" draw:text-style-name="P1" draw:layer="layout" svg:width="0.039cm" svg:height="0.038cm" svg:x="9.63cm" svg:y="6.167cm" svg:viewBox="0 0 40 39" svg:d="M40 20c0 11-9 19-19 19-11 0-21-8-21-19s10-20 21-20c10 0 19 9 19 20z">
          <text:p/>
        </draw:path>
        <draw:path draw:style-name="gr1" draw:text-style-name="P1" draw:layer="layout" svg:width="0.038cm" svg:height="0.038cm" svg:x="10.208cm" svg:y="6.167cm" svg:viewBox="0 0 39 39" svg:d="M39 20c0 11-10 19-20 19-11 0-19-8-19-19s8-20 19-20c10 0 20 9 20 20z">
          <text:p/>
        </draw:path>
        <draw:path draw:style-name="gr1" draw:text-style-name="P1" draw:layer="layout" svg:width="0.038cm" svg:height="0.038cm" svg:x="10.785cm" svg:y="6.167cm" svg:viewBox="0 0 39 39" svg:d="M39 20c0 11-8 19-20 19-11 0-19-8-19-19s8-20 19-20c12 0 20 9 20 20z">
          <text:p/>
        </draw:path>
        <draw:path draw:style-name="gr1" draw:text-style-name="P1" draw:layer="layout" svg:width="0.039cm" svg:height="0.038cm" svg:x="11.362cm" svg:y="6.167cm" svg:viewBox="0 0 40 39" svg:d="M40 20c0 11-9 19-20 19s-20-8-20-19 9-20 20-20 20 9 20 20z">
          <text:p/>
        </draw:path>
        <draw:path draw:style-name="gr1" draw:text-style-name="P1" draw:layer="layout" svg:width="0.039cm" svg:height="0.038cm" svg:x="11.939cm" svg:y="6.167cm" svg:viewBox="0 0 40 39" svg:d="M40 20c0 11-9 19-19 19-12 0-21-8-21-19s9-20 21-20c10 0 19 9 19 20z">
          <text:p/>
        </draw:path>
        <draw:path draw:style-name="gr1" draw:text-style-name="P1" draw:layer="layout" svg:width="0.038cm" svg:height="0.038cm" svg:x="12.517cm" svg:y="6.167cm" svg:viewBox="0 0 39 39" svg:d="M39 20c0 11-8 19-19 19s-20-8-20-19 9-20 20-20 19 9 19 20z">
          <text:p/>
        </draw:path>
        <draw:path draw:style-name="gr1" draw:text-style-name="P1" draw:layer="layout" svg:width="0.038cm" svg:height="0.038cm" svg:x="13.094cm" svg:y="6.167cm" svg:viewBox="0 0 39 39" svg:d="M39 20c0 11-9 19-20 19-10 0-19-8-19-19s9-20 19-20c11 0 20 9 20 20z">
          <text:p/>
        </draw:path>
        <draw:path draw:style-name="gr1" draw:text-style-name="P1" draw:layer="layout" svg:width="0.039cm" svg:height="0.038cm" svg:x="13.671cm" svg:y="6.167cm" svg:viewBox="0 0 40 39" svg:d="M40 20c0 11-9 19-21 19-10 0-19-8-19-19s9-20 19-20c12 0 21 9 21 20z">
          <text:p/>
        </draw:path>
        <draw:path draw:style-name="gr1" draw:text-style-name="P1" draw:layer="layout" svg:width="0.038cm" svg:height="0.038cm" svg:x="14.249cm" svg:y="6.167cm" svg:viewBox="0 0 39 39" svg:d="M39 20c0 11-9 19-20 19s-19-8-19-19 8-20 19-20 20 9 20 20z">
          <text:p/>
        </draw:path>
        <draw:path draw:style-name="gr1" draw:text-style-name="P1" draw:layer="layout" svg:width="0.038cm" svg:height="0.038cm" svg:x="14.826cm" svg:y="6.167cm" svg:viewBox="0 0 39 39" svg:d="M39 20c0 11-8 19-19 19-12 0-20-8-20-19s8-20 20-20c11 0 19 9 19 20z">
          <text:p/>
        </draw:path>
        <draw:path draw:style-name="gr1" draw:text-style-name="P1" draw:layer="layout" svg:width="0.039cm" svg:height="0.038cm" svg:x="15.403cm" svg:y="6.167cm" svg:viewBox="0 0 40 39" svg:d="M40 20c0 11-9 19-20 19-10 0-20-8-20-19s10-20 20-20c11 0 20 9 20 20z">
          <text:p/>
        </draw:path>
        <draw:path draw:style-name="gr1" draw:text-style-name="P1" draw:layer="layout" svg:width="0.039cm" svg:height="0.038cm" svg:x="15.98cm" svg:y="6.167cm" svg:viewBox="0 0 40 39" svg:d="M40 20c0 11-10 19-20 19-11 0-20-8-20-19s9-20 20-20c10 0 20 9 20 20z">
          <text:p/>
        </draw:path>
        <draw:path draw:style-name="gr1" draw:text-style-name="P1" draw:layer="layout" svg:width="0.038cm" svg:height="0.038cm" svg:x="16.558cm" svg:y="6.167cm" svg:viewBox="0 0 39 39" svg:d="M39 20c0 11-9 19-20 19s-19-8-19-19 8-20 19-20 20 9 20 20z">
          <text:p/>
        </draw:path>
        <draw:path draw:style-name="gr1" draw:text-style-name="P1" draw:layer="layout" svg:width="0.038cm" svg:height="0.038cm" svg:x="17.135cm" svg:y="6.167cm" svg:viewBox="0 0 39 39" svg:d="M39 20c0 11-8 19-20 19-11 0-19-8-19-19s8-20 19-20c12 0 20 9 20 20z">
          <text:p/>
        </draw:path>
        <draw:path draw:style-name="gr1" draw:text-style-name="P1" draw:layer="layout" svg:width="0.039cm" svg:height="0.038cm" svg:x="17.712cm" svg:y="6.167cm" svg:viewBox="0 0 40 39" svg:d="M40 20c0 11-9 19-20 19s-20-8-20-19 9-20 20-20 20 9 20 20z">
          <text:p/>
        </draw:path>
        <draw:path draw:style-name="gr1" draw:text-style-name="P1" draw:layer="layout" svg:width="0.039cm" svg:height="0.038cm" svg:x="18.289cm" svg:y="6.167cm" svg:viewBox="0 0 40 39" svg:d="M40 20c0 11-9 19-19 19-11 0-21-8-21-19s10-20 21-20c10 0 19 9 19 20z">
          <text:p/>
        </draw:path>
        <draw:path draw:style-name="gr1" draw:text-style-name="P1" draw:layer="layout" svg:width="0.038cm" svg:height="0.038cm" svg:x="18.867cm" svg:y="6.167cm" svg:viewBox="0 0 39 39" svg:d="M39 20c0 11-9 19-20 19s-19-8-19-19 8-20 19-20 20 9 20 20z">
          <text:p/>
        </draw:path>
        <draw:path draw:style-name="gr1" draw:text-style-name="P1" draw:layer="layout" svg:width="0.038cm" svg:height="0.038cm" svg:x="19.444cm" svg:y="6.167cm" svg:viewBox="0 0 39 39" svg:d="M39 20c0 11-9 19-20 19-10 0-19-8-19-19s9-20 19-20c11 0 20 9 20 20z">
          <text:p/>
        </draw:path>
        <draw:path draw:style-name="gr1" draw:text-style-name="P1" draw:layer="layout" svg:width="0.039cm" svg:height="0.038cm" svg:x="20.021cm" svg:y="6.167cm" svg:viewBox="0 0 40 39" svg:d="M40 20c0 11-9 19-21 19-10 0-19-8-19-19s9-20 19-20c12 0 21 9 21 20z">
          <text:p/>
        </draw:path>
        <draw:path draw:style-name="gr1" draw:text-style-name="P1" draw:layer="layout" svg:width="0.038cm" svg:height="0.038cm" svg:x="20.599cm" svg:y="6.167cm" svg:viewBox="0 0 39 39" svg:d="M39 20c0 11-9 19-19 19-12 0-20-8-20-19s8-20 20-20c10 0 19 9 19 20z">
          <text:p/>
        </draw:path>
        <draw:path draw:style-name="gr1" draw:text-style-name="P1" draw:layer="layout" svg:width="0.038cm" svg:height="0.038cm" svg:x="21.176cm" svg:y="6.167cm" svg:viewBox="0 0 39 39" svg:d="M39 20c0 11-8 19-19 19-12 0-20-8-20-19s8-20 20-20c11 0 19 9 19 20z">
          <text:p/>
        </draw:path>
        <draw:path draw:style-name="gr1" draw:text-style-name="P1" draw:layer="layout" svg:width="0.038cm" svg:height="0.038cm" svg:x="-0.183cm" svg:y="6.744cm" svg:viewBox="0 0 39 39" svg:d="M39 20c0 11-8 19-19 19-12 0-20-8-20-19 0-10 8-20 20-20 11 0 19 10 19 20z">
          <text:p/>
        </draw:path>
        <draw:path draw:style-name="gr1" draw:text-style-name="P1" draw:layer="layout" svg:width="0.038cm" svg:height="0.038cm" svg:x="0.394cm" svg:y="6.744cm" svg:viewBox="0 0 39 39" svg:d="M39 20c0 11-8 19-19 19-10 0-20-8-20-19 0-10 10-20 20-20 11 0 19 10 19 20z">
          <text:p/>
        </draw:path>
        <draw:path draw:style-name="gr1" draw:text-style-name="P1" draw:layer="layout" svg:width="0.039cm" svg:height="0.038cm" svg:x="0.971cm" svg:y="6.744cm" svg:viewBox="0 0 40 39" svg:d="M40 20c0 11-10 19-21 19-10 0-19-8-19-19 0-10 9-20 19-20 11 0 21 10 21 20z">
          <text:p/>
        </draw:path>
        <draw:path draw:style-name="gr1" draw:text-style-name="P1" draw:layer="layout" svg:width="0.038cm" svg:height="0.038cm" svg:x="1.549cm" svg:y="6.744cm" svg:viewBox="0 0 39 39" svg:d="M39 20c0 11-9 19-20 19s-19-8-19-19c0-10 8-20 19-20s20 10 20 20z">
          <text:p/>
        </draw:path>
        <draw:path draw:style-name="gr1" draw:text-style-name="P1" draw:layer="layout" svg:width="0.038cm" svg:height="0.038cm" svg:x="2.126cm" svg:y="6.744cm" svg:viewBox="0 0 39 39" svg:d="M39 20c0 11-8 19-20 19-11 0-19-8-19-19 0-10 8-20 19-20 12 0 20 10 20 20z">
          <text:p/>
        </draw:path>
        <draw:path draw:style-name="gr1" draw:text-style-name="P1" draw:layer="layout" svg:width="0.039cm" svg:height="0.038cm" svg:x="2.703cm" svg:y="6.744cm" svg:viewBox="0 0 40 39" svg:d="M40 20c0 11-9 19-20 19s-20-8-20-19c0-10 9-20 20-20s20 10 20 20z">
          <text:p/>
        </draw:path>
        <draw:path draw:style-name="gr1" draw:text-style-name="P1" draw:layer="layout" svg:width="0.039cm" svg:height="0.038cm" svg:x="3.28cm" svg:y="6.744cm" svg:viewBox="0 0 40 39" svg:d="M40 20c0 11-9 19-19 19-11 0-21-8-21-19 0-10 10-20 21-20 10 0 19 10 19 20z">
          <text:p/>
        </draw:path>
        <draw:path draw:style-name="gr1" draw:text-style-name="P1" draw:layer="layout" svg:width="0.038cm" svg:height="0.038cm" svg:x="3.858cm" svg:y="6.744cm" svg:viewBox="0 0 39 39" svg:d="M39 20c0 11-10 19-20 19-11 0-19-8-19-19 0-10 8-20 19-20 10 0 20 10 20 20z">
          <text:p/>
        </draw:path>
        <draw:path draw:style-name="gr1" draw:text-style-name="P1" draw:layer="layout" svg:width="0.038cm" svg:height="0.038cm" svg:x="4.435cm" svg:y="6.744cm" svg:viewBox="0 0 39 39" svg:d="M39 20c0 11-8 19-20 19-11 0-19-8-19-19 0-10 8-20 19-20 12 0 20 10 20 20z">
          <text:p/>
        </draw:path>
        <draw:path draw:style-name="gr1" draw:text-style-name="P1" draw:layer="layout" svg:width="0.039cm" svg:height="0.038cm" svg:x="5.012cm" svg:y="6.744cm" svg:viewBox="0 0 40 39" svg:d="M40 20c0 11-9 19-21 19-10 0-19-8-19-19 0-10 9-20 19-20 12 0 21 10 21 20z">
          <text:p/>
        </draw:path>
        <draw:path draw:style-name="gr1" draw:text-style-name="P1" draw:layer="layout" svg:width="0.039cm" svg:height="0.038cm" svg:x="5.589cm" svg:y="6.744cm" svg:viewBox="0 0 40 39" svg:d="M40 20c0 11-9 19-19 19-12 0-21-8-21-19 0-10 9-20 21-20 10 0 19 10 19 20z">
          <text:p/>
        </draw:path>
        <draw:path draw:style-name="gr1" draw:text-style-name="P1" draw:layer="layout" svg:width="0.038cm" svg:height="0.038cm" svg:x="6.167cm" svg:y="6.744cm" svg:viewBox="0 0 39 39" svg:d="M39 20c0 11-8 19-19 19s-20-8-20-19c0-10 9-20 20-20s19 10 19 20z">
          <text:p/>
        </draw:path>
        <draw:path draw:style-name="gr1" draw:text-style-name="P1" draw:layer="layout" svg:width="0.038cm" svg:height="0.038cm" svg:x="6.744cm" svg:y="6.744cm" svg:viewBox="0 0 39 39" svg:d="M39 20c0 11-8 19-19 19-10 0-20-8-20-19 0-10 10-20 20-20 11 0 19 10 19 20z">
          <text:p/>
        </draw:path>
        <draw:path draw:style-name="gr1" draw:text-style-name="P1" draw:layer="layout" svg:width="0.039cm" svg:height="0.038cm" svg:x="7.321cm" svg:y="6.744cm" svg:viewBox="0 0 40 39" svg:d="M40 20c0 11-10 19-21 19-10 0-19-8-19-19 0-10 9-20 19-20 11 0 21 10 21 20z">
          <text:p/>
        </draw:path>
        <draw:path draw:style-name="gr1" draw:text-style-name="P1" draw:layer="layout" svg:width="0.038cm" svg:height="0.038cm" svg:x="7.899cm" svg:y="6.744cm" svg:viewBox="0 0 39 39" svg:d="M39 20c0 11-9 19-20 19s-19-8-19-19c0-10 8-20 19-20s20 10 20 20z">
          <text:p/>
        </draw:path>
        <draw:path draw:style-name="gr1" draw:text-style-name="P1" draw:layer="layout" svg:width="0.038cm" svg:height="0.038cm" svg:x="8.476cm" svg:y="6.744cm" svg:viewBox="0 0 39 39" svg:d="M39 20c0 11-8 19-19 19-12 0-20-8-20-19 0-10 8-20 20-20 11 0 19 10 19 20z">
          <text:p/>
        </draw:path>
        <draw:path draw:style-name="gr1" draw:text-style-name="P1" draw:layer="layout" svg:width="0.039cm" svg:height="0.038cm" svg:x="9.053cm" svg:y="6.744cm" svg:viewBox="0 0 40 39" svg:d="M40 20c0 11-9 19-20 19s-20-8-20-19c0-10 9-20 20-20s20 10 20 20z">
          <text:p/>
        </draw:path>
        <draw:path draw:style-name="gr1" draw:text-style-name="P1" draw:layer="layout" svg:width="0.039cm" svg:height="0.038cm" svg:x="9.63cm" svg:y="6.744cm" svg:viewBox="0 0 40 39" svg:d="M40 20c0 11-9 19-19 19-11 0-21-8-21-19 0-10 10-20 21-20 10 0 19 10 19 20z">
          <text:p/>
        </draw:path>
        <draw:path draw:style-name="gr1" draw:text-style-name="P1" draw:layer="layout" svg:width="0.038cm" svg:height="0.038cm" svg:x="10.208cm" svg:y="6.744cm" svg:viewBox="0 0 39 39" svg:d="M39 20c0 11-10 19-20 19-11 0-19-8-19-19 0-10 8-20 19-20 10 0 20 10 20 20z">
          <text:p/>
        </draw:path>
        <draw:path draw:style-name="gr1" draw:text-style-name="P1" draw:layer="layout" svg:width="0.038cm" svg:height="0.038cm" svg:x="10.785cm" svg:y="6.744cm" svg:viewBox="0 0 39 39" svg:d="M39 20c0 11-8 19-20 19-11 0-19-8-19-19 0-10 8-20 19-20 12 0 20 10 20 20z">
          <text:p/>
        </draw:path>
        <draw:path draw:style-name="gr1" draw:text-style-name="P1" draw:layer="layout" svg:width="0.039cm" svg:height="0.038cm" svg:x="11.362cm" svg:y="6.744cm" svg:viewBox="0 0 40 39" svg:d="M40 20c0 11-9 19-20 19s-20-8-20-19c0-10 9-20 20-20s20 10 20 20z">
          <text:p/>
        </draw:path>
        <draw:path draw:style-name="gr1" draw:text-style-name="P1" draw:layer="layout" svg:width="0.039cm" svg:height="0.038cm" svg:x="11.939cm" svg:y="6.744cm" svg:viewBox="0 0 40 39" svg:d="M40 20c0 11-9 19-19 19-12 0-21-8-21-19 0-10 9-20 21-20 10 0 19 10 19 20z">
          <text:p/>
        </draw:path>
        <draw:path draw:style-name="gr1" draw:text-style-name="P1" draw:layer="layout" svg:width="0.038cm" svg:height="0.038cm" svg:x="12.517cm" svg:y="6.744cm" svg:viewBox="0 0 39 39" svg:d="M39 20c0 11-8 19-19 19s-20-8-20-19c0-10 9-20 20-20s19 10 19 20z">
          <text:p/>
        </draw:path>
        <draw:path draw:style-name="gr1" draw:text-style-name="P1" draw:layer="layout" svg:width="0.038cm" svg:height="0.038cm" svg:x="13.094cm" svg:y="6.744cm" svg:viewBox="0 0 39 39" svg:d="M39 20c0 11-9 19-20 19-10 0-19-8-19-19 0-10 9-20 19-20 11 0 20 10 20 20z">
          <text:p/>
        </draw:path>
        <draw:path draw:style-name="gr1" draw:text-style-name="P1" draw:layer="layout" svg:width="0.039cm" svg:height="0.038cm" svg:x="13.671cm" svg:y="6.744cm" svg:viewBox="0 0 40 39" svg:d="M40 20c0 11-9 19-21 19-10 0-19-8-19-19 0-10 9-20 19-20 12 0 21 10 21 20z">
          <text:p/>
        </draw:path>
        <draw:path draw:style-name="gr1" draw:text-style-name="P1" draw:layer="layout" svg:width="0.038cm" svg:height="0.038cm" svg:x="14.249cm" svg:y="6.744cm" svg:viewBox="0 0 39 39" svg:d="M39 20c0 11-9 19-20 19s-19-8-19-19c0-10 8-20 19-20s20 10 20 20z">
          <text:p/>
        </draw:path>
        <draw:path draw:style-name="gr1" draw:text-style-name="P1" draw:layer="layout" svg:width="0.038cm" svg:height="0.038cm" svg:x="14.826cm" svg:y="6.744cm" svg:viewBox="0 0 39 39" svg:d="M39 20c0 11-8 19-19 19-12 0-20-8-20-19 0-10 8-20 20-20 11 0 19 10 19 20z">
          <text:p/>
        </draw:path>
        <draw:path draw:style-name="gr1" draw:text-style-name="P1" draw:layer="layout" svg:width="0.039cm" svg:height="0.038cm" svg:x="15.403cm" svg:y="6.744cm" svg:viewBox="0 0 40 39" svg:d="M40 20c0 11-9 19-20 19-10 0-20-8-20-19 0-10 10-20 20-20 11 0 20 10 20 20z">
          <text:p/>
        </draw:path>
        <draw:path draw:style-name="gr1" draw:text-style-name="P1" draw:layer="layout" svg:width="0.039cm" svg:height="0.038cm" svg:x="15.98cm" svg:y="6.744cm" svg:viewBox="0 0 40 39" svg:d="M40 20c0 11-10 19-20 19-11 0-20-8-20-19 0-10 9-20 20-20 10 0 20 10 20 20z">
          <text:p/>
        </draw:path>
        <draw:path draw:style-name="gr1" draw:text-style-name="P1" draw:layer="layout" svg:width="0.038cm" svg:height="0.038cm" svg:x="16.558cm" svg:y="6.744cm" svg:viewBox="0 0 39 39" svg:d="M39 20c0 11-9 19-20 19s-19-8-19-19c0-10 8-20 19-20s20 10 20 20z">
          <text:p/>
        </draw:path>
        <draw:path draw:style-name="gr1" draw:text-style-name="P1" draw:layer="layout" svg:width="0.038cm" svg:height="0.038cm" svg:x="17.135cm" svg:y="6.744cm" svg:viewBox="0 0 39 39" svg:d="M39 20c0 11-8 19-20 19-11 0-19-8-19-19 0-10 8-20 19-20 12 0 20 10 20 20z">
          <text:p/>
        </draw:path>
        <draw:path draw:style-name="gr1" draw:text-style-name="P1" draw:layer="layout" svg:width="0.039cm" svg:height="0.038cm" svg:x="17.712cm" svg:y="6.744cm" svg:viewBox="0 0 40 39" svg:d="M40 20c0 11-9 19-20 19s-20-8-20-19c0-10 9-20 20-20s20 10 20 20z">
          <text:p/>
        </draw:path>
        <draw:path draw:style-name="gr1" draw:text-style-name="P1" draw:layer="layout" svg:width="0.039cm" svg:height="0.038cm" svg:x="18.289cm" svg:y="6.744cm" svg:viewBox="0 0 40 39" svg:d="M40 20c0 11-9 19-19 19-11 0-21-8-21-19 0-10 10-20 21-20 10 0 19 10 19 20z">
          <text:p/>
        </draw:path>
        <draw:path draw:style-name="gr1" draw:text-style-name="P1" draw:layer="layout" svg:width="0.038cm" svg:height="0.038cm" svg:x="18.867cm" svg:y="6.744cm" svg:viewBox="0 0 39 39" svg:d="M39 20c0 11-9 19-20 19s-19-8-19-19c0-10 8-20 19-20s20 10 20 20z">
          <text:p/>
        </draw:path>
        <draw:path draw:style-name="gr1" draw:text-style-name="P1" draw:layer="layout" svg:width="0.038cm" svg:height="0.038cm" svg:x="19.444cm" svg:y="6.744cm" svg:viewBox="0 0 39 39" svg:d="M39 20c0 11-9 19-20 19-10 0-19-8-19-19 0-10 9-20 19-20 11 0 20 10 20 20z">
          <text:p/>
        </draw:path>
        <draw:path draw:style-name="gr1" draw:text-style-name="P1" draw:layer="layout" svg:width="0.039cm" svg:height="0.038cm" svg:x="20.021cm" svg:y="6.744cm" svg:viewBox="0 0 40 39" svg:d="M40 20c0 11-9 19-21 19-10 0-19-8-19-19 0-10 9-20 19-20 12 0 21 10 21 20z">
          <text:p/>
        </draw:path>
        <draw:path draw:style-name="gr1" draw:text-style-name="P1" draw:layer="layout" svg:width="0.038cm" svg:height="0.038cm" svg:x="20.599cm" svg:y="6.744cm" svg:viewBox="0 0 39 39" svg:d="M39 20c0 11-9 19-19 19-12 0-20-8-20-19 0-10 8-20 20-20 10 0 19 10 19 20z">
          <text:p/>
        </draw:path>
        <draw:path draw:style-name="gr1" draw:text-style-name="P1" draw:layer="layout" svg:width="0.038cm" svg:height="0.038cm" svg:x="21.176cm" svg:y="6.744cm" svg:viewBox="0 0 39 39" svg:d="M39 20c0 11-8 19-19 19-12 0-20-8-20-19 0-10 8-20 20-20 11 0 19 10 19 20z">
          <text:p/>
        </draw:path>
        <draw:path draw:style-name="gr1" draw:text-style-name="P1" draw:layer="layout" svg:width="0.038cm" svg:height="0.039cm" svg:x="-0.183cm" svg:y="7.321cm" svg:viewBox="0 0 39 40" svg:d="M39 19c0 11-8 21-19 21-12 0-20-10-20-21 0-10 8-19 20-19 11 0 19 9 19 19z">
          <text:p/>
        </draw:path>
        <draw:path draw:style-name="gr1" draw:text-style-name="P1" draw:layer="layout" svg:width="0.038cm" svg:height="0.039cm" svg:x="0.394cm" svg:y="7.321cm" svg:viewBox="0 0 39 40" svg:d="M39 19c0 11-8 21-19 21-10 0-20-10-20-21 0-10 10-19 20-19 11 0 19 9 19 19z">
          <text:p/>
        </draw:path>
        <draw:path draw:style-name="gr1" draw:text-style-name="P1" draw:layer="layout" svg:width="0.039cm" svg:height="0.039cm" svg:x="0.971cm" svg:y="7.321cm" svg:viewBox="0 0 40 40" svg:d="M40 19c0 11-10 21-21 21-10 0-19-10-19-21 0-10 9-19 19-19 11 0 21 9 21 19z">
          <text:p/>
        </draw:path>
        <draw:path draw:style-name="gr1" draw:text-style-name="P1" draw:layer="layout" svg:width="0.038cm" svg:height="0.039cm" svg:x="1.549cm" svg:y="7.321cm" svg:viewBox="0 0 39 40" svg:d="M39 19c0 11-9 21-20 21s-19-10-19-21c0-10 8-19 19-19s20 9 20 19z">
          <text:p/>
        </draw:path>
        <draw:path draw:style-name="gr1" draw:text-style-name="P1" draw:layer="layout" svg:width="0.038cm" svg:height="0.039cm" svg:x="2.126cm" svg:y="7.321cm" svg:viewBox="0 0 39 40" svg:d="M39 19c0 11-8 21-20 21-11 0-19-10-19-21 0-10 8-19 19-19 12 0 20 9 20 19z">
          <text:p/>
        </draw:path>
        <draw:path draw:style-name="gr1" draw:text-style-name="P1" draw:layer="layout" svg:width="0.039cm" svg:height="0.039cm" svg:x="2.703cm" svg:y="7.321cm" svg:viewBox="0 0 40 40" svg:d="M40 19c0 11-9 21-20 21s-20-10-20-21c0-10 9-19 20-19s20 9 20 19z">
          <text:p/>
        </draw:path>
        <draw:path draw:style-name="gr1" draw:text-style-name="P1" draw:layer="layout" svg:width="0.039cm" svg:height="0.039cm" svg:x="3.28cm" svg:y="7.321cm" svg:viewBox="0 0 40 40" svg:d="M40 19c0 11-9 21-19 21-11 0-21-10-21-21 0-10 10-19 21-19 10 0 19 9 19 19z">
          <text:p/>
        </draw:path>
        <draw:path draw:style-name="gr1" draw:text-style-name="P1" draw:layer="layout" svg:width="0.038cm" svg:height="0.039cm" svg:x="3.858cm" svg:y="7.321cm" svg:viewBox="0 0 39 40" svg:d="M39 19c0 11-10 21-20 21-11 0-19-10-19-21 0-10 8-19 19-19 10 0 20 9 20 19z">
          <text:p/>
        </draw:path>
        <draw:path draw:style-name="gr1" draw:text-style-name="P1" draw:layer="layout" svg:width="0.038cm" svg:height="0.039cm" svg:x="4.435cm" svg:y="7.321cm" svg:viewBox="0 0 39 40" svg:d="M39 19c0 11-8 21-20 21-11 0-19-10-19-21 0-10 8-19 19-19 12 0 20 9 20 19z">
          <text:p/>
        </draw:path>
        <draw:path draw:style-name="gr1" draw:text-style-name="P1" draw:layer="layout" svg:width="0.039cm" svg:height="0.039cm" svg:x="5.012cm" svg:y="7.321cm" svg:viewBox="0 0 40 40" svg:d="M40 19c0 11-9 21-21 21-10 0-19-10-19-21 0-10 9-19 19-19 12 0 21 9 21 19z">
          <text:p/>
        </draw:path>
        <draw:path draw:style-name="gr1" draw:text-style-name="P1" draw:layer="layout" svg:width="0.039cm" svg:height="0.039cm" svg:x="5.589cm" svg:y="7.321cm" svg:viewBox="0 0 40 40" svg:d="M40 19c0 11-9 21-19 21-12 0-21-10-21-21 0-10 9-19 21-19 10 0 19 9 19 19z">
          <text:p/>
        </draw:path>
        <draw:path draw:style-name="gr1" draw:text-style-name="P1" draw:layer="layout" svg:width="0.038cm" svg:height="0.039cm" svg:x="6.167cm" svg:y="7.321cm" svg:viewBox="0 0 39 40" svg:d="M39 19c0 11-8 21-19 21s-20-10-20-21c0-10 9-19 20-19s19 9 19 19z">
          <text:p/>
        </draw:path>
        <draw:path draw:style-name="gr1" draw:text-style-name="P1" draw:layer="layout" svg:width="0.038cm" svg:height="0.039cm" svg:x="6.744cm" svg:y="7.321cm" svg:viewBox="0 0 39 40" svg:d="M39 19c0 11-8 21-19 21-10 0-20-10-20-21 0-10 10-19 20-19 11 0 19 9 19 19z">
          <text:p/>
        </draw:path>
        <draw:path draw:style-name="gr1" draw:text-style-name="P1" draw:layer="layout" svg:width="0.039cm" svg:height="0.039cm" svg:x="7.321cm" svg:y="7.321cm" svg:viewBox="0 0 40 40" svg:d="M40 19c0 11-10 21-21 21-10 0-19-10-19-21 0-10 9-19 19-19 11 0 21 9 21 19z">
          <text:p/>
        </draw:path>
        <draw:path draw:style-name="gr1" draw:text-style-name="P1" draw:layer="layout" svg:width="0.038cm" svg:height="0.039cm" svg:x="7.899cm" svg:y="7.321cm" svg:viewBox="0 0 39 40" svg:d="M39 19c0 11-9 21-20 21s-19-10-19-21c0-10 8-19 19-19s20 9 20 19z">
          <text:p/>
        </draw:path>
        <draw:path draw:style-name="gr1" draw:text-style-name="P1" draw:layer="layout" svg:width="0.038cm" svg:height="0.039cm" svg:x="8.476cm" svg:y="7.321cm" svg:viewBox="0 0 39 40" svg:d="M39 19c0 11-8 21-19 21-12 0-20-10-20-21 0-10 8-19 20-19 11 0 19 9 19 19z">
          <text:p/>
        </draw:path>
        <draw:path draw:style-name="gr1" draw:text-style-name="P1" draw:layer="layout" svg:width="0.039cm" svg:height="0.039cm" svg:x="9.053cm" svg:y="7.321cm" svg:viewBox="0 0 40 40" svg:d="M40 19c0 11-9 21-20 21s-20-10-20-21c0-10 9-19 20-19s20 9 20 19z">
          <text:p/>
        </draw:path>
        <draw:path draw:style-name="gr1" draw:text-style-name="P1" draw:layer="layout" svg:width="0.039cm" svg:height="0.039cm" svg:x="9.63cm" svg:y="7.321cm" svg:viewBox="0 0 40 40" svg:d="M40 19c0 11-9 21-19 21-11 0-21-10-21-21 0-10 10-19 21-19 10 0 19 9 19 19z">
          <text:p/>
        </draw:path>
        <draw:path draw:style-name="gr1" draw:text-style-name="P1" draw:layer="layout" svg:width="0.038cm" svg:height="0.039cm" svg:x="10.208cm" svg:y="7.321cm" svg:viewBox="0 0 39 40" svg:d="M39 19c0 11-10 21-20 21-11 0-19-10-19-21 0-10 8-19 19-19 10 0 20 9 20 19z">
          <text:p/>
        </draw:path>
        <draw:path draw:style-name="gr1" draw:text-style-name="P1" draw:layer="layout" svg:width="0.038cm" svg:height="0.039cm" svg:x="10.785cm" svg:y="7.321cm" svg:viewBox="0 0 39 40" svg:d="M39 19c0 11-8 21-20 21-11 0-19-10-19-21 0-10 8-19 19-19 12 0 20 9 20 19z">
          <text:p/>
        </draw:path>
        <draw:path draw:style-name="gr1" draw:text-style-name="P1" draw:layer="layout" svg:width="0.039cm" svg:height="0.039cm" svg:x="11.362cm" svg:y="7.321cm" svg:viewBox="0 0 40 40" svg:d="M40 19c0 11-9 21-20 21s-20-10-20-21c0-10 9-19 20-19s20 9 20 19z">
          <text:p/>
        </draw:path>
        <draw:path draw:style-name="gr1" draw:text-style-name="P1" draw:layer="layout" svg:width="0.039cm" svg:height="0.039cm" svg:x="11.939cm" svg:y="7.321cm" svg:viewBox="0 0 40 40" svg:d="M40 19c0 11-9 21-19 21-12 0-21-10-21-21 0-10 9-19 21-19 10 0 19 9 19 19z">
          <text:p/>
        </draw:path>
        <draw:path draw:style-name="gr1" draw:text-style-name="P1" draw:layer="layout" svg:width="0.038cm" svg:height="0.039cm" svg:x="12.517cm" svg:y="7.321cm" svg:viewBox="0 0 39 40" svg:d="M39 19c0 11-8 21-19 21s-20-10-20-21c0-10 9-19 20-19s19 9 19 19z">
          <text:p/>
        </draw:path>
        <draw:path draw:style-name="gr1" draw:text-style-name="P1" draw:layer="layout" svg:width="0.038cm" svg:height="0.039cm" svg:x="13.094cm" svg:y="7.321cm" svg:viewBox="0 0 39 40" svg:d="M39 19c0 11-9 21-20 21-10 0-19-10-19-21 0-10 9-19 19-19 11 0 20 9 20 19z">
          <text:p/>
        </draw:path>
        <draw:path draw:style-name="gr1" draw:text-style-name="P1" draw:layer="layout" svg:width="0.039cm" svg:height="0.039cm" svg:x="13.671cm" svg:y="7.321cm" svg:viewBox="0 0 40 40" svg:d="M40 19c0 11-9 21-21 21-10 0-19-10-19-21 0-10 9-19 19-19 12 0 21 9 21 19z">
          <text:p/>
        </draw:path>
        <draw:path draw:style-name="gr1" draw:text-style-name="P1" draw:layer="layout" svg:width="0.038cm" svg:height="0.039cm" svg:x="14.249cm" svg:y="7.321cm" svg:viewBox="0 0 39 40" svg:d="M39 19c0 11-9 21-20 21s-19-10-19-21c0-10 8-19 19-19s20 9 20 19z">
          <text:p/>
        </draw:path>
        <draw:path draw:style-name="gr1" draw:text-style-name="P1" draw:layer="layout" svg:width="0.038cm" svg:height="0.039cm" svg:x="14.826cm" svg:y="7.321cm" svg:viewBox="0 0 39 40" svg:d="M39 19c0 11-8 21-19 21-12 0-20-10-20-21 0-10 8-19 20-19 11 0 19 9 19 19z">
          <text:p/>
        </draw:path>
        <draw:path draw:style-name="gr1" draw:text-style-name="P1" draw:layer="layout" svg:width="0.039cm" svg:height="0.039cm" svg:x="15.403cm" svg:y="7.321cm" svg:viewBox="0 0 40 40" svg:d="M40 19c0 11-9 21-20 21-10 0-20-10-20-21 0-10 10-19 20-19 11 0 20 9 20 19z">
          <text:p/>
        </draw:path>
        <draw:path draw:style-name="gr1" draw:text-style-name="P1" draw:layer="layout" svg:width="0.039cm" svg:height="0.039cm" svg:x="15.98cm" svg:y="7.321cm" svg:viewBox="0 0 40 40" svg:d="M40 19c0 11-10 21-20 21-11 0-20-10-20-21 0-10 9-19 20-19 10 0 20 9 20 19z">
          <text:p/>
        </draw:path>
        <draw:path draw:style-name="gr1" draw:text-style-name="P1" draw:layer="layout" svg:width="0.038cm" svg:height="0.039cm" svg:x="16.558cm" svg:y="7.321cm" svg:viewBox="0 0 39 40" svg:d="M39 19c0 11-9 21-20 21s-19-10-19-21c0-10 8-19 19-19s20 9 20 19z">
          <text:p/>
        </draw:path>
        <draw:path draw:style-name="gr1" draw:text-style-name="P1" draw:layer="layout" svg:width="0.038cm" svg:height="0.039cm" svg:x="17.135cm" svg:y="7.321cm" svg:viewBox="0 0 39 40" svg:d="M39 19c0 11-8 21-20 21-11 0-19-10-19-21 0-10 8-19 19-19 12 0 20 9 20 19z">
          <text:p/>
        </draw:path>
        <draw:path draw:style-name="gr1" draw:text-style-name="P1" draw:layer="layout" svg:width="0.039cm" svg:height="0.039cm" svg:x="17.712cm" svg:y="7.321cm" svg:viewBox="0 0 40 40" svg:d="M40 19c0 11-9 21-20 21s-20-10-20-21c0-10 9-19 20-19s20 9 20 19z">
          <text:p/>
        </draw:path>
        <draw:path draw:style-name="gr1" draw:text-style-name="P1" draw:layer="layout" svg:width="0.039cm" svg:height="0.039cm" svg:x="18.289cm" svg:y="7.321cm" svg:viewBox="0 0 40 40" svg:d="M40 19c0 11-9 21-19 21-11 0-21-10-21-21 0-10 10-19 21-19 10 0 19 9 19 19z">
          <text:p/>
        </draw:path>
        <draw:path draw:style-name="gr1" draw:text-style-name="P1" draw:layer="layout" svg:width="0.038cm" svg:height="0.039cm" svg:x="18.867cm" svg:y="7.321cm" svg:viewBox="0 0 39 40" svg:d="M39 19c0 11-9 21-20 21s-19-10-19-21c0-10 8-19 19-19s20 9 20 19z">
          <text:p/>
        </draw:path>
        <draw:path draw:style-name="gr1" draw:text-style-name="P1" draw:layer="layout" svg:width="0.038cm" svg:height="0.039cm" svg:x="19.444cm" svg:y="7.321cm" svg:viewBox="0 0 39 40" svg:d="M39 19c0 11-9 21-20 21-10 0-19-10-19-21 0-10 9-19 19-19 11 0 20 9 20 19z">
          <text:p/>
        </draw:path>
        <draw:path draw:style-name="gr1" draw:text-style-name="P1" draw:layer="layout" svg:width="0.039cm" svg:height="0.039cm" svg:x="20.021cm" svg:y="7.321cm" svg:viewBox="0 0 40 40" svg:d="M40 19c0 11-9 21-21 21-10 0-19-10-19-21 0-10 9-19 19-19 12 0 21 9 21 19z">
          <text:p/>
        </draw:path>
        <draw:path draw:style-name="gr1" draw:text-style-name="P1" draw:layer="layout" svg:width="0.038cm" svg:height="0.039cm" svg:x="20.599cm" svg:y="7.321cm" svg:viewBox="0 0 39 40" svg:d="M39 19c0 11-9 21-19 21-12 0-20-10-20-21 0-10 8-19 20-19 10 0 19 9 19 19z">
          <text:p/>
        </draw:path>
        <draw:path draw:style-name="gr1" draw:text-style-name="P1" draw:layer="layout" svg:width="0.038cm" svg:height="0.039cm" svg:x="21.176cm" svg:y="7.321cm" svg:viewBox="0 0 39 40" svg:d="M39 19c0 11-8 21-19 21-12 0-20-10-20-21 0-10 8-19 20-19 11 0 19 9 19 19z">
          <text:p/>
        </draw:path>
        <draw:path draw:style-name="gr1" draw:text-style-name="P1" draw:layer="layout" svg:width="0.038cm" svg:height="0.038cm" svg:x="-0.183cm" svg:y="7.899cm" svg:viewBox="0 0 39 39" svg:d="M39 19c0 11-8 20-19 20-12 0-20-9-20-20s8-19 20-19c11 0 19 8 19 19z">
          <text:p/>
        </draw:path>
        <draw:path draw:style-name="gr1" draw:text-style-name="P1" draw:layer="layout" svg:width="0.038cm" svg:height="0.038cm" svg:x="0.394cm" svg:y="7.899cm" svg:viewBox="0 0 39 39" svg:d="M39 19c0 11-8 20-19 20-10 0-20-9-20-20s10-19 20-19c11 0 19 8 19 19z">
          <text:p/>
        </draw:path>
        <draw:path draw:style-name="gr1" draw:text-style-name="P1" draw:layer="layout" svg:width="0.039cm" svg:height="0.038cm" svg:x="0.971cm" svg:y="7.899cm" svg:viewBox="0 0 40 39" svg:d="M40 19c0 11-10 20-21 20-10 0-19-9-19-20s9-19 19-19c11 0 21 8 21 19z">
          <text:p/>
        </draw:path>
        <draw:path draw:style-name="gr1" draw:text-style-name="P1" draw:layer="layout" svg:width="0.038cm" svg:height="0.038cm" svg:x="1.549cm" svg:y="7.899cm" svg:viewBox="0 0 39 39" svg:d="M39 19c0 11-9 20-20 20s-19-9-19-20 8-19 19-19 20 8 20 19z">
          <text:p/>
        </draw:path>
        <draw:path draw:style-name="gr1" draw:text-style-name="P1" draw:layer="layout" svg:width="0.038cm" svg:height="0.038cm" svg:x="2.126cm" svg:y="7.899cm" svg:viewBox="0 0 39 39" svg:d="M39 19c0 11-8 20-20 20-11 0-19-9-19-20s8-19 19-19c12 0 20 8 20 19z">
          <text:p/>
        </draw:path>
        <draw:path draw:style-name="gr1" draw:text-style-name="P1" draw:layer="layout" svg:width="0.039cm" svg:height="0.038cm" svg:x="2.703cm" svg:y="7.899cm" svg:viewBox="0 0 40 39" svg:d="M40 19c0 11-9 20-20 20s-20-9-20-20 9-19 20-19 20 8 20 19z">
          <text:p/>
        </draw:path>
        <draw:path draw:style-name="gr1" draw:text-style-name="P1" draw:layer="layout" svg:width="0.039cm" svg:height="0.038cm" svg:x="3.28cm" svg:y="7.899cm" svg:viewBox="0 0 40 39" svg:d="M40 19c0 11-9 20-19 20-11 0-21-9-21-20s10-19 21-19c10 0 19 8 19 19z">
          <text:p/>
        </draw:path>
        <draw:path draw:style-name="gr1" draw:text-style-name="P1" draw:layer="layout" svg:width="0.038cm" svg:height="0.038cm" svg:x="3.858cm" svg:y="7.899cm" svg:viewBox="0 0 39 39" svg:d="M39 19c0 11-10 20-20 20-11 0-19-9-19-20s8-19 19-19c10 0 20 8 20 19z">
          <text:p/>
        </draw:path>
        <draw:path draw:style-name="gr1" draw:text-style-name="P1" draw:layer="layout" svg:width="0.038cm" svg:height="0.038cm" svg:x="4.435cm" svg:y="7.899cm" svg:viewBox="0 0 39 39" svg:d="M39 19c0 11-8 20-20 20-11 0-19-9-19-20s8-19 19-19c12 0 20 8 20 19z">
          <text:p/>
        </draw:path>
        <draw:path draw:style-name="gr1" draw:text-style-name="P1" draw:layer="layout" svg:width="0.039cm" svg:height="0.038cm" svg:x="5.012cm" svg:y="7.899cm" svg:viewBox="0 0 40 39" svg:d="M40 19c0 11-9 20-21 20-10 0-19-9-19-20s9-19 19-19c12 0 21 8 21 19z">
          <text:p/>
        </draw:path>
        <draw:path draw:style-name="gr1" draw:text-style-name="P1" draw:layer="layout" svg:width="0.039cm" svg:height="0.038cm" svg:x="5.589cm" svg:y="7.899cm" svg:viewBox="0 0 40 39" svg:d="M40 19c0 11-9 20-19 20-12 0-21-9-21-20s9-19 21-19c10 0 19 8 19 19z">
          <text:p/>
        </draw:path>
        <draw:path draw:style-name="gr1" draw:text-style-name="P1" draw:layer="layout" svg:width="0.038cm" svg:height="0.038cm" svg:x="6.167cm" svg:y="7.899cm" svg:viewBox="0 0 39 39" svg:d="M39 19c0 11-8 20-19 20s-20-9-20-20 9-19 20-19 19 8 19 19z">
          <text:p/>
        </draw:path>
        <draw:path draw:style-name="gr1" draw:text-style-name="P1" draw:layer="layout" svg:width="0.038cm" svg:height="0.038cm" svg:x="6.744cm" svg:y="7.899cm" svg:viewBox="0 0 39 39" svg:d="M39 19c0 11-8 20-19 20-10 0-20-9-20-20s10-19 20-19c11 0 19 8 19 19z">
          <text:p/>
        </draw:path>
        <draw:path draw:style-name="gr1" draw:text-style-name="P1" draw:layer="layout" svg:width="0.039cm" svg:height="0.038cm" svg:x="7.321cm" svg:y="7.899cm" svg:viewBox="0 0 40 39" svg:d="M40 19c0 11-10 20-21 20-10 0-19-9-19-20s9-19 19-19c11 0 21 8 21 19z">
          <text:p/>
        </draw:path>
        <draw:path draw:style-name="gr1" draw:text-style-name="P1" draw:layer="layout" svg:width="0.038cm" svg:height="0.038cm" svg:x="7.899cm" svg:y="7.899cm" svg:viewBox="0 0 39 39" svg:d="M39 19c0 11-9 20-20 20s-19-9-19-20 8-19 19-19 20 8 20 19z">
          <text:p/>
        </draw:path>
        <draw:path draw:style-name="gr1" draw:text-style-name="P1" draw:layer="layout" svg:width="0.038cm" svg:height="0.038cm" svg:x="8.476cm" svg:y="7.899cm" svg:viewBox="0 0 39 39" svg:d="M39 19c0 11-8 20-19 20-12 0-20-9-20-20s8-19 20-19c11 0 19 8 19 19z">
          <text:p/>
        </draw:path>
        <draw:path draw:style-name="gr1" draw:text-style-name="P1" draw:layer="layout" svg:width="0.039cm" svg:height="0.038cm" svg:x="9.053cm" svg:y="7.899cm" svg:viewBox="0 0 40 39" svg:d="M40 19c0 11-9 20-20 20s-20-9-20-20 9-19 20-19 20 8 20 19z">
          <text:p/>
        </draw:path>
        <draw:path draw:style-name="gr1" draw:text-style-name="P1" draw:layer="layout" svg:width="0.039cm" svg:height="0.038cm" svg:x="9.63cm" svg:y="7.899cm" svg:viewBox="0 0 40 39" svg:d="M40 19c0 11-9 20-19 20-11 0-21-9-21-20s10-19 21-19c10 0 19 8 19 19z">
          <text:p/>
        </draw:path>
        <draw:path draw:style-name="gr1" draw:text-style-name="P1" draw:layer="layout" svg:width="0.038cm" svg:height="0.038cm" svg:x="10.208cm" svg:y="7.899cm" svg:viewBox="0 0 39 39" svg:d="M39 19c0 11-10 20-20 20-11 0-19-9-19-20s8-19 19-19c10 0 20 8 20 19z">
          <text:p/>
        </draw:path>
        <draw:path draw:style-name="gr1" draw:text-style-name="P1" draw:layer="layout" svg:width="0.038cm" svg:height="0.038cm" svg:x="10.785cm" svg:y="7.899cm" svg:viewBox="0 0 39 39" svg:d="M39 19c0 11-8 20-20 20-11 0-19-9-19-20s8-19 19-19c12 0 20 8 20 19z">
          <text:p/>
        </draw:path>
        <draw:path draw:style-name="gr1" draw:text-style-name="P1" draw:layer="layout" svg:width="0.039cm" svg:height="0.038cm" svg:x="11.362cm" svg:y="7.899cm" svg:viewBox="0 0 40 39" svg:d="M40 19c0 11-9 20-20 20s-20-9-20-20 9-19 20-19 20 8 20 19z">
          <text:p/>
        </draw:path>
        <draw:path draw:style-name="gr1" draw:text-style-name="P1" draw:layer="layout" svg:width="0.039cm" svg:height="0.038cm" svg:x="11.939cm" svg:y="7.899cm" svg:viewBox="0 0 40 39" svg:d="M40 19c0 11-9 20-19 20-12 0-21-9-21-20s9-19 21-19c10 0 19 8 19 19z">
          <text:p/>
        </draw:path>
        <draw:path draw:style-name="gr1" draw:text-style-name="P1" draw:layer="layout" svg:width="0.038cm" svg:height="0.038cm" svg:x="12.517cm" svg:y="7.899cm" svg:viewBox="0 0 39 39" svg:d="M39 19c0 11-8 20-19 20s-20-9-20-20 9-19 20-19 19 8 19 19z">
          <text:p/>
        </draw:path>
        <draw:path draw:style-name="gr1" draw:text-style-name="P1" draw:layer="layout" svg:width="0.038cm" svg:height="0.038cm" svg:x="13.094cm" svg:y="7.899cm" svg:viewBox="0 0 39 39" svg:d="M39 19c0 11-9 20-20 20-10 0-19-9-19-20s9-19 19-19c11 0 20 8 20 19z">
          <text:p/>
        </draw:path>
        <draw:path draw:style-name="gr1" draw:text-style-name="P1" draw:layer="layout" svg:width="0.039cm" svg:height="0.038cm" svg:x="13.671cm" svg:y="7.899cm" svg:viewBox="0 0 40 39" svg:d="M40 19c0 11-9 20-21 20-10 0-19-9-19-20s9-19 19-19c12 0 21 8 21 19z">
          <text:p/>
        </draw:path>
        <draw:path draw:style-name="gr1" draw:text-style-name="P1" draw:layer="layout" svg:width="0.038cm" svg:height="0.038cm" svg:x="14.249cm" svg:y="7.899cm" svg:viewBox="0 0 39 39" svg:d="M39 19c0 11-9 20-20 20s-19-9-19-20 8-19 19-19 20 8 20 19z">
          <text:p/>
        </draw:path>
        <draw:path draw:style-name="gr1" draw:text-style-name="P1" draw:layer="layout" svg:width="0.038cm" svg:height="0.038cm" svg:x="14.826cm" svg:y="7.899cm" svg:viewBox="0 0 39 39" svg:d="M39 19c0 11-8 20-19 20-12 0-20-9-20-20s8-19 20-19c11 0 19 8 19 19z">
          <text:p/>
        </draw:path>
        <draw:path draw:style-name="gr1" draw:text-style-name="P1" draw:layer="layout" svg:width="0.039cm" svg:height="0.038cm" svg:x="15.403cm" svg:y="7.899cm" svg:viewBox="0 0 40 39" svg:d="M40 19c0 11-9 20-20 20-10 0-20-9-20-20s10-19 20-19c11 0 20 8 20 19z">
          <text:p/>
        </draw:path>
        <draw:path draw:style-name="gr1" draw:text-style-name="P1" draw:layer="layout" svg:width="0.039cm" svg:height="0.038cm" svg:x="15.98cm" svg:y="7.899cm" svg:viewBox="0 0 40 39" svg:d="M40 19c0 11-10 20-20 20-11 0-20-9-20-20s9-19 20-19c10 0 20 8 20 19z">
          <text:p/>
        </draw:path>
        <draw:path draw:style-name="gr1" draw:text-style-name="P1" draw:layer="layout" svg:width="0.038cm" svg:height="0.038cm" svg:x="16.558cm" svg:y="7.899cm" svg:viewBox="0 0 39 39" svg:d="M39 19c0 11-9 20-20 20s-19-9-19-20 8-19 19-19 20 8 20 19z">
          <text:p/>
        </draw:path>
        <draw:path draw:style-name="gr1" draw:text-style-name="P1" draw:layer="layout" svg:width="0.038cm" svg:height="0.038cm" svg:x="17.135cm" svg:y="7.899cm" svg:viewBox="0 0 39 39" svg:d="M39 19c0 11-8 20-20 20-11 0-19-9-19-20s8-19 19-19c12 0 20 8 20 19z">
          <text:p/>
        </draw:path>
        <draw:path draw:style-name="gr1" draw:text-style-name="P1" draw:layer="layout" svg:width="0.039cm" svg:height="0.038cm" svg:x="17.712cm" svg:y="7.899cm" svg:viewBox="0 0 40 39" svg:d="M40 19c0 11-9 20-20 20s-20-9-20-20 9-19 20-19 20 8 20 19z">
          <text:p/>
        </draw:path>
        <draw:path draw:style-name="gr1" draw:text-style-name="P1" draw:layer="layout" svg:width="0.039cm" svg:height="0.038cm" svg:x="18.289cm" svg:y="7.899cm" svg:viewBox="0 0 40 39" svg:d="M40 19c0 11-9 20-19 20-11 0-21-9-21-20s10-19 21-19c10 0 19 8 19 19z">
          <text:p/>
        </draw:path>
        <draw:path draw:style-name="gr1" draw:text-style-name="P1" draw:layer="layout" svg:width="0.038cm" svg:height="0.038cm" svg:x="18.867cm" svg:y="7.899cm" svg:viewBox="0 0 39 39" svg:d="M39 19c0 11-9 20-20 20s-19-9-19-20 8-19 19-19 20 8 20 19z">
          <text:p/>
        </draw:path>
        <draw:path draw:style-name="gr1" draw:text-style-name="P1" draw:layer="layout" svg:width="0.038cm" svg:height="0.038cm" svg:x="19.444cm" svg:y="7.899cm" svg:viewBox="0 0 39 39" svg:d="M39 19c0 11-9 20-20 20-10 0-19-9-19-20s9-19 19-19c11 0 20 8 20 19z">
          <text:p/>
        </draw:path>
        <draw:path draw:style-name="gr1" draw:text-style-name="P1" draw:layer="layout" svg:width="0.039cm" svg:height="0.038cm" svg:x="20.021cm" svg:y="7.899cm" svg:viewBox="0 0 40 39" svg:d="M40 19c0 11-9 20-21 20-10 0-19-9-19-20s9-19 19-19c12 0 21 8 21 19z">
          <text:p/>
        </draw:path>
        <draw:path draw:style-name="gr1" draw:text-style-name="P1" draw:layer="layout" svg:width="0.038cm" svg:height="0.038cm" svg:x="20.599cm" svg:y="7.899cm" svg:viewBox="0 0 39 39" svg:d="M39 19c0 11-9 20-19 20-12 0-20-9-20-20s8-19 20-19c10 0 19 8 19 19z">
          <text:p/>
        </draw:path>
        <draw:path draw:style-name="gr1" draw:text-style-name="P1" draw:layer="layout" svg:width="0.038cm" svg:height="0.038cm" svg:x="21.176cm" svg:y="7.899cm" svg:viewBox="0 0 39 39" svg:d="M39 19c0 11-8 20-19 20-12 0-20-9-20-20s8-19 20-19c11 0 19 8 19 19z">
          <text:p/>
        </draw:path>
        <draw:path draw:style-name="gr1" draw:text-style-name="P1" draw:layer="layout" svg:width="0.038cm" svg:height="0.038cm" svg:x="-0.183cm" svg:y="8.476cm" svg:viewBox="0 0 39 39" svg:d="M39 20c0 11-8 19-19 19-12 0-20-8-20-19 0-12 8-20 20-20 11 0 19 8 19 20z">
          <text:p/>
        </draw:path>
        <draw:path draw:style-name="gr1" draw:text-style-name="P1" draw:layer="layout" svg:width="0.038cm" svg:height="0.038cm" svg:x="0.394cm" svg:y="8.476cm" svg:viewBox="0 0 39 39" svg:d="M39 20c0 11-8 19-19 19-10 0-20-8-20-19 0-12 10-20 20-20 11 0 19 8 19 20z">
          <text:p/>
        </draw:path>
        <draw:path draw:style-name="gr1" draw:text-style-name="P1" draw:layer="layout" svg:width="0.039cm" svg:height="0.038cm" svg:x="0.971cm" svg:y="8.476cm" svg:viewBox="0 0 40 39" svg:d="M40 20c0 11-10 19-21 19-10 0-19-8-19-19 0-12 9-20 19-20 11 0 21 8 21 20z">
          <text:p/>
        </draw:path>
        <draw:path draw:style-name="gr1" draw:text-style-name="P1" draw:layer="layout" svg:width="0.038cm" svg:height="0.038cm" svg:x="1.549cm" svg:y="8.476cm" svg:viewBox="0 0 39 39" svg:d="M39 20c0 11-9 19-20 19s-19-8-19-19c0-12 8-20 19-20s20 8 20 20z">
          <text:p/>
        </draw:path>
        <draw:path draw:style-name="gr1" draw:text-style-name="P1" draw:layer="layout" svg:width="0.038cm" svg:height="0.038cm" svg:x="2.126cm" svg:y="8.476cm" svg:viewBox="0 0 39 39" svg:d="M39 20c0 11-8 19-20 19-11 0-19-8-19-19 0-12 8-20 19-20 12 0 20 8 20 20z">
          <text:p/>
        </draw:path>
        <draw:path draw:style-name="gr1" draw:text-style-name="P1" draw:layer="layout" svg:width="0.039cm" svg:height="0.038cm" svg:x="2.703cm" svg:y="8.476cm" svg:viewBox="0 0 40 39" svg:d="M40 20c0 11-9 19-20 19s-20-8-20-19c0-12 9-20 20-20s20 8 20 20z">
          <text:p/>
        </draw:path>
        <draw:path draw:style-name="gr1" draw:text-style-name="P1" draw:layer="layout" svg:width="0.039cm" svg:height="0.038cm" svg:x="3.28cm" svg:y="8.476cm" svg:viewBox="0 0 40 39" svg:d="M40 20c0 11-9 19-19 19-11 0-21-8-21-19 0-12 10-20 21-20 10 0 19 8 19 20z">
          <text:p/>
        </draw:path>
        <draw:path draw:style-name="gr1" draw:text-style-name="P1" draw:layer="layout" svg:width="0.038cm" svg:height="0.038cm" svg:x="3.858cm" svg:y="8.476cm" svg:viewBox="0 0 39 39" svg:d="M39 20c0 11-10 19-20 19-11 0-19-8-19-19 0-12 8-20 19-20 10 0 20 8 20 20z">
          <text:p/>
        </draw:path>
        <draw:path draw:style-name="gr1" draw:text-style-name="P1" draw:layer="layout" svg:width="0.038cm" svg:height="0.038cm" svg:x="4.435cm" svg:y="8.476cm" svg:viewBox="0 0 39 39" svg:d="M39 20c0 11-8 19-20 19-11 0-19-8-19-19 0-12 8-20 19-20 12 0 20 8 20 20z">
          <text:p/>
        </draw:path>
        <draw:path draw:style-name="gr1" draw:text-style-name="P1" draw:layer="layout" svg:width="0.039cm" svg:height="0.038cm" svg:x="5.012cm" svg:y="8.476cm" svg:viewBox="0 0 40 39" svg:d="M40 20c0 11-9 19-21 19-10 0-19-8-19-19 0-12 9-20 19-20 12 0 21 8 21 20z">
          <text:p/>
        </draw:path>
        <draw:path draw:style-name="gr1" draw:text-style-name="P1" draw:layer="layout" svg:width="0.039cm" svg:height="0.038cm" svg:x="5.589cm" svg:y="8.476cm" svg:viewBox="0 0 40 39" svg:d="M40 20c0 11-9 19-19 19-12 0-21-8-21-19 0-12 9-20 21-20 10 0 19 8 19 20z">
          <text:p/>
        </draw:path>
        <draw:path draw:style-name="gr1" draw:text-style-name="P1" draw:layer="layout" svg:width="0.038cm" svg:height="0.038cm" svg:x="6.167cm" svg:y="8.476cm" svg:viewBox="0 0 39 39" svg:d="M39 20c0 11-8 19-19 19s-20-8-20-19c0-12 9-20 20-20s19 8 19 20z">
          <text:p/>
        </draw:path>
        <draw:path draw:style-name="gr1" draw:text-style-name="P1" draw:layer="layout" svg:width="0.038cm" svg:height="0.038cm" svg:x="6.744cm" svg:y="8.476cm" svg:viewBox="0 0 39 39" svg:d="M39 20c0 11-8 19-19 19-10 0-20-8-20-19 0-12 10-20 20-20 11 0 19 8 19 20z">
          <text:p/>
        </draw:path>
        <draw:path draw:style-name="gr1" draw:text-style-name="P1" draw:layer="layout" svg:width="0.039cm" svg:height="0.038cm" svg:x="7.321cm" svg:y="8.476cm" svg:viewBox="0 0 40 39" svg:d="M40 20c0 11-10 19-21 19-10 0-19-8-19-19 0-12 9-20 19-20 11 0 21 8 21 20z">
          <text:p/>
        </draw:path>
        <draw:path draw:style-name="gr1" draw:text-style-name="P1" draw:layer="layout" svg:width="0.038cm" svg:height="0.038cm" svg:x="7.899cm" svg:y="8.476cm" svg:viewBox="0 0 39 39" svg:d="M39 20c0 11-9 19-20 19s-19-8-19-19c0-12 8-20 19-20s20 8 20 20z">
          <text:p/>
        </draw:path>
        <draw:path draw:style-name="gr1" draw:text-style-name="P1" draw:layer="layout" svg:width="0.038cm" svg:height="0.038cm" svg:x="8.476cm" svg:y="8.476cm" svg:viewBox="0 0 39 39" svg:d="M39 20c0 11-8 19-19 19-12 0-20-8-20-19 0-12 8-20 20-20 11 0 19 8 19 20z">
          <text:p/>
        </draw:path>
        <draw:path draw:style-name="gr1" draw:text-style-name="P1" draw:layer="layout" svg:width="0.039cm" svg:height="0.038cm" svg:x="9.053cm" svg:y="8.476cm" svg:viewBox="0 0 40 39" svg:d="M40 20c0 11-9 19-20 19s-20-8-20-19c0-12 9-20 20-20s20 8 20 20z">
          <text:p/>
        </draw:path>
        <draw:path draw:style-name="gr1" draw:text-style-name="P1" draw:layer="layout" svg:width="0.039cm" svg:height="0.038cm" svg:x="9.63cm" svg:y="8.476cm" svg:viewBox="0 0 40 39" svg:d="M40 20c0 11-9 19-19 19-11 0-21-8-21-19 0-12 10-20 21-20 10 0 19 8 19 20z">
          <text:p/>
        </draw:path>
        <draw:path draw:style-name="gr1" draw:text-style-name="P1" draw:layer="layout" svg:width="0.038cm" svg:height="0.038cm" svg:x="10.208cm" svg:y="8.476cm" svg:viewBox="0 0 39 39" svg:d="M39 20c0 11-10 19-20 19-11 0-19-8-19-19 0-12 8-20 19-20 10 0 20 8 20 20z">
          <text:p/>
        </draw:path>
        <draw:path draw:style-name="gr1" draw:text-style-name="P1" draw:layer="layout" svg:width="0.038cm" svg:height="0.038cm" svg:x="10.785cm" svg:y="8.476cm" svg:viewBox="0 0 39 39" svg:d="M39 20c0 11-8 19-20 19-11 0-19-8-19-19 0-12 8-20 19-20 12 0 20 8 20 20z">
          <text:p/>
        </draw:path>
        <draw:path draw:style-name="gr1" draw:text-style-name="P1" draw:layer="layout" svg:width="0.039cm" svg:height="0.038cm" svg:x="11.362cm" svg:y="8.476cm" svg:viewBox="0 0 40 39" svg:d="M40 20c0 11-9 19-20 19s-20-8-20-19c0-12 9-20 20-20s20 8 20 20z">
          <text:p/>
        </draw:path>
        <draw:path draw:style-name="gr1" draw:text-style-name="P1" draw:layer="layout" svg:width="0.039cm" svg:height="0.038cm" svg:x="11.939cm" svg:y="8.476cm" svg:viewBox="0 0 40 39" svg:d="M40 20c0 11-9 19-19 19-12 0-21-8-21-19 0-12 9-20 21-20 10 0 19 8 19 20z">
          <text:p/>
        </draw:path>
        <draw:path draw:style-name="gr1" draw:text-style-name="P1" draw:layer="layout" svg:width="0.038cm" svg:height="0.038cm" svg:x="12.517cm" svg:y="8.476cm" svg:viewBox="0 0 39 39" svg:d="M39 20c0 11-8 19-19 19s-20-8-20-19c0-12 9-20 20-20s19 8 19 20z">
          <text:p/>
        </draw:path>
        <draw:path draw:style-name="gr1" draw:text-style-name="P1" draw:layer="layout" svg:width="0.038cm" svg:height="0.038cm" svg:x="13.094cm" svg:y="8.476cm" svg:viewBox="0 0 39 39" svg:d="M39 20c0 11-9 19-20 19-10 0-19-8-19-19 0-12 9-20 19-20 11 0 20 8 20 20z">
          <text:p/>
        </draw:path>
        <draw:path draw:style-name="gr1" draw:text-style-name="P1" draw:layer="layout" svg:width="0.039cm" svg:height="0.038cm" svg:x="13.671cm" svg:y="8.476cm" svg:viewBox="0 0 40 39" svg:d="M40 20c0 11-9 19-21 19-10 0-19-8-19-19 0-12 9-20 19-20 12 0 21 8 21 20z">
          <text:p/>
        </draw:path>
        <draw:path draw:style-name="gr1" draw:text-style-name="P1" draw:layer="layout" svg:width="0.038cm" svg:height="0.038cm" svg:x="14.249cm" svg:y="8.476cm" svg:viewBox="0 0 39 39" svg:d="M39 20c0 11-9 19-20 19s-19-8-19-19c0-12 8-20 19-20s20 8 20 20z">
          <text:p/>
        </draw:path>
        <draw:path draw:style-name="gr1" draw:text-style-name="P1" draw:layer="layout" svg:width="0.038cm" svg:height="0.038cm" svg:x="14.826cm" svg:y="8.476cm" svg:viewBox="0 0 39 39" svg:d="M39 20c0 11-8 19-19 19-12 0-20-8-20-19 0-12 8-20 20-20 11 0 19 8 19 20z">
          <text:p/>
        </draw:path>
        <draw:path draw:style-name="gr1" draw:text-style-name="P1" draw:layer="layout" svg:width="0.039cm" svg:height="0.038cm" svg:x="15.403cm" svg:y="8.476cm" svg:viewBox="0 0 40 39" svg:d="M40 20c0 11-9 19-20 19-10 0-20-8-20-19 0-12 10-20 20-20 11 0 20 8 20 20z">
          <text:p/>
        </draw:path>
        <draw:path draw:style-name="gr1" draw:text-style-name="P1" draw:layer="layout" svg:width="0.039cm" svg:height="0.038cm" svg:x="15.98cm" svg:y="8.476cm" svg:viewBox="0 0 40 39" svg:d="M40 20c0 11-10 19-20 19-11 0-20-8-20-19 0-12 9-20 20-20 10 0 20 8 20 20z">
          <text:p/>
        </draw:path>
        <draw:path draw:style-name="gr1" draw:text-style-name="P1" draw:layer="layout" svg:width="0.038cm" svg:height="0.038cm" svg:x="16.558cm" svg:y="8.476cm" svg:viewBox="0 0 39 39" svg:d="M39 20c0 11-9 19-20 19s-19-8-19-19c0-12 8-20 19-20s20 8 20 20z">
          <text:p/>
        </draw:path>
        <draw:path draw:style-name="gr1" draw:text-style-name="P1" draw:layer="layout" svg:width="0.038cm" svg:height="0.038cm" svg:x="17.135cm" svg:y="8.476cm" svg:viewBox="0 0 39 39" svg:d="M39 20c0 11-8 19-20 19-11 0-19-8-19-19 0-12 8-20 19-20 12 0 20 8 20 20z">
          <text:p/>
        </draw:path>
        <draw:path draw:style-name="gr1" draw:text-style-name="P1" draw:layer="layout" svg:width="0.039cm" svg:height="0.038cm" svg:x="17.712cm" svg:y="8.476cm" svg:viewBox="0 0 40 39" svg:d="M40 20c0 11-9 19-20 19s-20-8-20-19c0-12 9-20 20-20s20 8 20 20z">
          <text:p/>
        </draw:path>
        <draw:path draw:style-name="gr1" draw:text-style-name="P1" draw:layer="layout" svg:width="0.039cm" svg:height="0.038cm" svg:x="18.289cm" svg:y="8.476cm" svg:viewBox="0 0 40 39" svg:d="M40 20c0 11-9 19-19 19-11 0-21-8-21-19 0-12 10-20 21-20 10 0 19 8 19 20z">
          <text:p/>
        </draw:path>
        <draw:path draw:style-name="gr1" draw:text-style-name="P1" draw:layer="layout" svg:width="0.038cm" svg:height="0.038cm" svg:x="18.867cm" svg:y="8.476cm" svg:viewBox="0 0 39 39" svg:d="M39 20c0 11-9 19-20 19s-19-8-19-19c0-12 8-20 19-20s20 8 20 20z">
          <text:p/>
        </draw:path>
        <draw:path draw:style-name="gr1" draw:text-style-name="P1" draw:layer="layout" svg:width="0.038cm" svg:height="0.038cm" svg:x="19.444cm" svg:y="8.476cm" svg:viewBox="0 0 39 39" svg:d="M39 20c0 11-9 19-20 19-10 0-19-8-19-19 0-12 9-20 19-20 11 0 20 8 20 20z">
          <text:p/>
        </draw:path>
        <draw:path draw:style-name="gr1" draw:text-style-name="P1" draw:layer="layout" svg:width="0.039cm" svg:height="0.038cm" svg:x="20.021cm" svg:y="8.476cm" svg:viewBox="0 0 40 39" svg:d="M40 20c0 11-9 19-21 19-10 0-19-8-19-19 0-12 9-20 19-20 12 0 21 8 21 20z">
          <text:p/>
        </draw:path>
        <draw:path draw:style-name="gr1" draw:text-style-name="P1" draw:layer="layout" svg:width="0.038cm" svg:height="0.038cm" svg:x="20.599cm" svg:y="8.476cm" svg:viewBox="0 0 39 39" svg:d="M39 20c0 11-9 19-19 19-12 0-20-8-20-19 0-12 8-20 20-20 10 0 19 8 19 20z">
          <text:p/>
        </draw:path>
        <draw:path draw:style-name="gr1" draw:text-style-name="P1" draw:layer="layout" svg:width="0.038cm" svg:height="0.038cm" svg:x="21.176cm" svg:y="8.476cm" svg:viewBox="0 0 39 39" svg:d="M39 20c0 11-8 19-19 19-12 0-20-8-20-19 0-12 8-20 20-20 11 0 19 8 19 20z">
          <text:p/>
        </draw:path>
        <draw:path draw:style-name="gr1" draw:text-style-name="P1" draw:layer="layout" svg:width="0.038cm" svg:height="0.039cm" svg:x="-0.183cm" svg:y="9.053cm" svg:viewBox="0 0 39 40" svg:d="M39 20c0 11-8 20-19 20-12 0-20-9-20-20s8-20 20-20c11 0 19 9 19 20z">
          <text:p/>
        </draw:path>
        <draw:path draw:style-name="gr1" draw:text-style-name="P1" draw:layer="layout" svg:width="0.038cm" svg:height="0.039cm" svg:x="0.394cm" svg:y="9.053cm" svg:viewBox="0 0 39 40" svg:d="M39 20c0 11-8 20-19 20-10 0-20-9-20-20s10-20 20-20c11 0 19 9 19 20z">
          <text:p/>
        </draw:path>
        <draw:path draw:style-name="gr1" draw:text-style-name="P1" draw:layer="layout" svg:width="0.039cm" svg:height="0.039cm" svg:x="0.971cm" svg:y="9.053cm" svg:viewBox="0 0 40 40" svg:d="M40 20c0 11-10 20-21 20-10 0-19-9-19-20s9-20 19-20c11 0 21 9 21 20z">
          <text:p/>
        </draw:path>
        <draw:path draw:style-name="gr1" draw:text-style-name="P1" draw:layer="layout" svg:width="0.038cm" svg:height="0.039cm" svg:x="1.549cm" svg:y="9.053cm" svg:viewBox="0 0 39 40" svg:d="M39 20c0 11-9 20-20 20s-19-9-19-20 8-20 19-20 20 9 20 20z">
          <text:p/>
        </draw:path>
        <draw:path draw:style-name="gr1" draw:text-style-name="P1" draw:layer="layout" svg:width="0.038cm" svg:height="0.039cm" svg:x="2.126cm" svg:y="9.053cm" svg:viewBox="0 0 39 40" svg:d="M39 20c0 11-8 20-20 20-11 0-19-9-19-20s8-20 19-20c12 0 20 9 20 20z">
          <text:p/>
        </draw:path>
        <draw:path draw:style-name="gr1" draw:text-style-name="P1" draw:layer="layout" svg:width="0.039cm" svg:height="0.039cm" svg:x="2.703cm" svg:y="9.053cm" svg:viewBox="0 0 40 40" svg:d="M40 20c0 11-9 20-20 20s-20-9-20-20 9-20 20-20 20 9 20 20z">
          <text:p/>
        </draw:path>
        <draw:path draw:style-name="gr1" draw:text-style-name="P1" draw:layer="layout" svg:width="0.039cm" svg:height="0.039cm" svg:x="3.28cm" svg:y="9.053cm" svg:viewBox="0 0 40 40" svg:d="M40 20c0 11-9 20-19 20-11 0-21-9-21-20s10-20 21-20c10 0 19 9 19 20z">
          <text:p/>
        </draw:path>
        <draw:path draw:style-name="gr1" draw:text-style-name="P1" draw:layer="layout" svg:width="0.038cm" svg:height="0.039cm" svg:x="3.858cm" svg:y="9.053cm" svg:viewBox="0 0 39 40" svg:d="M39 20c0 11-10 20-20 20-11 0-19-9-19-20s8-20 19-20c10 0 20 9 20 20z">
          <text:p/>
        </draw:path>
        <draw:path draw:style-name="gr1" draw:text-style-name="P1" draw:layer="layout" svg:width="0.038cm" svg:height="0.039cm" svg:x="4.435cm" svg:y="9.053cm" svg:viewBox="0 0 39 40" svg:d="M39 20c0 11-8 20-20 20-11 0-19-9-19-20s8-20 19-20c12 0 20 9 20 20z">
          <text:p/>
        </draw:path>
        <draw:path draw:style-name="gr1" draw:text-style-name="P1" draw:layer="layout" svg:width="0.039cm" svg:height="0.039cm" svg:x="5.012cm" svg:y="9.053cm" svg:viewBox="0 0 40 40" svg:d="M40 20c0 11-9 20-21 20-10 0-19-9-19-20s9-20 19-20c12 0 21 9 21 20z">
          <text:p/>
        </draw:path>
        <draw:path draw:style-name="gr1" draw:text-style-name="P1" draw:layer="layout" svg:width="0.039cm" svg:height="0.039cm" svg:x="5.589cm" svg:y="9.053cm" svg:viewBox="0 0 40 40" svg:d="M40 20c0 11-9 20-19 20-12 0-21-9-21-20s9-20 21-20c10 0 19 9 19 20z">
          <text:p/>
        </draw:path>
        <draw:path draw:style-name="gr1" draw:text-style-name="P1" draw:layer="layout" svg:width="0.038cm" svg:height="0.039cm" svg:x="6.167cm" svg:y="9.053cm" svg:viewBox="0 0 39 40" svg:d="M39 20c0 11-8 20-19 20s-20-9-20-20 9-20 20-20 19 9 19 20z">
          <text:p/>
        </draw:path>
        <draw:path draw:style-name="gr1" draw:text-style-name="P1" draw:layer="layout" svg:width="0.038cm" svg:height="0.039cm" svg:x="6.744cm" svg:y="9.053cm" svg:viewBox="0 0 39 40" svg:d="M39 20c0 11-8 20-19 20-10 0-20-9-20-20s10-20 20-20c11 0 19 9 19 20z">
          <text:p/>
        </draw:path>
        <draw:path draw:style-name="gr1" draw:text-style-name="P1" draw:layer="layout" svg:width="0.039cm" svg:height="0.039cm" svg:x="7.321cm" svg:y="9.053cm" svg:viewBox="0 0 40 40" svg:d="M40 20c0 11-10 20-21 20-10 0-19-9-19-20s9-20 19-20c11 0 21 9 21 20z">
          <text:p/>
        </draw:path>
        <draw:path draw:style-name="gr1" draw:text-style-name="P1" draw:layer="layout" svg:width="0.038cm" svg:height="0.039cm" svg:x="7.899cm" svg:y="9.053cm" svg:viewBox="0 0 39 40" svg:d="M39 20c0 11-9 20-20 20s-19-9-19-20 8-20 19-20 20 9 20 20z">
          <text:p/>
        </draw:path>
        <draw:path draw:style-name="gr1" draw:text-style-name="P1" draw:layer="layout" svg:width="0.038cm" svg:height="0.039cm" svg:x="8.476cm" svg:y="9.053cm" svg:viewBox="0 0 39 40" svg:d="M39 20c0 11-8 20-19 20-12 0-20-9-20-20s8-20 20-20c11 0 19 9 19 20z">
          <text:p/>
        </draw:path>
        <draw:path draw:style-name="gr1" draw:text-style-name="P1" draw:layer="layout" svg:width="0.039cm" svg:height="0.039cm" svg:x="9.053cm" svg:y="9.053cm" svg:viewBox="0 0 40 40" svg:d="M40 20c0 11-9 20-20 20s-20-9-20-20 9-20 20-20 20 9 20 20z">
          <text:p/>
        </draw:path>
        <draw:path draw:style-name="gr1" draw:text-style-name="P1" draw:layer="layout" svg:width="0.039cm" svg:height="0.039cm" svg:x="9.63cm" svg:y="9.053cm" svg:viewBox="0 0 40 40" svg:d="M40 20c0 11-9 20-19 20-11 0-21-9-21-20s10-20 21-20c10 0 19 9 19 20z">
          <text:p/>
        </draw:path>
        <draw:path draw:style-name="gr1" draw:text-style-name="P1" draw:layer="layout" svg:width="0.038cm" svg:height="0.039cm" svg:x="10.208cm" svg:y="9.053cm" svg:viewBox="0 0 39 40" svg:d="M39 20c0 11-10 20-20 20-11 0-19-9-19-20s8-20 19-20c10 0 20 9 20 20z">
          <text:p/>
        </draw:path>
        <draw:path draw:style-name="gr1" draw:text-style-name="P1" draw:layer="layout" svg:width="0.038cm" svg:height="0.039cm" svg:x="10.785cm" svg:y="9.053cm" svg:viewBox="0 0 39 40" svg:d="M39 20c0 11-8 20-20 20-11 0-19-9-19-20s8-20 19-20c12 0 20 9 20 20z">
          <text:p/>
        </draw:path>
        <draw:path draw:style-name="gr1" draw:text-style-name="P1" draw:layer="layout" svg:width="0.039cm" svg:height="0.039cm" svg:x="11.362cm" svg:y="9.053cm" svg:viewBox="0 0 40 40" svg:d="M40 20c0 11-9 20-20 20s-20-9-20-20 9-20 20-20 20 9 20 20z">
          <text:p/>
        </draw:path>
        <draw:path draw:style-name="gr1" draw:text-style-name="P1" draw:layer="layout" svg:width="0.039cm" svg:height="0.039cm" svg:x="11.939cm" svg:y="9.053cm" svg:viewBox="0 0 40 40" svg:d="M40 20c0 11-9 20-19 20-12 0-21-9-21-20s9-20 21-20c10 0 19 9 19 20z">
          <text:p/>
        </draw:path>
        <draw:path draw:style-name="gr1" draw:text-style-name="P1" draw:layer="layout" svg:width="0.038cm" svg:height="0.039cm" svg:x="12.517cm" svg:y="9.053cm" svg:viewBox="0 0 39 40" svg:d="M39 20c0 11-8 20-19 20s-20-9-20-20 9-20 20-20 19 9 19 20z">
          <text:p/>
        </draw:path>
        <draw:path draw:style-name="gr1" draw:text-style-name="P1" draw:layer="layout" svg:width="0.038cm" svg:height="0.039cm" svg:x="13.094cm" svg:y="9.053cm" svg:viewBox="0 0 39 40" svg:d="M39 20c0 11-9 20-20 20-10 0-19-9-19-20s9-20 19-20c11 0 20 9 20 20z">
          <text:p/>
        </draw:path>
        <draw:path draw:style-name="gr1" draw:text-style-name="P1" draw:layer="layout" svg:width="0.039cm" svg:height="0.039cm" svg:x="13.671cm" svg:y="9.053cm" svg:viewBox="0 0 40 40" svg:d="M40 20c0 11-9 20-21 20-10 0-19-9-19-20s9-20 19-20c12 0 21 9 21 20z">
          <text:p/>
        </draw:path>
        <draw:path draw:style-name="gr1" draw:text-style-name="P1" draw:layer="layout" svg:width="0.038cm" svg:height="0.039cm" svg:x="14.249cm" svg:y="9.053cm" svg:viewBox="0 0 39 40" svg:d="M39 20c0 11-9 20-20 20s-19-9-19-20 8-20 19-20 20 9 20 20z">
          <text:p/>
        </draw:path>
        <draw:path draw:style-name="gr1" draw:text-style-name="P1" draw:layer="layout" svg:width="0.038cm" svg:height="0.039cm" svg:x="14.826cm" svg:y="9.053cm" svg:viewBox="0 0 39 40" svg:d="M39 20c0 11-8 20-19 20-12 0-20-9-20-20s8-20 20-20c11 0 19 9 19 20z">
          <text:p/>
        </draw:path>
        <draw:path draw:style-name="gr1" draw:text-style-name="P1" draw:layer="layout" svg:width="0.039cm" svg:height="0.039cm" svg:x="15.403cm" svg:y="9.053cm" svg:viewBox="0 0 40 40" svg:d="M40 20c0 11-9 20-20 20-10 0-20-9-20-20s10-20 20-20c11 0 20 9 20 20z">
          <text:p/>
        </draw:path>
        <draw:path draw:style-name="gr1" draw:text-style-name="P1" draw:layer="layout" svg:width="0.039cm" svg:height="0.039cm" svg:x="15.98cm" svg:y="9.053cm" svg:viewBox="0 0 40 40" svg:d="M40 20c0 11-10 20-20 20-11 0-20-9-20-20s9-20 20-20c10 0 20 9 20 20z">
          <text:p/>
        </draw:path>
        <draw:path draw:style-name="gr1" draw:text-style-name="P1" draw:layer="layout" svg:width="0.038cm" svg:height="0.039cm" svg:x="16.558cm" svg:y="9.053cm" svg:viewBox="0 0 39 40" svg:d="M39 20c0 11-9 20-20 20s-19-9-19-20 8-20 19-20 20 9 20 20z">
          <text:p/>
        </draw:path>
        <draw:path draw:style-name="gr1" draw:text-style-name="P1" draw:layer="layout" svg:width="0.038cm" svg:height="0.039cm" svg:x="17.135cm" svg:y="9.053cm" svg:viewBox="0 0 39 40" svg:d="M39 20c0 11-8 20-20 20-11 0-19-9-19-20s8-20 19-20c12 0 20 9 20 20z">
          <text:p/>
        </draw:path>
        <draw:path draw:style-name="gr1" draw:text-style-name="P1" draw:layer="layout" svg:width="0.039cm" svg:height="0.039cm" svg:x="17.712cm" svg:y="9.053cm" svg:viewBox="0 0 40 40" svg:d="M40 20c0 11-9 20-20 20s-20-9-20-20 9-20 20-20 20 9 20 20z">
          <text:p/>
        </draw:path>
        <draw:path draw:style-name="gr1" draw:text-style-name="P1" draw:layer="layout" svg:width="0.039cm" svg:height="0.039cm" svg:x="18.289cm" svg:y="9.053cm" svg:viewBox="0 0 40 40" svg:d="M40 20c0 11-9 20-19 20-11 0-21-9-21-20s10-20 21-20c10 0 19 9 19 20z">
          <text:p/>
        </draw:path>
        <draw:path draw:style-name="gr1" draw:text-style-name="P1" draw:layer="layout" svg:width="0.038cm" svg:height="0.039cm" svg:x="18.867cm" svg:y="9.053cm" svg:viewBox="0 0 39 40" svg:d="M39 20c0 11-9 20-20 20s-19-9-19-20 8-20 19-20 20 9 20 20z">
          <text:p/>
        </draw:path>
        <draw:path draw:style-name="gr1" draw:text-style-name="P1" draw:layer="layout" svg:width="0.038cm" svg:height="0.039cm" svg:x="19.444cm" svg:y="9.053cm" svg:viewBox="0 0 39 40" svg:d="M39 20c0 11-9 20-20 20-10 0-19-9-19-20s9-20 19-20c11 0 20 9 20 20z">
          <text:p/>
        </draw:path>
        <draw:path draw:style-name="gr1" draw:text-style-name="P1" draw:layer="layout" svg:width="0.039cm" svg:height="0.039cm" svg:x="20.021cm" svg:y="9.053cm" svg:viewBox="0 0 40 40" svg:d="M40 20c0 11-9 20-21 20-10 0-19-9-19-20s9-20 19-20c12 0 21 9 21 20z">
          <text:p/>
        </draw:path>
        <draw:path draw:style-name="gr1" draw:text-style-name="P1" draw:layer="layout" svg:width="0.038cm" svg:height="0.039cm" svg:x="20.599cm" svg:y="9.053cm" svg:viewBox="0 0 39 40" svg:d="M39 20c0 11-9 20-19 20-12 0-20-9-20-20s8-20 20-20c10 0 19 9 19 20z">
          <text:p/>
        </draw:path>
        <draw:path draw:style-name="gr1" draw:text-style-name="P1" draw:layer="layout" svg:width="0.038cm" svg:height="0.039cm" svg:x="21.176cm" svg:y="9.053cm" svg:viewBox="0 0 39 40" svg:d="M39 20c0 11-8 20-19 20-12 0-20-9-20-20s8-20 20-20c11 0 19 9 19 20z">
          <text:p/>
        </draw:path>
        <draw:path draw:style-name="gr1" draw:text-style-name="P1" draw:layer="layout" svg:width="0.038cm" svg:height="0.039cm" svg:x="-0.183cm" svg:y="9.63cm" svg:viewBox="0 0 39 40" svg:d="M39 21c0 10-8 19-19 19-12 0-20-9-20-19 0-11 8-21 20-21 11 0 19 10 19 21z">
          <text:p/>
        </draw:path>
        <draw:path draw:style-name="gr1" draw:text-style-name="P1" draw:layer="layout" svg:width="0.038cm" svg:height="0.039cm" svg:x="0.394cm" svg:y="9.63cm" svg:viewBox="0 0 39 40" svg:d="M39 21c0 10-8 19-19 19-10 0-20-9-20-19 0-11 10-21 20-21 11 0 19 10 19 21z">
          <text:p/>
        </draw:path>
        <draw:path draw:style-name="gr1" draw:text-style-name="P1" draw:layer="layout" svg:width="0.039cm" svg:height="0.039cm" svg:x="0.971cm" svg:y="9.63cm" svg:viewBox="0 0 40 40" svg:d="M40 21c0 10-10 19-21 19-10 0-19-9-19-19 0-11 9-21 19-21 11 0 21 10 21 21z">
          <text:p/>
        </draw:path>
        <draw:path draw:style-name="gr1" draw:text-style-name="P1" draw:layer="layout" svg:width="0.038cm" svg:height="0.039cm" svg:x="1.549cm" svg:y="9.63cm" svg:viewBox="0 0 39 40" svg:d="M39 21c0 10-9 19-20 19s-19-9-19-19c0-11 8-21 19-21s20 10 20 21z">
          <text:p/>
        </draw:path>
        <draw:path draw:style-name="gr1" draw:text-style-name="P1" draw:layer="layout" svg:width="0.038cm" svg:height="0.039cm" svg:x="2.126cm" svg:y="9.63cm" svg:viewBox="0 0 39 40" svg:d="M39 21c0 10-8 19-20 19-11 0-19-9-19-19 0-11 8-21 19-21 12 0 20 10 20 21z">
          <text:p/>
        </draw:path>
        <draw:path draw:style-name="gr1" draw:text-style-name="P1" draw:layer="layout" svg:width="0.039cm" svg:height="0.039cm" svg:x="2.703cm" svg:y="9.63cm" svg:viewBox="0 0 40 40" svg:d="M40 21c0 10-9 19-20 19s-20-9-20-19c0-11 9-21 20-21s20 10 20 21z">
          <text:p/>
        </draw:path>
        <draw:path draw:style-name="gr1" draw:text-style-name="P1" draw:layer="layout" svg:width="0.039cm" svg:height="0.039cm" svg:x="3.28cm" svg:y="9.63cm" svg:viewBox="0 0 40 40" svg:d="M40 21c0 10-9 19-19 19-11 0-21-9-21-19 0-11 10-21 21-21 10 0 19 10 19 21z">
          <text:p/>
        </draw:path>
        <draw:path draw:style-name="gr1" draw:text-style-name="P1" draw:layer="layout" svg:width="0.038cm" svg:height="0.039cm" svg:x="3.858cm" svg:y="9.63cm" svg:viewBox="0 0 39 40" svg:d="M39 21c0 10-10 19-20 19-11 0-19-9-19-19 0-11 8-21 19-21 10 0 20 10 20 21z">
          <text:p/>
        </draw:path>
        <draw:path draw:style-name="gr1" draw:text-style-name="P1" draw:layer="layout" svg:width="0.038cm" svg:height="0.039cm" svg:x="4.435cm" svg:y="9.63cm" svg:viewBox="0 0 39 40" svg:d="M39 21c0 10-8 19-20 19-11 0-19-9-19-19 0-11 8-21 19-21 12 0 20 10 20 21z">
          <text:p/>
        </draw:path>
        <draw:path draw:style-name="gr1" draw:text-style-name="P1" draw:layer="layout" svg:width="0.039cm" svg:height="0.039cm" svg:x="5.012cm" svg:y="9.63cm" svg:viewBox="0 0 40 40" svg:d="M40 21c0 10-9 19-21 19-10 0-19-9-19-19 0-11 9-21 19-21 12 0 21 10 21 21z">
          <text:p/>
        </draw:path>
        <draw:path draw:style-name="gr1" draw:text-style-name="P1" draw:layer="layout" svg:width="0.039cm" svg:height="0.039cm" svg:x="5.589cm" svg:y="9.63cm" svg:viewBox="0 0 40 40" svg:d="M40 21c0 10-9 19-19 19-12 0-21-9-21-19 0-11 9-21 21-21 10 0 19 10 19 21z">
          <text:p/>
        </draw:path>
        <draw:path draw:style-name="gr1" draw:text-style-name="P1" draw:layer="layout" svg:width="0.038cm" svg:height="0.039cm" svg:x="6.167cm" svg:y="9.63cm" svg:viewBox="0 0 39 40" svg:d="M39 21c0 10-8 19-19 19s-20-9-20-19c0-11 9-21 20-21s19 10 19 21z">
          <text:p/>
        </draw:path>
        <draw:path draw:style-name="gr1" draw:text-style-name="P1" draw:layer="layout" svg:width="0.038cm" svg:height="0.039cm" svg:x="6.744cm" svg:y="9.63cm" svg:viewBox="0 0 39 40" svg:d="M39 21c0 10-8 19-19 19-10 0-20-9-20-19 0-11 10-21 20-21 11 0 19 10 19 21z">
          <text:p/>
        </draw:path>
        <draw:path draw:style-name="gr1" draw:text-style-name="P1" draw:layer="layout" svg:width="0.039cm" svg:height="0.039cm" svg:x="7.321cm" svg:y="9.63cm" svg:viewBox="0 0 40 40" svg:d="M40 21c0 10-10 19-21 19-10 0-19-9-19-19 0-11 9-21 19-21 11 0 21 10 21 21z">
          <text:p/>
        </draw:path>
        <draw:path draw:style-name="gr1" draw:text-style-name="P1" draw:layer="layout" svg:width="0.038cm" svg:height="0.039cm" svg:x="7.899cm" svg:y="9.63cm" svg:viewBox="0 0 39 40" svg:d="M39 21c0 10-9 19-20 19s-19-9-19-19c0-11 8-21 19-21s20 10 20 21z">
          <text:p/>
        </draw:path>
        <draw:path draw:style-name="gr1" draw:text-style-name="P1" draw:layer="layout" svg:width="0.038cm" svg:height="0.039cm" svg:x="8.476cm" svg:y="9.63cm" svg:viewBox="0 0 39 40" svg:d="M39 21c0 10-8 19-19 19-12 0-20-9-20-19 0-11 8-21 20-21 11 0 19 10 19 21z">
          <text:p/>
        </draw:path>
        <draw:path draw:style-name="gr1" draw:text-style-name="P1" draw:layer="layout" svg:width="0.039cm" svg:height="0.039cm" svg:x="9.053cm" svg:y="9.63cm" svg:viewBox="0 0 40 40" svg:d="M40 21c0 10-9 19-20 19s-20-9-20-19c0-11 9-21 20-21s20 10 20 21z">
          <text:p/>
        </draw:path>
        <draw:path draw:style-name="gr1" draw:text-style-name="P1" draw:layer="layout" svg:width="0.039cm" svg:height="0.039cm" svg:x="9.63cm" svg:y="9.63cm" svg:viewBox="0 0 40 40" svg:d="M40 21c0 10-9 19-19 19-11 0-21-9-21-19 0-11 10-21 21-21 10 0 19 10 19 21z">
          <text:p/>
        </draw:path>
        <draw:path draw:style-name="gr1" draw:text-style-name="P1" draw:layer="layout" svg:width="0.038cm" svg:height="0.039cm" svg:x="10.208cm" svg:y="9.63cm" svg:viewBox="0 0 39 40" svg:d="M39 21c0 10-10 19-20 19-11 0-19-9-19-19 0-11 8-21 19-21 10 0 20 10 20 21z">
          <text:p/>
        </draw:path>
        <draw:path draw:style-name="gr1" draw:text-style-name="P1" draw:layer="layout" svg:width="0.038cm" svg:height="0.039cm" svg:x="10.785cm" svg:y="9.63cm" svg:viewBox="0 0 39 40" svg:d="M39 21c0 10-8 19-20 19-11 0-19-9-19-19 0-11 8-21 19-21 12 0 20 10 20 21z">
          <text:p/>
        </draw:path>
        <draw:path draw:style-name="gr1" draw:text-style-name="P1" draw:layer="layout" svg:width="0.039cm" svg:height="0.039cm" svg:x="11.362cm" svg:y="9.63cm" svg:viewBox="0 0 40 40" svg:d="M40 21c0 10-9 19-20 19s-20-9-20-19c0-11 9-21 20-21s20 10 20 21z">
          <text:p/>
        </draw:path>
        <draw:path draw:style-name="gr1" draw:text-style-name="P1" draw:layer="layout" svg:width="0.039cm" svg:height="0.039cm" svg:x="11.939cm" svg:y="9.63cm" svg:viewBox="0 0 40 40" svg:d="M40 21c0 10-9 19-19 19-12 0-21-9-21-19 0-11 9-21 21-21 10 0 19 10 19 21z">
          <text:p/>
        </draw:path>
        <draw:path draw:style-name="gr1" draw:text-style-name="P1" draw:layer="layout" svg:width="0.038cm" svg:height="0.039cm" svg:x="12.517cm" svg:y="9.63cm" svg:viewBox="0 0 39 40" svg:d="M39 21c0 10-8 19-19 19s-20-9-20-19c0-11 9-21 20-21s19 10 19 21z">
          <text:p/>
        </draw:path>
        <draw:path draw:style-name="gr1" draw:text-style-name="P1" draw:layer="layout" svg:width="0.038cm" svg:height="0.039cm" svg:x="13.094cm" svg:y="9.63cm" svg:viewBox="0 0 39 40" svg:d="M39 21c0 10-9 19-20 19-10 0-19-9-19-19 0-11 9-21 19-21 11 0 20 10 20 21z">
          <text:p/>
        </draw:path>
        <draw:path draw:style-name="gr1" draw:text-style-name="P1" draw:layer="layout" svg:width="0.039cm" svg:height="0.039cm" svg:x="13.671cm" svg:y="9.63cm" svg:viewBox="0 0 40 40" svg:d="M40 21c0 10-9 19-21 19-10 0-19-9-19-19 0-11 9-21 19-21 12 0 21 10 21 21z">
          <text:p/>
        </draw:path>
        <draw:path draw:style-name="gr1" draw:text-style-name="P1" draw:layer="layout" svg:width="0.038cm" svg:height="0.039cm" svg:x="14.249cm" svg:y="9.63cm" svg:viewBox="0 0 39 40" svg:d="M39 21c0 10-9 19-20 19s-19-9-19-19c0-11 8-21 19-21s20 10 20 21z">
          <text:p/>
        </draw:path>
        <draw:path draw:style-name="gr1" draw:text-style-name="P1" draw:layer="layout" svg:width="0.038cm" svg:height="0.039cm" svg:x="14.826cm" svg:y="9.63cm" svg:viewBox="0 0 39 40" svg:d="M39 21c0 10-8 19-19 19-12 0-20-9-20-19 0-11 8-21 20-21 11 0 19 10 19 21z">
          <text:p/>
        </draw:path>
        <draw:path draw:style-name="gr1" draw:text-style-name="P1" draw:layer="layout" svg:width="0.039cm" svg:height="0.039cm" svg:x="15.403cm" svg:y="9.63cm" svg:viewBox="0 0 40 40" svg:d="M40 21c0 10-9 19-20 19-10 0-20-9-20-19 0-11 10-21 20-21 11 0 20 10 20 21z">
          <text:p/>
        </draw:path>
        <draw:path draw:style-name="gr1" draw:text-style-name="P1" draw:layer="layout" svg:width="0.039cm" svg:height="0.039cm" svg:x="15.98cm" svg:y="9.63cm" svg:viewBox="0 0 40 40" svg:d="M40 21c0 10-10 19-20 19-11 0-20-9-20-19 0-11 9-21 20-21 10 0 20 10 20 21z">
          <text:p/>
        </draw:path>
        <draw:path draw:style-name="gr1" draw:text-style-name="P1" draw:layer="layout" svg:width="0.038cm" svg:height="0.039cm" svg:x="16.558cm" svg:y="9.63cm" svg:viewBox="0 0 39 40" svg:d="M39 21c0 10-9 19-20 19s-19-9-19-19c0-11 8-21 19-21s20 10 20 21z">
          <text:p/>
        </draw:path>
        <draw:path draw:style-name="gr1" draw:text-style-name="P1" draw:layer="layout" svg:width="0.038cm" svg:height="0.039cm" svg:x="17.135cm" svg:y="9.63cm" svg:viewBox="0 0 39 40" svg:d="M39 21c0 10-8 19-20 19-11 0-19-9-19-19 0-11 8-21 19-21 12 0 20 10 20 21z">
          <text:p/>
        </draw:path>
        <draw:path draw:style-name="gr1" draw:text-style-name="P1" draw:layer="layout" svg:width="0.039cm" svg:height="0.039cm" svg:x="17.712cm" svg:y="9.63cm" svg:viewBox="0 0 40 40" svg:d="M40 21c0 10-9 19-20 19s-20-9-20-19c0-11 9-21 20-21s20 10 20 21z">
          <text:p/>
        </draw:path>
        <draw:path draw:style-name="gr1" draw:text-style-name="P1" draw:layer="layout" svg:width="0.039cm" svg:height="0.039cm" svg:x="18.289cm" svg:y="9.63cm" svg:viewBox="0 0 40 40" svg:d="M40 21c0 10-9 19-19 19-11 0-21-9-21-19 0-11 10-21 21-21 10 0 19 10 19 21z">
          <text:p/>
        </draw:path>
        <draw:path draw:style-name="gr1" draw:text-style-name="P1" draw:layer="layout" svg:width="0.038cm" svg:height="0.039cm" svg:x="18.867cm" svg:y="9.63cm" svg:viewBox="0 0 39 40" svg:d="M39 21c0 10-9 19-20 19s-19-9-19-19c0-11 8-21 19-21s20 10 20 21z">
          <text:p/>
        </draw:path>
        <draw:path draw:style-name="gr1" draw:text-style-name="P1" draw:layer="layout" svg:width="0.038cm" svg:height="0.039cm" svg:x="19.444cm" svg:y="9.63cm" svg:viewBox="0 0 39 40" svg:d="M39 21c0 10-9 19-20 19-10 0-19-9-19-19 0-11 9-21 19-21 11 0 20 10 20 21z">
          <text:p/>
        </draw:path>
        <draw:path draw:style-name="gr1" draw:text-style-name="P1" draw:layer="layout" svg:width="0.039cm" svg:height="0.039cm" svg:x="20.021cm" svg:y="9.63cm" svg:viewBox="0 0 40 40" svg:d="M40 21c0 10-9 19-21 19-10 0-19-9-19-19 0-11 9-21 19-21 12 0 21 10 21 21z">
          <text:p/>
        </draw:path>
        <draw:path draw:style-name="gr1" draw:text-style-name="P1" draw:layer="layout" svg:width="0.038cm" svg:height="0.039cm" svg:x="20.599cm" svg:y="9.63cm" svg:viewBox="0 0 39 40" svg:d="M39 21c0 10-9 19-19 19-12 0-20-9-20-19 0-11 8-21 20-21 10 0 19 10 19 21z">
          <text:p/>
        </draw:path>
        <draw:path draw:style-name="gr1" draw:text-style-name="P1" draw:layer="layout" svg:width="0.038cm" svg:height="0.039cm" svg:x="21.176cm" svg:y="9.63cm" svg:viewBox="0 0 39 40" svg:d="M39 21c0 10-8 19-19 19-12 0-20-9-20-19 0-11 8-21 20-21 11 0 19 10 19 21z">
          <text:p/>
        </draw:path>
        <draw:path draw:style-name="gr1" draw:text-style-name="P1" draw:layer="layout" svg:width="0.038cm" svg:height="0.038cm" svg:x="-0.183cm" svg:y="10.208cm" svg:viewBox="0 0 39 39" svg:d="M39 19c0 10-8 20-19 20-12 0-20-10-20-20 0-11 8-19 20-19 11 0 19 8 19 19z">
          <text:p/>
        </draw:path>
        <draw:path draw:style-name="gr1" draw:text-style-name="P1" draw:layer="layout" svg:width="0.038cm" svg:height="0.038cm" svg:x="0.394cm" svg:y="10.208cm" svg:viewBox="0 0 39 39" svg:d="M39 19c0 10-8 20-19 20-10 0-20-10-20-20 0-11 10-19 20-19 11 0 19 8 19 19z">
          <text:p/>
        </draw:path>
        <draw:path draw:style-name="gr1" draw:text-style-name="P1" draw:layer="layout" svg:width="0.039cm" svg:height="0.038cm" svg:x="0.971cm" svg:y="10.208cm" svg:viewBox="0 0 40 39" svg:d="M40 19c0 10-10 20-21 20-10 0-19-10-19-20 0-11 9-19 19-19 11 0 21 8 21 19z">
          <text:p/>
        </draw:path>
        <draw:path draw:style-name="gr1" draw:text-style-name="P1" draw:layer="layout" svg:width="0.038cm" svg:height="0.038cm" svg:x="1.549cm" svg:y="10.208cm" svg:viewBox="0 0 39 39" svg:d="M39 19c0 10-9 20-20 20s-19-10-19-20c0-11 8-19 19-19s20 8 20 19z">
          <text:p/>
        </draw:path>
        <draw:path draw:style-name="gr1" draw:text-style-name="P1" draw:layer="layout" svg:width="0.038cm" svg:height="0.038cm" svg:x="2.126cm" svg:y="10.208cm" svg:viewBox="0 0 39 39" svg:d="M39 19c0 10-8 20-20 20-11 0-19-10-19-20 0-11 8-19 19-19 12 0 20 8 20 19z">
          <text:p/>
        </draw:path>
        <draw:path draw:style-name="gr1" draw:text-style-name="P1" draw:layer="layout" svg:width="0.039cm" svg:height="0.038cm" svg:x="2.703cm" svg:y="10.208cm" svg:viewBox="0 0 40 39" svg:d="M40 19c0 10-9 20-20 20s-20-10-20-20c0-11 9-19 20-19s20 8 20 19z">
          <text:p/>
        </draw:path>
        <draw:path draw:style-name="gr1" draw:text-style-name="P1" draw:layer="layout" svg:width="0.039cm" svg:height="0.038cm" svg:x="3.28cm" svg:y="10.208cm" svg:viewBox="0 0 40 39" svg:d="M40 19c0 10-9 20-19 20-11 0-21-10-21-20 0-11 10-19 21-19 10 0 19 8 19 19z">
          <text:p/>
        </draw:path>
        <draw:path draw:style-name="gr1" draw:text-style-name="P1" draw:layer="layout" svg:width="0.038cm" svg:height="0.038cm" svg:x="3.858cm" svg:y="10.208cm" svg:viewBox="0 0 39 39" svg:d="M39 19c0 10-10 20-20 20-11 0-19-10-19-20 0-11 8-19 19-19 10 0 20 8 20 19z">
          <text:p/>
        </draw:path>
        <draw:path draw:style-name="gr1" draw:text-style-name="P1" draw:layer="layout" svg:width="0.038cm" svg:height="0.038cm" svg:x="4.435cm" svg:y="10.208cm" svg:viewBox="0 0 39 39" svg:d="M39 19c0 10-8 20-20 20-11 0-19-10-19-20 0-11 8-19 19-19 12 0 20 8 20 19z">
          <text:p/>
        </draw:path>
        <draw:path draw:style-name="gr1" draw:text-style-name="P1" draw:layer="layout" svg:width="0.039cm" svg:height="0.038cm" svg:x="5.012cm" svg:y="10.208cm" svg:viewBox="0 0 40 39" svg:d="M40 19c0 10-9 20-21 20-10 0-19-10-19-20 0-11 9-19 19-19 12 0 21 8 21 19z">
          <text:p/>
        </draw:path>
        <draw:path draw:style-name="gr1" draw:text-style-name="P1" draw:layer="layout" svg:width="0.039cm" svg:height="0.038cm" svg:x="5.589cm" svg:y="10.208cm" svg:viewBox="0 0 40 39" svg:d="M40 19c0 10-9 20-19 20-12 0-21-10-21-20 0-11 9-19 21-19 10 0 19 8 19 19z">
          <text:p/>
        </draw:path>
        <draw:path draw:style-name="gr1" draw:text-style-name="P1" draw:layer="layout" svg:width="0.038cm" svg:height="0.038cm" svg:x="6.167cm" svg:y="10.208cm" svg:viewBox="0 0 39 39" svg:d="M39 19c0 10-8 20-19 20s-20-10-20-20c0-11 9-19 20-19s19 8 19 19z">
          <text:p/>
        </draw:path>
        <draw:path draw:style-name="gr1" draw:text-style-name="P1" draw:layer="layout" svg:width="0.038cm" svg:height="0.038cm" svg:x="6.744cm" svg:y="10.208cm" svg:viewBox="0 0 39 39" svg:d="M39 19c0 10-8 20-19 20-10 0-20-10-20-20 0-11 10-19 20-19 11 0 19 8 19 19z">
          <text:p/>
        </draw:path>
        <draw:path draw:style-name="gr1" draw:text-style-name="P1" draw:layer="layout" svg:width="0.039cm" svg:height="0.038cm" svg:x="7.321cm" svg:y="10.208cm" svg:viewBox="0 0 40 39" svg:d="M40 19c0 10-10 20-21 20-10 0-19-10-19-20 0-11 9-19 19-19 11 0 21 8 21 19z">
          <text:p/>
        </draw:path>
        <draw:path draw:style-name="gr1" draw:text-style-name="P1" draw:layer="layout" svg:width="0.038cm" svg:height="0.038cm" svg:x="7.899cm" svg:y="10.208cm" svg:viewBox="0 0 39 39" svg:d="M39 19c0 10-9 20-20 20s-19-10-19-20c0-11 8-19 19-19s20 8 20 19z">
          <text:p/>
        </draw:path>
        <draw:path draw:style-name="gr1" draw:text-style-name="P1" draw:layer="layout" svg:width="0.038cm" svg:height="0.038cm" svg:x="8.476cm" svg:y="10.208cm" svg:viewBox="0 0 39 39" svg:d="M39 19c0 10-8 20-19 20-12 0-20-10-20-20 0-11 8-19 20-19 11 0 19 8 19 19z">
          <text:p/>
        </draw:path>
        <draw:path draw:style-name="gr1" draw:text-style-name="P1" draw:layer="layout" svg:width="0.039cm" svg:height="0.038cm" svg:x="9.053cm" svg:y="10.208cm" svg:viewBox="0 0 40 39" svg:d="M40 19c0 10-9 20-20 20s-20-10-20-20c0-11 9-19 20-19s20 8 20 19z">
          <text:p/>
        </draw:path>
        <draw:path draw:style-name="gr1" draw:text-style-name="P1" draw:layer="layout" svg:width="0.039cm" svg:height="0.038cm" svg:x="9.63cm" svg:y="10.208cm" svg:viewBox="0 0 40 39" svg:d="M40 19c0 10-9 20-19 20-11 0-21-10-21-20 0-11 10-19 21-19 10 0 19 8 19 19z">
          <text:p/>
        </draw:path>
        <draw:path draw:style-name="gr1" draw:text-style-name="P1" draw:layer="layout" svg:width="0.038cm" svg:height="0.038cm" svg:x="10.208cm" svg:y="10.208cm" svg:viewBox="0 0 39 39" svg:d="M39 19c0 10-10 20-20 20-11 0-19-10-19-20 0-11 8-19 19-19 10 0 20 8 20 19z">
          <text:p/>
        </draw:path>
        <draw:path draw:style-name="gr1" draw:text-style-name="P1" draw:layer="layout" svg:width="0.038cm" svg:height="0.038cm" svg:x="10.785cm" svg:y="10.208cm" svg:viewBox="0 0 39 39" svg:d="M39 19c0 10-8 20-20 20-11 0-19-10-19-20 0-11 8-19 19-19 12 0 20 8 20 19z">
          <text:p/>
        </draw:path>
        <draw:path draw:style-name="gr1" draw:text-style-name="P1" draw:layer="layout" svg:width="0.039cm" svg:height="0.038cm" svg:x="11.362cm" svg:y="10.208cm" svg:viewBox="0 0 40 39" svg:d="M40 19c0 10-9 20-20 20s-20-10-20-20c0-11 9-19 20-19s20 8 20 19z">
          <text:p/>
        </draw:path>
        <draw:path draw:style-name="gr1" draw:text-style-name="P1" draw:layer="layout" svg:width="0.039cm" svg:height="0.038cm" svg:x="11.939cm" svg:y="10.208cm" svg:viewBox="0 0 40 39" svg:d="M40 19c0 10-9 20-19 20-12 0-21-10-21-20 0-11 9-19 21-19 10 0 19 8 19 19z">
          <text:p/>
        </draw:path>
        <draw:path draw:style-name="gr1" draw:text-style-name="P1" draw:layer="layout" svg:width="0.038cm" svg:height="0.038cm" svg:x="12.517cm" svg:y="10.208cm" svg:viewBox="0 0 39 39" svg:d="M39 19c0 10-8 20-19 20s-20-10-20-20c0-11 9-19 20-19s19 8 19 19z">
          <text:p/>
        </draw:path>
        <draw:path draw:style-name="gr1" draw:text-style-name="P1" draw:layer="layout" svg:width="0.038cm" svg:height="0.038cm" svg:x="13.094cm" svg:y="10.208cm" svg:viewBox="0 0 39 39" svg:d="M39 19c0 10-9 20-20 20-10 0-19-10-19-20 0-11 9-19 19-19 11 0 20 8 20 19z">
          <text:p/>
        </draw:path>
        <draw:path draw:style-name="gr1" draw:text-style-name="P1" draw:layer="layout" svg:width="0.039cm" svg:height="0.038cm" svg:x="13.671cm" svg:y="10.208cm" svg:viewBox="0 0 40 39" svg:d="M40 19c0 10-9 20-21 20-10 0-19-10-19-20 0-11 9-19 19-19 12 0 21 8 21 19z">
          <text:p/>
        </draw:path>
        <draw:path draw:style-name="gr1" draw:text-style-name="P1" draw:layer="layout" svg:width="0.038cm" svg:height="0.038cm" svg:x="14.249cm" svg:y="10.208cm" svg:viewBox="0 0 39 39" svg:d="M39 19c0 10-9 20-20 20s-19-10-19-20c0-11 8-19 19-19s20 8 20 19z">
          <text:p/>
        </draw:path>
        <draw:path draw:style-name="gr1" draw:text-style-name="P1" draw:layer="layout" svg:width="0.038cm" svg:height="0.038cm" svg:x="14.826cm" svg:y="10.208cm" svg:viewBox="0 0 39 39" svg:d="M39 19c0 10-8 20-19 20-12 0-20-10-20-20 0-11 8-19 20-19 11 0 19 8 19 19z">
          <text:p/>
        </draw:path>
        <draw:path draw:style-name="gr1" draw:text-style-name="P1" draw:layer="layout" svg:width="0.039cm" svg:height="0.038cm" svg:x="15.403cm" svg:y="10.208cm" svg:viewBox="0 0 40 39" svg:d="M40 19c0 10-9 20-20 20-10 0-20-10-20-20 0-11 10-19 20-19 11 0 20 8 20 19z">
          <text:p/>
        </draw:path>
        <draw:path draw:style-name="gr1" draw:text-style-name="P1" draw:layer="layout" svg:width="0.039cm" svg:height="0.038cm" svg:x="15.98cm" svg:y="10.208cm" svg:viewBox="0 0 40 39" svg:d="M40 19c0 10-10 20-20 20-11 0-20-10-20-20 0-11 9-19 20-19 10 0 20 8 20 19z">
          <text:p/>
        </draw:path>
        <draw:path draw:style-name="gr1" draw:text-style-name="P1" draw:layer="layout" svg:width="0.038cm" svg:height="0.038cm" svg:x="16.558cm" svg:y="10.208cm" svg:viewBox="0 0 39 39" svg:d="M39 19c0 10-9 20-20 20s-19-10-19-20c0-11 8-19 19-19s20 8 20 19z">
          <text:p/>
        </draw:path>
        <draw:path draw:style-name="gr1" draw:text-style-name="P1" draw:layer="layout" svg:width="0.038cm" svg:height="0.038cm" svg:x="17.135cm" svg:y="10.208cm" svg:viewBox="0 0 39 39" svg:d="M39 19c0 10-8 20-20 20-11 0-19-10-19-20 0-11 8-19 19-19 12 0 20 8 20 19z">
          <text:p/>
        </draw:path>
        <draw:path draw:style-name="gr1" draw:text-style-name="P1" draw:layer="layout" svg:width="0.039cm" svg:height="0.038cm" svg:x="17.712cm" svg:y="10.208cm" svg:viewBox="0 0 40 39" svg:d="M40 19c0 10-9 20-20 20s-20-10-20-20c0-11 9-19 20-19s20 8 20 19z">
          <text:p/>
        </draw:path>
        <draw:path draw:style-name="gr1" draw:text-style-name="P1" draw:layer="layout" svg:width="0.039cm" svg:height="0.038cm" svg:x="18.289cm" svg:y="10.208cm" svg:viewBox="0 0 40 39" svg:d="M40 19c0 10-9 20-19 20-11 0-21-10-21-20 0-11 10-19 21-19 10 0 19 8 19 19z">
          <text:p/>
        </draw:path>
        <draw:path draw:style-name="gr1" draw:text-style-name="P1" draw:layer="layout" svg:width="0.038cm" svg:height="0.038cm" svg:x="18.867cm" svg:y="10.208cm" svg:viewBox="0 0 39 39" svg:d="M39 19c0 10-9 20-20 20s-19-10-19-20c0-11 8-19 19-19s20 8 20 19z">
          <text:p/>
        </draw:path>
        <draw:path draw:style-name="gr1" draw:text-style-name="P1" draw:layer="layout" svg:width="0.038cm" svg:height="0.038cm" svg:x="19.444cm" svg:y="10.208cm" svg:viewBox="0 0 39 39" svg:d="M39 19c0 10-9 20-20 20-10 0-19-10-19-20 0-11 9-19 19-19 11 0 20 8 20 19z">
          <text:p/>
        </draw:path>
        <draw:path draw:style-name="gr1" draw:text-style-name="P1" draw:layer="layout" svg:width="0.039cm" svg:height="0.038cm" svg:x="20.021cm" svg:y="10.208cm" svg:viewBox="0 0 40 39" svg:d="M40 19c0 10-9 20-21 20-10 0-19-10-19-20 0-11 9-19 19-19 12 0 21 8 21 19z">
          <text:p/>
        </draw:path>
        <draw:path draw:style-name="gr1" draw:text-style-name="P1" draw:layer="layout" svg:width="0.038cm" svg:height="0.038cm" svg:x="20.599cm" svg:y="10.208cm" svg:viewBox="0 0 39 39" svg:d="M39 19c0 10-9 20-19 20-12 0-20-10-20-20 0-11 8-19 20-19 10 0 19 8 19 19z">
          <text:p/>
        </draw:path>
        <draw:path draw:style-name="gr1" draw:text-style-name="P1" draw:layer="layout" svg:width="0.038cm" svg:height="0.038cm" svg:x="21.176cm" svg:y="10.208cm" svg:viewBox="0 0 39 39" svg:d="M39 19c0 10-8 20-19 20-12 0-20-10-20-20 0-11 8-19 20-19 11 0 19 8 19 19z">
          <text:p/>
        </draw:path>
        <draw:path draw:style-name="gr1" draw:text-style-name="P1" draw:layer="layout" svg:width="0.038cm" svg:height="0.038cm" svg:x="-0.183cm" svg:y="10.785cm" svg:viewBox="0 0 39 39" svg:d="M39 19c0 12-8 20-19 20-12 0-20-8-20-20 0-11 8-19 20-19 11 0 19 8 19 19z">
          <text:p/>
        </draw:path>
        <draw:path draw:style-name="gr1" draw:text-style-name="P1" draw:layer="layout" svg:width="0.038cm" svg:height="0.038cm" svg:x="0.394cm" svg:y="10.785cm" svg:viewBox="0 0 39 39" svg:d="M39 19c0 12-8 20-19 20-10 0-20-8-20-20 0-11 10-19 20-19 11 0 19 8 19 19z">
          <text:p/>
        </draw:path>
        <draw:path draw:style-name="gr1" draw:text-style-name="P1" draw:layer="layout" svg:width="0.039cm" svg:height="0.038cm" svg:x="0.971cm" svg:y="10.785cm" svg:viewBox="0 0 40 39" svg:d="M40 19c0 12-10 20-21 20-10 0-19-8-19-20 0-11 9-19 19-19 11 0 21 8 21 19z">
          <text:p/>
        </draw:path>
        <draw:path draw:style-name="gr1" draw:text-style-name="P1" draw:layer="layout" svg:width="0.038cm" svg:height="0.038cm" svg:x="1.549cm" svg:y="10.785cm" svg:viewBox="0 0 39 39" svg:d="M39 19c0 12-9 20-20 20s-19-8-19-20c0-11 8-19 19-19s20 8 20 19z">
          <text:p/>
        </draw:path>
        <draw:path draw:style-name="gr1" draw:text-style-name="P1" draw:layer="layout" svg:width="0.038cm" svg:height="0.038cm" svg:x="2.126cm" svg:y="10.785cm" svg:viewBox="0 0 39 39" svg:d="M39 19c0 12-8 20-20 20-11 0-19-8-19-20 0-11 8-19 19-19 12 0 20 8 20 19z">
          <text:p/>
        </draw:path>
        <draw:path draw:style-name="gr1" draw:text-style-name="P1" draw:layer="layout" svg:width="0.039cm" svg:height="0.038cm" svg:x="2.703cm" svg:y="10.785cm" svg:viewBox="0 0 40 39" svg:d="M40 19c0 12-9 20-20 20s-20-8-20-20c0-11 9-19 20-19s20 8 20 19z">
          <text:p/>
        </draw:path>
        <draw:path draw:style-name="gr1" draw:text-style-name="P1" draw:layer="layout" svg:width="0.039cm" svg:height="0.038cm" svg:x="3.28cm" svg:y="10.785cm" svg:viewBox="0 0 40 39" svg:d="M40 19c0 12-9 20-19 20-11 0-21-8-21-20 0-11 10-19 21-19 10 0 19 8 19 19z">
          <text:p/>
        </draw:path>
        <draw:path draw:style-name="gr1" draw:text-style-name="P1" draw:layer="layout" svg:width="0.038cm" svg:height="0.038cm" svg:x="3.858cm" svg:y="10.785cm" svg:viewBox="0 0 39 39" svg:d="M39 19c0 12-10 20-20 20-11 0-19-8-19-20 0-11 8-19 19-19 10 0 20 8 20 19z">
          <text:p/>
        </draw:path>
        <draw:path draw:style-name="gr1" draw:text-style-name="P1" draw:layer="layout" svg:width="0.038cm" svg:height="0.038cm" svg:x="4.435cm" svg:y="10.785cm" svg:viewBox="0 0 39 39" svg:d="M39 19c0 12-8 20-20 20-11 0-19-8-19-20 0-11 8-19 19-19 12 0 20 8 20 19z">
          <text:p/>
        </draw:path>
        <draw:path draw:style-name="gr1" draw:text-style-name="P1" draw:layer="layout" svg:width="0.039cm" svg:height="0.038cm" svg:x="5.012cm" svg:y="10.785cm" svg:viewBox="0 0 40 39" svg:d="M40 19c0 12-9 20-21 20-10 0-19-8-19-20 0-11 9-19 19-19 12 0 21 8 21 19z">
          <text:p/>
        </draw:path>
        <draw:path draw:style-name="gr1" draw:text-style-name="P1" draw:layer="layout" svg:width="0.039cm" svg:height="0.038cm" svg:x="5.589cm" svg:y="10.785cm" svg:viewBox="0 0 40 39" svg:d="M40 19c0 12-9 20-19 20-12 0-21-8-21-20 0-11 9-19 21-19 10 0 19 8 19 19z">
          <text:p/>
        </draw:path>
        <draw:path draw:style-name="gr1" draw:text-style-name="P1" draw:layer="layout" svg:width="0.038cm" svg:height="0.038cm" svg:x="6.167cm" svg:y="10.785cm" svg:viewBox="0 0 39 39" svg:d="M39 19c0 12-8 20-19 20s-20-8-20-20c0-11 9-19 20-19s19 8 19 19z">
          <text:p/>
        </draw:path>
        <draw:path draw:style-name="gr1" draw:text-style-name="P1" draw:layer="layout" svg:width="0.038cm" svg:height="0.038cm" svg:x="6.744cm" svg:y="10.785cm" svg:viewBox="0 0 39 39" svg:d="M39 19c0 12-8 20-19 20-10 0-20-8-20-20 0-11 10-19 20-19 11 0 19 8 19 19z">
          <text:p/>
        </draw:path>
        <draw:path draw:style-name="gr1" draw:text-style-name="P1" draw:layer="layout" svg:width="0.039cm" svg:height="0.038cm" svg:x="7.321cm" svg:y="10.785cm" svg:viewBox="0 0 40 39" svg:d="M40 19c0 12-10 20-21 20-10 0-19-8-19-20 0-11 9-19 19-19 11 0 21 8 21 19z">
          <text:p/>
        </draw:path>
        <draw:path draw:style-name="gr1" draw:text-style-name="P1" draw:layer="layout" svg:width="0.038cm" svg:height="0.038cm" svg:x="7.899cm" svg:y="10.785cm" svg:viewBox="0 0 39 39" svg:d="M39 19c0 12-9 20-20 20s-19-8-19-20c0-11 8-19 19-19s20 8 20 19z">
          <text:p/>
        </draw:path>
        <draw:path draw:style-name="gr1" draw:text-style-name="P1" draw:layer="layout" svg:width="0.038cm" svg:height="0.038cm" svg:x="8.476cm" svg:y="10.785cm" svg:viewBox="0 0 39 39" svg:d="M39 19c0 12-8 20-19 20-12 0-20-8-20-20 0-11 8-19 20-19 11 0 19 8 19 19z">
          <text:p/>
        </draw:path>
        <draw:path draw:style-name="gr1" draw:text-style-name="P1" draw:layer="layout" svg:width="0.039cm" svg:height="0.038cm" svg:x="9.053cm" svg:y="10.785cm" svg:viewBox="0 0 40 39" svg:d="M40 19c0 12-9 20-20 20s-20-8-20-20c0-11 9-19 20-19s20 8 20 19z">
          <text:p/>
        </draw:path>
        <draw:path draw:style-name="gr1" draw:text-style-name="P1" draw:layer="layout" svg:width="0.039cm" svg:height="0.038cm" svg:x="9.63cm" svg:y="10.785cm" svg:viewBox="0 0 40 39" svg:d="M40 19c0 12-9 20-19 20-11 0-21-8-21-20 0-11 10-19 21-19 10 0 19 8 19 19z">
          <text:p/>
        </draw:path>
        <draw:path draw:style-name="gr1" draw:text-style-name="P1" draw:layer="layout" svg:width="0.038cm" svg:height="0.038cm" svg:x="10.208cm" svg:y="10.785cm" svg:viewBox="0 0 39 39" svg:d="M39 19c0 12-10 20-20 20-11 0-19-8-19-20 0-11 8-19 19-19 10 0 20 8 20 19z">
          <text:p/>
        </draw:path>
        <draw:path draw:style-name="gr1" draw:text-style-name="P1" draw:layer="layout" svg:width="0.038cm" svg:height="0.038cm" svg:x="10.785cm" svg:y="10.785cm" svg:viewBox="0 0 39 39" svg:d="M39 19c0 12-8 20-20 20-11 0-19-8-19-20 0-11 8-19 19-19 12 0 20 8 20 19z">
          <text:p/>
        </draw:path>
        <draw:path draw:style-name="gr1" draw:text-style-name="P1" draw:layer="layout" svg:width="0.039cm" svg:height="0.038cm" svg:x="11.362cm" svg:y="10.785cm" svg:viewBox="0 0 40 39" svg:d="M40 19c0 12-9 20-20 20s-20-8-20-20c0-11 9-19 20-19s20 8 20 19z">
          <text:p/>
        </draw:path>
        <draw:path draw:style-name="gr1" draw:text-style-name="P1" draw:layer="layout" svg:width="0.039cm" svg:height="0.038cm" svg:x="11.939cm" svg:y="10.785cm" svg:viewBox="0 0 40 39" svg:d="M40 19c0 12-9 20-19 20-12 0-21-8-21-20 0-11 9-19 21-19 10 0 19 8 19 19z">
          <text:p/>
        </draw:path>
        <draw:path draw:style-name="gr1" draw:text-style-name="P1" draw:layer="layout" svg:width="0.038cm" svg:height="0.038cm" svg:x="12.517cm" svg:y="10.785cm" svg:viewBox="0 0 39 39" svg:d="M39 19c0 12-8 20-19 20s-20-8-20-20c0-11 9-19 20-19s19 8 19 19z">
          <text:p/>
        </draw:path>
        <draw:path draw:style-name="gr1" draw:text-style-name="P1" draw:layer="layout" svg:width="0.038cm" svg:height="0.038cm" svg:x="13.094cm" svg:y="10.785cm" svg:viewBox="0 0 39 39" svg:d="M39 19c0 12-9 20-20 20-10 0-19-8-19-20 0-11 9-19 19-19 11 0 20 8 20 19z">
          <text:p/>
        </draw:path>
        <draw:path draw:style-name="gr1" draw:text-style-name="P1" draw:layer="layout" svg:width="0.039cm" svg:height="0.038cm" svg:x="13.671cm" svg:y="10.785cm" svg:viewBox="0 0 40 39" svg:d="M40 19c0 12-9 20-21 20-10 0-19-8-19-20 0-11 9-19 19-19 12 0 21 8 21 19z">
          <text:p/>
        </draw:path>
        <draw:path draw:style-name="gr1" draw:text-style-name="P1" draw:layer="layout" svg:width="0.038cm" svg:height="0.038cm" svg:x="14.249cm" svg:y="10.785cm" svg:viewBox="0 0 39 39" svg:d="M39 19c0 12-9 20-20 20s-19-8-19-20c0-11 8-19 19-19s20 8 20 19z">
          <text:p/>
        </draw:path>
        <draw:path draw:style-name="gr1" draw:text-style-name="P1" draw:layer="layout" svg:width="0.038cm" svg:height="0.038cm" svg:x="14.826cm" svg:y="10.785cm" svg:viewBox="0 0 39 39" svg:d="M39 19c0 12-8 20-19 20-12 0-20-8-20-20 0-11 8-19 20-19 11 0 19 8 19 19z">
          <text:p/>
        </draw:path>
        <draw:path draw:style-name="gr1" draw:text-style-name="P1" draw:layer="layout" svg:width="0.039cm" svg:height="0.038cm" svg:x="15.403cm" svg:y="10.785cm" svg:viewBox="0 0 40 39" svg:d="M40 19c0 12-9 20-20 20-10 0-20-8-20-20 0-11 10-19 20-19 11 0 20 8 20 19z">
          <text:p/>
        </draw:path>
        <draw:path draw:style-name="gr1" draw:text-style-name="P1" draw:layer="layout" svg:width="0.039cm" svg:height="0.038cm" svg:x="15.98cm" svg:y="10.785cm" svg:viewBox="0 0 40 39" svg:d="M40 19c0 12-10 20-20 20-11 0-20-8-20-20 0-11 9-19 20-19 10 0 20 8 20 19z">
          <text:p/>
        </draw:path>
        <draw:path draw:style-name="gr1" draw:text-style-name="P1" draw:layer="layout" svg:width="0.038cm" svg:height="0.038cm" svg:x="16.558cm" svg:y="10.785cm" svg:viewBox="0 0 39 39" svg:d="M39 19c0 12-9 20-20 20s-19-8-19-20c0-11 8-19 19-19s20 8 20 19z">
          <text:p/>
        </draw:path>
        <draw:path draw:style-name="gr1" draw:text-style-name="P1" draw:layer="layout" svg:width="0.038cm" svg:height="0.038cm" svg:x="17.135cm" svg:y="10.785cm" svg:viewBox="0 0 39 39" svg:d="M39 19c0 12-8 20-20 20-11 0-19-8-19-20 0-11 8-19 19-19 12 0 20 8 20 19z">
          <text:p/>
        </draw:path>
        <draw:path draw:style-name="gr1" draw:text-style-name="P1" draw:layer="layout" svg:width="0.039cm" svg:height="0.038cm" svg:x="17.712cm" svg:y="10.785cm" svg:viewBox="0 0 40 39" svg:d="M40 19c0 12-9 20-20 20s-20-8-20-20c0-11 9-19 20-19s20 8 20 19z">
          <text:p/>
        </draw:path>
        <draw:path draw:style-name="gr1" draw:text-style-name="P1" draw:layer="layout" svg:width="0.039cm" svg:height="0.038cm" svg:x="18.289cm" svg:y="10.785cm" svg:viewBox="0 0 40 39" svg:d="M40 19c0 12-9 20-19 20-11 0-21-8-21-20 0-11 10-19 21-19 10 0 19 8 19 19z">
          <text:p/>
        </draw:path>
        <draw:path draw:style-name="gr1" draw:text-style-name="P1" draw:layer="layout" svg:width="0.038cm" svg:height="0.038cm" svg:x="18.867cm" svg:y="10.785cm" svg:viewBox="0 0 39 39" svg:d="M39 19c0 12-9 20-20 20s-19-8-19-20c0-11 8-19 19-19s20 8 20 19z">
          <text:p/>
        </draw:path>
        <draw:path draw:style-name="gr1" draw:text-style-name="P1" draw:layer="layout" svg:width="0.038cm" svg:height="0.038cm" svg:x="19.444cm" svg:y="10.785cm" svg:viewBox="0 0 39 39" svg:d="M39 19c0 12-9 20-20 20-10 0-19-8-19-20 0-11 9-19 19-19 11 0 20 8 20 19z">
          <text:p/>
        </draw:path>
        <draw:path draw:style-name="gr1" draw:text-style-name="P1" draw:layer="layout" svg:width="0.039cm" svg:height="0.038cm" svg:x="20.021cm" svg:y="10.785cm" svg:viewBox="0 0 40 39" svg:d="M40 19c0 12-9 20-21 20-10 0-19-8-19-20 0-11 9-19 19-19 12 0 21 8 21 19z">
          <text:p/>
        </draw:path>
        <draw:path draw:style-name="gr1" draw:text-style-name="P1" draw:layer="layout" svg:width="0.038cm" svg:height="0.038cm" svg:x="20.599cm" svg:y="10.785cm" svg:viewBox="0 0 39 39" svg:d="M39 19c0 12-9 20-19 20-12 0-20-8-20-20 0-11 8-19 20-19 10 0 19 8 19 19z">
          <text:p/>
        </draw:path>
        <draw:path draw:style-name="gr1" draw:text-style-name="P1" draw:layer="layout" svg:width="0.038cm" svg:height="0.038cm" svg:x="21.176cm" svg:y="10.785cm" svg:viewBox="0 0 39 39" svg:d="M39 19c0 12-8 20-19 20-12 0-20-8-20-20 0-11 8-19 20-19 11 0 19 8 19 19z">
          <text:p/>
        </draw:path>
        <draw:path draw:style-name="gr1" draw:text-style-name="P1" draw:layer="layout" svg:width="0.038cm" svg:height="0.039cm" svg:x="-0.183cm" svg:y="11.362cm" svg:viewBox="0 0 39 40" svg:d="M39 20c0 11-8 20-19 20-12 0-20-9-20-20s8-20 20-20c11 0 19 9 19 20z">
          <text:p/>
        </draw:path>
        <draw:path draw:style-name="gr1" draw:text-style-name="P1" draw:layer="layout" svg:width="0.038cm" svg:height="0.039cm" svg:x="0.394cm" svg:y="11.362cm" svg:viewBox="0 0 39 40" svg:d="M39 20c0 11-8 20-19 20-10 0-20-9-20-20s10-20 20-20c11 0 19 9 19 20z">
          <text:p/>
        </draw:path>
        <draw:path draw:style-name="gr1" draw:text-style-name="P1" draw:layer="layout" svg:width="0.039cm" svg:height="0.039cm" svg:x="0.971cm" svg:y="11.362cm" svg:viewBox="0 0 40 40" svg:d="M40 20c0 11-10 20-21 20-10 0-19-9-19-20s9-20 19-20c11 0 21 9 21 20z">
          <text:p/>
        </draw:path>
        <draw:path draw:style-name="gr1" draw:text-style-name="P1" draw:layer="layout" svg:width="0.038cm" svg:height="0.039cm" svg:x="1.549cm" svg:y="11.362cm" svg:viewBox="0 0 39 40" svg:d="M39 20c0 11-9 20-20 20s-19-9-19-20 8-20 19-20 20 9 20 20z">
          <text:p/>
        </draw:path>
        <draw:path draw:style-name="gr1" draw:text-style-name="P1" draw:layer="layout" svg:width="0.038cm" svg:height="0.039cm" svg:x="2.126cm" svg:y="11.362cm" svg:viewBox="0 0 39 40" svg:d="M39 20c0 11-8 20-20 20-11 0-19-9-19-20s8-20 19-20c12 0 20 9 20 20z">
          <text:p/>
        </draw:path>
        <draw:path draw:style-name="gr1" draw:text-style-name="P1" draw:layer="layout" svg:width="0.039cm" svg:height="0.039cm" svg:x="2.703cm" svg:y="11.362cm" svg:viewBox="0 0 40 40" svg:d="M40 20c0 11-9 20-20 20s-20-9-20-20 9-20 20-20 20 9 20 20z">
          <text:p/>
        </draw:path>
        <draw:path draw:style-name="gr1" draw:text-style-name="P1" draw:layer="layout" svg:width="0.039cm" svg:height="0.039cm" svg:x="3.28cm" svg:y="11.362cm" svg:viewBox="0 0 40 40" svg:d="M40 20c0 11-9 20-19 20-11 0-21-9-21-20s10-20 21-20c10 0 19 9 19 20z">
          <text:p/>
        </draw:path>
        <draw:path draw:style-name="gr1" draw:text-style-name="P1" draw:layer="layout" svg:width="0.038cm" svg:height="0.039cm" svg:x="3.858cm" svg:y="11.362cm" svg:viewBox="0 0 39 40" svg:d="M39 20c0 11-10 20-20 20-11 0-19-9-19-20s8-20 19-20c10 0 20 9 20 20z">
          <text:p/>
        </draw:path>
        <draw:path draw:style-name="gr1" draw:text-style-name="P1" draw:layer="layout" svg:width="0.038cm" svg:height="0.039cm" svg:x="4.435cm" svg:y="11.362cm" svg:viewBox="0 0 39 40" svg:d="M39 20c0 11-8 20-20 20-11 0-19-9-19-20s8-20 19-20c12 0 20 9 20 20z">
          <text:p/>
        </draw:path>
        <draw:path draw:style-name="gr1" draw:text-style-name="P1" draw:layer="layout" svg:width="0.039cm" svg:height="0.039cm" svg:x="5.012cm" svg:y="11.362cm" svg:viewBox="0 0 40 40" svg:d="M40 20c0 11-9 20-21 20-10 0-19-9-19-20s9-20 19-20c12 0 21 9 21 20z">
          <text:p/>
        </draw:path>
        <draw:path draw:style-name="gr1" draw:text-style-name="P1" draw:layer="layout" svg:width="0.039cm" svg:height="0.039cm" svg:x="5.589cm" svg:y="11.362cm" svg:viewBox="0 0 40 40" svg:d="M40 20c0 11-9 20-19 20-12 0-21-9-21-20s9-20 21-20c10 0 19 9 19 20z">
          <text:p/>
        </draw:path>
        <draw:path draw:style-name="gr1" draw:text-style-name="P1" draw:layer="layout" svg:width="0.038cm" svg:height="0.039cm" svg:x="6.167cm" svg:y="11.362cm" svg:viewBox="0 0 39 40" svg:d="M39 20c0 11-8 20-19 20s-20-9-20-20 9-20 20-20 19 9 19 20z">
          <text:p/>
        </draw:path>
        <draw:path draw:style-name="gr1" draw:text-style-name="P1" draw:layer="layout" svg:width="0.038cm" svg:height="0.039cm" svg:x="6.744cm" svg:y="11.362cm" svg:viewBox="0 0 39 40" svg:d="M39 20c0 11-8 20-19 20-10 0-20-9-20-20s10-20 20-20c11 0 19 9 19 20z">
          <text:p/>
        </draw:path>
        <draw:path draw:style-name="gr1" draw:text-style-name="P1" draw:layer="layout" svg:width="0.039cm" svg:height="0.039cm" svg:x="7.321cm" svg:y="11.362cm" svg:viewBox="0 0 40 40" svg:d="M40 20c0 11-10 20-21 20-10 0-19-9-19-20s9-20 19-20c11 0 21 9 21 20z">
          <text:p/>
        </draw:path>
        <draw:path draw:style-name="gr1" draw:text-style-name="P1" draw:layer="layout" svg:width="0.038cm" svg:height="0.039cm" svg:x="7.899cm" svg:y="11.362cm" svg:viewBox="0 0 39 40" svg:d="M39 20c0 11-9 20-20 20s-19-9-19-20 8-20 19-20 20 9 20 20z">
          <text:p/>
        </draw:path>
        <draw:path draw:style-name="gr1" draw:text-style-name="P1" draw:layer="layout" svg:width="0.038cm" svg:height="0.039cm" svg:x="8.476cm" svg:y="11.362cm" svg:viewBox="0 0 39 40" svg:d="M39 20c0 11-8 20-19 20-12 0-20-9-20-20s8-20 20-20c11 0 19 9 19 20z">
          <text:p/>
        </draw:path>
        <draw:path draw:style-name="gr1" draw:text-style-name="P1" draw:layer="layout" svg:width="0.039cm" svg:height="0.039cm" svg:x="9.053cm" svg:y="11.362cm" svg:viewBox="0 0 40 40" svg:d="M40 20c0 11-9 20-20 20s-20-9-20-20 9-20 20-20 20 9 20 20z">
          <text:p/>
        </draw:path>
        <draw:path draw:style-name="gr1" draw:text-style-name="P1" draw:layer="layout" svg:width="0.039cm" svg:height="0.039cm" svg:x="9.63cm" svg:y="11.362cm" svg:viewBox="0 0 40 40" svg:d="M40 20c0 11-9 20-19 20-11 0-21-9-21-20s10-20 21-20c10 0 19 9 19 20z">
          <text:p/>
        </draw:path>
        <draw:path draw:style-name="gr1" draw:text-style-name="P1" draw:layer="layout" svg:width="0.038cm" svg:height="0.039cm" svg:x="10.208cm" svg:y="11.362cm" svg:viewBox="0 0 39 40" svg:d="M39 20c0 11-10 20-20 20-11 0-19-9-19-20s8-20 19-20c10 0 20 9 20 20z">
          <text:p/>
        </draw:path>
        <draw:path draw:style-name="gr1" draw:text-style-name="P1" draw:layer="layout" svg:width="0.038cm" svg:height="0.039cm" svg:x="10.785cm" svg:y="11.362cm" svg:viewBox="0 0 39 40" svg:d="M39 20c0 11-8 20-20 20-11 0-19-9-19-20s8-20 19-20c12 0 20 9 20 20z">
          <text:p/>
        </draw:path>
        <draw:path draw:style-name="gr1" draw:text-style-name="P1" draw:layer="layout" svg:width="0.039cm" svg:height="0.039cm" svg:x="11.362cm" svg:y="11.362cm" svg:viewBox="0 0 40 40" svg:d="M40 20c0 11-9 20-20 20s-20-9-20-20 9-20 20-20 20 9 20 20z">
          <text:p/>
        </draw:path>
        <draw:path draw:style-name="gr1" draw:text-style-name="P1" draw:layer="layout" svg:width="0.039cm" svg:height="0.039cm" svg:x="11.939cm" svg:y="11.362cm" svg:viewBox="0 0 40 40" svg:d="M40 20c0 11-9 20-19 20-12 0-21-9-21-20s9-20 21-20c10 0 19 9 19 20z">
          <text:p/>
        </draw:path>
        <draw:path draw:style-name="gr1" draw:text-style-name="P1" draw:layer="layout" svg:width="0.038cm" svg:height="0.039cm" svg:x="12.517cm" svg:y="11.362cm" svg:viewBox="0 0 39 40" svg:d="M39 20c0 11-8 20-19 20s-20-9-20-20 9-20 20-20 19 9 19 20z">
          <text:p/>
        </draw:path>
        <draw:path draw:style-name="gr1" draw:text-style-name="P1" draw:layer="layout" svg:width="0.038cm" svg:height="0.039cm" svg:x="13.094cm" svg:y="11.362cm" svg:viewBox="0 0 39 40" svg:d="M39 20c0 11-9 20-20 20-10 0-19-9-19-20s9-20 19-20c11 0 20 9 20 20z">
          <text:p/>
        </draw:path>
        <draw:path draw:style-name="gr1" draw:text-style-name="P1" draw:layer="layout" svg:width="0.039cm" svg:height="0.039cm" svg:x="13.671cm" svg:y="11.362cm" svg:viewBox="0 0 40 40" svg:d="M40 20c0 11-9 20-21 20-10 0-19-9-19-20s9-20 19-20c12 0 21 9 21 20z">
          <text:p/>
        </draw:path>
        <draw:path draw:style-name="gr1" draw:text-style-name="P1" draw:layer="layout" svg:width="0.038cm" svg:height="0.039cm" svg:x="14.249cm" svg:y="11.362cm" svg:viewBox="0 0 39 40" svg:d="M39 20c0 11-9 20-20 20s-19-9-19-20 8-20 19-20 20 9 20 20z">
          <text:p/>
        </draw:path>
        <draw:path draw:style-name="gr1" draw:text-style-name="P1" draw:layer="layout" svg:width="0.038cm" svg:height="0.039cm" svg:x="14.826cm" svg:y="11.362cm" svg:viewBox="0 0 39 40" svg:d="M39 20c0 11-8 20-19 20-12 0-20-9-20-20s8-20 20-20c11 0 19 9 19 20z">
          <text:p/>
        </draw:path>
        <draw:path draw:style-name="gr1" draw:text-style-name="P1" draw:layer="layout" svg:width="0.039cm" svg:height="0.039cm" svg:x="15.403cm" svg:y="11.362cm" svg:viewBox="0 0 40 40" svg:d="M40 20c0 11-9 20-20 20-10 0-20-9-20-20s10-20 20-20c11 0 20 9 20 20z">
          <text:p/>
        </draw:path>
        <draw:path draw:style-name="gr1" draw:text-style-name="P1" draw:layer="layout" svg:width="0.039cm" svg:height="0.039cm" svg:x="15.98cm" svg:y="11.362cm" svg:viewBox="0 0 40 40" svg:d="M40 20c0 11-10 20-20 20-11 0-20-9-20-20s9-20 20-20c10 0 20 9 20 20z">
          <text:p/>
        </draw:path>
        <draw:path draw:style-name="gr1" draw:text-style-name="P1" draw:layer="layout" svg:width="0.038cm" svg:height="0.039cm" svg:x="16.558cm" svg:y="11.362cm" svg:viewBox="0 0 39 40" svg:d="M39 20c0 11-9 20-20 20s-19-9-19-20 8-20 19-20 20 9 20 20z">
          <text:p/>
        </draw:path>
        <draw:path draw:style-name="gr1" draw:text-style-name="P1" draw:layer="layout" svg:width="0.038cm" svg:height="0.039cm" svg:x="17.135cm" svg:y="11.362cm" svg:viewBox="0 0 39 40" svg:d="M39 20c0 11-8 20-20 20-11 0-19-9-19-20s8-20 19-20c12 0 20 9 20 20z">
          <text:p/>
        </draw:path>
        <draw:path draw:style-name="gr1" draw:text-style-name="P1" draw:layer="layout" svg:width="0.039cm" svg:height="0.039cm" svg:x="17.712cm" svg:y="11.362cm" svg:viewBox="0 0 40 40" svg:d="M40 20c0 11-9 20-20 20s-20-9-20-20 9-20 20-20 20 9 20 20z">
          <text:p/>
        </draw:path>
        <draw:path draw:style-name="gr1" draw:text-style-name="P1" draw:layer="layout" svg:width="0.039cm" svg:height="0.039cm" svg:x="18.289cm" svg:y="11.362cm" svg:viewBox="0 0 40 40" svg:d="M40 20c0 11-9 20-19 20-11 0-21-9-21-20s10-20 21-20c10 0 19 9 19 20z">
          <text:p/>
        </draw:path>
        <draw:path draw:style-name="gr1" draw:text-style-name="P1" draw:layer="layout" svg:width="0.038cm" svg:height="0.039cm" svg:x="18.867cm" svg:y="11.362cm" svg:viewBox="0 0 39 40" svg:d="M39 20c0 11-9 20-20 20s-19-9-19-20 8-20 19-20 20 9 20 20z">
          <text:p/>
        </draw:path>
        <draw:path draw:style-name="gr1" draw:text-style-name="P1" draw:layer="layout" svg:width="0.038cm" svg:height="0.039cm" svg:x="19.444cm" svg:y="11.362cm" svg:viewBox="0 0 39 40" svg:d="M39 20c0 11-9 20-20 20-10 0-19-9-19-20s9-20 19-20c11 0 20 9 20 20z">
          <text:p/>
        </draw:path>
        <draw:path draw:style-name="gr1" draw:text-style-name="P1" draw:layer="layout" svg:width="0.039cm" svg:height="0.039cm" svg:x="20.021cm" svg:y="11.362cm" svg:viewBox="0 0 40 40" svg:d="M40 20c0 11-9 20-21 20-10 0-19-9-19-20s9-20 19-20c12 0 21 9 21 20z">
          <text:p/>
        </draw:path>
        <draw:path draw:style-name="gr1" draw:text-style-name="P1" draw:layer="layout" svg:width="0.038cm" svg:height="0.039cm" svg:x="20.599cm" svg:y="11.362cm" svg:viewBox="0 0 39 40" svg:d="M39 20c0 11-9 20-19 20-12 0-20-9-20-20s8-20 20-20c10 0 19 9 19 20z">
          <text:p/>
        </draw:path>
        <draw:path draw:style-name="gr1" draw:text-style-name="P1" draw:layer="layout" svg:width="0.038cm" svg:height="0.039cm" svg:x="21.176cm" svg:y="11.362cm" svg:viewBox="0 0 39 40" svg:d="M39 20c0 11-8 20-19 20-12 0-20-9-20-20s8-20 20-20c11 0 19 9 19 20z">
          <text:p/>
        </draw:path>
        <draw:path draw:style-name="gr1" draw:text-style-name="P1" draw:layer="layout" svg:width="0.038cm" svg:height="0.039cm" svg:x="-0.183cm" svg:y="11.939cm" svg:viewBox="0 0 39 40" svg:d="M39 21c0 10-8 19-19 19-12 0-20-9-20-19 0-12 8-21 20-21 11 0 19 9 19 21z">
          <text:p/>
        </draw:path>
        <draw:path draw:style-name="gr1" draw:text-style-name="P1" draw:layer="layout" svg:width="0.038cm" svg:height="0.039cm" svg:x="0.394cm" svg:y="11.939cm" svg:viewBox="0 0 39 40" svg:d="M39 21c0 10-8 19-19 19-10 0-20-9-20-19 0-12 10-21 20-21 11 0 19 9 19 21z">
          <text:p/>
        </draw:path>
        <draw:path draw:style-name="gr1" draw:text-style-name="P1" draw:layer="layout" svg:width="0.039cm" svg:height="0.039cm" svg:x="0.971cm" svg:y="11.939cm" svg:viewBox="0 0 40 40" svg:d="M40 21c0 10-10 19-21 19-10 0-19-9-19-19 0-12 9-21 19-21 11 0 21 9 21 21z">
          <text:p/>
        </draw:path>
        <draw:path draw:style-name="gr1" draw:text-style-name="P1" draw:layer="layout" svg:width="0.038cm" svg:height="0.039cm" svg:x="1.549cm" svg:y="11.939cm" svg:viewBox="0 0 39 40" svg:d="M39 21c0 10-9 19-20 19s-19-9-19-19c0-12 8-21 19-21s20 9 20 21z">
          <text:p/>
        </draw:path>
        <draw:path draw:style-name="gr1" draw:text-style-name="P1" draw:layer="layout" svg:width="0.038cm" svg:height="0.039cm" svg:x="2.126cm" svg:y="11.939cm" svg:viewBox="0 0 39 40" svg:d="M39 21c0 10-8 19-20 19-11 0-19-9-19-19 0-12 8-21 19-21 12 0 20 9 20 21z">
          <text:p/>
        </draw:path>
        <draw:path draw:style-name="gr1" draw:text-style-name="P1" draw:layer="layout" svg:width="0.039cm" svg:height="0.039cm" svg:x="2.703cm" svg:y="11.939cm" svg:viewBox="0 0 40 40" svg:d="M40 21c0 10-9 19-20 19s-20-9-20-19c0-12 9-21 20-21s20 9 20 21z">
          <text:p/>
        </draw:path>
        <draw:path draw:style-name="gr1" draw:text-style-name="P1" draw:layer="layout" svg:width="0.039cm" svg:height="0.039cm" svg:x="3.28cm" svg:y="11.939cm" svg:viewBox="0 0 40 40" svg:d="M40 21c0 10-9 19-19 19-11 0-21-9-21-19 0-12 10-21 21-21 10 0 19 9 19 21z">
          <text:p/>
        </draw:path>
        <draw:path draw:style-name="gr1" draw:text-style-name="P1" draw:layer="layout" svg:width="0.038cm" svg:height="0.039cm" svg:x="3.858cm" svg:y="11.939cm" svg:viewBox="0 0 39 40" svg:d="M39 21c0 10-10 19-20 19-11 0-19-9-19-19 0-12 8-21 19-21 10 0 20 9 20 21z">
          <text:p/>
        </draw:path>
        <draw:path draw:style-name="gr1" draw:text-style-name="P1" draw:layer="layout" svg:width="0.038cm" svg:height="0.039cm" svg:x="4.435cm" svg:y="11.939cm" svg:viewBox="0 0 39 40" svg:d="M39 21c0 10-8 19-20 19-11 0-19-9-19-19 0-12 8-21 19-21 12 0 20 9 20 21z">
          <text:p/>
        </draw:path>
        <draw:path draw:style-name="gr1" draw:text-style-name="P1" draw:layer="layout" svg:width="0.039cm" svg:height="0.039cm" svg:x="5.012cm" svg:y="11.939cm" svg:viewBox="0 0 40 40" svg:d="M40 21c0 10-9 19-21 19-10 0-19-9-19-19 0-12 9-21 19-21 12 0 21 9 21 21z">
          <text:p/>
        </draw:path>
        <draw:path draw:style-name="gr1" draw:text-style-name="P1" draw:layer="layout" svg:width="0.039cm" svg:height="0.039cm" svg:x="5.589cm" svg:y="11.939cm" svg:viewBox="0 0 40 40" svg:d="M40 21c0 10-9 19-19 19-12 0-21-9-21-19 0-12 9-21 21-21 10 0 19 9 19 21z">
          <text:p/>
        </draw:path>
        <draw:path draw:style-name="gr1" draw:text-style-name="P1" draw:layer="layout" svg:width="0.038cm" svg:height="0.039cm" svg:x="6.167cm" svg:y="11.939cm" svg:viewBox="0 0 39 40" svg:d="M39 21c0 10-8 19-19 19s-20-9-20-19c0-12 9-21 20-21s19 9 19 21z">
          <text:p/>
        </draw:path>
        <draw:path draw:style-name="gr1" draw:text-style-name="P1" draw:layer="layout" svg:width="0.038cm" svg:height="0.039cm" svg:x="6.744cm" svg:y="11.939cm" svg:viewBox="0 0 39 40" svg:d="M39 21c0 10-8 19-19 19-10 0-20-9-20-19 0-12 10-21 20-21 11 0 19 9 19 21z">
          <text:p/>
        </draw:path>
        <draw:path draw:style-name="gr1" draw:text-style-name="P1" draw:layer="layout" svg:width="0.039cm" svg:height="0.039cm" svg:x="7.321cm" svg:y="11.939cm" svg:viewBox="0 0 40 40" svg:d="M40 21c0 10-10 19-21 19-10 0-19-9-19-19 0-12 9-21 19-21 11 0 21 9 21 21z">
          <text:p/>
        </draw:path>
        <draw:path draw:style-name="gr1" draw:text-style-name="P1" draw:layer="layout" svg:width="0.038cm" svg:height="0.039cm" svg:x="7.899cm" svg:y="11.939cm" svg:viewBox="0 0 39 40" svg:d="M39 21c0 10-9 19-20 19s-19-9-19-19c0-12 8-21 19-21s20 9 20 21z">
          <text:p/>
        </draw:path>
        <draw:path draw:style-name="gr1" draw:text-style-name="P1" draw:layer="layout" svg:width="0.038cm" svg:height="0.039cm" svg:x="8.476cm" svg:y="11.939cm" svg:viewBox="0 0 39 40" svg:d="M39 21c0 10-8 19-19 19-12 0-20-9-20-19 0-12 8-21 20-21 11 0 19 9 19 21z">
          <text:p/>
        </draw:path>
        <draw:path draw:style-name="gr1" draw:text-style-name="P1" draw:layer="layout" svg:width="0.039cm" svg:height="0.039cm" svg:x="9.053cm" svg:y="11.939cm" svg:viewBox="0 0 40 40" svg:d="M40 21c0 10-9 19-20 19s-20-9-20-19c0-12 9-21 20-21s20 9 20 21z">
          <text:p/>
        </draw:path>
        <draw:path draw:style-name="gr1" draw:text-style-name="P1" draw:layer="layout" svg:width="0.039cm" svg:height="0.039cm" svg:x="9.63cm" svg:y="11.939cm" svg:viewBox="0 0 40 40" svg:d="M40 21c0 10-9 19-19 19-11 0-21-9-21-19 0-12 10-21 21-21 10 0 19 9 19 21z">
          <text:p/>
        </draw:path>
        <draw:path draw:style-name="gr1" draw:text-style-name="P1" draw:layer="layout" svg:width="0.038cm" svg:height="0.039cm" svg:x="10.208cm" svg:y="11.939cm" svg:viewBox="0 0 39 40" svg:d="M39 21c0 10-10 19-20 19-11 0-19-9-19-19 0-12 8-21 19-21 10 0 20 9 20 21z">
          <text:p/>
        </draw:path>
        <draw:path draw:style-name="gr1" draw:text-style-name="P1" draw:layer="layout" svg:width="0.038cm" svg:height="0.039cm" svg:x="10.785cm" svg:y="11.939cm" svg:viewBox="0 0 39 40" svg:d="M39 21c0 10-8 19-20 19-11 0-19-9-19-19 0-12 8-21 19-21 12 0 20 9 20 21z">
          <text:p/>
        </draw:path>
        <draw:path draw:style-name="gr1" draw:text-style-name="P1" draw:layer="layout" svg:width="0.039cm" svg:height="0.039cm" svg:x="11.362cm" svg:y="11.939cm" svg:viewBox="0 0 40 40" svg:d="M40 21c0 10-9 19-20 19s-20-9-20-19c0-12 9-21 20-21s20 9 20 21z">
          <text:p/>
        </draw:path>
        <draw:path draw:style-name="gr1" draw:text-style-name="P1" draw:layer="layout" svg:width="0.039cm" svg:height="0.039cm" svg:x="11.939cm" svg:y="11.939cm" svg:viewBox="0 0 40 40" svg:d="M40 21c0 10-9 19-19 19-12 0-21-9-21-19 0-12 9-21 21-21 10 0 19 9 19 21z">
          <text:p/>
        </draw:path>
        <draw:path draw:style-name="gr1" draw:text-style-name="P1" draw:layer="layout" svg:width="0.038cm" svg:height="0.039cm" svg:x="12.517cm" svg:y="11.939cm" svg:viewBox="0 0 39 40" svg:d="M39 21c0 10-8 19-19 19s-20-9-20-19c0-12 9-21 20-21s19 9 19 21z">
          <text:p/>
        </draw:path>
        <draw:path draw:style-name="gr1" draw:text-style-name="P1" draw:layer="layout" svg:width="0.038cm" svg:height="0.039cm" svg:x="13.094cm" svg:y="11.939cm" svg:viewBox="0 0 39 40" svg:d="M39 21c0 10-9 19-20 19-10 0-19-9-19-19 0-12 9-21 19-21 11 0 20 9 20 21z">
          <text:p/>
        </draw:path>
        <draw:path draw:style-name="gr1" draw:text-style-name="P1" draw:layer="layout" svg:width="0.039cm" svg:height="0.039cm" svg:x="13.671cm" svg:y="11.939cm" svg:viewBox="0 0 40 40" svg:d="M40 21c0 10-9 19-21 19-10 0-19-9-19-19 0-12 9-21 19-21 12 0 21 9 21 21z">
          <text:p/>
        </draw:path>
        <draw:path draw:style-name="gr1" draw:text-style-name="P1" draw:layer="layout" svg:width="0.038cm" svg:height="0.039cm" svg:x="14.249cm" svg:y="11.939cm" svg:viewBox="0 0 39 40" svg:d="M39 21c0 10-9 19-20 19s-19-9-19-19c0-12 8-21 19-21s20 9 20 21z">
          <text:p/>
        </draw:path>
        <draw:path draw:style-name="gr1" draw:text-style-name="P1" draw:layer="layout" svg:width="0.038cm" svg:height="0.039cm" svg:x="14.826cm" svg:y="11.939cm" svg:viewBox="0 0 39 40" svg:d="M39 21c0 10-8 19-19 19-12 0-20-9-20-19 0-12 8-21 20-21 11 0 19 9 19 21z">
          <text:p/>
        </draw:path>
        <draw:path draw:style-name="gr1" draw:text-style-name="P1" draw:layer="layout" svg:width="0.039cm" svg:height="0.039cm" svg:x="15.403cm" svg:y="11.939cm" svg:viewBox="0 0 40 40" svg:d="M40 21c0 10-9 19-20 19-10 0-20-9-20-19 0-12 10-21 20-21 11 0 20 9 20 21z">
          <text:p/>
        </draw:path>
        <draw:path draw:style-name="gr1" draw:text-style-name="P1" draw:layer="layout" svg:width="0.039cm" svg:height="0.039cm" svg:x="15.98cm" svg:y="11.939cm" svg:viewBox="0 0 40 40" svg:d="M40 21c0 10-10 19-20 19-11 0-20-9-20-19 0-12 9-21 20-21 10 0 20 9 20 21z">
          <text:p/>
        </draw:path>
        <draw:path draw:style-name="gr1" draw:text-style-name="P1" draw:layer="layout" svg:width="0.038cm" svg:height="0.039cm" svg:x="16.558cm" svg:y="11.939cm" svg:viewBox="0 0 39 40" svg:d="M39 21c0 10-9 19-20 19s-19-9-19-19c0-12 8-21 19-21s20 9 20 21z">
          <text:p/>
        </draw:path>
        <draw:path draw:style-name="gr1" draw:text-style-name="P1" draw:layer="layout" svg:width="0.038cm" svg:height="0.039cm" svg:x="17.135cm" svg:y="11.939cm" svg:viewBox="0 0 39 40" svg:d="M39 21c0 10-8 19-20 19-11 0-19-9-19-19 0-12 8-21 19-21 12 0 20 9 20 21z">
          <text:p/>
        </draw:path>
        <draw:path draw:style-name="gr1" draw:text-style-name="P1" draw:layer="layout" svg:width="0.039cm" svg:height="0.039cm" svg:x="17.712cm" svg:y="11.939cm" svg:viewBox="0 0 40 40" svg:d="M40 21c0 10-9 19-20 19s-20-9-20-19c0-12 9-21 20-21s20 9 20 21z">
          <text:p/>
        </draw:path>
        <draw:path draw:style-name="gr1" draw:text-style-name="P1" draw:layer="layout" svg:width="0.039cm" svg:height="0.039cm" svg:x="18.289cm" svg:y="11.939cm" svg:viewBox="0 0 40 40" svg:d="M40 21c0 10-9 19-19 19-11 0-21-9-21-19 0-12 10-21 21-21 10 0 19 9 19 21z">
          <text:p/>
        </draw:path>
        <draw:path draw:style-name="gr1" draw:text-style-name="P1" draw:layer="layout" svg:width="0.038cm" svg:height="0.039cm" svg:x="18.867cm" svg:y="11.939cm" svg:viewBox="0 0 39 40" svg:d="M39 21c0 10-9 19-20 19s-19-9-19-19c0-12 8-21 19-21s20 9 20 21z">
          <text:p/>
        </draw:path>
        <draw:path draw:style-name="gr1" draw:text-style-name="P1" draw:layer="layout" svg:width="0.038cm" svg:height="0.039cm" svg:x="19.444cm" svg:y="11.939cm" svg:viewBox="0 0 39 40" svg:d="M39 21c0 10-9 19-20 19-10 0-19-9-19-19 0-12 9-21 19-21 11 0 20 9 20 21z">
          <text:p/>
        </draw:path>
        <draw:path draw:style-name="gr1" draw:text-style-name="P1" draw:layer="layout" svg:width="0.039cm" svg:height="0.039cm" svg:x="20.021cm" svg:y="11.939cm" svg:viewBox="0 0 40 40" svg:d="M40 21c0 10-9 19-21 19-10 0-19-9-19-19 0-12 9-21 19-21 12 0 21 9 21 21z">
          <text:p/>
        </draw:path>
        <draw:path draw:style-name="gr1" draw:text-style-name="P1" draw:layer="layout" svg:width="0.038cm" svg:height="0.039cm" svg:x="20.599cm" svg:y="11.939cm" svg:viewBox="0 0 39 40" svg:d="M39 21c0 10-9 19-19 19-12 0-20-9-20-19 0-12 8-21 20-21 10 0 19 9 19 21z">
          <text:p/>
        </draw:path>
        <draw:path draw:style-name="gr1" draw:text-style-name="P1" draw:layer="layout" svg:width="0.038cm" svg:height="0.039cm" svg:x="21.176cm" svg:y="11.939cm" svg:viewBox="0 0 39 40" svg:d="M39 21c0 10-8 19-19 19-12 0-20-9-20-19 0-12 8-21 20-21 11 0 19 9 19 21z">
          <text:p/>
        </draw:path>
        <draw:path draw:style-name="gr1" draw:text-style-name="P1" draw:layer="layout" svg:width="0.038cm" svg:height="0.038cm" svg:x="-0.183cm" svg:y="12.517cm" svg:viewBox="0 0 39 39" svg:d="M39 20c0 11-8 19-19 19-12 0-20-8-20-19s8-20 20-20c11 0 19 9 19 20z">
          <text:p/>
        </draw:path>
        <draw:path draw:style-name="gr1" draw:text-style-name="P1" draw:layer="layout" svg:width="0.038cm" svg:height="0.038cm" svg:x="0.394cm" svg:y="12.517cm" svg:viewBox="0 0 39 39" svg:d="M39 20c0 11-8 19-19 19-10 0-20-8-20-19s10-20 20-20c11 0 19 9 19 20z">
          <text:p/>
        </draw:path>
        <draw:path draw:style-name="gr1" draw:text-style-name="P1" draw:layer="layout" svg:width="0.039cm" svg:height="0.038cm" svg:x="0.971cm" svg:y="12.517cm" svg:viewBox="0 0 40 39" svg:d="M40 20c0 11-10 19-21 19-10 0-19-8-19-19s9-20 19-20c11 0 21 9 21 20z">
          <text:p/>
        </draw:path>
        <draw:path draw:style-name="gr1" draw:text-style-name="P1" draw:layer="layout" svg:width="0.038cm" svg:height="0.038cm" svg:x="1.549cm" svg:y="12.517cm" svg:viewBox="0 0 39 39" svg:d="M39 20c0 11-9 19-20 19s-19-8-19-19 8-20 19-20 20 9 20 20z">
          <text:p/>
        </draw:path>
        <draw:path draw:style-name="gr1" draw:text-style-name="P1" draw:layer="layout" svg:width="0.038cm" svg:height="0.038cm" svg:x="2.126cm" svg:y="12.517cm" svg:viewBox="0 0 39 39" svg:d="M39 20c0 11-8 19-20 19-11 0-19-8-19-19s8-20 19-20c12 0 20 9 20 20z">
          <text:p/>
        </draw:path>
        <draw:path draw:style-name="gr1" draw:text-style-name="P1" draw:layer="layout" svg:width="0.039cm" svg:height="0.038cm" svg:x="2.703cm" svg:y="12.517cm" svg:viewBox="0 0 40 39" svg:d="M40 20c0 11-9 19-20 19s-20-8-20-19 9-20 20-20 20 9 20 20z">
          <text:p/>
        </draw:path>
        <draw:path draw:style-name="gr1" draw:text-style-name="P1" draw:layer="layout" svg:width="0.039cm" svg:height="0.038cm" svg:x="3.28cm" svg:y="12.517cm" svg:viewBox="0 0 40 39" svg:d="M40 20c0 11-9 19-19 19-11 0-21-8-21-19s10-20 21-20c10 0 19 9 19 20z">
          <text:p/>
        </draw:path>
        <draw:path draw:style-name="gr1" draw:text-style-name="P1" draw:layer="layout" svg:width="0.038cm" svg:height="0.038cm" svg:x="3.858cm" svg:y="12.517cm" svg:viewBox="0 0 39 39" svg:d="M39 20c0 11-10 19-20 19-11 0-19-8-19-19s8-20 19-20c10 0 20 9 20 20z">
          <text:p/>
        </draw:path>
        <draw:path draw:style-name="gr1" draw:text-style-name="P1" draw:layer="layout" svg:width="0.038cm" svg:height="0.038cm" svg:x="4.435cm" svg:y="12.517cm" svg:viewBox="0 0 39 39" svg:d="M39 20c0 11-8 19-20 19-11 0-19-8-19-19s8-20 19-20c12 0 20 9 20 20z">
          <text:p/>
        </draw:path>
        <draw:path draw:style-name="gr1" draw:text-style-name="P1" draw:layer="layout" svg:width="0.039cm" svg:height="0.038cm" svg:x="5.012cm" svg:y="12.517cm" svg:viewBox="0 0 40 39" svg:d="M40 20c0 11-9 19-21 19-10 0-19-8-19-19s9-20 19-20c12 0 21 9 21 20z">
          <text:p/>
        </draw:path>
        <draw:path draw:style-name="gr1" draw:text-style-name="P1" draw:layer="layout" svg:width="0.039cm" svg:height="0.038cm" svg:x="5.589cm" svg:y="12.517cm" svg:viewBox="0 0 40 39" svg:d="M40 20c0 11-9 19-19 19-12 0-21-8-21-19s9-20 21-20c10 0 19 9 19 20z">
          <text:p/>
        </draw:path>
        <draw:path draw:style-name="gr1" draw:text-style-name="P1" draw:layer="layout" svg:width="0.038cm" svg:height="0.038cm" svg:x="6.167cm" svg:y="12.517cm" svg:viewBox="0 0 39 39" svg:d="M39 20c0 11-8 19-19 19s-20-8-20-19 9-20 20-20 19 9 19 20z">
          <text:p/>
        </draw:path>
        <draw:path draw:style-name="gr1" draw:text-style-name="P1" draw:layer="layout" svg:width="0.038cm" svg:height="0.038cm" svg:x="6.744cm" svg:y="12.517cm" svg:viewBox="0 0 39 39" svg:d="M39 20c0 11-8 19-19 19-10 0-20-8-20-19s10-20 20-20c11 0 19 9 19 20z">
          <text:p/>
        </draw:path>
        <draw:path draw:style-name="gr1" draw:text-style-name="P1" draw:layer="layout" svg:width="0.039cm" svg:height="0.038cm" svg:x="7.321cm" svg:y="12.517cm" svg:viewBox="0 0 40 39" svg:d="M40 20c0 11-10 19-21 19-10 0-19-8-19-19s9-20 19-20c11 0 21 9 21 20z">
          <text:p/>
        </draw:path>
        <draw:path draw:style-name="gr1" draw:text-style-name="P1" draw:layer="layout" svg:width="0.038cm" svg:height="0.038cm" svg:x="7.899cm" svg:y="12.517cm" svg:viewBox="0 0 39 39" svg:d="M39 20c0 11-9 19-20 19s-19-8-19-19 8-20 19-20 20 9 20 20z">
          <text:p/>
        </draw:path>
        <draw:path draw:style-name="gr1" draw:text-style-name="P1" draw:layer="layout" svg:width="0.038cm" svg:height="0.038cm" svg:x="8.476cm" svg:y="12.517cm" svg:viewBox="0 0 39 39" svg:d="M39 20c0 11-8 19-19 19-12 0-20-8-20-19s8-20 20-20c11 0 19 9 19 20z">
          <text:p/>
        </draw:path>
        <draw:path draw:style-name="gr1" draw:text-style-name="P1" draw:layer="layout" svg:width="0.039cm" svg:height="0.038cm" svg:x="9.053cm" svg:y="12.517cm" svg:viewBox="0 0 40 39" svg:d="M40 20c0 11-9 19-20 19s-20-8-20-19 9-20 20-20 20 9 20 20z">
          <text:p/>
        </draw:path>
        <draw:path draw:style-name="gr1" draw:text-style-name="P1" draw:layer="layout" svg:width="0.039cm" svg:height="0.038cm" svg:x="9.63cm" svg:y="12.517cm" svg:viewBox="0 0 40 39" svg:d="M40 20c0 11-9 19-19 19-11 0-21-8-21-19s10-20 21-20c10 0 19 9 19 20z">
          <text:p/>
        </draw:path>
        <draw:path draw:style-name="gr1" draw:text-style-name="P1" draw:layer="layout" svg:width="0.038cm" svg:height="0.038cm" svg:x="10.208cm" svg:y="12.517cm" svg:viewBox="0 0 39 39" svg:d="M39 20c0 11-10 19-20 19-11 0-19-8-19-19s8-20 19-20c10 0 20 9 20 20z">
          <text:p/>
        </draw:path>
        <draw:path draw:style-name="gr1" draw:text-style-name="P1" draw:layer="layout" svg:width="0.038cm" svg:height="0.038cm" svg:x="10.785cm" svg:y="12.517cm" svg:viewBox="0 0 39 39" svg:d="M39 20c0 11-8 19-20 19-11 0-19-8-19-19s8-20 19-20c12 0 20 9 20 20z">
          <text:p/>
        </draw:path>
        <draw:path draw:style-name="gr1" draw:text-style-name="P1" draw:layer="layout" svg:width="0.039cm" svg:height="0.038cm" svg:x="11.362cm" svg:y="12.517cm" svg:viewBox="0 0 40 39" svg:d="M40 20c0 11-9 19-20 19s-20-8-20-19 9-20 20-20 20 9 20 20z">
          <text:p/>
        </draw:path>
        <draw:path draw:style-name="gr1" draw:text-style-name="P1" draw:layer="layout" svg:width="0.039cm" svg:height="0.038cm" svg:x="11.939cm" svg:y="12.517cm" svg:viewBox="0 0 40 39" svg:d="M40 20c0 11-9 19-19 19-12 0-21-8-21-19s9-20 21-20c10 0 19 9 19 20z">
          <text:p/>
        </draw:path>
        <draw:path draw:style-name="gr1" draw:text-style-name="P1" draw:layer="layout" svg:width="0.038cm" svg:height="0.038cm" svg:x="12.517cm" svg:y="12.517cm" svg:viewBox="0 0 39 39" svg:d="M39 20c0 11-8 19-19 19s-20-8-20-19 9-20 20-20 19 9 19 20z">
          <text:p/>
        </draw:path>
        <draw:path draw:style-name="gr1" draw:text-style-name="P1" draw:layer="layout" svg:width="0.038cm" svg:height="0.038cm" svg:x="13.094cm" svg:y="12.517cm" svg:viewBox="0 0 39 39" svg:d="M39 20c0 11-9 19-20 19-10 0-19-8-19-19s9-20 19-20c11 0 20 9 20 20z">
          <text:p/>
        </draw:path>
        <draw:path draw:style-name="gr1" draw:text-style-name="P1" draw:layer="layout" svg:width="0.039cm" svg:height="0.038cm" svg:x="13.671cm" svg:y="12.517cm" svg:viewBox="0 0 40 39" svg:d="M40 20c0 11-9 19-21 19-10 0-19-8-19-19s9-20 19-20c12 0 21 9 21 20z">
          <text:p/>
        </draw:path>
        <draw:path draw:style-name="gr1" draw:text-style-name="P1" draw:layer="layout" svg:width="0.038cm" svg:height="0.038cm" svg:x="14.249cm" svg:y="12.517cm" svg:viewBox="0 0 39 39" svg:d="M39 20c0 11-9 19-20 19s-19-8-19-19 8-20 19-20 20 9 20 20z">
          <text:p/>
        </draw:path>
        <draw:path draw:style-name="gr1" draw:text-style-name="P1" draw:layer="layout" svg:width="0.038cm" svg:height="0.038cm" svg:x="14.826cm" svg:y="12.517cm" svg:viewBox="0 0 39 39" svg:d="M39 20c0 11-8 19-19 19-12 0-20-8-20-19s8-20 20-20c11 0 19 9 19 20z">
          <text:p/>
        </draw:path>
        <draw:path draw:style-name="gr1" draw:text-style-name="P1" draw:layer="layout" svg:width="0.039cm" svg:height="0.038cm" svg:x="15.403cm" svg:y="12.517cm" svg:viewBox="0 0 40 39" svg:d="M40 20c0 11-9 19-20 19-10 0-20-8-20-19s10-20 20-20c11 0 20 9 20 20z">
          <text:p/>
        </draw:path>
        <draw:path draw:style-name="gr1" draw:text-style-name="P1" draw:layer="layout" svg:width="0.039cm" svg:height="0.038cm" svg:x="15.98cm" svg:y="12.517cm" svg:viewBox="0 0 40 39" svg:d="M40 20c0 11-10 19-20 19-11 0-20-8-20-19s9-20 20-20c10 0 20 9 20 20z">
          <text:p/>
        </draw:path>
        <draw:path draw:style-name="gr1" draw:text-style-name="P1" draw:layer="layout" svg:width="0.038cm" svg:height="0.038cm" svg:x="16.558cm" svg:y="12.517cm" svg:viewBox="0 0 39 39" svg:d="M39 20c0 11-9 19-20 19s-19-8-19-19 8-20 19-20 20 9 20 20z">
          <text:p/>
        </draw:path>
        <draw:path draw:style-name="gr1" draw:text-style-name="P1" draw:layer="layout" svg:width="0.038cm" svg:height="0.038cm" svg:x="17.135cm" svg:y="12.517cm" svg:viewBox="0 0 39 39" svg:d="M39 20c0 11-8 19-20 19-11 0-19-8-19-19s8-20 19-20c12 0 20 9 20 20z">
          <text:p/>
        </draw:path>
        <draw:path draw:style-name="gr1" draw:text-style-name="P1" draw:layer="layout" svg:width="0.039cm" svg:height="0.038cm" svg:x="17.712cm" svg:y="12.517cm" svg:viewBox="0 0 40 39" svg:d="M40 20c0 11-9 19-20 19s-20-8-20-19 9-20 20-20 20 9 20 20z">
          <text:p/>
        </draw:path>
        <draw:path draw:style-name="gr1" draw:text-style-name="P1" draw:layer="layout" svg:width="0.039cm" svg:height="0.038cm" svg:x="18.289cm" svg:y="12.517cm" svg:viewBox="0 0 40 39" svg:d="M40 20c0 11-9 19-19 19-11 0-21-8-21-19s10-20 21-20c10 0 19 9 19 20z">
          <text:p/>
        </draw:path>
        <draw:path draw:style-name="gr1" draw:text-style-name="P1" draw:layer="layout" svg:width="0.038cm" svg:height="0.038cm" svg:x="18.867cm" svg:y="12.517cm" svg:viewBox="0 0 39 39" svg:d="M39 20c0 11-9 19-20 19s-19-8-19-19 8-20 19-20 20 9 20 20z">
          <text:p/>
        </draw:path>
        <draw:path draw:style-name="gr1" draw:text-style-name="P1" draw:layer="layout" svg:width="0.038cm" svg:height="0.038cm" svg:x="19.444cm" svg:y="12.517cm" svg:viewBox="0 0 39 39" svg:d="M39 20c0 11-9 19-20 19-10 0-19-8-19-19s9-20 19-20c11 0 20 9 20 20z">
          <text:p/>
        </draw:path>
        <draw:path draw:style-name="gr1" draw:text-style-name="P1" draw:layer="layout" svg:width="0.039cm" svg:height="0.038cm" svg:x="20.021cm" svg:y="12.517cm" svg:viewBox="0 0 40 39" svg:d="M40 20c0 11-9 19-21 19-10 0-19-8-19-19s9-20 19-20c12 0 21 9 21 20z">
          <text:p/>
        </draw:path>
        <draw:path draw:style-name="gr1" draw:text-style-name="P1" draw:layer="layout" svg:width="0.038cm" svg:height="0.038cm" svg:x="20.599cm" svg:y="12.517cm" svg:viewBox="0 0 39 39" svg:d="M39 20c0 11-9 19-19 19-12 0-20-8-20-19s8-20 20-20c10 0 19 9 19 20z">
          <text:p/>
        </draw:path>
        <draw:path draw:style-name="gr1" draw:text-style-name="P1" draw:layer="layout" svg:width="0.038cm" svg:height="0.038cm" svg:x="21.176cm" svg:y="12.517cm" svg:viewBox="0 0 39 39" svg:d="M39 20c0 11-8 19-19 19-12 0-20-8-20-19s8-20 20-20c11 0 19 9 19 20z">
          <text:p/>
        </draw:path>
        <draw:path draw:style-name="gr1" draw:text-style-name="P1" draw:layer="layout" svg:width="0.038cm" svg:height="0.038cm" svg:x="-0.183cm" svg:y="13.094cm" svg:viewBox="0 0 39 39" svg:d="M39 19c0 11-8 20-19 20-12 0-20-9-20-20 0-10 8-19 20-19 11 0 19 9 19 19z">
          <text:p/>
        </draw:path>
        <draw:path draw:style-name="gr1" draw:text-style-name="P1" draw:layer="layout" svg:width="0.038cm" svg:height="0.038cm" svg:x="0.394cm" svg:y="13.094cm" svg:viewBox="0 0 39 39" svg:d="M39 19c0 11-8 20-19 20-10 0-20-9-20-20 0-10 10-19 20-19 11 0 19 9 19 19z">
          <text:p/>
        </draw:path>
        <draw:path draw:style-name="gr1" draw:text-style-name="P1" draw:layer="layout" svg:width="0.039cm" svg:height="0.038cm" svg:x="0.971cm" svg:y="13.094cm" svg:viewBox="0 0 40 39" svg:d="M40 19c0 11-10 20-21 20-10 0-19-9-19-20 0-10 9-19 19-19 11 0 21 9 21 19z">
          <text:p/>
        </draw:path>
        <draw:path draw:style-name="gr1" draw:text-style-name="P1" draw:layer="layout" svg:width="0.038cm" svg:height="0.038cm" svg:x="1.549cm" svg:y="13.094cm" svg:viewBox="0 0 39 39" svg:d="M39 19c0 11-9 20-20 20s-19-9-19-20c0-10 8-19 19-19s20 9 20 19z">
          <text:p/>
        </draw:path>
        <draw:path draw:style-name="gr1" draw:text-style-name="P1" draw:layer="layout" svg:width="0.038cm" svg:height="0.038cm" svg:x="2.126cm" svg:y="13.094cm" svg:viewBox="0 0 39 39" svg:d="M39 19c0 11-8 20-20 20-11 0-19-9-19-20 0-10 8-19 19-19 12 0 20 9 20 19z">
          <text:p/>
        </draw:path>
        <draw:path draw:style-name="gr1" draw:text-style-name="P1" draw:layer="layout" svg:width="0.039cm" svg:height="0.038cm" svg:x="2.703cm" svg:y="13.094cm" svg:viewBox="0 0 40 39" svg:d="M40 19c0 11-9 20-20 20s-20-9-20-20c0-10 9-19 20-19s20 9 20 19z">
          <text:p/>
        </draw:path>
        <draw:path draw:style-name="gr1" draw:text-style-name="P1" draw:layer="layout" svg:width="0.039cm" svg:height="0.038cm" svg:x="3.28cm" svg:y="13.094cm" svg:viewBox="0 0 40 39" svg:d="M40 19c0 11-9 20-19 20-11 0-21-9-21-20 0-10 10-19 21-19 10 0 19 9 19 19z">
          <text:p/>
        </draw:path>
        <draw:path draw:style-name="gr1" draw:text-style-name="P1" draw:layer="layout" svg:width="0.038cm" svg:height="0.038cm" svg:x="3.858cm" svg:y="13.094cm" svg:viewBox="0 0 39 39" svg:d="M39 19c0 11-10 20-20 20-11 0-19-9-19-20 0-10 8-19 19-19 10 0 20 9 20 19z">
          <text:p/>
        </draw:path>
        <draw:path draw:style-name="gr1" draw:text-style-name="P1" draw:layer="layout" svg:width="0.038cm" svg:height="0.038cm" svg:x="4.435cm" svg:y="13.094cm" svg:viewBox="0 0 39 39" svg:d="M39 19c0 11-8 20-20 20-11 0-19-9-19-20 0-10 8-19 19-19 12 0 20 9 20 19z">
          <text:p/>
        </draw:path>
        <draw:path draw:style-name="gr1" draw:text-style-name="P1" draw:layer="layout" svg:width="0.039cm" svg:height="0.038cm" svg:x="5.012cm" svg:y="13.094cm" svg:viewBox="0 0 40 39" svg:d="M40 19c0 11-9 20-21 20-10 0-19-9-19-20 0-10 9-19 19-19 12 0 21 9 21 19z">
          <text:p/>
        </draw:path>
        <draw:path draw:style-name="gr1" draw:text-style-name="P1" draw:layer="layout" svg:width="0.039cm" svg:height="0.038cm" svg:x="5.589cm" svg:y="13.094cm" svg:viewBox="0 0 40 39" svg:d="M40 19c0 11-9 20-19 20-12 0-21-9-21-20 0-10 9-19 21-19 10 0 19 9 19 19z">
          <text:p/>
        </draw:path>
        <draw:path draw:style-name="gr1" draw:text-style-name="P1" draw:layer="layout" svg:width="0.038cm" svg:height="0.038cm" svg:x="6.167cm" svg:y="13.094cm" svg:viewBox="0 0 39 39" svg:d="M39 19c0 11-8 20-19 20s-20-9-20-20c0-10 9-19 20-19s19 9 19 19z">
          <text:p/>
        </draw:path>
        <draw:path draw:style-name="gr1" draw:text-style-name="P1" draw:layer="layout" svg:width="0.038cm" svg:height="0.038cm" svg:x="6.744cm" svg:y="13.094cm" svg:viewBox="0 0 39 39" svg:d="M39 19c0 11-8 20-19 20-10 0-20-9-20-20 0-10 10-19 20-19 11 0 19 9 19 19z">
          <text:p/>
        </draw:path>
        <draw:path draw:style-name="gr1" draw:text-style-name="P1" draw:layer="layout" svg:width="0.039cm" svg:height="0.038cm" svg:x="7.321cm" svg:y="13.094cm" svg:viewBox="0 0 40 39" svg:d="M40 19c0 11-10 20-21 20-10 0-19-9-19-20 0-10 9-19 19-19 11 0 21 9 21 19z">
          <text:p/>
        </draw:path>
        <draw:path draw:style-name="gr1" draw:text-style-name="P1" draw:layer="layout" svg:width="0.038cm" svg:height="0.038cm" svg:x="7.899cm" svg:y="13.094cm" svg:viewBox="0 0 39 39" svg:d="M39 19c0 11-9 20-20 20s-19-9-19-20c0-10 8-19 19-19s20 9 20 19z">
          <text:p/>
        </draw:path>
        <draw:path draw:style-name="gr1" draw:text-style-name="P1" draw:layer="layout" svg:width="0.038cm" svg:height="0.038cm" svg:x="8.476cm" svg:y="13.094cm" svg:viewBox="0 0 39 39" svg:d="M39 19c0 11-8 20-19 20-12 0-20-9-20-20 0-10 8-19 20-19 11 0 19 9 19 19z">
          <text:p/>
        </draw:path>
        <draw:path draw:style-name="gr1" draw:text-style-name="P1" draw:layer="layout" svg:width="0.039cm" svg:height="0.038cm" svg:x="9.053cm" svg:y="13.094cm" svg:viewBox="0 0 40 39" svg:d="M40 19c0 11-9 20-20 20s-20-9-20-20c0-10 9-19 20-19s20 9 20 19z">
          <text:p/>
        </draw:path>
        <draw:path draw:style-name="gr1" draw:text-style-name="P1" draw:layer="layout" svg:width="0.039cm" svg:height="0.038cm" svg:x="9.63cm" svg:y="13.094cm" svg:viewBox="0 0 40 39" svg:d="M40 19c0 11-9 20-19 20-11 0-21-9-21-20 0-10 10-19 21-19 10 0 19 9 19 19z">
          <text:p/>
        </draw:path>
        <draw:path draw:style-name="gr1" draw:text-style-name="P1" draw:layer="layout" svg:width="0.038cm" svg:height="0.038cm" svg:x="10.208cm" svg:y="13.094cm" svg:viewBox="0 0 39 39" svg:d="M39 19c0 11-10 20-20 20-11 0-19-9-19-20 0-10 8-19 19-19 10 0 20 9 20 19z">
          <text:p/>
        </draw:path>
        <draw:path draw:style-name="gr1" draw:text-style-name="P1" draw:layer="layout" svg:width="0.038cm" svg:height="0.038cm" svg:x="10.785cm" svg:y="13.094cm" svg:viewBox="0 0 39 39" svg:d="M39 19c0 11-8 20-20 20-11 0-19-9-19-20 0-10 8-19 19-19 12 0 20 9 20 19z">
          <text:p/>
        </draw:path>
        <draw:path draw:style-name="gr1" draw:text-style-name="P1" draw:layer="layout" svg:width="0.039cm" svg:height="0.038cm" svg:x="11.362cm" svg:y="13.094cm" svg:viewBox="0 0 40 39" svg:d="M40 19c0 11-9 20-20 20s-20-9-20-20c0-10 9-19 20-19s20 9 20 19z">
          <text:p/>
        </draw:path>
        <draw:path draw:style-name="gr1" draw:text-style-name="P1" draw:layer="layout" svg:width="0.039cm" svg:height="0.038cm" svg:x="11.939cm" svg:y="13.094cm" svg:viewBox="0 0 40 39" svg:d="M40 19c0 11-9 20-19 20-12 0-21-9-21-20 0-10 9-19 21-19 10 0 19 9 19 19z">
          <text:p/>
        </draw:path>
        <draw:path draw:style-name="gr1" draw:text-style-name="P1" draw:layer="layout" svg:width="0.038cm" svg:height="0.038cm" svg:x="12.517cm" svg:y="13.094cm" svg:viewBox="0 0 39 39" svg:d="M39 19c0 11-8 20-19 20s-20-9-20-20c0-10 9-19 20-19s19 9 19 19z">
          <text:p/>
        </draw:path>
        <draw:path draw:style-name="gr1" draw:text-style-name="P1" draw:layer="layout" svg:width="0.038cm" svg:height="0.038cm" svg:x="13.094cm" svg:y="13.094cm" svg:viewBox="0 0 39 39" svg:d="M39 19c0 11-9 20-20 20-10 0-19-9-19-20 0-10 9-19 19-19 11 0 20 9 20 19z">
          <text:p/>
        </draw:path>
        <draw:path draw:style-name="gr1" draw:text-style-name="P1" draw:layer="layout" svg:width="0.039cm" svg:height="0.038cm" svg:x="13.671cm" svg:y="13.094cm" svg:viewBox="0 0 40 39" svg:d="M40 19c0 11-9 20-21 20-10 0-19-9-19-20 0-10 9-19 19-19 12 0 21 9 21 19z">
          <text:p/>
        </draw:path>
        <draw:path draw:style-name="gr1" draw:text-style-name="P1" draw:layer="layout" svg:width="0.038cm" svg:height="0.038cm" svg:x="14.249cm" svg:y="13.094cm" svg:viewBox="0 0 39 39" svg:d="M39 19c0 11-9 20-20 20s-19-9-19-20c0-10 8-19 19-19s20 9 20 19z">
          <text:p/>
        </draw:path>
        <draw:path draw:style-name="gr1" draw:text-style-name="P1" draw:layer="layout" svg:width="0.038cm" svg:height="0.038cm" svg:x="14.826cm" svg:y="13.094cm" svg:viewBox="0 0 39 39" svg:d="M39 19c0 11-8 20-19 20-12 0-20-9-20-20 0-10 8-19 20-19 11 0 19 9 19 19z">
          <text:p/>
        </draw:path>
        <draw:path draw:style-name="gr1" draw:text-style-name="P1" draw:layer="layout" svg:width="0.039cm" svg:height="0.038cm" svg:x="15.403cm" svg:y="13.094cm" svg:viewBox="0 0 40 39" svg:d="M40 19c0 11-9 20-20 20-10 0-20-9-20-20 0-10 10-19 20-19 11 0 20 9 20 19z">
          <text:p/>
        </draw:path>
        <draw:path draw:style-name="gr1" draw:text-style-name="P1" draw:layer="layout" svg:width="0.039cm" svg:height="0.038cm" svg:x="15.98cm" svg:y="13.094cm" svg:viewBox="0 0 40 39" svg:d="M40 19c0 11-10 20-20 20-11 0-20-9-20-20 0-10 9-19 20-19 10 0 20 9 20 19z">
          <text:p/>
        </draw:path>
        <draw:path draw:style-name="gr1" draw:text-style-name="P1" draw:layer="layout" svg:width="0.038cm" svg:height="0.038cm" svg:x="16.558cm" svg:y="13.094cm" svg:viewBox="0 0 39 39" svg:d="M39 19c0 11-9 20-20 20s-19-9-19-20c0-10 8-19 19-19s20 9 20 19z">
          <text:p/>
        </draw:path>
        <draw:path draw:style-name="gr1" draw:text-style-name="P1" draw:layer="layout" svg:width="0.038cm" svg:height="0.038cm" svg:x="17.135cm" svg:y="13.094cm" svg:viewBox="0 0 39 39" svg:d="M39 19c0 11-8 20-20 20-11 0-19-9-19-20 0-10 8-19 19-19 12 0 20 9 20 19z">
          <text:p/>
        </draw:path>
        <draw:path draw:style-name="gr1" draw:text-style-name="P1" draw:layer="layout" svg:width="0.039cm" svg:height="0.038cm" svg:x="17.712cm" svg:y="13.094cm" svg:viewBox="0 0 40 39" svg:d="M40 19c0 11-9 20-20 20s-20-9-20-20c0-10 9-19 20-19s20 9 20 19z">
          <text:p/>
        </draw:path>
        <draw:path draw:style-name="gr1" draw:text-style-name="P1" draw:layer="layout" svg:width="0.039cm" svg:height="0.038cm" svg:x="18.289cm" svg:y="13.094cm" svg:viewBox="0 0 40 39" svg:d="M40 19c0 11-9 20-19 20-11 0-21-9-21-20 0-10 10-19 21-19 10 0 19 9 19 19z">
          <text:p/>
        </draw:path>
        <draw:path draw:style-name="gr1" draw:text-style-name="P1" draw:layer="layout" svg:width="0.038cm" svg:height="0.038cm" svg:x="18.867cm" svg:y="13.094cm" svg:viewBox="0 0 39 39" svg:d="M39 19c0 11-9 20-20 20s-19-9-19-20c0-10 8-19 19-19s20 9 20 19z">
          <text:p/>
        </draw:path>
        <draw:path draw:style-name="gr1" draw:text-style-name="P1" draw:layer="layout" svg:width="0.038cm" svg:height="0.038cm" svg:x="19.444cm" svg:y="13.094cm" svg:viewBox="0 0 39 39" svg:d="M39 19c0 11-9 20-20 20-10 0-19-9-19-20 0-10 9-19 19-19 11 0 20 9 20 19z">
          <text:p/>
        </draw:path>
        <draw:path draw:style-name="gr1" draw:text-style-name="P1" draw:layer="layout" svg:width="0.039cm" svg:height="0.038cm" svg:x="20.021cm" svg:y="13.094cm" svg:viewBox="0 0 40 39" svg:d="M40 19c0 11-9 20-21 20-10 0-19-9-19-20 0-10 9-19 19-19 12 0 21 9 21 19z">
          <text:p/>
        </draw:path>
        <draw:path draw:style-name="gr1" draw:text-style-name="P1" draw:layer="layout" svg:width="0.038cm" svg:height="0.038cm" svg:x="20.599cm" svg:y="13.094cm" svg:viewBox="0 0 39 39" svg:d="M39 19c0 11-9 20-19 20-12 0-20-9-20-20 0-10 8-19 20-19 10 0 19 9 19 19z">
          <text:p/>
        </draw:path>
        <draw:path draw:style-name="gr1" draw:text-style-name="P1" draw:layer="layout" svg:width="0.038cm" svg:height="0.038cm" svg:x="21.176cm" svg:y="13.094cm" svg:viewBox="0 0 39 39" svg:d="M39 19c0 11-8 20-19 20-12 0-20-9-20-20 0-10 8-19 20-19 11 0 19 9 19 19z">
          <text:p/>
        </draw:path>
        <draw:path draw:style-name="gr1" draw:text-style-name="P1" draw:layer="layout" svg:width="0.038cm" svg:height="0.039cm" svg:x="-0.183cm" svg:y="13.671cm" svg:viewBox="0 0 39 40" svg:d="M39 19c0 12-8 21-19 21-12 0-20-9-20-21 0-10 8-19 20-19 11 0 19 9 19 19z">
          <text:p/>
        </draw:path>
        <draw:path draw:style-name="gr1" draw:text-style-name="P1" draw:layer="layout" svg:width="0.038cm" svg:height="0.039cm" svg:x="0.394cm" svg:y="13.671cm" svg:viewBox="0 0 39 40" svg:d="M39 19c0 12-8 21-19 21-10 0-20-9-20-21 0-10 10-19 20-19 11 0 19 9 19 19z">
          <text:p/>
        </draw:path>
        <draw:path draw:style-name="gr1" draw:text-style-name="P1" draw:layer="layout" svg:width="0.039cm" svg:height="0.039cm" svg:x="0.971cm" svg:y="13.671cm" svg:viewBox="0 0 40 40" svg:d="M40 19c0 12-10 21-21 21-10 0-19-9-19-21 0-10 9-19 19-19 11 0 21 9 21 19z">
          <text:p/>
        </draw:path>
        <draw:path draw:style-name="gr1" draw:text-style-name="P1" draw:layer="layout" svg:width="0.038cm" svg:height="0.039cm" svg:x="1.549cm" svg:y="13.671cm" svg:viewBox="0 0 39 40" svg:d="M39 19c0 12-9 21-20 21s-19-9-19-21c0-10 8-19 19-19s20 9 20 19z">
          <text:p/>
        </draw:path>
        <draw:path draw:style-name="gr1" draw:text-style-name="P1" draw:layer="layout" svg:width="0.038cm" svg:height="0.039cm" svg:x="2.126cm" svg:y="13.671cm" svg:viewBox="0 0 39 40" svg:d="M39 19c0 12-8 21-20 21-11 0-19-9-19-21 0-10 8-19 19-19 12 0 20 9 20 19z">
          <text:p/>
        </draw:path>
        <draw:path draw:style-name="gr1" draw:text-style-name="P1" draw:layer="layout" svg:width="0.039cm" svg:height="0.039cm" svg:x="2.703cm" svg:y="13.671cm" svg:viewBox="0 0 40 40" svg:d="M40 19c0 12-9 21-20 21s-20-9-20-21c0-10 9-19 20-19s20 9 20 19z">
          <text:p/>
        </draw:path>
        <draw:path draw:style-name="gr1" draw:text-style-name="P1" draw:layer="layout" svg:width="0.039cm" svg:height="0.039cm" svg:x="3.28cm" svg:y="13.671cm" svg:viewBox="0 0 40 40" svg:d="M40 19c0 12-9 21-19 21-11 0-21-9-21-21 0-10 10-19 21-19 10 0 19 9 19 19z">
          <text:p/>
        </draw:path>
        <draw:path draw:style-name="gr1" draw:text-style-name="P1" draw:layer="layout" svg:width="0.038cm" svg:height="0.039cm" svg:x="3.858cm" svg:y="13.671cm" svg:viewBox="0 0 39 40" svg:d="M39 19c0 12-10 21-20 21-11 0-19-9-19-21 0-10 8-19 19-19 10 0 20 9 20 19z">
          <text:p/>
        </draw:path>
        <draw:path draw:style-name="gr1" draw:text-style-name="P1" draw:layer="layout" svg:width="0.038cm" svg:height="0.039cm" svg:x="4.435cm" svg:y="13.671cm" svg:viewBox="0 0 39 40" svg:d="M39 19c0 12-8 21-20 21-11 0-19-9-19-21 0-10 8-19 19-19 12 0 20 9 20 19z">
          <text:p/>
        </draw:path>
        <draw:path draw:style-name="gr1" draw:text-style-name="P1" draw:layer="layout" svg:width="0.039cm" svg:height="0.039cm" svg:x="5.012cm" svg:y="13.671cm" svg:viewBox="0 0 40 40" svg:d="M40 19c0 12-9 21-21 21-10 0-19-9-19-21 0-10 9-19 19-19 12 0 21 9 21 19z">
          <text:p/>
        </draw:path>
        <draw:path draw:style-name="gr1" draw:text-style-name="P1" draw:layer="layout" svg:width="0.039cm" svg:height="0.039cm" svg:x="5.589cm" svg:y="13.671cm" svg:viewBox="0 0 40 40" svg:d="M40 19c0 12-9 21-19 21-12 0-21-9-21-21 0-10 9-19 21-19 10 0 19 9 19 19z">
          <text:p/>
        </draw:path>
        <draw:path draw:style-name="gr1" draw:text-style-name="P1" draw:layer="layout" svg:width="0.038cm" svg:height="0.039cm" svg:x="6.167cm" svg:y="13.671cm" svg:viewBox="0 0 39 40" svg:d="M39 19c0 12-8 21-19 21s-20-9-20-21c0-10 9-19 20-19s19 9 19 19z">
          <text:p/>
        </draw:path>
        <draw:path draw:style-name="gr1" draw:text-style-name="P1" draw:layer="layout" svg:width="0.038cm" svg:height="0.039cm" svg:x="6.744cm" svg:y="13.671cm" svg:viewBox="0 0 39 40" svg:d="M39 19c0 12-8 21-19 21-10 0-20-9-20-21 0-10 10-19 20-19 11 0 19 9 19 19z">
          <text:p/>
        </draw:path>
        <draw:path draw:style-name="gr1" draw:text-style-name="P1" draw:layer="layout" svg:width="0.039cm" svg:height="0.039cm" svg:x="7.321cm" svg:y="13.671cm" svg:viewBox="0 0 40 40" svg:d="M40 19c0 12-10 21-21 21-10 0-19-9-19-21 0-10 9-19 19-19 11 0 21 9 21 19z">
          <text:p/>
        </draw:path>
        <draw:path draw:style-name="gr1" draw:text-style-name="P1" draw:layer="layout" svg:width="0.038cm" svg:height="0.039cm" svg:x="7.899cm" svg:y="13.671cm" svg:viewBox="0 0 39 40" svg:d="M39 19c0 12-9 21-20 21s-19-9-19-21c0-10 8-19 19-19s20 9 20 19z">
          <text:p/>
        </draw:path>
        <draw:path draw:style-name="gr1" draw:text-style-name="P1" draw:layer="layout" svg:width="0.038cm" svg:height="0.039cm" svg:x="8.476cm" svg:y="13.671cm" svg:viewBox="0 0 39 40" svg:d="M39 19c0 12-8 21-19 21-12 0-20-9-20-21 0-10 8-19 20-19 11 0 19 9 19 19z">
          <text:p/>
        </draw:path>
        <draw:path draw:style-name="gr1" draw:text-style-name="P1" draw:layer="layout" svg:width="0.039cm" svg:height="0.039cm" svg:x="9.053cm" svg:y="13.671cm" svg:viewBox="0 0 40 40" svg:d="M40 19c0 12-9 21-20 21s-20-9-20-21c0-10 9-19 20-19s20 9 20 19z">
          <text:p/>
        </draw:path>
        <draw:path draw:style-name="gr1" draw:text-style-name="P1" draw:layer="layout" svg:width="0.039cm" svg:height="0.039cm" svg:x="9.63cm" svg:y="13.671cm" svg:viewBox="0 0 40 40" svg:d="M40 19c0 12-9 21-19 21-11 0-21-9-21-21 0-10 10-19 21-19 10 0 19 9 19 19z">
          <text:p/>
        </draw:path>
        <draw:path draw:style-name="gr1" draw:text-style-name="P1" draw:layer="layout" svg:width="0.038cm" svg:height="0.039cm" svg:x="10.208cm" svg:y="13.671cm" svg:viewBox="0 0 39 40" svg:d="M39 19c0 12-10 21-20 21-11 0-19-9-19-21 0-10 8-19 19-19 10 0 20 9 20 19z">
          <text:p/>
        </draw:path>
        <draw:path draw:style-name="gr1" draw:text-style-name="P1" draw:layer="layout" svg:width="0.038cm" svg:height="0.039cm" svg:x="10.785cm" svg:y="13.671cm" svg:viewBox="0 0 39 40" svg:d="M39 19c0 12-8 21-20 21-11 0-19-9-19-21 0-10 8-19 19-19 12 0 20 9 20 19z">
          <text:p/>
        </draw:path>
        <draw:path draw:style-name="gr1" draw:text-style-name="P1" draw:layer="layout" svg:width="0.039cm" svg:height="0.039cm" svg:x="11.362cm" svg:y="13.671cm" svg:viewBox="0 0 40 40" svg:d="M40 19c0 12-9 21-20 21s-20-9-20-21c0-10 9-19 20-19s20 9 20 19z">
          <text:p/>
        </draw:path>
        <draw:path draw:style-name="gr1" draw:text-style-name="P1" draw:layer="layout" svg:width="0.039cm" svg:height="0.039cm" svg:x="11.939cm" svg:y="13.671cm" svg:viewBox="0 0 40 40" svg:d="M40 19c0 12-9 21-19 21-12 0-21-9-21-21 0-10 9-19 21-19 10 0 19 9 19 19z">
          <text:p/>
        </draw:path>
        <draw:path draw:style-name="gr1" draw:text-style-name="P1" draw:layer="layout" svg:width="0.038cm" svg:height="0.039cm" svg:x="12.517cm" svg:y="13.671cm" svg:viewBox="0 0 39 40" svg:d="M39 19c0 12-8 21-19 21s-20-9-20-21c0-10 9-19 20-19s19 9 19 19z">
          <text:p/>
        </draw:path>
        <draw:path draw:style-name="gr1" draw:text-style-name="P1" draw:layer="layout" svg:width="0.038cm" svg:height="0.039cm" svg:x="13.094cm" svg:y="13.671cm" svg:viewBox="0 0 39 40" svg:d="M39 19c0 12-9 21-20 21-10 0-19-9-19-21 0-10 9-19 19-19 11 0 20 9 20 19z">
          <text:p/>
        </draw:path>
        <draw:path draw:style-name="gr1" draw:text-style-name="P1" draw:layer="layout" svg:width="0.039cm" svg:height="0.039cm" svg:x="13.671cm" svg:y="13.671cm" svg:viewBox="0 0 40 40" svg:d="M40 19c0 12-9 21-21 21-10 0-19-9-19-21 0-10 9-19 19-19 12 0 21 9 21 19z">
          <text:p/>
        </draw:path>
        <draw:path draw:style-name="gr1" draw:text-style-name="P1" draw:layer="layout" svg:width="0.038cm" svg:height="0.039cm" svg:x="14.249cm" svg:y="13.671cm" svg:viewBox="0 0 39 40" svg:d="M39 19c0 12-9 21-20 21s-19-9-19-21c0-10 8-19 19-19s20 9 20 19z">
          <text:p/>
        </draw:path>
        <draw:path draw:style-name="gr1" draw:text-style-name="P1" draw:layer="layout" svg:width="0.038cm" svg:height="0.039cm" svg:x="14.826cm" svg:y="13.671cm" svg:viewBox="0 0 39 40" svg:d="M39 19c0 12-8 21-19 21-12 0-20-9-20-21 0-10 8-19 20-19 11 0 19 9 19 19z">
          <text:p/>
        </draw:path>
        <draw:path draw:style-name="gr1" draw:text-style-name="P1" draw:layer="layout" svg:width="0.039cm" svg:height="0.039cm" svg:x="15.403cm" svg:y="13.671cm" svg:viewBox="0 0 40 40" svg:d="M40 19c0 12-9 21-20 21-10 0-20-9-20-21 0-10 10-19 20-19 11 0 20 9 20 19z">
          <text:p/>
        </draw:path>
        <draw:path draw:style-name="gr1" draw:text-style-name="P1" draw:layer="layout" svg:width="0.039cm" svg:height="0.039cm" svg:x="15.98cm" svg:y="13.671cm" svg:viewBox="0 0 40 40" svg:d="M40 19c0 12-10 21-20 21-11 0-20-9-20-21 0-10 9-19 20-19 10 0 20 9 20 19z">
          <text:p/>
        </draw:path>
        <draw:path draw:style-name="gr1" draw:text-style-name="P1" draw:layer="layout" svg:width="0.038cm" svg:height="0.039cm" svg:x="16.558cm" svg:y="13.671cm" svg:viewBox="0 0 39 40" svg:d="M39 19c0 12-9 21-20 21s-19-9-19-21c0-10 8-19 19-19s20 9 20 19z">
          <text:p/>
        </draw:path>
        <draw:path draw:style-name="gr1" draw:text-style-name="P1" draw:layer="layout" svg:width="0.038cm" svg:height="0.039cm" svg:x="17.135cm" svg:y="13.671cm" svg:viewBox="0 0 39 40" svg:d="M39 19c0 12-8 21-20 21-11 0-19-9-19-21 0-10 8-19 19-19 12 0 20 9 20 19z">
          <text:p/>
        </draw:path>
        <draw:path draw:style-name="gr1" draw:text-style-name="P1" draw:layer="layout" svg:width="0.039cm" svg:height="0.039cm" svg:x="17.712cm" svg:y="13.671cm" svg:viewBox="0 0 40 40" svg:d="M40 19c0 12-9 21-20 21s-20-9-20-21c0-10 9-19 20-19s20 9 20 19z">
          <text:p/>
        </draw:path>
        <draw:path draw:style-name="gr1" draw:text-style-name="P1" draw:layer="layout" svg:width="0.039cm" svg:height="0.039cm" svg:x="18.289cm" svg:y="13.671cm" svg:viewBox="0 0 40 40" svg:d="M40 19c0 12-9 21-19 21-11 0-21-9-21-21 0-10 10-19 21-19 10 0 19 9 19 19z">
          <text:p/>
        </draw:path>
        <draw:path draw:style-name="gr1" draw:text-style-name="P1" draw:layer="layout" svg:width="0.038cm" svg:height="0.039cm" svg:x="18.867cm" svg:y="13.671cm" svg:viewBox="0 0 39 40" svg:d="M39 19c0 12-9 21-20 21s-19-9-19-21c0-10 8-19 19-19s20 9 20 19z">
          <text:p/>
        </draw:path>
        <draw:path draw:style-name="gr1" draw:text-style-name="P1" draw:layer="layout" svg:width="0.038cm" svg:height="0.039cm" svg:x="19.444cm" svg:y="13.671cm" svg:viewBox="0 0 39 40" svg:d="M39 19c0 12-9 21-20 21-10 0-19-9-19-21 0-10 9-19 19-19 11 0 20 9 20 19z">
          <text:p/>
        </draw:path>
        <draw:path draw:style-name="gr1" draw:text-style-name="P1" draw:layer="layout" svg:width="0.039cm" svg:height="0.039cm" svg:x="20.021cm" svg:y="13.671cm" svg:viewBox="0 0 40 40" svg:d="M40 19c0 12-9 21-21 21-10 0-19-9-19-21 0-10 9-19 19-19 12 0 21 9 21 19z">
          <text:p/>
        </draw:path>
        <draw:path draw:style-name="gr1" draw:text-style-name="P1" draw:layer="layout" svg:width="0.038cm" svg:height="0.039cm" svg:x="20.599cm" svg:y="13.671cm" svg:viewBox="0 0 39 40" svg:d="M39 19c0 12-9 21-19 21-12 0-20-9-20-21 0-10 8-19 20-19 10 0 19 9 19 19z">
          <text:p/>
        </draw:path>
        <draw:path draw:style-name="gr1" draw:text-style-name="P1" draw:layer="layout" svg:width="0.038cm" svg:height="0.039cm" svg:x="21.176cm" svg:y="13.671cm" svg:viewBox="0 0 39 40" svg:d="M39 19c0 12-8 21-19 21-12 0-20-9-20-21 0-10 8-19 20-19 11 0 19 9 19 19z">
          <text:p/>
        </draw:path>
        <draw:path draw:style-name="gr1" draw:text-style-name="P1" draw:layer="layout" svg:width="0.038cm" svg:height="0.038cm" svg:x="-0.183cm" svg:y="14.249cm" svg:viewBox="0 0 39 39" svg:d="M39 19c0 11-8 20-19 20-12 0-20-9-20-20s8-19 20-19c11 0 19 8 19 19z">
          <text:p/>
        </draw:path>
        <draw:path draw:style-name="gr1" draw:text-style-name="P1" draw:layer="layout" svg:width="0.038cm" svg:height="0.038cm" svg:x="0.394cm" svg:y="14.249cm" svg:viewBox="0 0 39 39" svg:d="M39 19c0 11-8 20-19 20-10 0-20-9-20-20s10-19 20-19c11 0 19 8 19 19z">
          <text:p/>
        </draw:path>
        <draw:path draw:style-name="gr1" draw:text-style-name="P1" draw:layer="layout" svg:width="0.039cm" svg:height="0.038cm" svg:x="0.971cm" svg:y="14.249cm" svg:viewBox="0 0 40 39" svg:d="M40 19c0 11-10 20-21 20-10 0-19-9-19-20s9-19 19-19c11 0 21 8 21 19z">
          <text:p/>
        </draw:path>
        <draw:path draw:style-name="gr1" draw:text-style-name="P1" draw:layer="layout" svg:width="0.038cm" svg:height="0.038cm" svg:x="1.549cm" svg:y="14.249cm" svg:viewBox="0 0 39 39" svg:d="M39 19c0 11-9 20-20 20s-19-9-19-20 8-19 19-19 20 8 20 19z">
          <text:p/>
        </draw:path>
        <draw:path draw:style-name="gr1" draw:text-style-name="P1" draw:layer="layout" svg:width="0.038cm" svg:height="0.038cm" svg:x="2.126cm" svg:y="14.249cm" svg:viewBox="0 0 39 39" svg:d="M39 19c0 11-8 20-20 20-11 0-19-9-19-20s8-19 19-19c12 0 20 8 20 19z">
          <text:p/>
        </draw:path>
        <draw:path draw:style-name="gr1" draw:text-style-name="P1" draw:layer="layout" svg:width="0.039cm" svg:height="0.038cm" svg:x="2.703cm" svg:y="14.249cm" svg:viewBox="0 0 40 39" svg:d="M40 19c0 11-9 20-20 20s-20-9-20-20 9-19 20-19 20 8 20 19z">
          <text:p/>
        </draw:path>
        <draw:path draw:style-name="gr1" draw:text-style-name="P1" draw:layer="layout" svg:width="0.039cm" svg:height="0.038cm" svg:x="3.28cm" svg:y="14.249cm" svg:viewBox="0 0 40 39" svg:d="M40 19c0 11-9 20-19 20-11 0-21-9-21-20s10-19 21-19c10 0 19 8 19 19z">
          <text:p/>
        </draw:path>
        <draw:path draw:style-name="gr1" draw:text-style-name="P1" draw:layer="layout" svg:width="0.038cm" svg:height="0.038cm" svg:x="3.858cm" svg:y="14.249cm" svg:viewBox="0 0 39 39" svg:d="M39 19c0 11-10 20-20 20-11 0-19-9-19-20s8-19 19-19c10 0 20 8 20 19z">
          <text:p/>
        </draw:path>
        <draw:path draw:style-name="gr1" draw:text-style-name="P1" draw:layer="layout" svg:width="0.038cm" svg:height="0.038cm" svg:x="4.435cm" svg:y="14.249cm" svg:viewBox="0 0 39 39" svg:d="M39 19c0 11-8 20-20 20-11 0-19-9-19-20s8-19 19-19c12 0 20 8 20 19z">
          <text:p/>
        </draw:path>
        <draw:path draw:style-name="gr1" draw:text-style-name="P1" draw:layer="layout" svg:width="0.039cm" svg:height="0.038cm" svg:x="5.012cm" svg:y="14.249cm" svg:viewBox="0 0 40 39" svg:d="M40 19c0 11-9 20-21 20-10 0-19-9-19-20s9-19 19-19c12 0 21 8 21 19z">
          <text:p/>
        </draw:path>
        <draw:path draw:style-name="gr1" draw:text-style-name="P1" draw:layer="layout" svg:width="0.039cm" svg:height="0.038cm" svg:x="5.589cm" svg:y="14.249cm" svg:viewBox="0 0 40 39" svg:d="M40 19c0 11-9 20-19 20-12 0-21-9-21-20s9-19 21-19c10 0 19 8 19 19z">
          <text:p/>
        </draw:path>
        <draw:path draw:style-name="gr1" draw:text-style-name="P1" draw:layer="layout" svg:width="0.038cm" svg:height="0.038cm" svg:x="6.167cm" svg:y="14.249cm" svg:viewBox="0 0 39 39" svg:d="M39 19c0 11-8 20-19 20s-20-9-20-20 9-19 20-19 19 8 19 19z">
          <text:p/>
        </draw:path>
        <draw:path draw:style-name="gr1" draw:text-style-name="P1" draw:layer="layout" svg:width="0.038cm" svg:height="0.038cm" svg:x="6.744cm" svg:y="14.249cm" svg:viewBox="0 0 39 39" svg:d="M39 19c0 11-8 20-19 20-10 0-20-9-20-20s10-19 20-19c11 0 19 8 19 19z">
          <text:p/>
        </draw:path>
        <draw:path draw:style-name="gr1" draw:text-style-name="P1" draw:layer="layout" svg:width="0.039cm" svg:height="0.038cm" svg:x="7.321cm" svg:y="14.249cm" svg:viewBox="0 0 40 39" svg:d="M40 19c0 11-10 20-21 20-10 0-19-9-19-20s9-19 19-19c11 0 21 8 21 19z">
          <text:p/>
        </draw:path>
        <draw:path draw:style-name="gr1" draw:text-style-name="P1" draw:layer="layout" svg:width="0.038cm" svg:height="0.038cm" svg:x="7.899cm" svg:y="14.249cm" svg:viewBox="0 0 39 39" svg:d="M39 19c0 11-9 20-20 20s-19-9-19-20 8-19 19-19 20 8 20 19z">
          <text:p/>
        </draw:path>
        <draw:path draw:style-name="gr1" draw:text-style-name="P1" draw:layer="layout" svg:width="0.038cm" svg:height="0.038cm" svg:x="8.476cm" svg:y="14.249cm" svg:viewBox="0 0 39 39" svg:d="M39 19c0 11-8 20-19 20-12 0-20-9-20-20s8-19 20-19c11 0 19 8 19 19z">
          <text:p/>
        </draw:path>
        <draw:path draw:style-name="gr1" draw:text-style-name="P1" draw:layer="layout" svg:width="0.039cm" svg:height="0.038cm" svg:x="9.053cm" svg:y="14.249cm" svg:viewBox="0 0 40 39" svg:d="M40 19c0 11-9 20-20 20s-20-9-20-20 9-19 20-19 20 8 20 19z">
          <text:p/>
        </draw:path>
        <draw:path draw:style-name="gr1" draw:text-style-name="P1" draw:layer="layout" svg:width="0.039cm" svg:height="0.038cm" svg:x="9.63cm" svg:y="14.249cm" svg:viewBox="0 0 40 39" svg:d="M40 19c0 11-9 20-19 20-11 0-21-9-21-20s10-19 21-19c10 0 19 8 19 19z">
          <text:p/>
        </draw:path>
        <draw:path draw:style-name="gr1" draw:text-style-name="P1" draw:layer="layout" svg:width="0.038cm" svg:height="0.038cm" svg:x="10.208cm" svg:y="14.249cm" svg:viewBox="0 0 39 39" svg:d="M39 19c0 11-10 20-20 20-11 0-19-9-19-20s8-19 19-19c10 0 20 8 20 19z">
          <text:p/>
        </draw:path>
        <draw:path draw:style-name="gr1" draw:text-style-name="P1" draw:layer="layout" svg:width="0.038cm" svg:height="0.038cm" svg:x="10.785cm" svg:y="14.249cm" svg:viewBox="0 0 39 39" svg:d="M39 19c0 11-8 20-20 20-11 0-19-9-19-20s8-19 19-19c12 0 20 8 20 19z">
          <text:p/>
        </draw:path>
        <draw:path draw:style-name="gr1" draw:text-style-name="P1" draw:layer="layout" svg:width="0.039cm" svg:height="0.038cm" svg:x="11.362cm" svg:y="14.249cm" svg:viewBox="0 0 40 39" svg:d="M40 19c0 11-9 20-20 20s-20-9-20-20 9-19 20-19 20 8 20 19z">
          <text:p/>
        </draw:path>
        <draw:path draw:style-name="gr1" draw:text-style-name="P1" draw:layer="layout" svg:width="0.039cm" svg:height="0.038cm" svg:x="11.939cm" svg:y="14.249cm" svg:viewBox="0 0 40 39" svg:d="M40 19c0 11-9 20-19 20-12 0-21-9-21-20s9-19 21-19c10 0 19 8 19 19z">
          <text:p/>
        </draw:path>
        <draw:path draw:style-name="gr1" draw:text-style-name="P1" draw:layer="layout" svg:width="0.038cm" svg:height="0.038cm" svg:x="12.517cm" svg:y="14.249cm" svg:viewBox="0 0 39 39" svg:d="M39 19c0 11-8 20-19 20s-20-9-20-20 9-19 20-19 19 8 19 19z">
          <text:p/>
        </draw:path>
        <draw:path draw:style-name="gr1" draw:text-style-name="P1" draw:layer="layout" svg:width="0.038cm" svg:height="0.038cm" svg:x="13.094cm" svg:y="14.249cm" svg:viewBox="0 0 39 39" svg:d="M39 19c0 11-9 20-20 20-10 0-19-9-19-20s9-19 19-19c11 0 20 8 20 19z">
          <text:p/>
        </draw:path>
        <draw:path draw:style-name="gr1" draw:text-style-name="P1" draw:layer="layout" svg:width="0.039cm" svg:height="0.038cm" svg:x="13.671cm" svg:y="14.249cm" svg:viewBox="0 0 40 39" svg:d="M40 19c0 11-9 20-21 20-10 0-19-9-19-20s9-19 19-19c12 0 21 8 21 19z">
          <text:p/>
        </draw:path>
        <draw:path draw:style-name="gr1" draw:text-style-name="P1" draw:layer="layout" svg:width="0.038cm" svg:height="0.038cm" svg:x="14.249cm" svg:y="14.249cm" svg:viewBox="0 0 39 39" svg:d="M39 19c0 11-9 20-20 20s-19-9-19-20 8-19 19-19 20 8 20 19z">
          <text:p/>
        </draw:path>
        <draw:path draw:style-name="gr1" draw:text-style-name="P1" draw:layer="layout" svg:width="0.038cm" svg:height="0.038cm" svg:x="14.826cm" svg:y="14.249cm" svg:viewBox="0 0 39 39" svg:d="M39 19c0 11-8 20-19 20-12 0-20-9-20-20s8-19 20-19c11 0 19 8 19 19z">
          <text:p/>
        </draw:path>
        <draw:path draw:style-name="gr1" draw:text-style-name="P1" draw:layer="layout" svg:width="0.039cm" svg:height="0.038cm" svg:x="15.403cm" svg:y="14.249cm" svg:viewBox="0 0 40 39" svg:d="M40 19c0 11-9 20-20 20-10 0-20-9-20-20s10-19 20-19c11 0 20 8 20 19z">
          <text:p/>
        </draw:path>
        <draw:path draw:style-name="gr1" draw:text-style-name="P1" draw:layer="layout" svg:width="0.039cm" svg:height="0.038cm" svg:x="15.98cm" svg:y="14.249cm" svg:viewBox="0 0 40 39" svg:d="M40 19c0 11-10 20-20 20-11 0-20-9-20-20s9-19 20-19c10 0 20 8 20 19z">
          <text:p/>
        </draw:path>
        <draw:path draw:style-name="gr1" draw:text-style-name="P1" draw:layer="layout" svg:width="0.038cm" svg:height="0.038cm" svg:x="16.558cm" svg:y="14.249cm" svg:viewBox="0 0 39 39" svg:d="M39 19c0 11-9 20-20 20s-19-9-19-20 8-19 19-19 20 8 20 19z">
          <text:p/>
        </draw:path>
        <draw:path draw:style-name="gr1" draw:text-style-name="P1" draw:layer="layout" svg:width="0.038cm" svg:height="0.038cm" svg:x="17.135cm" svg:y="14.249cm" svg:viewBox="0 0 39 39" svg:d="M39 19c0 11-8 20-20 20-11 0-19-9-19-20s8-19 19-19c12 0 20 8 20 19z">
          <text:p/>
        </draw:path>
        <draw:path draw:style-name="gr1" draw:text-style-name="P1" draw:layer="layout" svg:width="0.039cm" svg:height="0.038cm" svg:x="17.712cm" svg:y="14.249cm" svg:viewBox="0 0 40 39" svg:d="M40 19c0 11-9 20-20 20s-20-9-20-20 9-19 20-19 20 8 20 19z">
          <text:p/>
        </draw:path>
        <draw:path draw:style-name="gr1" draw:text-style-name="P1" draw:layer="layout" svg:width="0.039cm" svg:height="0.038cm" svg:x="18.289cm" svg:y="14.249cm" svg:viewBox="0 0 40 39" svg:d="M40 19c0 11-9 20-19 20-11 0-21-9-21-20s10-19 21-19c10 0 19 8 19 19z">
          <text:p/>
        </draw:path>
        <draw:path draw:style-name="gr1" draw:text-style-name="P1" draw:layer="layout" svg:width="0.038cm" svg:height="0.038cm" svg:x="18.867cm" svg:y="14.249cm" svg:viewBox="0 0 39 39" svg:d="M39 19c0 11-9 20-20 20s-19-9-19-20 8-19 19-19 20 8 20 19z">
          <text:p/>
        </draw:path>
        <draw:path draw:style-name="gr1" draw:text-style-name="P1" draw:layer="layout" svg:width="0.038cm" svg:height="0.038cm" svg:x="19.444cm" svg:y="14.249cm" svg:viewBox="0 0 39 39" svg:d="M39 19c0 11-9 20-20 20-10 0-19-9-19-20s9-19 19-19c11 0 20 8 20 19z">
          <text:p/>
        </draw:path>
        <draw:path draw:style-name="gr1" draw:text-style-name="P1" draw:layer="layout" svg:width="0.039cm" svg:height="0.038cm" svg:x="20.021cm" svg:y="14.249cm" svg:viewBox="0 0 40 39" svg:d="M40 19c0 11-9 20-21 20-10 0-19-9-19-20s9-19 19-19c12 0 21 8 21 19z">
          <text:p/>
        </draw:path>
        <draw:path draw:style-name="gr1" draw:text-style-name="P1" draw:layer="layout" svg:width="0.038cm" svg:height="0.038cm" svg:x="20.599cm" svg:y="14.249cm" svg:viewBox="0 0 39 39" svg:d="M39 19c0 11-9 20-19 20-12 0-20-9-20-20s8-19 20-19c10 0 19 8 19 19z">
          <text:p/>
        </draw:path>
        <draw:path draw:style-name="gr1" draw:text-style-name="P1" draw:layer="layout" svg:width="0.038cm" svg:height="0.038cm" svg:x="21.176cm" svg:y="14.249cm" svg:viewBox="0 0 39 39" svg:d="M39 19c0 11-8 20-19 20-12 0-20-9-20-20s8-19 20-19c11 0 19 8 19 19z">
          <text:p/>
        </draw:path>
        <draw:path draw:style-name="gr1" draw:text-style-name="P1" draw:layer="layout" svg:width="0.038cm" svg:height="0.038cm" svg:x="-0.183cm" svg:y="14.826cm" svg:viewBox="0 0 39 39" svg:d="M39 20c0 11-8 19-19 19-12 0-20-8-20-19 0-12 8-20 20-20 11 0 19 8 19 20z">
          <text:p/>
        </draw:path>
        <draw:path draw:style-name="gr1" draw:text-style-name="P1" draw:layer="layout" svg:width="0.038cm" svg:height="0.038cm" svg:x="0.394cm" svg:y="14.826cm" svg:viewBox="0 0 39 39" svg:d="M39 20c0 11-8 19-19 19-10 0-20-8-20-19 0-12 10-20 20-20 11 0 19 8 19 20z">
          <text:p/>
        </draw:path>
        <draw:path draw:style-name="gr1" draw:text-style-name="P1" draw:layer="layout" svg:width="0.039cm" svg:height="0.038cm" svg:x="0.971cm" svg:y="14.826cm" svg:viewBox="0 0 40 39" svg:d="M40 20c0 11-10 19-21 19-10 0-19-8-19-19 0-12 9-20 19-20 11 0 21 8 21 20z">
          <text:p/>
        </draw:path>
        <draw:path draw:style-name="gr1" draw:text-style-name="P1" draw:layer="layout" svg:width="0.038cm" svg:height="0.038cm" svg:x="1.549cm" svg:y="14.826cm" svg:viewBox="0 0 39 39" svg:d="M39 20c0 11-9 19-20 19s-19-8-19-19c0-12 8-20 19-20s20 8 20 20z">
          <text:p/>
        </draw:path>
        <draw:path draw:style-name="gr1" draw:text-style-name="P1" draw:layer="layout" svg:width="0.038cm" svg:height="0.038cm" svg:x="2.126cm" svg:y="14.826cm" svg:viewBox="0 0 39 39" svg:d="M39 20c0 11-8 19-20 19-11 0-19-8-19-19 0-12 8-20 19-20 12 0 20 8 20 20z">
          <text:p/>
        </draw:path>
        <draw:path draw:style-name="gr1" draw:text-style-name="P1" draw:layer="layout" svg:width="0.039cm" svg:height="0.038cm" svg:x="2.703cm" svg:y="14.826cm" svg:viewBox="0 0 40 39" svg:d="M40 20c0 11-9 19-20 19s-20-8-20-19c0-12 9-20 20-20s20 8 20 20z">
          <text:p/>
        </draw:path>
        <draw:path draw:style-name="gr1" draw:text-style-name="P1" draw:layer="layout" svg:width="0.039cm" svg:height="0.038cm" svg:x="3.28cm" svg:y="14.826cm" svg:viewBox="0 0 40 39" svg:d="M40 20c0 11-9 19-19 19-11 0-21-8-21-19 0-12 10-20 21-20 10 0 19 8 19 20z">
          <text:p/>
        </draw:path>
        <draw:path draw:style-name="gr1" draw:text-style-name="P1" draw:layer="layout" svg:width="0.038cm" svg:height="0.038cm" svg:x="3.858cm" svg:y="14.826cm" svg:viewBox="0 0 39 39" svg:d="M39 20c0 11-10 19-20 19-11 0-19-8-19-19 0-12 8-20 19-20 10 0 20 8 20 20z">
          <text:p/>
        </draw:path>
        <draw:path draw:style-name="gr1" draw:text-style-name="P1" draw:layer="layout" svg:width="0.038cm" svg:height="0.038cm" svg:x="4.435cm" svg:y="14.826cm" svg:viewBox="0 0 39 39" svg:d="M39 20c0 11-8 19-20 19-11 0-19-8-19-19 0-12 8-20 19-20 12 0 20 8 20 20z">
          <text:p/>
        </draw:path>
        <draw:path draw:style-name="gr1" draw:text-style-name="P1" draw:layer="layout" svg:width="0.039cm" svg:height="0.038cm" svg:x="5.012cm" svg:y="14.826cm" svg:viewBox="0 0 40 39" svg:d="M40 20c0 11-9 19-21 19-10 0-19-8-19-19 0-12 9-20 19-20 12 0 21 8 21 20z">
          <text:p/>
        </draw:path>
        <draw:path draw:style-name="gr1" draw:text-style-name="P1" draw:layer="layout" svg:width="0.039cm" svg:height="0.038cm" svg:x="5.589cm" svg:y="14.826cm" svg:viewBox="0 0 40 39" svg:d="M40 20c0 11-9 19-19 19-12 0-21-8-21-19 0-12 9-20 21-20 10 0 19 8 19 20z">
          <text:p/>
        </draw:path>
        <draw:path draw:style-name="gr1" draw:text-style-name="P1" draw:layer="layout" svg:width="0.038cm" svg:height="0.038cm" svg:x="6.167cm" svg:y="14.826cm" svg:viewBox="0 0 39 39" svg:d="M39 20c0 11-8 19-19 19s-20-8-20-19c0-12 9-20 20-20s19 8 19 20z">
          <text:p/>
        </draw:path>
        <draw:path draw:style-name="gr1" draw:text-style-name="P1" draw:layer="layout" svg:width="0.038cm" svg:height="0.038cm" svg:x="6.744cm" svg:y="14.826cm" svg:viewBox="0 0 39 39" svg:d="M39 20c0 11-8 19-19 19-10 0-20-8-20-19 0-12 10-20 20-20 11 0 19 8 19 20z">
          <text:p/>
        </draw:path>
        <draw:path draw:style-name="gr1" draw:text-style-name="P1" draw:layer="layout" svg:width="0.039cm" svg:height="0.038cm" svg:x="7.321cm" svg:y="14.826cm" svg:viewBox="0 0 40 39" svg:d="M40 20c0 11-10 19-21 19-10 0-19-8-19-19 0-12 9-20 19-20 11 0 21 8 21 20z">
          <text:p/>
        </draw:path>
        <draw:path draw:style-name="gr1" draw:text-style-name="P1" draw:layer="layout" svg:width="0.038cm" svg:height="0.038cm" svg:x="7.899cm" svg:y="14.826cm" svg:viewBox="0 0 39 39" svg:d="M39 20c0 11-9 19-20 19s-19-8-19-19c0-12 8-20 19-20s20 8 20 20z">
          <text:p/>
        </draw:path>
        <draw:path draw:style-name="gr1" draw:text-style-name="P1" draw:layer="layout" svg:width="0.038cm" svg:height="0.038cm" svg:x="8.476cm" svg:y="14.826cm" svg:viewBox="0 0 39 39" svg:d="M39 20c0 11-8 19-19 19-12 0-20-8-20-19 0-12 8-20 20-20 11 0 19 8 19 20z">
          <text:p/>
        </draw:path>
        <draw:path draw:style-name="gr1" draw:text-style-name="P1" draw:layer="layout" svg:width="0.039cm" svg:height="0.038cm" svg:x="9.053cm" svg:y="14.826cm" svg:viewBox="0 0 40 39" svg:d="M40 20c0 11-9 19-20 19s-20-8-20-19c0-12 9-20 20-20s20 8 20 20z">
          <text:p/>
        </draw:path>
        <draw:path draw:style-name="gr1" draw:text-style-name="P1" draw:layer="layout" svg:width="0.039cm" svg:height="0.038cm" svg:x="9.63cm" svg:y="14.826cm" svg:viewBox="0 0 40 39" svg:d="M40 20c0 11-9 19-19 19-11 0-21-8-21-19 0-12 10-20 21-20 10 0 19 8 19 20z">
          <text:p/>
        </draw:path>
        <draw:path draw:style-name="gr1" draw:text-style-name="P1" draw:layer="layout" svg:width="0.038cm" svg:height="0.038cm" svg:x="10.208cm" svg:y="14.826cm" svg:viewBox="0 0 39 39" svg:d="M39 20c0 11-10 19-20 19-11 0-19-8-19-19 0-12 8-20 19-20 10 0 20 8 20 20z">
          <text:p/>
        </draw:path>
        <draw:path draw:style-name="gr1" draw:text-style-name="P1" draw:layer="layout" svg:width="0.038cm" svg:height="0.038cm" svg:x="10.785cm" svg:y="14.826cm" svg:viewBox="0 0 39 39" svg:d="M39 20c0 11-8 19-20 19-11 0-19-8-19-19 0-12 8-20 19-20 12 0 20 8 20 20z">
          <text:p/>
        </draw:path>
        <draw:path draw:style-name="gr1" draw:text-style-name="P1" draw:layer="layout" svg:width="0.039cm" svg:height="0.038cm" svg:x="11.362cm" svg:y="14.826cm" svg:viewBox="0 0 40 39" svg:d="M40 20c0 11-9 19-20 19s-20-8-20-19c0-12 9-20 20-20s20 8 20 20z">
          <text:p/>
        </draw:path>
        <draw:path draw:style-name="gr1" draw:text-style-name="P1" draw:layer="layout" svg:width="0.039cm" svg:height="0.038cm" svg:x="11.939cm" svg:y="14.826cm" svg:viewBox="0 0 40 39" svg:d="M40 20c0 11-9 19-19 19-12 0-21-8-21-19 0-12 9-20 21-20 10 0 19 8 19 20z">
          <text:p/>
        </draw:path>
        <draw:path draw:style-name="gr1" draw:text-style-name="P1" draw:layer="layout" svg:width="0.038cm" svg:height="0.038cm" svg:x="12.517cm" svg:y="14.826cm" svg:viewBox="0 0 39 39" svg:d="M39 20c0 11-8 19-19 19s-20-8-20-19c0-12 9-20 20-20s19 8 19 20z">
          <text:p/>
        </draw:path>
        <draw:path draw:style-name="gr1" draw:text-style-name="P1" draw:layer="layout" svg:width="0.038cm" svg:height="0.038cm" svg:x="13.094cm" svg:y="14.826cm" svg:viewBox="0 0 39 39" svg:d="M39 20c0 11-9 19-20 19-10 0-19-8-19-19 0-12 9-20 19-20 11 0 20 8 20 20z">
          <text:p/>
        </draw:path>
        <draw:path draw:style-name="gr1" draw:text-style-name="P1" draw:layer="layout" svg:width="0.039cm" svg:height="0.038cm" svg:x="13.671cm" svg:y="14.826cm" svg:viewBox="0 0 40 39" svg:d="M40 20c0 11-9 19-21 19-10 0-19-8-19-19 0-12 9-20 19-20 12 0 21 8 21 20z">
          <text:p/>
        </draw:path>
        <draw:path draw:style-name="gr1" draw:text-style-name="P1" draw:layer="layout" svg:width="0.038cm" svg:height="0.038cm" svg:x="14.249cm" svg:y="14.826cm" svg:viewBox="0 0 39 39" svg:d="M39 20c0 11-9 19-20 19s-19-8-19-19c0-12 8-20 19-20s20 8 20 20z">
          <text:p/>
        </draw:path>
        <draw:path draw:style-name="gr1" draw:text-style-name="P1" draw:layer="layout" svg:width="0.038cm" svg:height="0.038cm" svg:x="14.826cm" svg:y="14.826cm" svg:viewBox="0 0 39 39" svg:d="M39 20c0 11-8 19-19 19-12 0-20-8-20-19 0-12 8-20 20-20 11 0 19 8 19 20z">
          <text:p/>
        </draw:path>
        <draw:path draw:style-name="gr1" draw:text-style-name="P1" draw:layer="layout" svg:width="0.039cm" svg:height="0.038cm" svg:x="15.403cm" svg:y="14.826cm" svg:viewBox="0 0 40 39" svg:d="M40 20c0 11-9 19-20 19-10 0-20-8-20-19 0-12 10-20 20-20 11 0 20 8 20 20z">
          <text:p/>
        </draw:path>
        <draw:path draw:style-name="gr1" draw:text-style-name="P1" draw:layer="layout" svg:width="0.039cm" svg:height="0.038cm" svg:x="15.98cm" svg:y="14.826cm" svg:viewBox="0 0 40 39" svg:d="M40 20c0 11-10 19-20 19-11 0-20-8-20-19 0-12 9-20 20-20 10 0 20 8 20 20z">
          <text:p/>
        </draw:path>
        <draw:path draw:style-name="gr1" draw:text-style-name="P1" draw:layer="layout" svg:width="0.038cm" svg:height="0.038cm" svg:x="16.558cm" svg:y="14.826cm" svg:viewBox="0 0 39 39" svg:d="M39 20c0 11-9 19-20 19s-19-8-19-19c0-12 8-20 19-20s20 8 20 20z">
          <text:p/>
        </draw:path>
        <draw:path draw:style-name="gr1" draw:text-style-name="P1" draw:layer="layout" svg:width="0.038cm" svg:height="0.038cm" svg:x="17.135cm" svg:y="14.826cm" svg:viewBox="0 0 39 39" svg:d="M39 20c0 11-8 19-20 19-11 0-19-8-19-19 0-12 8-20 19-20 12 0 20 8 20 20z">
          <text:p/>
        </draw:path>
        <draw:path draw:style-name="gr1" draw:text-style-name="P1" draw:layer="layout" svg:width="0.039cm" svg:height="0.038cm" svg:x="17.712cm" svg:y="14.826cm" svg:viewBox="0 0 40 39" svg:d="M40 20c0 11-9 19-20 19s-20-8-20-19c0-12 9-20 20-20s20 8 20 20z">
          <text:p/>
        </draw:path>
        <draw:path draw:style-name="gr1" draw:text-style-name="P1" draw:layer="layout" svg:width="0.039cm" svg:height="0.038cm" svg:x="18.289cm" svg:y="14.826cm" svg:viewBox="0 0 40 39" svg:d="M40 20c0 11-9 19-19 19-11 0-21-8-21-19 0-12 10-20 21-20 10 0 19 8 19 20z">
          <text:p/>
        </draw:path>
        <draw:path draw:style-name="gr1" draw:text-style-name="P1" draw:layer="layout" svg:width="0.038cm" svg:height="0.038cm" svg:x="18.867cm" svg:y="14.826cm" svg:viewBox="0 0 39 39" svg:d="M39 20c0 11-9 19-20 19s-19-8-19-19c0-12 8-20 19-20s20 8 20 20z">
          <text:p/>
        </draw:path>
        <draw:path draw:style-name="gr1" draw:text-style-name="P1" draw:layer="layout" svg:width="0.038cm" svg:height="0.038cm" svg:x="19.444cm" svg:y="14.826cm" svg:viewBox="0 0 39 39" svg:d="M39 20c0 11-9 19-20 19-10 0-19-8-19-19 0-12 9-20 19-20 11 0 20 8 20 20z">
          <text:p/>
        </draw:path>
        <draw:path draw:style-name="gr1" draw:text-style-name="P1" draw:layer="layout" svg:width="0.039cm" svg:height="0.038cm" svg:x="20.021cm" svg:y="14.826cm" svg:viewBox="0 0 40 39" svg:d="M40 20c0 11-9 19-21 19-10 0-19-8-19-19 0-12 9-20 19-20 12 0 21 8 21 20z">
          <text:p/>
        </draw:path>
        <draw:path draw:style-name="gr1" draw:text-style-name="P1" draw:layer="layout" svg:width="0.038cm" svg:height="0.038cm" svg:x="20.599cm" svg:y="14.826cm" svg:viewBox="0 0 39 39" svg:d="M39 20c0 11-9 19-19 19-12 0-20-8-20-19 0-12 8-20 20-20 10 0 19 8 19 20z">
          <text:p/>
        </draw:path>
        <draw:path draw:style-name="gr1" draw:text-style-name="P1" draw:layer="layout" svg:width="0.038cm" svg:height="0.038cm" svg:x="21.176cm" svg:y="14.826cm" svg:viewBox="0 0 39 39" svg:d="M39 20c0 11-8 19-19 19-12 0-20-8-20-19 0-12 8-20 20-20 11 0 19 8 19 20z">
          <text:p/>
        </draw:path>
        <draw:path draw:style-name="gr1" draw:text-style-name="P1" draw:layer="layout" svg:width="0.038cm" svg:height="0.039cm" svg:x="-0.183cm" svg:y="15.403cm" svg:viewBox="0 0 39 40" svg:d="M39 20c0 11-8 20-19 20-12 0-20-9-20-20 0-10 8-20 20-20 11 0 19 10 19 20z">
          <text:p/>
        </draw:path>
        <draw:path draw:style-name="gr1" draw:text-style-name="P1" draw:layer="layout" svg:width="0.038cm" svg:height="0.039cm" svg:x="0.394cm" svg:y="15.403cm" svg:viewBox="0 0 39 40" svg:d="M39 20c0 11-8 20-19 20-10 0-20-9-20-20 0-10 10-20 20-20 11 0 19 10 19 20z">
          <text:p/>
        </draw:path>
        <draw:path draw:style-name="gr1" draw:text-style-name="P1" draw:layer="layout" svg:width="0.039cm" svg:height="0.039cm" svg:x="0.971cm" svg:y="15.403cm" svg:viewBox="0 0 40 40" svg:d="M40 20c0 11-10 20-21 20-10 0-19-9-19-20 0-10 9-20 19-20 11 0 21 10 21 20z">
          <text:p/>
        </draw:path>
        <draw:path draw:style-name="gr1" draw:text-style-name="P1" draw:layer="layout" svg:width="0.038cm" svg:height="0.039cm" svg:x="1.549cm" svg:y="15.403cm" svg:viewBox="0 0 39 40" svg:d="M39 20c0 11-9 20-20 20s-19-9-19-20c0-10 8-20 19-20s20 10 20 20z">
          <text:p/>
        </draw:path>
        <draw:path draw:style-name="gr1" draw:text-style-name="P1" draw:layer="layout" svg:width="0.038cm" svg:height="0.039cm" svg:x="2.126cm" svg:y="15.403cm" svg:viewBox="0 0 39 40" svg:d="M39 20c0 11-8 20-20 20-11 0-19-9-19-20 0-10 8-20 19-20 12 0 20 10 20 20z">
          <text:p/>
        </draw:path>
        <draw:path draw:style-name="gr1" draw:text-style-name="P1" draw:layer="layout" svg:width="0.039cm" svg:height="0.039cm" svg:x="2.703cm" svg:y="15.403cm" svg:viewBox="0 0 40 40" svg:d="M40 20c0 11-9 20-20 20s-20-9-20-20c0-10 9-20 20-20s20 10 20 20z">
          <text:p/>
        </draw:path>
        <draw:path draw:style-name="gr1" draw:text-style-name="P1" draw:layer="layout" svg:width="0.039cm" svg:height="0.039cm" svg:x="3.28cm" svg:y="15.403cm" svg:viewBox="0 0 40 40" svg:d="M40 20c0 11-9 20-19 20-11 0-21-9-21-20 0-10 10-20 21-20 10 0 19 10 19 20z">
          <text:p/>
        </draw:path>
        <draw:path draw:style-name="gr1" draw:text-style-name="P1" draw:layer="layout" svg:width="0.038cm" svg:height="0.039cm" svg:x="3.858cm" svg:y="15.403cm" svg:viewBox="0 0 39 40" svg:d="M39 20c0 11-10 20-20 20-11 0-19-9-19-20 0-10 8-20 19-20 10 0 20 10 20 20z">
          <text:p/>
        </draw:path>
        <draw:path draw:style-name="gr1" draw:text-style-name="P1" draw:layer="layout" svg:width="0.038cm" svg:height="0.039cm" svg:x="4.435cm" svg:y="15.403cm" svg:viewBox="0 0 39 40" svg:d="M39 20c0 11-8 20-20 20-11 0-19-9-19-20 0-10 8-20 19-20 12 0 20 10 20 20z">
          <text:p/>
        </draw:path>
        <draw:path draw:style-name="gr1" draw:text-style-name="P1" draw:layer="layout" svg:width="0.039cm" svg:height="0.039cm" svg:x="5.012cm" svg:y="15.403cm" svg:viewBox="0 0 40 40" svg:d="M40 20c0 11-9 20-21 20-10 0-19-9-19-20 0-10 9-20 19-20 12 0 21 10 21 20z">
          <text:p/>
        </draw:path>
        <draw:path draw:style-name="gr1" draw:text-style-name="P1" draw:layer="layout" svg:width="0.039cm" svg:height="0.039cm" svg:x="5.589cm" svg:y="15.403cm" svg:viewBox="0 0 40 40" svg:d="M40 20c0 11-9 20-19 20-12 0-21-9-21-20 0-10 9-20 21-20 10 0 19 10 19 20z">
          <text:p/>
        </draw:path>
        <draw:path draw:style-name="gr1" draw:text-style-name="P1" draw:layer="layout" svg:width="0.038cm" svg:height="0.039cm" svg:x="6.167cm" svg:y="15.403cm" svg:viewBox="0 0 39 40" svg:d="M39 20c0 11-8 20-19 20s-20-9-20-20c0-10 9-20 20-20s19 10 19 20z">
          <text:p/>
        </draw:path>
        <draw:path draw:style-name="gr1" draw:text-style-name="P1" draw:layer="layout" svg:width="0.038cm" svg:height="0.039cm" svg:x="6.744cm" svg:y="15.403cm" svg:viewBox="0 0 39 40" svg:d="M39 20c0 11-8 20-19 20-10 0-20-9-20-20 0-10 10-20 20-20 11 0 19 10 19 20z">
          <text:p/>
        </draw:path>
        <draw:path draw:style-name="gr1" draw:text-style-name="P1" draw:layer="layout" svg:width="0.039cm" svg:height="0.039cm" svg:x="7.321cm" svg:y="15.403cm" svg:viewBox="0 0 40 40" svg:d="M40 20c0 11-10 20-21 20-10 0-19-9-19-20 0-10 9-20 19-20 11 0 21 10 21 20z">
          <text:p/>
        </draw:path>
        <draw:path draw:style-name="gr1" draw:text-style-name="P1" draw:layer="layout" svg:width="0.038cm" svg:height="0.039cm" svg:x="7.899cm" svg:y="15.403cm" svg:viewBox="0 0 39 40" svg:d="M39 20c0 11-9 20-20 20s-19-9-19-20c0-10 8-20 19-20s20 10 20 20z">
          <text:p/>
        </draw:path>
        <draw:path draw:style-name="gr1" draw:text-style-name="P1" draw:layer="layout" svg:width="0.038cm" svg:height="0.039cm" svg:x="8.476cm" svg:y="15.403cm" svg:viewBox="0 0 39 40" svg:d="M39 20c0 11-8 20-19 20-12 0-20-9-20-20 0-10 8-20 20-20 11 0 19 10 19 20z">
          <text:p/>
        </draw:path>
        <draw:path draw:style-name="gr1" draw:text-style-name="P1" draw:layer="layout" svg:width="0.039cm" svg:height="0.039cm" svg:x="9.053cm" svg:y="15.403cm" svg:viewBox="0 0 40 40" svg:d="M40 20c0 11-9 20-20 20s-20-9-20-20c0-10 9-20 20-20s20 10 20 20z">
          <text:p/>
        </draw:path>
        <draw:path draw:style-name="gr1" draw:text-style-name="P1" draw:layer="layout" svg:width="0.039cm" svg:height="0.039cm" svg:x="9.63cm" svg:y="15.403cm" svg:viewBox="0 0 40 40" svg:d="M40 20c0 11-9 20-19 20-11 0-21-9-21-20 0-10 10-20 21-20 10 0 19 10 19 20z">
          <text:p/>
        </draw:path>
        <draw:path draw:style-name="gr1" draw:text-style-name="P1" draw:layer="layout" svg:width="0.038cm" svg:height="0.039cm" svg:x="10.208cm" svg:y="15.403cm" svg:viewBox="0 0 39 40" svg:d="M39 20c0 11-10 20-20 20-11 0-19-9-19-20 0-10 8-20 19-20 10 0 20 10 20 20z">
          <text:p/>
        </draw:path>
        <draw:path draw:style-name="gr1" draw:text-style-name="P1" draw:layer="layout" svg:width="0.038cm" svg:height="0.039cm" svg:x="10.785cm" svg:y="15.403cm" svg:viewBox="0 0 39 40" svg:d="M39 20c0 11-8 20-20 20-11 0-19-9-19-20 0-10 8-20 19-20 12 0 20 10 20 20z">
          <text:p/>
        </draw:path>
        <draw:path draw:style-name="gr1" draw:text-style-name="P1" draw:layer="layout" svg:width="0.039cm" svg:height="0.039cm" svg:x="11.362cm" svg:y="15.403cm" svg:viewBox="0 0 40 40" svg:d="M40 20c0 11-9 20-20 20s-20-9-20-20c0-10 9-20 20-20s20 10 20 20z">
          <text:p/>
        </draw:path>
        <draw:path draw:style-name="gr1" draw:text-style-name="P1" draw:layer="layout" svg:width="0.039cm" svg:height="0.039cm" svg:x="11.939cm" svg:y="15.403cm" svg:viewBox="0 0 40 40" svg:d="M40 20c0 11-9 20-19 20-12 0-21-9-21-20 0-10 9-20 21-20 10 0 19 10 19 20z">
          <text:p/>
        </draw:path>
        <draw:path draw:style-name="gr1" draw:text-style-name="P1" draw:layer="layout" svg:width="0.038cm" svg:height="0.039cm" svg:x="12.517cm" svg:y="15.403cm" svg:viewBox="0 0 39 40" svg:d="M39 20c0 11-8 20-19 20s-20-9-20-20c0-10 9-20 20-20s19 10 19 20z">
          <text:p/>
        </draw:path>
        <draw:path draw:style-name="gr1" draw:text-style-name="P1" draw:layer="layout" svg:width="0.038cm" svg:height="0.039cm" svg:x="13.094cm" svg:y="15.403cm" svg:viewBox="0 0 39 40" svg:d="M39 20c0 11-9 20-20 20-10 0-19-9-19-20 0-10 9-20 19-20 11 0 20 10 20 20z">
          <text:p/>
        </draw:path>
        <draw:path draw:style-name="gr1" draw:text-style-name="P1" draw:layer="layout" svg:width="0.039cm" svg:height="0.039cm" svg:x="13.671cm" svg:y="15.403cm" svg:viewBox="0 0 40 40" svg:d="M40 20c0 11-9 20-21 20-10 0-19-9-19-20 0-10 9-20 19-20 12 0 21 10 21 20z">
          <text:p/>
        </draw:path>
        <draw:path draw:style-name="gr1" draw:text-style-name="P1" draw:layer="layout" svg:width="0.038cm" svg:height="0.039cm" svg:x="14.249cm" svg:y="15.403cm" svg:viewBox="0 0 39 40" svg:d="M39 20c0 11-9 20-20 20s-19-9-19-20c0-10 8-20 19-20s20 10 20 20z">
          <text:p/>
        </draw:path>
        <draw:path draw:style-name="gr1" draw:text-style-name="P1" draw:layer="layout" svg:width="0.038cm" svg:height="0.039cm" svg:x="14.826cm" svg:y="15.403cm" svg:viewBox="0 0 39 40" svg:d="M39 20c0 11-8 20-19 20-12 0-20-9-20-20 0-10 8-20 20-20 11 0 19 10 19 20z">
          <text:p/>
        </draw:path>
        <draw:path draw:style-name="gr1" draw:text-style-name="P1" draw:layer="layout" svg:width="0.039cm" svg:height="0.039cm" svg:x="15.403cm" svg:y="15.403cm" svg:viewBox="0 0 40 40" svg:d="M40 20c0 11-9 20-20 20-10 0-20-9-20-20 0-10 10-20 20-20 11 0 20 10 20 20z">
          <text:p/>
        </draw:path>
        <draw:path draw:style-name="gr1" draw:text-style-name="P1" draw:layer="layout" svg:width="0.039cm" svg:height="0.039cm" svg:x="15.98cm" svg:y="15.403cm" svg:viewBox="0 0 40 40" svg:d="M40 20c0 11-10 20-20 20-11 0-20-9-20-20 0-10 9-20 20-20 10 0 20 10 20 20z">
          <text:p/>
        </draw:path>
        <draw:path draw:style-name="gr1" draw:text-style-name="P1" draw:layer="layout" svg:width="0.038cm" svg:height="0.039cm" svg:x="16.558cm" svg:y="15.403cm" svg:viewBox="0 0 39 40" svg:d="M39 20c0 11-9 20-20 20s-19-9-19-20c0-10 8-20 19-20s20 10 20 20z">
          <text:p/>
        </draw:path>
        <draw:path draw:style-name="gr1" draw:text-style-name="P1" draw:layer="layout" svg:width="0.038cm" svg:height="0.039cm" svg:x="17.135cm" svg:y="15.403cm" svg:viewBox="0 0 39 40" svg:d="M39 20c0 11-8 20-20 20-11 0-19-9-19-20 0-10 8-20 19-20 12 0 20 10 20 20z">
          <text:p/>
        </draw:path>
        <draw:path draw:style-name="gr1" draw:text-style-name="P1" draw:layer="layout" svg:width="0.039cm" svg:height="0.039cm" svg:x="17.712cm" svg:y="15.403cm" svg:viewBox="0 0 40 40" svg:d="M40 20c0 11-9 20-20 20s-20-9-20-20c0-10 9-20 20-20s20 10 20 20z">
          <text:p/>
        </draw:path>
        <draw:path draw:style-name="gr1" draw:text-style-name="P1" draw:layer="layout" svg:width="0.039cm" svg:height="0.039cm" svg:x="18.289cm" svg:y="15.403cm" svg:viewBox="0 0 40 40" svg:d="M40 20c0 11-9 20-19 20-11 0-21-9-21-20 0-10 10-20 21-20 10 0 19 10 19 20z">
          <text:p/>
        </draw:path>
        <draw:path draw:style-name="gr1" draw:text-style-name="P1" draw:layer="layout" svg:width="0.038cm" svg:height="0.039cm" svg:x="18.867cm" svg:y="15.403cm" svg:viewBox="0 0 39 40" svg:d="M39 20c0 11-9 20-20 20s-19-9-19-20c0-10 8-20 19-20s20 10 20 20z">
          <text:p/>
        </draw:path>
        <draw:path draw:style-name="gr1" draw:text-style-name="P1" draw:layer="layout" svg:width="0.038cm" svg:height="0.039cm" svg:x="19.444cm" svg:y="15.403cm" svg:viewBox="0 0 39 40" svg:d="M39 20c0 11-9 20-20 20-10 0-19-9-19-20 0-10 9-20 19-20 11 0 20 10 20 20z">
          <text:p/>
        </draw:path>
        <draw:path draw:style-name="gr1" draw:text-style-name="P1" draw:layer="layout" svg:width="0.039cm" svg:height="0.039cm" svg:x="20.021cm" svg:y="15.403cm" svg:viewBox="0 0 40 40" svg:d="M40 20c0 11-9 20-21 20-10 0-19-9-19-20 0-10 9-20 19-20 12 0 21 10 21 20z">
          <text:p/>
        </draw:path>
        <draw:path draw:style-name="gr1" draw:text-style-name="P1" draw:layer="layout" svg:width="0.038cm" svg:height="0.039cm" svg:x="20.599cm" svg:y="15.403cm" svg:viewBox="0 0 39 40" svg:d="M39 20c0 11-9 20-19 20-12 0-20-9-20-20 0-10 8-20 20-20 10 0 19 10 19 20z">
          <text:p/>
        </draw:path>
        <draw:path draw:style-name="gr1" draw:text-style-name="P1" draw:layer="layout" svg:width="0.038cm" svg:height="0.039cm" svg:x="21.176cm" svg:y="15.403cm" svg:viewBox="0 0 39 40" svg:d="M39 20c0 11-8 20-19 20-12 0-20-9-20-20 0-10 8-20 20-20 11 0 19 10 19 20z">
          <text:p/>
        </draw:path>
        <draw:path draw:style-name="gr1" draw:text-style-name="P1" draw:layer="layout" svg:width="0.038cm" svg:height="0.039cm" svg:x="-0.183cm" svg:y="15.98cm" svg:viewBox="0 0 39 40" svg:d="M39 20c0 10-8 20-19 20-12 0-20-10-20-20 0-11 8-20 20-20 11 0 19 9 19 20z">
          <text:p/>
        </draw:path>
        <draw:path draw:style-name="gr1" draw:text-style-name="P1" draw:layer="layout" svg:width="0.038cm" svg:height="0.039cm" svg:x="0.394cm" svg:y="15.98cm" svg:viewBox="0 0 39 40" svg:d="M39 20c0 10-8 20-19 20-10 0-20-10-20-20 0-11 10-20 20-20 11 0 19 9 19 20z">
          <text:p/>
        </draw:path>
        <draw:path draw:style-name="gr1" draw:text-style-name="P1" draw:layer="layout" svg:width="0.039cm" svg:height="0.039cm" svg:x="0.971cm" svg:y="15.98cm" svg:viewBox="0 0 40 40" svg:d="M40 20c0 10-10 20-21 20-10 0-19-10-19-20 0-11 9-20 19-20 11 0 21 9 21 20z">
          <text:p/>
        </draw:path>
        <draw:path draw:style-name="gr1" draw:text-style-name="P1" draw:layer="layout" svg:width="0.038cm" svg:height="0.039cm" svg:x="1.549cm" svg:y="15.98cm" svg:viewBox="0 0 39 40" svg:d="M39 20c0 10-9 20-20 20s-19-10-19-20c0-11 8-20 19-20s20 9 20 20z">
          <text:p/>
        </draw:path>
        <draw:path draw:style-name="gr1" draw:text-style-name="P1" draw:layer="layout" svg:width="0.038cm" svg:height="0.039cm" svg:x="2.126cm" svg:y="15.98cm" svg:viewBox="0 0 39 40" svg:d="M39 20c0 10-8 20-20 20-11 0-19-10-19-20 0-11 8-20 19-20 12 0 20 9 20 20z">
          <text:p/>
        </draw:path>
        <draw:path draw:style-name="gr1" draw:text-style-name="P1" draw:layer="layout" svg:width="0.039cm" svg:height="0.039cm" svg:x="2.703cm" svg:y="15.98cm" svg:viewBox="0 0 40 40" svg:d="M40 20c0 10-9 20-20 20s-20-10-20-20c0-11 9-20 20-20s20 9 20 20z">
          <text:p/>
        </draw:path>
        <draw:path draw:style-name="gr1" draw:text-style-name="P1" draw:layer="layout" svg:width="0.039cm" svg:height="0.039cm" svg:x="3.28cm" svg:y="15.98cm" svg:viewBox="0 0 40 40" svg:d="M40 20c0 10-9 20-19 20-11 0-21-10-21-20 0-11 10-20 21-20 10 0 19 9 19 20z">
          <text:p/>
        </draw:path>
        <draw:path draw:style-name="gr1" draw:text-style-name="P1" draw:layer="layout" svg:width="0.038cm" svg:height="0.039cm" svg:x="3.858cm" svg:y="15.98cm" svg:viewBox="0 0 39 40" svg:d="M39 20c0 10-10 20-20 20-11 0-19-10-19-20 0-11 8-20 19-20 10 0 20 9 20 20z">
          <text:p/>
        </draw:path>
        <draw:path draw:style-name="gr1" draw:text-style-name="P1" draw:layer="layout" svg:width="0.038cm" svg:height="0.039cm" svg:x="4.435cm" svg:y="15.98cm" svg:viewBox="0 0 39 40" svg:d="M39 20c0 10-8 20-20 20-11 0-19-10-19-20 0-11 8-20 19-20 12 0 20 9 20 20z">
          <text:p/>
        </draw:path>
        <draw:path draw:style-name="gr1" draw:text-style-name="P1" draw:layer="layout" svg:width="0.039cm" svg:height="0.039cm" svg:x="5.012cm" svg:y="15.98cm" svg:viewBox="0 0 40 40" svg:d="M40 20c0 10-9 20-21 20-10 0-19-10-19-20 0-11 9-20 19-20 12 0 21 9 21 20z">
          <text:p/>
        </draw:path>
        <draw:path draw:style-name="gr1" draw:text-style-name="P1" draw:layer="layout" svg:width="0.039cm" svg:height="0.039cm" svg:x="5.589cm" svg:y="15.98cm" svg:viewBox="0 0 40 40" svg:d="M40 20c0 10-9 20-19 20-12 0-21-10-21-20 0-11 9-20 21-20 10 0 19 9 19 20z">
          <text:p/>
        </draw:path>
        <draw:path draw:style-name="gr1" draw:text-style-name="P1" draw:layer="layout" svg:width="0.038cm" svg:height="0.039cm" svg:x="6.167cm" svg:y="15.98cm" svg:viewBox="0 0 39 40" svg:d="M39 20c0 10-8 20-19 20s-20-10-20-20c0-11 9-20 20-20s19 9 19 20z">
          <text:p/>
        </draw:path>
        <draw:path draw:style-name="gr1" draw:text-style-name="P1" draw:layer="layout" svg:width="0.038cm" svg:height="0.039cm" svg:x="6.744cm" svg:y="15.98cm" svg:viewBox="0 0 39 40" svg:d="M39 20c0 10-8 20-19 20-10 0-20-10-20-20 0-11 10-20 20-20 11 0 19 9 19 20z">
          <text:p/>
        </draw:path>
        <draw:path draw:style-name="gr1" draw:text-style-name="P1" draw:layer="layout" svg:width="0.039cm" svg:height="0.039cm" svg:x="7.321cm" svg:y="15.98cm" svg:viewBox="0 0 40 40" svg:d="M40 20c0 10-10 20-21 20-10 0-19-10-19-20 0-11 9-20 19-20 11 0 21 9 21 20z">
          <text:p/>
        </draw:path>
        <draw:path draw:style-name="gr1" draw:text-style-name="P1" draw:layer="layout" svg:width="0.038cm" svg:height="0.039cm" svg:x="7.899cm" svg:y="15.98cm" svg:viewBox="0 0 39 40" svg:d="M39 20c0 10-9 20-20 20s-19-10-19-20c0-11 8-20 19-20s20 9 20 20z">
          <text:p/>
        </draw:path>
        <draw:path draw:style-name="gr1" draw:text-style-name="P1" draw:layer="layout" svg:width="0.038cm" svg:height="0.039cm" svg:x="8.476cm" svg:y="15.98cm" svg:viewBox="0 0 39 40" svg:d="M39 20c0 10-8 20-19 20-12 0-20-10-20-20 0-11 8-20 20-20 11 0 19 9 19 20z">
          <text:p/>
        </draw:path>
        <draw:path draw:style-name="gr1" draw:text-style-name="P1" draw:layer="layout" svg:width="0.039cm" svg:height="0.039cm" svg:x="9.053cm" svg:y="15.98cm" svg:viewBox="0 0 40 40" svg:d="M40 20c0 10-9 20-20 20s-20-10-20-20c0-11 9-20 20-20s20 9 20 20z">
          <text:p/>
        </draw:path>
        <draw:path draw:style-name="gr1" draw:text-style-name="P1" draw:layer="layout" svg:width="0.039cm" svg:height="0.039cm" svg:x="9.63cm" svg:y="15.98cm" svg:viewBox="0 0 40 40" svg:d="M40 20c0 10-9 20-19 20-11 0-21-10-21-20 0-11 10-20 21-20 10 0 19 9 19 20z">
          <text:p/>
        </draw:path>
        <draw:path draw:style-name="gr1" draw:text-style-name="P1" draw:layer="layout" svg:width="0.038cm" svg:height="0.039cm" svg:x="10.208cm" svg:y="15.98cm" svg:viewBox="0 0 39 40" svg:d="M39 20c0 10-10 20-20 20-11 0-19-10-19-20 0-11 8-20 19-20 10 0 20 9 20 20z">
          <text:p/>
        </draw:path>
        <draw:path draw:style-name="gr1" draw:text-style-name="P1" draw:layer="layout" svg:width="0.038cm" svg:height="0.039cm" svg:x="10.785cm" svg:y="15.98cm" svg:viewBox="0 0 39 40" svg:d="M39 20c0 10-8 20-20 20-11 0-19-10-19-20 0-11 8-20 19-20 12 0 20 9 20 20z">
          <text:p/>
        </draw:path>
        <draw:path draw:style-name="gr1" draw:text-style-name="P1" draw:layer="layout" svg:width="0.039cm" svg:height="0.039cm" svg:x="11.362cm" svg:y="15.98cm" svg:viewBox="0 0 40 40" svg:d="M40 20c0 10-9 20-20 20s-20-10-20-20c0-11 9-20 20-20s20 9 20 20z">
          <text:p/>
        </draw:path>
        <draw:path draw:style-name="gr1" draw:text-style-name="P1" draw:layer="layout" svg:width="0.039cm" svg:height="0.039cm" svg:x="11.939cm" svg:y="15.98cm" svg:viewBox="0 0 40 40" svg:d="M40 20c0 10-9 20-19 20-12 0-21-10-21-20 0-11 9-20 21-20 10 0 19 9 19 20z">
          <text:p/>
        </draw:path>
        <draw:path draw:style-name="gr1" draw:text-style-name="P1" draw:layer="layout" svg:width="0.038cm" svg:height="0.039cm" svg:x="12.517cm" svg:y="15.98cm" svg:viewBox="0 0 39 40" svg:d="M39 20c0 10-8 20-19 20s-20-10-20-20c0-11 9-20 20-20s19 9 19 20z">
          <text:p/>
        </draw:path>
        <draw:path draw:style-name="gr1" draw:text-style-name="P1" draw:layer="layout" svg:width="0.038cm" svg:height="0.039cm" svg:x="13.094cm" svg:y="15.98cm" svg:viewBox="0 0 39 40" svg:d="M39 20c0 10-9 20-20 20-10 0-19-10-19-20 0-11 9-20 19-20 11 0 20 9 20 20z">
          <text:p/>
        </draw:path>
        <draw:path draw:style-name="gr1" draw:text-style-name="P1" draw:layer="layout" svg:width="0.039cm" svg:height="0.039cm" svg:x="13.671cm" svg:y="15.98cm" svg:viewBox="0 0 40 40" svg:d="M40 20c0 10-9 20-21 20-10 0-19-10-19-20 0-11 9-20 19-20 12 0 21 9 21 20z">
          <text:p/>
        </draw:path>
        <draw:path draw:style-name="gr1" draw:text-style-name="P1" draw:layer="layout" svg:width="0.038cm" svg:height="0.039cm" svg:x="14.249cm" svg:y="15.98cm" svg:viewBox="0 0 39 40" svg:d="M39 20c0 10-9 20-20 20s-19-10-19-20c0-11 8-20 19-20s20 9 20 20z">
          <text:p/>
        </draw:path>
        <draw:path draw:style-name="gr1" draw:text-style-name="P1" draw:layer="layout" svg:width="0.038cm" svg:height="0.039cm" svg:x="14.826cm" svg:y="15.98cm" svg:viewBox="0 0 39 40" svg:d="M39 20c0 10-8 20-19 20-12 0-20-10-20-20 0-11 8-20 20-20 11 0 19 9 19 20z">
          <text:p/>
        </draw:path>
        <draw:path draw:style-name="gr1" draw:text-style-name="P1" draw:layer="layout" svg:width="0.039cm" svg:height="0.039cm" svg:x="15.403cm" svg:y="15.98cm" svg:viewBox="0 0 40 40" svg:d="M40 20c0 10-9 20-20 20-10 0-20-10-20-20 0-11 10-20 20-20 11 0 20 9 20 20z">
          <text:p/>
        </draw:path>
        <draw:path draw:style-name="gr1" draw:text-style-name="P1" draw:layer="layout" svg:width="0.039cm" svg:height="0.039cm" svg:x="15.98cm" svg:y="15.98cm" svg:viewBox="0 0 40 40" svg:d="M40 20c0 10-10 20-20 20-11 0-20-10-20-20 0-11 9-20 20-20 10 0 20 9 20 20z">
          <text:p/>
        </draw:path>
        <draw:path draw:style-name="gr1" draw:text-style-name="P1" draw:layer="layout" svg:width="0.038cm" svg:height="0.039cm" svg:x="16.558cm" svg:y="15.98cm" svg:viewBox="0 0 39 40" svg:d="M39 20c0 10-9 20-20 20s-19-10-19-20c0-11 8-20 19-20s20 9 20 20z">
          <text:p/>
        </draw:path>
        <draw:path draw:style-name="gr1" draw:text-style-name="P1" draw:layer="layout" svg:width="0.038cm" svg:height="0.039cm" svg:x="17.135cm" svg:y="15.98cm" svg:viewBox="0 0 39 40" svg:d="M39 20c0 10-8 20-20 20-11 0-19-10-19-20 0-11 8-20 19-20 12 0 20 9 20 20z">
          <text:p/>
        </draw:path>
        <draw:path draw:style-name="gr1" draw:text-style-name="P1" draw:layer="layout" svg:width="0.039cm" svg:height="0.039cm" svg:x="17.712cm" svg:y="15.98cm" svg:viewBox="0 0 40 40" svg:d="M40 20c0 10-9 20-20 20s-20-10-20-20c0-11 9-20 20-20s20 9 20 20z">
          <text:p/>
        </draw:path>
        <draw:path draw:style-name="gr1" draw:text-style-name="P1" draw:layer="layout" svg:width="0.039cm" svg:height="0.039cm" svg:x="18.289cm" svg:y="15.98cm" svg:viewBox="0 0 40 40" svg:d="M40 20c0 10-9 20-19 20-11 0-21-10-21-20 0-11 10-20 21-20 10 0 19 9 19 20z">
          <text:p/>
        </draw:path>
        <draw:path draw:style-name="gr1" draw:text-style-name="P1" draw:layer="layout" svg:width="0.038cm" svg:height="0.039cm" svg:x="18.867cm" svg:y="15.98cm" svg:viewBox="0 0 39 40" svg:d="M39 20c0 10-9 20-20 20s-19-10-19-20c0-11 8-20 19-20s20 9 20 20z">
          <text:p/>
        </draw:path>
        <draw:path draw:style-name="gr1" draw:text-style-name="P1" draw:layer="layout" svg:width="0.038cm" svg:height="0.039cm" svg:x="19.444cm" svg:y="15.98cm" svg:viewBox="0 0 39 40" svg:d="M39 20c0 10-9 20-20 20-10 0-19-10-19-20 0-11 9-20 19-20 11 0 20 9 20 20z">
          <text:p/>
        </draw:path>
        <draw:path draw:style-name="gr1" draw:text-style-name="P1" draw:layer="layout" svg:width="0.039cm" svg:height="0.039cm" svg:x="20.021cm" svg:y="15.98cm" svg:viewBox="0 0 40 40" svg:d="M40 20c0 10-9 20-21 20-10 0-19-10-19-20 0-11 9-20 19-20 12 0 21 9 21 20z">
          <text:p/>
        </draw:path>
        <draw:path draw:style-name="gr1" draw:text-style-name="P1" draw:layer="layout" svg:width="0.038cm" svg:height="0.039cm" svg:x="20.599cm" svg:y="15.98cm" svg:viewBox="0 0 39 40" svg:d="M39 20c0 10-9 20-19 20-12 0-20-10-20-20 0-11 8-20 20-20 10 0 19 9 19 20z">
          <text:p/>
        </draw:path>
        <draw:path draw:style-name="gr1" draw:text-style-name="P1" draw:layer="layout" svg:width="0.038cm" svg:height="0.039cm" svg:x="21.176cm" svg:y="15.98cm" svg:viewBox="0 0 39 40" svg:d="M39 20c0 10-8 20-19 20-12 0-20-10-20-20 0-11 8-20 20-20 11 0 19 9 19 20z">
          <text:p/>
        </draw:path>
        <draw:path draw:style-name="gr1" draw:text-style-name="P1" draw:layer="layout" svg:width="0.038cm" svg:height="0.038cm" svg:x="-0.183cm" svg:y="16.558cm" svg:viewBox="0 0 39 39" svg:d="M39 19c0 11-8 20-19 20-12 0-20-9-20-20s8-19 20-19c11 0 19 8 19 19z">
          <text:p/>
        </draw:path>
        <draw:path draw:style-name="gr1" draw:text-style-name="P1" draw:layer="layout" svg:width="0.038cm" svg:height="0.038cm" svg:x="0.394cm" svg:y="16.558cm" svg:viewBox="0 0 39 39" svg:d="M39 19c0 11-8 20-19 20-10 0-20-9-20-20s10-19 20-19c11 0 19 8 19 19z">
          <text:p/>
        </draw:path>
        <draw:path draw:style-name="gr1" draw:text-style-name="P1" draw:layer="layout" svg:width="0.039cm" svg:height="0.038cm" svg:x="0.971cm" svg:y="16.558cm" svg:viewBox="0 0 40 39" svg:d="M40 19c0 11-10 20-21 20-10 0-19-9-19-20s9-19 19-19c11 0 21 8 21 19z">
          <text:p/>
        </draw:path>
        <draw:path draw:style-name="gr1" draw:text-style-name="P1" draw:layer="layout" svg:width="0.038cm" svg:height="0.038cm" svg:x="1.549cm" svg:y="16.558cm" svg:viewBox="0 0 39 39" svg:d="M39 19c0 11-9 20-20 20s-19-9-19-20 8-19 19-19 20 8 20 19z">
          <text:p/>
        </draw:path>
        <draw:path draw:style-name="gr1" draw:text-style-name="P1" draw:layer="layout" svg:width="0.038cm" svg:height="0.038cm" svg:x="2.126cm" svg:y="16.558cm" svg:viewBox="0 0 39 39" svg:d="M39 19c0 11-8 20-20 20-11 0-19-9-19-20s8-19 19-19c12 0 20 8 20 19z">
          <text:p/>
        </draw:path>
        <draw:path draw:style-name="gr1" draw:text-style-name="P1" draw:layer="layout" svg:width="0.039cm" svg:height="0.038cm" svg:x="2.703cm" svg:y="16.558cm" svg:viewBox="0 0 40 39" svg:d="M40 19c0 11-9 20-20 20s-20-9-20-20 9-19 20-19 20 8 20 19z">
          <text:p/>
        </draw:path>
        <draw:path draw:style-name="gr1" draw:text-style-name="P1" draw:layer="layout" svg:width="0.039cm" svg:height="0.038cm" svg:x="3.28cm" svg:y="16.558cm" svg:viewBox="0 0 40 39" svg:d="M40 19c0 11-9 20-19 20-11 0-21-9-21-20s10-19 21-19c10 0 19 8 19 19z">
          <text:p/>
        </draw:path>
        <draw:path draw:style-name="gr1" draw:text-style-name="P1" draw:layer="layout" svg:width="0.038cm" svg:height="0.038cm" svg:x="3.858cm" svg:y="16.558cm" svg:viewBox="0 0 39 39" svg:d="M39 19c0 11-10 20-20 20-11 0-19-9-19-20s8-19 19-19c10 0 20 8 20 19z">
          <text:p/>
        </draw:path>
        <draw:path draw:style-name="gr1" draw:text-style-name="P1" draw:layer="layout" svg:width="0.038cm" svg:height="0.038cm" svg:x="4.435cm" svg:y="16.558cm" svg:viewBox="0 0 39 39" svg:d="M39 19c0 11-8 20-20 20-11 0-19-9-19-20s8-19 19-19c12 0 20 8 20 19z">
          <text:p/>
        </draw:path>
        <draw:path draw:style-name="gr1" draw:text-style-name="P1" draw:layer="layout" svg:width="0.039cm" svg:height="0.038cm" svg:x="5.012cm" svg:y="16.558cm" svg:viewBox="0 0 40 39" svg:d="M40 19c0 11-9 20-21 20-10 0-19-9-19-20s9-19 19-19c12 0 21 8 21 19z">
          <text:p/>
        </draw:path>
        <draw:path draw:style-name="gr1" draw:text-style-name="P1" draw:layer="layout" svg:width="0.039cm" svg:height="0.038cm" svg:x="5.589cm" svg:y="16.558cm" svg:viewBox="0 0 40 39" svg:d="M40 19c0 11-9 20-19 20-12 0-21-9-21-20s9-19 21-19c10 0 19 8 19 19z">
          <text:p/>
        </draw:path>
        <draw:path draw:style-name="gr1" draw:text-style-name="P1" draw:layer="layout" svg:width="0.038cm" svg:height="0.038cm" svg:x="6.167cm" svg:y="16.558cm" svg:viewBox="0 0 39 39" svg:d="M39 19c0 11-8 20-19 20s-20-9-20-20 9-19 20-19 19 8 19 19z">
          <text:p/>
        </draw:path>
        <draw:path draw:style-name="gr1" draw:text-style-name="P1" draw:layer="layout" svg:width="0.038cm" svg:height="0.038cm" svg:x="6.744cm" svg:y="16.558cm" svg:viewBox="0 0 39 39" svg:d="M39 19c0 11-8 20-19 20-10 0-20-9-20-20s10-19 20-19c11 0 19 8 19 19z">
          <text:p/>
        </draw:path>
        <draw:path draw:style-name="gr1" draw:text-style-name="P1" draw:layer="layout" svg:width="0.039cm" svg:height="0.038cm" svg:x="7.321cm" svg:y="16.558cm" svg:viewBox="0 0 40 39" svg:d="M40 19c0 11-10 20-21 20-10 0-19-9-19-20s9-19 19-19c11 0 21 8 21 19z">
          <text:p/>
        </draw:path>
        <draw:path draw:style-name="gr1" draw:text-style-name="P1" draw:layer="layout" svg:width="0.038cm" svg:height="0.038cm" svg:x="7.899cm" svg:y="16.558cm" svg:viewBox="0 0 39 39" svg:d="M39 19c0 11-9 20-20 20s-19-9-19-20 8-19 19-19 20 8 20 19z">
          <text:p/>
        </draw:path>
        <draw:path draw:style-name="gr1" draw:text-style-name="P1" draw:layer="layout" svg:width="0.038cm" svg:height="0.038cm" svg:x="8.476cm" svg:y="16.558cm" svg:viewBox="0 0 39 39" svg:d="M39 19c0 11-8 20-19 20-12 0-20-9-20-20s8-19 20-19c11 0 19 8 19 19z">
          <text:p/>
        </draw:path>
        <draw:path draw:style-name="gr1" draw:text-style-name="P1" draw:layer="layout" svg:width="0.039cm" svg:height="0.038cm" svg:x="9.053cm" svg:y="16.558cm" svg:viewBox="0 0 40 39" svg:d="M40 19c0 11-9 20-20 20s-20-9-20-20 9-19 20-19 20 8 20 19z">
          <text:p/>
        </draw:path>
        <draw:path draw:style-name="gr1" draw:text-style-name="P1" draw:layer="layout" svg:width="0.039cm" svg:height="0.038cm" svg:x="9.63cm" svg:y="16.558cm" svg:viewBox="0 0 40 39" svg:d="M40 19c0 11-9 20-19 20-11 0-21-9-21-20s10-19 21-19c10 0 19 8 19 19z">
          <text:p/>
        </draw:path>
        <draw:path draw:style-name="gr1" draw:text-style-name="P1" draw:layer="layout" svg:width="0.038cm" svg:height="0.038cm" svg:x="10.208cm" svg:y="16.558cm" svg:viewBox="0 0 39 39" svg:d="M39 19c0 11-10 20-20 20-11 0-19-9-19-20s8-19 19-19c10 0 20 8 20 19z">
          <text:p/>
        </draw:path>
        <draw:path draw:style-name="gr1" draw:text-style-name="P1" draw:layer="layout" svg:width="0.038cm" svg:height="0.038cm" svg:x="10.785cm" svg:y="16.558cm" svg:viewBox="0 0 39 39" svg:d="M39 19c0 11-8 20-20 20-11 0-19-9-19-20s8-19 19-19c12 0 20 8 20 19z">
          <text:p/>
        </draw:path>
        <draw:path draw:style-name="gr1" draw:text-style-name="P1" draw:layer="layout" svg:width="0.039cm" svg:height="0.038cm" svg:x="11.362cm" svg:y="16.558cm" svg:viewBox="0 0 40 39" svg:d="M40 19c0 11-9 20-20 20s-20-9-20-20 9-19 20-19 20 8 20 19z">
          <text:p/>
        </draw:path>
        <draw:path draw:style-name="gr1" draw:text-style-name="P1" draw:layer="layout" svg:width="0.039cm" svg:height="0.038cm" svg:x="11.939cm" svg:y="16.558cm" svg:viewBox="0 0 40 39" svg:d="M40 19c0 11-9 20-19 20-12 0-21-9-21-20s9-19 21-19c10 0 19 8 19 19z">
          <text:p/>
        </draw:path>
        <draw:path draw:style-name="gr1" draw:text-style-name="P1" draw:layer="layout" svg:width="0.038cm" svg:height="0.038cm" svg:x="12.517cm" svg:y="16.558cm" svg:viewBox="0 0 39 39" svg:d="M39 19c0 11-8 20-19 20s-20-9-20-20 9-19 20-19 19 8 19 19z">
          <text:p/>
        </draw:path>
        <draw:path draw:style-name="gr1" draw:text-style-name="P1" draw:layer="layout" svg:width="0.038cm" svg:height="0.038cm" svg:x="13.094cm" svg:y="16.558cm" svg:viewBox="0 0 39 39" svg:d="M39 19c0 11-9 20-20 20-10 0-19-9-19-20s9-19 19-19c11 0 20 8 20 19z">
          <text:p/>
        </draw:path>
        <draw:path draw:style-name="gr1" draw:text-style-name="P1" draw:layer="layout" svg:width="0.039cm" svg:height="0.038cm" svg:x="13.671cm" svg:y="16.558cm" svg:viewBox="0 0 40 39" svg:d="M40 19c0 11-9 20-21 20-10 0-19-9-19-20s9-19 19-19c12 0 21 8 21 19z">
          <text:p/>
        </draw:path>
        <draw:path draw:style-name="gr1" draw:text-style-name="P1" draw:layer="layout" svg:width="0.038cm" svg:height="0.038cm" svg:x="14.249cm" svg:y="16.558cm" svg:viewBox="0 0 39 39" svg:d="M39 19c0 11-9 20-20 20s-19-9-19-20 8-19 19-19 20 8 20 19z">
          <text:p/>
        </draw:path>
        <draw:path draw:style-name="gr1" draw:text-style-name="P1" draw:layer="layout" svg:width="0.038cm" svg:height="0.038cm" svg:x="14.826cm" svg:y="16.558cm" svg:viewBox="0 0 39 39" svg:d="M39 19c0 11-8 20-19 20-12 0-20-9-20-20s8-19 20-19c11 0 19 8 19 19z">
          <text:p/>
        </draw:path>
        <draw:path draw:style-name="gr1" draw:text-style-name="P1" draw:layer="layout" svg:width="0.039cm" svg:height="0.038cm" svg:x="15.403cm" svg:y="16.558cm" svg:viewBox="0 0 40 39" svg:d="M40 19c0 11-9 20-20 20-10 0-20-9-20-20s10-19 20-19c11 0 20 8 20 19z">
          <text:p/>
        </draw:path>
        <draw:path draw:style-name="gr1" draw:text-style-name="P1" draw:layer="layout" svg:width="0.039cm" svg:height="0.038cm" svg:x="15.98cm" svg:y="16.558cm" svg:viewBox="0 0 40 39" svg:d="M40 19c0 11-10 20-20 20-11 0-20-9-20-20s9-19 20-19c10 0 20 8 20 19z">
          <text:p/>
        </draw:path>
        <draw:path draw:style-name="gr1" draw:text-style-name="P1" draw:layer="layout" svg:width="0.038cm" svg:height="0.038cm" svg:x="16.558cm" svg:y="16.558cm" svg:viewBox="0 0 39 39" svg:d="M39 19c0 11-9 20-20 20s-19-9-19-20 8-19 19-19 20 8 20 19z">
          <text:p/>
        </draw:path>
        <draw:path draw:style-name="gr1" draw:text-style-name="P1" draw:layer="layout" svg:width="0.038cm" svg:height="0.038cm" svg:x="17.135cm" svg:y="16.558cm" svg:viewBox="0 0 39 39" svg:d="M39 19c0 11-8 20-20 20-11 0-19-9-19-20s8-19 19-19c12 0 20 8 20 19z">
          <text:p/>
        </draw:path>
        <draw:path draw:style-name="gr1" draw:text-style-name="P1" draw:layer="layout" svg:width="0.039cm" svg:height="0.038cm" svg:x="17.712cm" svg:y="16.558cm" svg:viewBox="0 0 40 39" svg:d="M40 19c0 11-9 20-20 20s-20-9-20-20 9-19 20-19 20 8 20 19z">
          <text:p/>
        </draw:path>
        <draw:path draw:style-name="gr1" draw:text-style-name="P1" draw:layer="layout" svg:width="0.039cm" svg:height="0.038cm" svg:x="18.289cm" svg:y="16.558cm" svg:viewBox="0 0 40 39" svg:d="M40 19c0 11-9 20-19 20-11 0-21-9-21-20s10-19 21-19c10 0 19 8 19 19z">
          <text:p/>
        </draw:path>
        <draw:path draw:style-name="gr1" draw:text-style-name="P1" draw:layer="layout" svg:width="0.038cm" svg:height="0.038cm" svg:x="18.867cm" svg:y="16.558cm" svg:viewBox="0 0 39 39" svg:d="M39 19c0 11-9 20-20 20s-19-9-19-20 8-19 19-19 20 8 20 19z">
          <text:p/>
        </draw:path>
        <draw:path draw:style-name="gr1" draw:text-style-name="P1" draw:layer="layout" svg:width="0.038cm" svg:height="0.038cm" svg:x="19.444cm" svg:y="16.558cm" svg:viewBox="0 0 39 39" svg:d="M39 19c0 11-9 20-20 20-10 0-19-9-19-20s9-19 19-19c11 0 20 8 20 19z">
          <text:p/>
        </draw:path>
        <draw:path draw:style-name="gr1" draw:text-style-name="P1" draw:layer="layout" svg:width="0.039cm" svg:height="0.038cm" svg:x="20.021cm" svg:y="16.558cm" svg:viewBox="0 0 40 39" svg:d="M40 19c0 11-9 20-21 20-10 0-19-9-19-20s9-19 19-19c12 0 21 8 21 19z">
          <text:p/>
        </draw:path>
        <draw:path draw:style-name="gr1" draw:text-style-name="P1" draw:layer="layout" svg:width="0.038cm" svg:height="0.038cm" svg:x="20.599cm" svg:y="16.558cm" svg:viewBox="0 0 39 39" svg:d="M39 19c0 11-9 20-19 20-12 0-20-9-20-20s8-19 20-19c10 0 19 8 19 19z">
          <text:p/>
        </draw:path>
        <draw:path draw:style-name="gr1" draw:text-style-name="P1" draw:layer="layout" svg:width="0.038cm" svg:height="0.038cm" svg:x="21.176cm" svg:y="16.558cm" svg:viewBox="0 0 39 39" svg:d="M39 19c0 11-8 20-19 20-12 0-20-9-20-20s8-19 20-19c11 0 19 8 19 19z">
          <text:p/>
        </draw:path>
        <draw:path draw:style-name="gr1" draw:text-style-name="P1" draw:layer="layout" svg:width="0.038cm" svg:height="0.038cm" svg:x="-0.183cm" svg:y="17.135cm" svg:viewBox="0 0 39 39" svg:d="M39 19c0 12-8 20-19 20-12 0-20-8-20-20 0-11 8-19 20-19 11 0 19 8 19 19z">
          <text:p/>
        </draw:path>
        <draw:path draw:style-name="gr1" draw:text-style-name="P1" draw:layer="layout" svg:width="0.038cm" svg:height="0.038cm" svg:x="0.394cm" svg:y="17.135cm" svg:viewBox="0 0 39 39" svg:d="M39 19c0 12-8 20-19 20-10 0-20-8-20-20 0-11 10-19 20-19 11 0 19 8 19 19z">
          <text:p/>
        </draw:path>
        <draw:path draw:style-name="gr1" draw:text-style-name="P1" draw:layer="layout" svg:width="0.039cm" svg:height="0.038cm" svg:x="0.971cm" svg:y="17.135cm" svg:viewBox="0 0 40 39" svg:d="M40 19c0 12-10 20-21 20-10 0-19-8-19-20 0-11 9-19 19-19 11 0 21 8 21 19z">
          <text:p/>
        </draw:path>
        <draw:path draw:style-name="gr1" draw:text-style-name="P1" draw:layer="layout" svg:width="0.038cm" svg:height="0.038cm" svg:x="1.549cm" svg:y="17.135cm" svg:viewBox="0 0 39 39" svg:d="M39 19c0 12-9 20-20 20s-19-8-19-20c0-11 8-19 19-19s20 8 20 19z">
          <text:p/>
        </draw:path>
        <draw:path draw:style-name="gr1" draw:text-style-name="P1" draw:layer="layout" svg:width="0.038cm" svg:height="0.038cm" svg:x="2.126cm" svg:y="17.135cm" svg:viewBox="0 0 39 39" svg:d="M39 19c0 12-8 20-20 20-11 0-19-8-19-20 0-11 8-19 19-19 12 0 20 8 20 19z">
          <text:p/>
        </draw:path>
        <draw:path draw:style-name="gr1" draw:text-style-name="P1" draw:layer="layout" svg:width="0.039cm" svg:height="0.038cm" svg:x="2.703cm" svg:y="17.135cm" svg:viewBox="0 0 40 39" svg:d="M40 19c0 12-9 20-20 20s-20-8-20-20c0-11 9-19 20-19s20 8 20 19z">
          <text:p/>
        </draw:path>
        <draw:path draw:style-name="gr1" draw:text-style-name="P1" draw:layer="layout" svg:width="0.039cm" svg:height="0.038cm" svg:x="3.28cm" svg:y="17.135cm" svg:viewBox="0 0 40 39" svg:d="M40 19c0 12-9 20-19 20-11 0-21-8-21-20 0-11 10-19 21-19 10 0 19 8 19 19z">
          <text:p/>
        </draw:path>
        <draw:path draw:style-name="gr1" draw:text-style-name="P1" draw:layer="layout" svg:width="0.038cm" svg:height="0.038cm" svg:x="3.858cm" svg:y="17.135cm" svg:viewBox="0 0 39 39" svg:d="M39 19c0 12-10 20-20 20-11 0-19-8-19-20 0-11 8-19 19-19 10 0 20 8 20 19z">
          <text:p/>
        </draw:path>
        <draw:path draw:style-name="gr1" draw:text-style-name="P1" draw:layer="layout" svg:width="0.038cm" svg:height="0.038cm" svg:x="4.435cm" svg:y="17.135cm" svg:viewBox="0 0 39 39" svg:d="M39 19c0 12-8 20-20 20-11 0-19-8-19-20 0-11 8-19 19-19 12 0 20 8 20 19z">
          <text:p/>
        </draw:path>
        <draw:path draw:style-name="gr1" draw:text-style-name="P1" draw:layer="layout" svg:width="0.039cm" svg:height="0.038cm" svg:x="5.012cm" svg:y="17.135cm" svg:viewBox="0 0 40 39" svg:d="M40 19c0 12-9 20-21 20-10 0-19-8-19-20 0-11 9-19 19-19 12 0 21 8 21 19z">
          <text:p/>
        </draw:path>
        <draw:path draw:style-name="gr1" draw:text-style-name="P1" draw:layer="layout" svg:width="0.039cm" svg:height="0.038cm" svg:x="5.589cm" svg:y="17.135cm" svg:viewBox="0 0 40 39" svg:d="M40 19c0 12-9 20-19 20-12 0-21-8-21-20 0-11 9-19 21-19 10 0 19 8 19 19z">
          <text:p/>
        </draw:path>
        <draw:path draw:style-name="gr1" draw:text-style-name="P1" draw:layer="layout" svg:width="0.038cm" svg:height="0.038cm" svg:x="6.167cm" svg:y="17.135cm" svg:viewBox="0 0 39 39" svg:d="M39 19c0 12-8 20-19 20s-20-8-20-20c0-11 9-19 20-19s19 8 19 19z">
          <text:p/>
        </draw:path>
        <draw:path draw:style-name="gr1" draw:text-style-name="P1" draw:layer="layout" svg:width="0.038cm" svg:height="0.038cm" svg:x="6.744cm" svg:y="17.135cm" svg:viewBox="0 0 39 39" svg:d="M39 19c0 12-8 20-19 20-10 0-20-8-20-20 0-11 10-19 20-19 11 0 19 8 19 19z">
          <text:p/>
        </draw:path>
        <draw:path draw:style-name="gr1" draw:text-style-name="P1" draw:layer="layout" svg:width="0.039cm" svg:height="0.038cm" svg:x="7.321cm" svg:y="17.135cm" svg:viewBox="0 0 40 39" svg:d="M40 19c0 12-10 20-21 20-10 0-19-8-19-20 0-11 9-19 19-19 11 0 21 8 21 19z">
          <text:p/>
        </draw:path>
        <draw:path draw:style-name="gr1" draw:text-style-name="P1" draw:layer="layout" svg:width="0.038cm" svg:height="0.038cm" svg:x="7.899cm" svg:y="17.135cm" svg:viewBox="0 0 39 39" svg:d="M39 19c0 12-9 20-20 20s-19-8-19-20c0-11 8-19 19-19s20 8 20 19z">
          <text:p/>
        </draw:path>
        <draw:path draw:style-name="gr1" draw:text-style-name="P1" draw:layer="layout" svg:width="0.038cm" svg:height="0.038cm" svg:x="8.476cm" svg:y="17.135cm" svg:viewBox="0 0 39 39" svg:d="M39 19c0 12-8 20-19 20-12 0-20-8-20-20 0-11 8-19 20-19 11 0 19 8 19 19z">
          <text:p/>
        </draw:path>
        <draw:path draw:style-name="gr1" draw:text-style-name="P1" draw:layer="layout" svg:width="0.039cm" svg:height="0.038cm" svg:x="9.053cm" svg:y="17.135cm" svg:viewBox="0 0 40 39" svg:d="M40 19c0 12-9 20-20 20s-20-8-20-20c0-11 9-19 20-19s20 8 20 19z">
          <text:p/>
        </draw:path>
        <draw:path draw:style-name="gr1" draw:text-style-name="P1" draw:layer="layout" svg:width="0.039cm" svg:height="0.038cm" svg:x="9.63cm" svg:y="17.135cm" svg:viewBox="0 0 40 39" svg:d="M40 19c0 12-9 20-19 20-11 0-21-8-21-20 0-11 10-19 21-19 10 0 19 8 19 19z">
          <text:p/>
        </draw:path>
        <draw:path draw:style-name="gr1" draw:text-style-name="P1" draw:layer="layout" svg:width="0.038cm" svg:height="0.038cm" svg:x="10.208cm" svg:y="17.135cm" svg:viewBox="0 0 39 39" svg:d="M39 19c0 12-10 20-20 20-11 0-19-8-19-20 0-11 8-19 19-19 10 0 20 8 20 19z">
          <text:p/>
        </draw:path>
        <draw:path draw:style-name="gr1" draw:text-style-name="P1" draw:layer="layout" svg:width="0.038cm" svg:height="0.038cm" svg:x="10.785cm" svg:y="17.135cm" svg:viewBox="0 0 39 39" svg:d="M39 19c0 12-8 20-20 20-11 0-19-8-19-20 0-11 8-19 19-19 12 0 20 8 20 19z">
          <text:p/>
        </draw:path>
        <draw:path draw:style-name="gr1" draw:text-style-name="P1" draw:layer="layout" svg:width="0.039cm" svg:height="0.038cm" svg:x="11.362cm" svg:y="17.135cm" svg:viewBox="0 0 40 39" svg:d="M40 19c0 12-9 20-20 20s-20-8-20-20c0-11 9-19 20-19s20 8 20 19z">
          <text:p/>
        </draw:path>
        <draw:path draw:style-name="gr1" draw:text-style-name="P1" draw:layer="layout" svg:width="0.039cm" svg:height="0.038cm" svg:x="11.939cm" svg:y="17.135cm" svg:viewBox="0 0 40 39" svg:d="M40 19c0 12-9 20-19 20-12 0-21-8-21-20 0-11 9-19 21-19 10 0 19 8 19 19z">
          <text:p/>
        </draw:path>
        <draw:path draw:style-name="gr1" draw:text-style-name="P1" draw:layer="layout" svg:width="0.038cm" svg:height="0.038cm" svg:x="12.517cm" svg:y="17.135cm" svg:viewBox="0 0 39 39" svg:d="M39 19c0 12-8 20-19 20s-20-8-20-20c0-11 9-19 20-19s19 8 19 19z">
          <text:p/>
        </draw:path>
        <draw:path draw:style-name="gr1" draw:text-style-name="P1" draw:layer="layout" svg:width="0.038cm" svg:height="0.038cm" svg:x="13.094cm" svg:y="17.135cm" svg:viewBox="0 0 39 39" svg:d="M39 19c0 12-9 20-20 20-10 0-19-8-19-20 0-11 9-19 19-19 11 0 20 8 20 19z">
          <text:p/>
        </draw:path>
        <draw:path draw:style-name="gr1" draw:text-style-name="P1" draw:layer="layout" svg:width="0.039cm" svg:height="0.038cm" svg:x="13.671cm" svg:y="17.135cm" svg:viewBox="0 0 40 39" svg:d="M40 19c0 12-9 20-21 20-10 0-19-8-19-20 0-11 9-19 19-19 12 0 21 8 21 19z">
          <text:p/>
        </draw:path>
        <draw:path draw:style-name="gr1" draw:text-style-name="P1" draw:layer="layout" svg:width="0.038cm" svg:height="0.038cm" svg:x="14.249cm" svg:y="17.135cm" svg:viewBox="0 0 39 39" svg:d="M39 19c0 12-9 20-20 20s-19-8-19-20c0-11 8-19 19-19s20 8 20 19z">
          <text:p/>
        </draw:path>
        <draw:path draw:style-name="gr1" draw:text-style-name="P1" draw:layer="layout" svg:width="0.038cm" svg:height="0.038cm" svg:x="14.826cm" svg:y="17.135cm" svg:viewBox="0 0 39 39" svg:d="M39 19c0 12-8 20-19 20-12 0-20-8-20-20 0-11 8-19 20-19 11 0 19 8 19 19z">
          <text:p/>
        </draw:path>
        <draw:path draw:style-name="gr1" draw:text-style-name="P1" draw:layer="layout" svg:width="0.039cm" svg:height="0.038cm" svg:x="15.403cm" svg:y="17.135cm" svg:viewBox="0 0 40 39" svg:d="M40 19c0 12-9 20-20 20-10 0-20-8-20-20 0-11 10-19 20-19 11 0 20 8 20 19z">
          <text:p/>
        </draw:path>
        <draw:path draw:style-name="gr1" draw:text-style-name="P1" draw:layer="layout" svg:width="0.039cm" svg:height="0.038cm" svg:x="15.98cm" svg:y="17.135cm" svg:viewBox="0 0 40 39" svg:d="M40 19c0 12-10 20-20 20-11 0-20-8-20-20 0-11 9-19 20-19 10 0 20 8 20 19z">
          <text:p/>
        </draw:path>
        <draw:path draw:style-name="gr1" draw:text-style-name="P1" draw:layer="layout" svg:width="0.038cm" svg:height="0.038cm" svg:x="16.558cm" svg:y="17.135cm" svg:viewBox="0 0 39 39" svg:d="M39 19c0 12-9 20-20 20s-19-8-19-20c0-11 8-19 19-19s20 8 20 19z">
          <text:p/>
        </draw:path>
        <draw:path draw:style-name="gr1" draw:text-style-name="P1" draw:layer="layout" svg:width="0.038cm" svg:height="0.038cm" svg:x="17.135cm" svg:y="17.135cm" svg:viewBox="0 0 39 39" svg:d="M39 19c0 12-8 20-20 20-11 0-19-8-19-20 0-11 8-19 19-19 12 0 20 8 20 19z">
          <text:p/>
        </draw:path>
        <draw:path draw:style-name="gr1" draw:text-style-name="P1" draw:layer="layout" svg:width="0.039cm" svg:height="0.038cm" svg:x="17.712cm" svg:y="17.135cm" svg:viewBox="0 0 40 39" svg:d="M40 19c0 12-9 20-20 20s-20-8-20-20c0-11 9-19 20-19s20 8 20 19z">
          <text:p/>
        </draw:path>
        <draw:path draw:style-name="gr1" draw:text-style-name="P1" draw:layer="layout" svg:width="0.039cm" svg:height="0.038cm" svg:x="18.289cm" svg:y="17.135cm" svg:viewBox="0 0 40 39" svg:d="M40 19c0 12-9 20-19 20-11 0-21-8-21-20 0-11 10-19 21-19 10 0 19 8 19 19z">
          <text:p/>
        </draw:path>
        <draw:path draw:style-name="gr1" draw:text-style-name="P1" draw:layer="layout" svg:width="0.038cm" svg:height="0.038cm" svg:x="18.867cm" svg:y="17.135cm" svg:viewBox="0 0 39 39" svg:d="M39 19c0 12-9 20-20 20s-19-8-19-20c0-11 8-19 19-19s20 8 20 19z">
          <text:p/>
        </draw:path>
        <draw:path draw:style-name="gr1" draw:text-style-name="P1" draw:layer="layout" svg:width="0.038cm" svg:height="0.038cm" svg:x="19.444cm" svg:y="17.135cm" svg:viewBox="0 0 39 39" svg:d="M39 19c0 12-9 20-20 20-10 0-19-8-19-20 0-11 9-19 19-19 11 0 20 8 20 19z">
          <text:p/>
        </draw:path>
        <draw:path draw:style-name="gr1" draw:text-style-name="P1" draw:layer="layout" svg:width="0.039cm" svg:height="0.038cm" svg:x="20.021cm" svg:y="17.135cm" svg:viewBox="0 0 40 39" svg:d="M40 19c0 12-9 20-21 20-10 0-19-8-19-20 0-11 9-19 19-19 12 0 21 8 21 19z">
          <text:p/>
        </draw:path>
        <draw:path draw:style-name="gr1" draw:text-style-name="P1" draw:layer="layout" svg:width="0.038cm" svg:height="0.038cm" svg:x="20.599cm" svg:y="17.135cm" svg:viewBox="0 0 39 39" svg:d="M39 19c0 12-9 20-19 20-12 0-20-8-20-20 0-11 8-19 20-19 10 0 19 8 19 19z">
          <text:p/>
        </draw:path>
        <draw:path draw:style-name="gr1" draw:text-style-name="P1" draw:layer="layout" svg:width="0.038cm" svg:height="0.038cm" svg:x="21.176cm" svg:y="17.135cm" svg:viewBox="0 0 39 39" svg:d="M39 19c0 12-8 20-19 20-12 0-20-8-20-20 0-11 8-19 20-19 11 0 19 8 19 19z">
          <text:p/>
        </draw:path>
        <draw:path draw:style-name="gr1" draw:text-style-name="P1" draw:layer="layout" svg:width="0.038cm" svg:height="0.039cm" svg:x="-0.183cm" svg:y="17.712cm" svg:viewBox="0 0 39 40" svg:d="M39 20c0 11-8 20-19 20-12 0-20-9-20-20s8-20 20-20c11 0 19 9 19 20z">
          <text:p/>
        </draw:path>
        <draw:path draw:style-name="gr1" draw:text-style-name="P1" draw:layer="layout" svg:width="0.038cm" svg:height="0.039cm" svg:x="0.394cm" svg:y="17.712cm" svg:viewBox="0 0 39 40" svg:d="M39 20c0 11-8 20-19 20-10 0-20-9-20-20s10-20 20-20c11 0 19 9 19 20z">
          <text:p/>
        </draw:path>
        <draw:path draw:style-name="gr1" draw:text-style-name="P1" draw:layer="layout" svg:width="0.039cm" svg:height="0.039cm" svg:x="0.971cm" svg:y="17.712cm" svg:viewBox="0 0 40 40" svg:d="M40 20c0 11-10 20-21 20-10 0-19-9-19-20s9-20 19-20c11 0 21 9 21 20z">
          <text:p/>
        </draw:path>
        <draw:path draw:style-name="gr1" draw:text-style-name="P1" draw:layer="layout" svg:width="0.038cm" svg:height="0.039cm" svg:x="1.549cm" svg:y="17.712cm" svg:viewBox="0 0 39 40" svg:d="M39 20c0 11-9 20-20 20s-19-9-19-20 8-20 19-20 20 9 20 20z">
          <text:p/>
        </draw:path>
        <draw:path draw:style-name="gr1" draw:text-style-name="P1" draw:layer="layout" svg:width="0.038cm" svg:height="0.039cm" svg:x="2.126cm" svg:y="17.712cm" svg:viewBox="0 0 39 40" svg:d="M39 20c0 11-8 20-20 20-11 0-19-9-19-20s8-20 19-20c12 0 20 9 20 20z">
          <text:p/>
        </draw:path>
        <draw:path draw:style-name="gr1" draw:text-style-name="P1" draw:layer="layout" svg:width="0.039cm" svg:height="0.039cm" svg:x="2.703cm" svg:y="17.712cm" svg:viewBox="0 0 40 40" svg:d="M40 20c0 11-9 20-20 20s-20-9-20-20 9-20 20-20 20 9 20 20z">
          <text:p/>
        </draw:path>
        <draw:path draw:style-name="gr1" draw:text-style-name="P1" draw:layer="layout" svg:width="0.039cm" svg:height="0.039cm" svg:x="3.28cm" svg:y="17.712cm" svg:viewBox="0 0 40 40" svg:d="M40 20c0 11-9 20-19 20-11 0-21-9-21-20s10-20 21-20c10 0 19 9 19 20z">
          <text:p/>
        </draw:path>
        <draw:path draw:style-name="gr1" draw:text-style-name="P1" draw:layer="layout" svg:width="0.038cm" svg:height="0.039cm" svg:x="3.858cm" svg:y="17.712cm" svg:viewBox="0 0 39 40" svg:d="M39 20c0 11-10 20-20 20-11 0-19-9-19-20s8-20 19-20c10 0 20 9 20 20z">
          <text:p/>
        </draw:path>
        <draw:path draw:style-name="gr1" draw:text-style-name="P1" draw:layer="layout" svg:width="0.038cm" svg:height="0.039cm" svg:x="4.435cm" svg:y="17.712cm" svg:viewBox="0 0 39 40" svg:d="M39 20c0 11-8 20-20 20-11 0-19-9-19-20s8-20 19-20c12 0 20 9 20 20z">
          <text:p/>
        </draw:path>
        <draw:path draw:style-name="gr1" draw:text-style-name="P1" draw:layer="layout" svg:width="0.039cm" svg:height="0.039cm" svg:x="5.012cm" svg:y="17.712cm" svg:viewBox="0 0 40 40" svg:d="M40 20c0 11-9 20-21 20-10 0-19-9-19-20s9-20 19-20c12 0 21 9 21 20z">
          <text:p/>
        </draw:path>
        <draw:path draw:style-name="gr1" draw:text-style-name="P1" draw:layer="layout" svg:width="0.039cm" svg:height="0.039cm" svg:x="5.589cm" svg:y="17.712cm" svg:viewBox="0 0 40 40" svg:d="M40 20c0 11-9 20-19 20-12 0-21-9-21-20s9-20 21-20c10 0 19 9 19 20z">
          <text:p/>
        </draw:path>
        <draw:path draw:style-name="gr1" draw:text-style-name="P1" draw:layer="layout" svg:width="0.038cm" svg:height="0.039cm" svg:x="6.167cm" svg:y="17.712cm" svg:viewBox="0 0 39 40" svg:d="M39 20c0 11-8 20-19 20s-20-9-20-20 9-20 20-20 19 9 19 20z">
          <text:p/>
        </draw:path>
        <draw:path draw:style-name="gr1" draw:text-style-name="P1" draw:layer="layout" svg:width="0.038cm" svg:height="0.039cm" svg:x="6.744cm" svg:y="17.712cm" svg:viewBox="0 0 39 40" svg:d="M39 20c0 11-8 20-19 20-10 0-20-9-20-20s10-20 20-20c11 0 19 9 19 20z">
          <text:p/>
        </draw:path>
        <draw:path draw:style-name="gr1" draw:text-style-name="P1" draw:layer="layout" svg:width="0.039cm" svg:height="0.039cm" svg:x="7.321cm" svg:y="17.712cm" svg:viewBox="0 0 40 40" svg:d="M40 20c0 11-10 20-21 20-10 0-19-9-19-20s9-20 19-20c11 0 21 9 21 20z">
          <text:p/>
        </draw:path>
        <draw:path draw:style-name="gr1" draw:text-style-name="P1" draw:layer="layout" svg:width="0.038cm" svg:height="0.039cm" svg:x="7.899cm" svg:y="17.712cm" svg:viewBox="0 0 39 40" svg:d="M39 20c0 11-9 20-20 20s-19-9-19-20 8-20 19-20 20 9 20 20z">
          <text:p/>
        </draw:path>
        <draw:path draw:style-name="gr1" draw:text-style-name="P1" draw:layer="layout" svg:width="0.038cm" svg:height="0.039cm" svg:x="8.476cm" svg:y="17.712cm" svg:viewBox="0 0 39 40" svg:d="M39 20c0 11-8 20-19 20-12 0-20-9-20-20s8-20 20-20c11 0 19 9 19 20z">
          <text:p/>
        </draw:path>
        <draw:path draw:style-name="gr1" draw:text-style-name="P1" draw:layer="layout" svg:width="0.039cm" svg:height="0.039cm" svg:x="9.053cm" svg:y="17.712cm" svg:viewBox="0 0 40 40" svg:d="M40 20c0 11-9 20-20 20s-20-9-20-20 9-20 20-20 20 9 20 20z">
          <text:p/>
        </draw:path>
        <draw:path draw:style-name="gr1" draw:text-style-name="P1" draw:layer="layout" svg:width="0.039cm" svg:height="0.039cm" svg:x="9.63cm" svg:y="17.712cm" svg:viewBox="0 0 40 40" svg:d="M40 20c0 11-9 20-19 20-11 0-21-9-21-20s10-20 21-20c10 0 19 9 19 20z">
          <text:p/>
        </draw:path>
        <draw:path draw:style-name="gr1" draw:text-style-name="P1" draw:layer="layout" svg:width="0.038cm" svg:height="0.039cm" svg:x="10.208cm" svg:y="17.712cm" svg:viewBox="0 0 39 40" svg:d="M39 20c0 11-10 20-20 20-11 0-19-9-19-20s8-20 19-20c10 0 20 9 20 20z">
          <text:p/>
        </draw:path>
        <draw:path draw:style-name="gr1" draw:text-style-name="P1" draw:layer="layout" svg:width="0.038cm" svg:height="0.039cm" svg:x="10.785cm" svg:y="17.712cm" svg:viewBox="0 0 39 40" svg:d="M39 20c0 11-8 20-20 20-11 0-19-9-19-20s8-20 19-20c12 0 20 9 20 20z">
          <text:p/>
        </draw:path>
        <draw:path draw:style-name="gr1" draw:text-style-name="P1" draw:layer="layout" svg:width="0.039cm" svg:height="0.039cm" svg:x="11.362cm" svg:y="17.712cm" svg:viewBox="0 0 40 40" svg:d="M40 20c0 11-9 20-20 20s-20-9-20-20 9-20 20-20 20 9 20 20z">
          <text:p/>
        </draw:path>
        <draw:path draw:style-name="gr1" draw:text-style-name="P1" draw:layer="layout" svg:width="0.039cm" svg:height="0.039cm" svg:x="11.939cm" svg:y="17.712cm" svg:viewBox="0 0 40 40" svg:d="M40 20c0 11-9 20-19 20-12 0-21-9-21-20s9-20 21-20c10 0 19 9 19 20z">
          <text:p/>
        </draw:path>
        <draw:path draw:style-name="gr1" draw:text-style-name="P1" draw:layer="layout" svg:width="0.038cm" svg:height="0.039cm" svg:x="12.517cm" svg:y="17.712cm" svg:viewBox="0 0 39 40" svg:d="M39 20c0 11-8 20-19 20s-20-9-20-20 9-20 20-20 19 9 19 20z">
          <text:p/>
        </draw:path>
        <draw:path draw:style-name="gr1" draw:text-style-name="P1" draw:layer="layout" svg:width="0.038cm" svg:height="0.039cm" svg:x="13.094cm" svg:y="17.712cm" svg:viewBox="0 0 39 40" svg:d="M39 20c0 11-9 20-20 20-10 0-19-9-19-20s9-20 19-20c11 0 20 9 20 20z">
          <text:p/>
        </draw:path>
        <draw:path draw:style-name="gr1" draw:text-style-name="P1" draw:layer="layout" svg:width="0.039cm" svg:height="0.039cm" svg:x="13.671cm" svg:y="17.712cm" svg:viewBox="0 0 40 40" svg:d="M40 20c0 11-9 20-21 20-10 0-19-9-19-20s9-20 19-20c12 0 21 9 21 20z">
          <text:p/>
        </draw:path>
        <draw:path draw:style-name="gr1" draw:text-style-name="P1" draw:layer="layout" svg:width="0.038cm" svg:height="0.039cm" svg:x="14.249cm" svg:y="17.712cm" svg:viewBox="0 0 39 40" svg:d="M39 20c0 11-9 20-20 20s-19-9-19-20 8-20 19-20 20 9 20 20z">
          <text:p/>
        </draw:path>
        <draw:path draw:style-name="gr1" draw:text-style-name="P1" draw:layer="layout" svg:width="0.038cm" svg:height="0.039cm" svg:x="14.826cm" svg:y="17.712cm" svg:viewBox="0 0 39 40" svg:d="M39 20c0 11-8 20-19 20-12 0-20-9-20-20s8-20 20-20c11 0 19 9 19 20z">
          <text:p/>
        </draw:path>
        <draw:path draw:style-name="gr1" draw:text-style-name="P1" draw:layer="layout" svg:width="0.039cm" svg:height="0.039cm" svg:x="15.403cm" svg:y="17.712cm" svg:viewBox="0 0 40 40" svg:d="M40 20c0 11-9 20-20 20-10 0-20-9-20-20s10-20 20-20c11 0 20 9 20 20z">
          <text:p/>
        </draw:path>
        <draw:path draw:style-name="gr1" draw:text-style-name="P1" draw:layer="layout" svg:width="0.039cm" svg:height="0.039cm" svg:x="15.98cm" svg:y="17.712cm" svg:viewBox="0 0 40 40" svg:d="M40 20c0 11-10 20-20 20-11 0-20-9-20-20s9-20 20-20c10 0 20 9 20 20z">
          <text:p/>
        </draw:path>
        <draw:path draw:style-name="gr1" draw:text-style-name="P1" draw:layer="layout" svg:width="0.038cm" svg:height="0.039cm" svg:x="16.558cm" svg:y="17.712cm" svg:viewBox="0 0 39 40" svg:d="M39 20c0 11-9 20-20 20s-19-9-19-20 8-20 19-20 20 9 20 20z">
          <text:p/>
        </draw:path>
        <draw:path draw:style-name="gr1" draw:text-style-name="P1" draw:layer="layout" svg:width="0.038cm" svg:height="0.039cm" svg:x="17.135cm" svg:y="17.712cm" svg:viewBox="0 0 39 40" svg:d="M39 20c0 11-8 20-20 20-11 0-19-9-19-20s8-20 19-20c12 0 20 9 20 20z">
          <text:p/>
        </draw:path>
        <draw:path draw:style-name="gr1" draw:text-style-name="P1" draw:layer="layout" svg:width="0.039cm" svg:height="0.039cm" svg:x="17.712cm" svg:y="17.712cm" svg:viewBox="0 0 40 40" svg:d="M40 20c0 11-9 20-20 20s-20-9-20-20 9-20 20-20 20 9 20 20z">
          <text:p/>
        </draw:path>
        <draw:path draw:style-name="gr1" draw:text-style-name="P1" draw:layer="layout" svg:width="0.039cm" svg:height="0.039cm" svg:x="18.289cm" svg:y="17.712cm" svg:viewBox="0 0 40 40" svg:d="M40 20c0 11-9 20-19 20-11 0-21-9-21-20s10-20 21-20c10 0 19 9 19 20z">
          <text:p/>
        </draw:path>
        <draw:path draw:style-name="gr1" draw:text-style-name="P1" draw:layer="layout" svg:width="0.038cm" svg:height="0.039cm" svg:x="18.867cm" svg:y="17.712cm" svg:viewBox="0 0 39 40" svg:d="M39 20c0 11-9 20-20 20s-19-9-19-20 8-20 19-20 20 9 20 20z">
          <text:p/>
        </draw:path>
        <draw:path draw:style-name="gr1" draw:text-style-name="P1" draw:layer="layout" svg:width="0.038cm" svg:height="0.039cm" svg:x="19.444cm" svg:y="17.712cm" svg:viewBox="0 0 39 40" svg:d="M39 20c0 11-9 20-20 20-10 0-19-9-19-20s9-20 19-20c11 0 20 9 20 20z">
          <text:p/>
        </draw:path>
        <draw:path draw:style-name="gr1" draw:text-style-name="P1" draw:layer="layout" svg:width="0.039cm" svg:height="0.039cm" svg:x="20.021cm" svg:y="17.712cm" svg:viewBox="0 0 40 40" svg:d="M40 20c0 11-9 20-21 20-10 0-19-9-19-20s9-20 19-20c12 0 21 9 21 20z">
          <text:p/>
        </draw:path>
        <draw:path draw:style-name="gr1" draw:text-style-name="P1" draw:layer="layout" svg:width="0.038cm" svg:height="0.039cm" svg:x="20.599cm" svg:y="17.712cm" svg:viewBox="0 0 39 40" svg:d="M39 20c0 11-9 20-19 20-12 0-20-9-20-20s8-20 20-20c10 0 19 9 19 20z">
          <text:p/>
        </draw:path>
        <draw:path draw:style-name="gr1" draw:text-style-name="P1" draw:layer="layout" svg:width="0.038cm" svg:height="0.039cm" svg:x="21.176cm" svg:y="17.712cm" svg:viewBox="0 0 39 40" svg:d="M39 20c0 11-8 20-19 20-12 0-20-9-20-20s8-20 20-20c11 0 19 9 19 20z">
          <text:p/>
        </draw:path>
        <draw:path draw:style-name="gr1" draw:text-style-name="P1" draw:layer="layout" svg:width="0.038cm" svg:height="0.039cm" svg:x="-0.183cm" svg:y="18.289cm" svg:viewBox="0 0 39 40" svg:d="M39 21c0 10-8 19-19 19-12 0-20-9-20-19 0-11 8-21 20-21 11 0 19 10 19 21z">
          <text:p/>
        </draw:path>
        <draw:path draw:style-name="gr1" draw:text-style-name="P1" draw:layer="layout" svg:width="0.038cm" svg:height="0.039cm" svg:x="0.394cm" svg:y="18.289cm" svg:viewBox="0 0 39 40" svg:d="M39 21c0 10-8 19-19 19-10 0-20-9-20-19 0-11 10-21 20-21 11 0 19 10 19 21z">
          <text:p/>
        </draw:path>
        <draw:path draw:style-name="gr1" draw:text-style-name="P1" draw:layer="layout" svg:width="0.039cm" svg:height="0.039cm" svg:x="0.971cm" svg:y="18.289cm" svg:viewBox="0 0 40 40" svg:d="M40 21c0 10-10 19-21 19-10 0-19-9-19-19 0-11 9-21 19-21 11 0 21 10 21 21z">
          <text:p/>
        </draw:path>
        <draw:path draw:style-name="gr1" draw:text-style-name="P1" draw:layer="layout" svg:width="0.038cm" svg:height="0.039cm" svg:x="1.549cm" svg:y="18.289cm" svg:viewBox="0 0 39 40" svg:d="M39 21c0 10-9 19-20 19s-19-9-19-19c0-11 8-21 19-21s20 10 20 21z">
          <text:p/>
        </draw:path>
        <draw:path draw:style-name="gr1" draw:text-style-name="P1" draw:layer="layout" svg:width="0.038cm" svg:height="0.039cm" svg:x="2.126cm" svg:y="18.289cm" svg:viewBox="0 0 39 40" svg:d="M39 21c0 10-8 19-20 19-11 0-19-9-19-19 0-11 8-21 19-21 12 0 20 10 20 21z">
          <text:p/>
        </draw:path>
        <draw:path draw:style-name="gr1" draw:text-style-name="P1" draw:layer="layout" svg:width="0.039cm" svg:height="0.039cm" svg:x="2.703cm" svg:y="18.289cm" svg:viewBox="0 0 40 40" svg:d="M40 21c0 10-9 19-20 19s-20-9-20-19c0-11 9-21 20-21s20 10 20 21z">
          <text:p/>
        </draw:path>
        <draw:path draw:style-name="gr1" draw:text-style-name="P1" draw:layer="layout" svg:width="0.039cm" svg:height="0.039cm" svg:x="3.28cm" svg:y="18.289cm" svg:viewBox="0 0 40 40" svg:d="M40 21c0 10-9 19-19 19-11 0-21-9-21-19 0-11 10-21 21-21 10 0 19 10 19 21z">
          <text:p/>
        </draw:path>
        <draw:path draw:style-name="gr1" draw:text-style-name="P1" draw:layer="layout" svg:width="0.038cm" svg:height="0.039cm" svg:x="3.858cm" svg:y="18.289cm" svg:viewBox="0 0 39 40" svg:d="M39 21c0 10-10 19-20 19-11 0-19-9-19-19 0-11 8-21 19-21 10 0 20 10 20 21z">
          <text:p/>
        </draw:path>
        <draw:path draw:style-name="gr1" draw:text-style-name="P1" draw:layer="layout" svg:width="0.038cm" svg:height="0.039cm" svg:x="4.435cm" svg:y="18.289cm" svg:viewBox="0 0 39 40" svg:d="M39 21c0 10-8 19-20 19-11 0-19-9-19-19 0-11 8-21 19-21 12 0 20 10 20 21z">
          <text:p/>
        </draw:path>
        <draw:path draw:style-name="gr1" draw:text-style-name="P1" draw:layer="layout" svg:width="0.039cm" svg:height="0.039cm" svg:x="5.012cm" svg:y="18.289cm" svg:viewBox="0 0 40 40" svg:d="M40 21c0 10-9 19-21 19-10 0-19-9-19-19 0-11 9-21 19-21 12 0 21 10 21 21z">
          <text:p/>
        </draw:path>
        <draw:path draw:style-name="gr1" draw:text-style-name="P1" draw:layer="layout" svg:width="0.039cm" svg:height="0.039cm" svg:x="5.589cm" svg:y="18.289cm" svg:viewBox="0 0 40 40" svg:d="M40 21c0 10-9 19-19 19-12 0-21-9-21-19 0-11 9-21 21-21 10 0 19 10 19 21z">
          <text:p/>
        </draw:path>
        <draw:path draw:style-name="gr1" draw:text-style-name="P1" draw:layer="layout" svg:width="0.038cm" svg:height="0.039cm" svg:x="6.167cm" svg:y="18.289cm" svg:viewBox="0 0 39 40" svg:d="M39 21c0 10-8 19-19 19s-20-9-20-19c0-11 9-21 20-21s19 10 19 21z">
          <text:p/>
        </draw:path>
        <draw:path draw:style-name="gr1" draw:text-style-name="P1" draw:layer="layout" svg:width="0.038cm" svg:height="0.039cm" svg:x="6.744cm" svg:y="18.289cm" svg:viewBox="0 0 39 40" svg:d="M39 21c0 10-8 19-19 19-10 0-20-9-20-19 0-11 10-21 20-21 11 0 19 10 19 21z">
          <text:p/>
        </draw:path>
        <draw:path draw:style-name="gr1" draw:text-style-name="P1" draw:layer="layout" svg:width="0.039cm" svg:height="0.039cm" svg:x="7.321cm" svg:y="18.289cm" svg:viewBox="0 0 40 40" svg:d="M40 21c0 10-10 19-21 19-10 0-19-9-19-19 0-11 9-21 19-21 11 0 21 10 21 21z">
          <text:p/>
        </draw:path>
        <draw:path draw:style-name="gr1" draw:text-style-name="P1" draw:layer="layout" svg:width="0.038cm" svg:height="0.039cm" svg:x="7.899cm" svg:y="18.289cm" svg:viewBox="0 0 39 40" svg:d="M39 21c0 10-9 19-20 19s-19-9-19-19c0-11 8-21 19-21s20 10 20 21z">
          <text:p/>
        </draw:path>
        <draw:path draw:style-name="gr1" draw:text-style-name="P1" draw:layer="layout" svg:width="0.038cm" svg:height="0.039cm" svg:x="8.476cm" svg:y="18.289cm" svg:viewBox="0 0 39 40" svg:d="M39 21c0 10-8 19-19 19-12 0-20-9-20-19 0-11 8-21 20-21 11 0 19 10 19 21z">
          <text:p/>
        </draw:path>
        <draw:path draw:style-name="gr1" draw:text-style-name="P1" draw:layer="layout" svg:width="0.039cm" svg:height="0.039cm" svg:x="9.053cm" svg:y="18.289cm" svg:viewBox="0 0 40 40" svg:d="M40 21c0 10-9 19-20 19s-20-9-20-19c0-11 9-21 20-21s20 10 20 21z">
          <text:p/>
        </draw:path>
        <draw:path draw:style-name="gr1" draw:text-style-name="P1" draw:layer="layout" svg:width="0.039cm" svg:height="0.039cm" svg:x="9.63cm" svg:y="18.289cm" svg:viewBox="0 0 40 40" svg:d="M40 21c0 10-9 19-19 19-11 0-21-9-21-19 0-11 10-21 21-21 10 0 19 10 19 21z">
          <text:p/>
        </draw:path>
        <draw:path draw:style-name="gr1" draw:text-style-name="P1" draw:layer="layout" svg:width="0.038cm" svg:height="0.039cm" svg:x="10.208cm" svg:y="18.289cm" svg:viewBox="0 0 39 40" svg:d="M39 21c0 10-10 19-20 19-11 0-19-9-19-19 0-11 8-21 19-21 10 0 20 10 20 21z">
          <text:p/>
        </draw:path>
        <draw:path draw:style-name="gr1" draw:text-style-name="P1" draw:layer="layout" svg:width="0.038cm" svg:height="0.039cm" svg:x="10.785cm" svg:y="18.289cm" svg:viewBox="0 0 39 40" svg:d="M39 21c0 10-8 19-20 19-11 0-19-9-19-19 0-11 8-21 19-21 12 0 20 10 20 21z">
          <text:p/>
        </draw:path>
        <draw:path draw:style-name="gr1" draw:text-style-name="P1" draw:layer="layout" svg:width="0.039cm" svg:height="0.039cm" svg:x="11.362cm" svg:y="18.289cm" svg:viewBox="0 0 40 40" svg:d="M40 21c0 10-9 19-20 19s-20-9-20-19c0-11 9-21 20-21s20 10 20 21z">
          <text:p/>
        </draw:path>
        <draw:path draw:style-name="gr1" draw:text-style-name="P1" draw:layer="layout" svg:width="0.039cm" svg:height="0.039cm" svg:x="11.939cm" svg:y="18.289cm" svg:viewBox="0 0 40 40" svg:d="M40 21c0 10-9 19-19 19-12 0-21-9-21-19 0-11 9-21 21-21 10 0 19 10 19 21z">
          <text:p/>
        </draw:path>
        <draw:path draw:style-name="gr1" draw:text-style-name="P1" draw:layer="layout" svg:width="0.038cm" svg:height="0.039cm" svg:x="12.517cm" svg:y="18.289cm" svg:viewBox="0 0 39 40" svg:d="M39 21c0 10-8 19-19 19s-20-9-20-19c0-11 9-21 20-21s19 10 19 21z">
          <text:p/>
        </draw:path>
        <draw:path draw:style-name="gr1" draw:text-style-name="P1" draw:layer="layout" svg:width="0.038cm" svg:height="0.039cm" svg:x="13.094cm" svg:y="18.289cm" svg:viewBox="0 0 39 40" svg:d="M39 21c0 10-9 19-20 19-10 0-19-9-19-19 0-11 9-21 19-21 11 0 20 10 20 21z">
          <text:p/>
        </draw:path>
        <draw:path draw:style-name="gr1" draw:text-style-name="P1" draw:layer="layout" svg:width="0.039cm" svg:height="0.039cm" svg:x="13.671cm" svg:y="18.289cm" svg:viewBox="0 0 40 40" svg:d="M40 21c0 10-9 19-21 19-10 0-19-9-19-19 0-11 9-21 19-21 12 0 21 10 21 21z">
          <text:p/>
        </draw:path>
        <draw:path draw:style-name="gr1" draw:text-style-name="P1" draw:layer="layout" svg:width="0.038cm" svg:height="0.039cm" svg:x="14.249cm" svg:y="18.289cm" svg:viewBox="0 0 39 40" svg:d="M39 21c0 10-9 19-20 19s-19-9-19-19c0-11 8-21 19-21s20 10 20 21z">
          <text:p/>
        </draw:path>
        <draw:path draw:style-name="gr1" draw:text-style-name="P1" draw:layer="layout" svg:width="0.038cm" svg:height="0.039cm" svg:x="14.826cm" svg:y="18.289cm" svg:viewBox="0 0 39 40" svg:d="M39 21c0 10-8 19-19 19-12 0-20-9-20-19 0-11 8-21 20-21 11 0 19 10 19 21z">
          <text:p/>
        </draw:path>
        <draw:path draw:style-name="gr1" draw:text-style-name="P1" draw:layer="layout" svg:width="0.039cm" svg:height="0.039cm" svg:x="15.403cm" svg:y="18.289cm" svg:viewBox="0 0 40 40" svg:d="M40 21c0 10-9 19-20 19-10 0-20-9-20-19 0-11 10-21 20-21 11 0 20 10 20 21z">
          <text:p/>
        </draw:path>
        <draw:path draw:style-name="gr1" draw:text-style-name="P1" draw:layer="layout" svg:width="0.039cm" svg:height="0.039cm" svg:x="15.98cm" svg:y="18.289cm" svg:viewBox="0 0 40 40" svg:d="M40 21c0 10-10 19-20 19-11 0-20-9-20-19 0-11 9-21 20-21 10 0 20 10 20 21z">
          <text:p/>
        </draw:path>
        <draw:path draw:style-name="gr1" draw:text-style-name="P1" draw:layer="layout" svg:width="0.038cm" svg:height="0.039cm" svg:x="16.558cm" svg:y="18.289cm" svg:viewBox="0 0 39 40" svg:d="M39 21c0 10-9 19-20 19s-19-9-19-19c0-11 8-21 19-21s20 10 20 21z">
          <text:p/>
        </draw:path>
        <draw:path draw:style-name="gr1" draw:text-style-name="P1" draw:layer="layout" svg:width="0.038cm" svg:height="0.039cm" svg:x="17.135cm" svg:y="18.289cm" svg:viewBox="0 0 39 40" svg:d="M39 21c0 10-8 19-20 19-11 0-19-9-19-19 0-11 8-21 19-21 12 0 20 10 20 21z">
          <text:p/>
        </draw:path>
        <draw:path draw:style-name="gr1" draw:text-style-name="P1" draw:layer="layout" svg:width="0.039cm" svg:height="0.039cm" svg:x="17.712cm" svg:y="18.289cm" svg:viewBox="0 0 40 40" svg:d="M40 21c0 10-9 19-20 19s-20-9-20-19c0-11 9-21 20-21s20 10 20 21z">
          <text:p/>
        </draw:path>
        <draw:path draw:style-name="gr1" draw:text-style-name="P1" draw:layer="layout" svg:width="0.039cm" svg:height="0.039cm" svg:x="18.289cm" svg:y="18.289cm" svg:viewBox="0 0 40 40" svg:d="M40 21c0 10-9 19-19 19-11 0-21-9-21-19 0-11 10-21 21-21 10 0 19 10 19 21z">
          <text:p/>
        </draw:path>
        <draw:path draw:style-name="gr1" draw:text-style-name="P1" draw:layer="layout" svg:width="0.038cm" svg:height="0.039cm" svg:x="18.867cm" svg:y="18.289cm" svg:viewBox="0 0 39 40" svg:d="M39 21c0 10-9 19-20 19s-19-9-19-19c0-11 8-21 19-21s20 10 20 21z">
          <text:p/>
        </draw:path>
        <draw:path draw:style-name="gr1" draw:text-style-name="P1" draw:layer="layout" svg:width="0.038cm" svg:height="0.039cm" svg:x="19.444cm" svg:y="18.289cm" svg:viewBox="0 0 39 40" svg:d="M39 21c0 10-9 19-20 19-10 0-19-9-19-19 0-11 9-21 19-21 11 0 20 10 20 21z">
          <text:p/>
        </draw:path>
        <draw:path draw:style-name="gr1" draw:text-style-name="P1" draw:layer="layout" svg:width="0.039cm" svg:height="0.039cm" svg:x="20.021cm" svg:y="18.289cm" svg:viewBox="0 0 40 40" svg:d="M40 21c0 10-9 19-21 19-10 0-19-9-19-19 0-11 9-21 19-21 12 0 21 10 21 21z">
          <text:p/>
        </draw:path>
        <draw:path draw:style-name="gr1" draw:text-style-name="P1" draw:layer="layout" svg:width="0.038cm" svg:height="0.039cm" svg:x="20.599cm" svg:y="18.289cm" svg:viewBox="0 0 39 40" svg:d="M39 21c0 10-9 19-19 19-12 0-20-9-20-19 0-11 8-21 20-21 10 0 19 10 19 21z">
          <text:p/>
        </draw:path>
        <draw:path draw:style-name="gr1" draw:text-style-name="P1" draw:layer="layout" svg:width="0.038cm" svg:height="0.039cm" svg:x="21.176cm" svg:y="18.289cm" svg:viewBox="0 0 39 40" svg:d="M39 21c0 10-8 19-19 19-12 0-20-9-20-19 0-11 8-21 20-21 11 0 19 10 19 21z">
          <text:p/>
        </draw:path>
        <draw:path draw:style-name="gr1" draw:text-style-name="P1" draw:layer="layout" svg:width="0.038cm" svg:height="0.038cm" svg:x="-0.183cm" svg:y="18.867cm" svg:viewBox="0 0 39 39" svg:d="M39 19c0 11-8 20-19 20-12 0-20-9-20-20s8-19 20-19c11 0 19 8 19 19z">
          <text:p/>
        </draw:path>
        <draw:path draw:style-name="gr1" draw:text-style-name="P1" draw:layer="layout" svg:width="0.038cm" svg:height="0.038cm" svg:x="0.394cm" svg:y="18.867cm" svg:viewBox="0 0 39 39" svg:d="M39 19c0 11-8 20-19 20-10 0-20-9-20-20s10-19 20-19c11 0 19 8 19 19z">
          <text:p/>
        </draw:path>
        <draw:path draw:style-name="gr1" draw:text-style-name="P1" draw:layer="layout" svg:width="0.039cm" svg:height="0.038cm" svg:x="0.971cm" svg:y="18.867cm" svg:viewBox="0 0 40 39" svg:d="M40 19c0 11-10 20-21 20-10 0-19-9-19-20s9-19 19-19c11 0 21 8 21 19z">
          <text:p/>
        </draw:path>
        <draw:path draw:style-name="gr1" draw:text-style-name="P1" draw:layer="layout" svg:width="0.038cm" svg:height="0.038cm" svg:x="1.549cm" svg:y="18.867cm" svg:viewBox="0 0 39 39" svg:d="M39 19c0 11-9 20-20 20s-19-9-19-20 8-19 19-19 20 8 20 19z">
          <text:p/>
        </draw:path>
        <draw:path draw:style-name="gr1" draw:text-style-name="P1" draw:layer="layout" svg:width="0.038cm" svg:height="0.038cm" svg:x="2.126cm" svg:y="18.867cm" svg:viewBox="0 0 39 39" svg:d="M39 19c0 11-8 20-20 20-11 0-19-9-19-20s8-19 19-19c12 0 20 8 20 19z">
          <text:p/>
        </draw:path>
        <draw:path draw:style-name="gr1" draw:text-style-name="P1" draw:layer="layout" svg:width="0.039cm" svg:height="0.038cm" svg:x="2.703cm" svg:y="18.867cm" svg:viewBox="0 0 40 39" svg:d="M40 19c0 11-9 20-20 20s-20-9-20-20 9-19 20-19 20 8 20 19z">
          <text:p/>
        </draw:path>
        <draw:path draw:style-name="gr1" draw:text-style-name="P1" draw:layer="layout" svg:width="0.039cm" svg:height="0.038cm" svg:x="3.28cm" svg:y="18.867cm" svg:viewBox="0 0 40 39" svg:d="M40 19c0 11-9 20-19 20-11 0-21-9-21-20s10-19 21-19c10 0 19 8 19 19z">
          <text:p/>
        </draw:path>
        <draw:path draw:style-name="gr1" draw:text-style-name="P1" draw:layer="layout" svg:width="0.038cm" svg:height="0.038cm" svg:x="3.858cm" svg:y="18.867cm" svg:viewBox="0 0 39 39" svg:d="M39 19c0 11-10 20-20 20-11 0-19-9-19-20s8-19 19-19c10 0 20 8 20 19z">
          <text:p/>
        </draw:path>
        <draw:path draw:style-name="gr1" draw:text-style-name="P1" draw:layer="layout" svg:width="0.038cm" svg:height="0.038cm" svg:x="4.435cm" svg:y="18.867cm" svg:viewBox="0 0 39 39" svg:d="M39 19c0 11-8 20-20 20-11 0-19-9-19-20s8-19 19-19c12 0 20 8 20 19z">
          <text:p/>
        </draw:path>
        <draw:path draw:style-name="gr1" draw:text-style-name="P1" draw:layer="layout" svg:width="0.039cm" svg:height="0.038cm" svg:x="5.012cm" svg:y="18.867cm" svg:viewBox="0 0 40 39" svg:d="M40 19c0 11-9 20-21 20-10 0-19-9-19-20s9-19 19-19c12 0 21 8 21 19z">
          <text:p/>
        </draw:path>
        <draw:path draw:style-name="gr1" draw:text-style-name="P1" draw:layer="layout" svg:width="0.039cm" svg:height="0.038cm" svg:x="5.589cm" svg:y="18.867cm" svg:viewBox="0 0 40 39" svg:d="M40 19c0 11-9 20-19 20-12 0-21-9-21-20s9-19 21-19c10 0 19 8 19 19z">
          <text:p/>
        </draw:path>
        <draw:path draw:style-name="gr1" draw:text-style-name="P1" draw:layer="layout" svg:width="0.038cm" svg:height="0.038cm" svg:x="6.167cm" svg:y="18.867cm" svg:viewBox="0 0 39 39" svg:d="M39 19c0 11-8 20-19 20s-20-9-20-20 9-19 20-19 19 8 19 19z">
          <text:p/>
        </draw:path>
        <draw:path draw:style-name="gr1" draw:text-style-name="P1" draw:layer="layout" svg:width="0.038cm" svg:height="0.038cm" svg:x="6.744cm" svg:y="18.867cm" svg:viewBox="0 0 39 39" svg:d="M39 19c0 11-8 20-19 20-10 0-20-9-20-20s10-19 20-19c11 0 19 8 19 19z">
          <text:p/>
        </draw:path>
        <draw:path draw:style-name="gr1" draw:text-style-name="P1" draw:layer="layout" svg:width="0.039cm" svg:height="0.038cm" svg:x="7.321cm" svg:y="18.867cm" svg:viewBox="0 0 40 39" svg:d="M40 19c0 11-10 20-21 20-10 0-19-9-19-20s9-19 19-19c11 0 21 8 21 19z">
          <text:p/>
        </draw:path>
        <draw:path draw:style-name="gr1" draw:text-style-name="P1" draw:layer="layout" svg:width="0.038cm" svg:height="0.038cm" svg:x="7.899cm" svg:y="18.867cm" svg:viewBox="0 0 39 39" svg:d="M39 19c0 11-9 20-20 20s-19-9-19-20 8-19 19-19 20 8 20 19z">
          <text:p/>
        </draw:path>
        <draw:path draw:style-name="gr1" draw:text-style-name="P1" draw:layer="layout" svg:width="0.038cm" svg:height="0.038cm" svg:x="8.476cm" svg:y="18.867cm" svg:viewBox="0 0 39 39" svg:d="M39 19c0 11-8 20-19 20-12 0-20-9-20-20s8-19 20-19c11 0 19 8 19 19z">
          <text:p/>
        </draw:path>
        <draw:path draw:style-name="gr1" draw:text-style-name="P1" draw:layer="layout" svg:width="0.039cm" svg:height="0.038cm" svg:x="9.053cm" svg:y="18.867cm" svg:viewBox="0 0 40 39" svg:d="M40 19c0 11-9 20-20 20s-20-9-20-20 9-19 20-19 20 8 20 19z">
          <text:p/>
        </draw:path>
        <draw:path draw:style-name="gr1" draw:text-style-name="P1" draw:layer="layout" svg:width="0.039cm" svg:height="0.038cm" svg:x="9.63cm" svg:y="18.867cm" svg:viewBox="0 0 40 39" svg:d="M40 19c0 11-9 20-19 20-11 0-21-9-21-20s10-19 21-19c10 0 19 8 19 19z">
          <text:p/>
        </draw:path>
        <draw:path draw:style-name="gr1" draw:text-style-name="P1" draw:layer="layout" svg:width="0.038cm" svg:height="0.038cm" svg:x="10.208cm" svg:y="18.867cm" svg:viewBox="0 0 39 39" svg:d="M39 19c0 11-10 20-20 20-11 0-19-9-19-20s8-19 19-19c10 0 20 8 20 19z">
          <text:p/>
        </draw:path>
        <draw:path draw:style-name="gr1" draw:text-style-name="P1" draw:layer="layout" svg:width="0.038cm" svg:height="0.038cm" svg:x="10.785cm" svg:y="18.867cm" svg:viewBox="0 0 39 39" svg:d="M39 19c0 11-8 20-20 20-11 0-19-9-19-20s8-19 19-19c12 0 20 8 20 19z">
          <text:p/>
        </draw:path>
        <draw:path draw:style-name="gr1" draw:text-style-name="P1" draw:layer="layout" svg:width="0.039cm" svg:height="0.038cm" svg:x="11.362cm" svg:y="18.867cm" svg:viewBox="0 0 40 39" svg:d="M40 19c0 11-9 20-20 20s-20-9-20-20 9-19 20-19 20 8 20 19z">
          <text:p/>
        </draw:path>
        <draw:path draw:style-name="gr1" draw:text-style-name="P1" draw:layer="layout" svg:width="0.039cm" svg:height="0.038cm" svg:x="11.939cm" svg:y="18.867cm" svg:viewBox="0 0 40 39" svg:d="M40 19c0 11-9 20-19 20-12 0-21-9-21-20s9-19 21-19c10 0 19 8 19 19z">
          <text:p/>
        </draw:path>
        <draw:path draw:style-name="gr1" draw:text-style-name="P1" draw:layer="layout" svg:width="0.038cm" svg:height="0.038cm" svg:x="12.517cm" svg:y="18.867cm" svg:viewBox="0 0 39 39" svg:d="M39 19c0 11-8 20-19 20s-20-9-20-20 9-19 20-19 19 8 19 19z">
          <text:p/>
        </draw:path>
        <draw:path draw:style-name="gr1" draw:text-style-name="P1" draw:layer="layout" svg:width="0.038cm" svg:height="0.038cm" svg:x="13.094cm" svg:y="18.867cm" svg:viewBox="0 0 39 39" svg:d="M39 19c0 11-9 20-20 20-10 0-19-9-19-20s9-19 19-19c11 0 20 8 20 19z">
          <text:p/>
        </draw:path>
        <draw:path draw:style-name="gr1" draw:text-style-name="P1" draw:layer="layout" svg:width="0.039cm" svg:height="0.038cm" svg:x="13.671cm" svg:y="18.867cm" svg:viewBox="0 0 40 39" svg:d="M40 19c0 11-9 20-21 20-10 0-19-9-19-20s9-19 19-19c12 0 21 8 21 19z">
          <text:p/>
        </draw:path>
        <draw:path draw:style-name="gr1" draw:text-style-name="P1" draw:layer="layout" svg:width="0.038cm" svg:height="0.038cm" svg:x="14.249cm" svg:y="18.867cm" svg:viewBox="0 0 39 39" svg:d="M39 19c0 11-9 20-20 20s-19-9-19-20 8-19 19-19 20 8 20 19z">
          <text:p/>
        </draw:path>
        <draw:path draw:style-name="gr1" draw:text-style-name="P1" draw:layer="layout" svg:width="0.038cm" svg:height="0.038cm" svg:x="14.826cm" svg:y="18.867cm" svg:viewBox="0 0 39 39" svg:d="M39 19c0 11-8 20-19 20-12 0-20-9-20-20s8-19 20-19c11 0 19 8 19 19z">
          <text:p/>
        </draw:path>
        <draw:path draw:style-name="gr1" draw:text-style-name="P1" draw:layer="layout" svg:width="0.039cm" svg:height="0.038cm" svg:x="15.403cm" svg:y="18.867cm" svg:viewBox="0 0 40 39" svg:d="M40 19c0 11-9 20-20 20-10 0-20-9-20-20s10-19 20-19c11 0 20 8 20 19z">
          <text:p/>
        </draw:path>
        <draw:path draw:style-name="gr1" draw:text-style-name="P1" draw:layer="layout" svg:width="0.039cm" svg:height="0.038cm" svg:x="15.98cm" svg:y="18.867cm" svg:viewBox="0 0 40 39" svg:d="M40 19c0 11-10 20-20 20-11 0-20-9-20-20s9-19 20-19c10 0 20 8 20 19z">
          <text:p/>
        </draw:path>
        <draw:path draw:style-name="gr1" draw:text-style-name="P1" draw:layer="layout" svg:width="0.038cm" svg:height="0.038cm" svg:x="16.558cm" svg:y="18.867cm" svg:viewBox="0 0 39 39" svg:d="M39 19c0 11-9 20-20 20s-19-9-19-20 8-19 19-19 20 8 20 19z">
          <text:p/>
        </draw:path>
        <draw:path draw:style-name="gr1" draw:text-style-name="P1" draw:layer="layout" svg:width="0.038cm" svg:height="0.038cm" svg:x="17.135cm" svg:y="18.867cm" svg:viewBox="0 0 39 39" svg:d="M39 19c0 11-8 20-20 20-11 0-19-9-19-20s8-19 19-19c12 0 20 8 20 19z">
          <text:p/>
        </draw:path>
        <draw:path draw:style-name="gr1" draw:text-style-name="P1" draw:layer="layout" svg:width="0.039cm" svg:height="0.038cm" svg:x="17.712cm" svg:y="18.867cm" svg:viewBox="0 0 40 39" svg:d="M40 19c0 11-9 20-20 20s-20-9-20-20 9-19 20-19 20 8 20 19z">
          <text:p/>
        </draw:path>
        <draw:path draw:style-name="gr1" draw:text-style-name="P1" draw:layer="layout" svg:width="0.039cm" svg:height="0.038cm" svg:x="18.289cm" svg:y="18.867cm" svg:viewBox="0 0 40 39" svg:d="M40 19c0 11-9 20-19 20-11 0-21-9-21-20s10-19 21-19c10 0 19 8 19 19z">
          <text:p/>
        </draw:path>
        <draw:path draw:style-name="gr1" draw:text-style-name="P1" draw:layer="layout" svg:width="0.038cm" svg:height="0.038cm" svg:x="18.867cm" svg:y="18.867cm" svg:viewBox="0 0 39 39" svg:d="M39 19c0 11-9 20-20 20s-19-9-19-20 8-19 19-19 20 8 20 19z">
          <text:p/>
        </draw:path>
        <draw:path draw:style-name="gr1" draw:text-style-name="P1" draw:layer="layout" svg:width="0.038cm" svg:height="0.038cm" svg:x="19.444cm" svg:y="18.867cm" svg:viewBox="0 0 39 39" svg:d="M39 19c0 11-9 20-20 20-10 0-19-9-19-20s9-19 19-19c11 0 20 8 20 19z">
          <text:p/>
        </draw:path>
        <draw:path draw:style-name="gr1" draw:text-style-name="P1" draw:layer="layout" svg:width="0.039cm" svg:height="0.038cm" svg:x="20.021cm" svg:y="18.867cm" svg:viewBox="0 0 40 39" svg:d="M40 19c0 11-9 20-21 20-10 0-19-9-19-20s9-19 19-19c12 0 21 8 21 19z">
          <text:p/>
        </draw:path>
        <draw:path draw:style-name="gr1" draw:text-style-name="P1" draw:layer="layout" svg:width="0.038cm" svg:height="0.038cm" svg:x="20.599cm" svg:y="18.867cm" svg:viewBox="0 0 39 39" svg:d="M39 19c0 11-9 20-19 20-12 0-20-9-20-20s8-19 20-19c10 0 19 8 19 19z">
          <text:p/>
        </draw:path>
        <draw:path draw:style-name="gr1" draw:text-style-name="P1" draw:layer="layout" svg:width="0.038cm" svg:height="0.038cm" svg:x="21.176cm" svg:y="18.867cm" svg:viewBox="0 0 39 39" svg:d="M39 19c0 11-8 20-19 20-12 0-20-9-20-20s8-19 20-19c11 0 19 8 19 19z">
          <text:p/>
        </draw:path>
        <draw:path draw:style-name="gr1" draw:text-style-name="P1" draw:layer="layout" svg:width="0.038cm" svg:height="0.038cm" svg:x="-0.183cm" svg:y="19.444cm" svg:viewBox="0 0 39 39" svg:d="M39 19c0 11-8 20-19 20-12 0-20-9-20-20 0-10 8-19 20-19 11 0 19 9 19 19z">
          <text:p/>
        </draw:path>
        <draw:path draw:style-name="gr1" draw:text-style-name="P1" draw:layer="layout" svg:width="0.038cm" svg:height="0.038cm" svg:x="0.394cm" svg:y="19.444cm" svg:viewBox="0 0 39 39" svg:d="M39 19c0 11-8 20-19 20-10 0-20-9-20-20 0-10 10-19 20-19 11 0 19 9 19 19z">
          <text:p/>
        </draw:path>
        <draw:path draw:style-name="gr1" draw:text-style-name="P1" draw:layer="layout" svg:width="0.039cm" svg:height="0.038cm" svg:x="0.971cm" svg:y="19.444cm" svg:viewBox="0 0 40 39" svg:d="M40 19c0 11-10 20-21 20-10 0-19-9-19-20 0-10 9-19 19-19 11 0 21 9 21 19z">
          <text:p/>
        </draw:path>
        <draw:path draw:style-name="gr1" draw:text-style-name="P1" draw:layer="layout" svg:width="0.038cm" svg:height="0.038cm" svg:x="1.549cm" svg:y="19.444cm" svg:viewBox="0 0 39 39" svg:d="M39 19c0 11-9 20-20 20s-19-9-19-20c0-10 8-19 19-19s20 9 20 19z">
          <text:p/>
        </draw:path>
        <draw:path draw:style-name="gr1" draw:text-style-name="P1" draw:layer="layout" svg:width="0.038cm" svg:height="0.038cm" svg:x="2.126cm" svg:y="19.444cm" svg:viewBox="0 0 39 39" svg:d="M39 19c0 11-8 20-20 20-11 0-19-9-19-20 0-10 8-19 19-19 12 0 20 9 20 19z">
          <text:p/>
        </draw:path>
        <draw:path draw:style-name="gr1" draw:text-style-name="P1" draw:layer="layout" svg:width="0.039cm" svg:height="0.038cm" svg:x="2.703cm" svg:y="19.444cm" svg:viewBox="0 0 40 39" svg:d="M40 19c0 11-9 20-20 20s-20-9-20-20c0-10 9-19 20-19s20 9 20 19z">
          <text:p/>
        </draw:path>
        <draw:path draw:style-name="gr1" draw:text-style-name="P1" draw:layer="layout" svg:width="0.039cm" svg:height="0.038cm" svg:x="3.28cm" svg:y="19.444cm" svg:viewBox="0 0 40 39" svg:d="M40 19c0 11-9 20-19 20-11 0-21-9-21-20 0-10 10-19 21-19 10 0 19 9 19 19z">
          <text:p/>
        </draw:path>
        <draw:path draw:style-name="gr1" draw:text-style-name="P1" draw:layer="layout" svg:width="0.038cm" svg:height="0.038cm" svg:x="3.858cm" svg:y="19.444cm" svg:viewBox="0 0 39 39" svg:d="M39 19c0 11-10 20-20 20-11 0-19-9-19-20 0-10 8-19 19-19 10 0 20 9 20 19z">
          <text:p/>
        </draw:path>
        <draw:path draw:style-name="gr1" draw:text-style-name="P1" draw:layer="layout" svg:width="0.038cm" svg:height="0.038cm" svg:x="4.435cm" svg:y="19.444cm" svg:viewBox="0 0 39 39" svg:d="M39 19c0 11-8 20-20 20-11 0-19-9-19-20 0-10 8-19 19-19 12 0 20 9 20 19z">
          <text:p/>
        </draw:path>
        <draw:path draw:style-name="gr1" draw:text-style-name="P1" draw:layer="layout" svg:width="0.039cm" svg:height="0.038cm" svg:x="5.012cm" svg:y="19.444cm" svg:viewBox="0 0 40 39" svg:d="M40 19c0 11-9 20-21 20-10 0-19-9-19-20 0-10 9-19 19-19 12 0 21 9 21 19z">
          <text:p/>
        </draw:path>
        <draw:path draw:style-name="gr1" draw:text-style-name="P1" draw:layer="layout" svg:width="0.039cm" svg:height="0.038cm" svg:x="5.589cm" svg:y="19.444cm" svg:viewBox="0 0 40 39" svg:d="M40 19c0 11-9 20-19 20-12 0-21-9-21-20 0-10 9-19 21-19 10 0 19 9 19 19z">
          <text:p/>
        </draw:path>
        <draw:path draw:style-name="gr1" draw:text-style-name="P1" draw:layer="layout" svg:width="0.038cm" svg:height="0.038cm" svg:x="6.167cm" svg:y="19.444cm" svg:viewBox="0 0 39 39" svg:d="M39 19c0 11-8 20-19 20s-20-9-20-20c0-10 9-19 20-19s19 9 19 19z">
          <text:p/>
        </draw:path>
        <draw:path draw:style-name="gr1" draw:text-style-name="P1" draw:layer="layout" svg:width="0.038cm" svg:height="0.038cm" svg:x="6.744cm" svg:y="19.444cm" svg:viewBox="0 0 39 39" svg:d="M39 19c0 11-8 20-19 20-10 0-20-9-20-20 0-10 10-19 20-19 11 0 19 9 19 19z">
          <text:p/>
        </draw:path>
        <draw:path draw:style-name="gr1" draw:text-style-name="P1" draw:layer="layout" svg:width="0.039cm" svg:height="0.038cm" svg:x="7.321cm" svg:y="19.444cm" svg:viewBox="0 0 40 39" svg:d="M40 19c0 11-10 20-21 20-10 0-19-9-19-20 0-10 9-19 19-19 11 0 21 9 21 19z">
          <text:p/>
        </draw:path>
        <draw:path draw:style-name="gr1" draw:text-style-name="P1" draw:layer="layout" svg:width="0.038cm" svg:height="0.038cm" svg:x="7.899cm" svg:y="19.444cm" svg:viewBox="0 0 39 39" svg:d="M39 19c0 11-9 20-20 20s-19-9-19-20c0-10 8-19 19-19s20 9 20 19z">
          <text:p/>
        </draw:path>
        <draw:path draw:style-name="gr1" draw:text-style-name="P1" draw:layer="layout" svg:width="0.038cm" svg:height="0.038cm" svg:x="8.476cm" svg:y="19.444cm" svg:viewBox="0 0 39 39" svg:d="M39 19c0 11-8 20-19 20-12 0-20-9-20-20 0-10 8-19 20-19 11 0 19 9 19 19z">
          <text:p/>
        </draw:path>
        <draw:path draw:style-name="gr1" draw:text-style-name="P1" draw:layer="layout" svg:width="0.039cm" svg:height="0.038cm" svg:x="9.053cm" svg:y="19.444cm" svg:viewBox="0 0 40 39" svg:d="M40 19c0 11-9 20-20 20s-20-9-20-20c0-10 9-19 20-19s20 9 20 19z">
          <text:p/>
        </draw:path>
        <draw:path draw:style-name="gr1" draw:text-style-name="P1" draw:layer="layout" svg:width="0.039cm" svg:height="0.038cm" svg:x="9.63cm" svg:y="19.444cm" svg:viewBox="0 0 40 39" svg:d="M40 19c0 11-9 20-19 20-11 0-21-9-21-20 0-10 10-19 21-19 10 0 19 9 19 19z">
          <text:p/>
        </draw:path>
        <draw:path draw:style-name="gr1" draw:text-style-name="P1" draw:layer="layout" svg:width="0.038cm" svg:height="0.038cm" svg:x="10.208cm" svg:y="19.444cm" svg:viewBox="0 0 39 39" svg:d="M39 19c0 11-10 20-20 20-11 0-19-9-19-20 0-10 8-19 19-19 10 0 20 9 20 19z">
          <text:p/>
        </draw:path>
        <draw:path draw:style-name="gr1" draw:text-style-name="P1" draw:layer="layout" svg:width="0.038cm" svg:height="0.038cm" svg:x="10.785cm" svg:y="19.444cm" svg:viewBox="0 0 39 39" svg:d="M39 19c0 11-8 20-20 20-11 0-19-9-19-20 0-10 8-19 19-19 12 0 20 9 20 19z">
          <text:p/>
        </draw:path>
        <draw:path draw:style-name="gr1" draw:text-style-name="P1" draw:layer="layout" svg:width="0.039cm" svg:height="0.038cm" svg:x="11.362cm" svg:y="19.444cm" svg:viewBox="0 0 40 39" svg:d="M40 19c0 11-9 20-20 20s-20-9-20-20c0-10 9-19 20-19s20 9 20 19z">
          <text:p/>
        </draw:path>
        <draw:path draw:style-name="gr1" draw:text-style-name="P1" draw:layer="layout" svg:width="0.039cm" svg:height="0.038cm" svg:x="11.939cm" svg:y="19.444cm" svg:viewBox="0 0 40 39" svg:d="M40 19c0 11-9 20-19 20-12 0-21-9-21-20 0-10 9-19 21-19 10 0 19 9 19 19z">
          <text:p/>
        </draw:path>
        <draw:path draw:style-name="gr1" draw:text-style-name="P1" draw:layer="layout" svg:width="0.038cm" svg:height="0.038cm" svg:x="12.517cm" svg:y="19.444cm" svg:viewBox="0 0 39 39" svg:d="M39 19c0 11-8 20-19 20s-20-9-20-20c0-10 9-19 20-19s19 9 19 19z">
          <text:p/>
        </draw:path>
        <draw:path draw:style-name="gr1" draw:text-style-name="P1" draw:layer="layout" svg:width="0.038cm" svg:height="0.038cm" svg:x="13.094cm" svg:y="19.444cm" svg:viewBox="0 0 39 39" svg:d="M39 19c0 11-9 20-20 20-10 0-19-9-19-20 0-10 9-19 19-19 11 0 20 9 20 19z">
          <text:p/>
        </draw:path>
        <draw:path draw:style-name="gr1" draw:text-style-name="P1" draw:layer="layout" svg:width="0.039cm" svg:height="0.038cm" svg:x="13.671cm" svg:y="19.444cm" svg:viewBox="0 0 40 39" svg:d="M40 19c0 11-9 20-21 20-10 0-19-9-19-20 0-10 9-19 19-19 12 0 21 9 21 19z">
          <text:p/>
        </draw:path>
        <draw:path draw:style-name="gr1" draw:text-style-name="P1" draw:layer="layout" svg:width="0.038cm" svg:height="0.038cm" svg:x="14.249cm" svg:y="19.444cm" svg:viewBox="0 0 39 39" svg:d="M39 19c0 11-9 20-20 20s-19-9-19-20c0-10 8-19 19-19s20 9 20 19z">
          <text:p/>
        </draw:path>
        <draw:path draw:style-name="gr1" draw:text-style-name="P1" draw:layer="layout" svg:width="0.038cm" svg:height="0.038cm" svg:x="14.826cm" svg:y="19.444cm" svg:viewBox="0 0 39 39" svg:d="M39 19c0 11-8 20-19 20-12 0-20-9-20-20 0-10 8-19 20-19 11 0 19 9 19 19z">
          <text:p/>
        </draw:path>
        <draw:path draw:style-name="gr1" draw:text-style-name="P1" draw:layer="layout" svg:width="0.039cm" svg:height="0.038cm" svg:x="15.403cm" svg:y="19.444cm" svg:viewBox="0 0 40 39" svg:d="M40 19c0 11-9 20-20 20-10 0-20-9-20-20 0-10 10-19 20-19 11 0 20 9 20 19z">
          <text:p/>
        </draw:path>
        <draw:path draw:style-name="gr1" draw:text-style-name="P1" draw:layer="layout" svg:width="0.039cm" svg:height="0.038cm" svg:x="15.98cm" svg:y="19.444cm" svg:viewBox="0 0 40 39" svg:d="M40 19c0 11-10 20-20 20-11 0-20-9-20-20 0-10 9-19 20-19 10 0 20 9 20 19z">
          <text:p/>
        </draw:path>
        <draw:path draw:style-name="gr1" draw:text-style-name="P1" draw:layer="layout" svg:width="0.038cm" svg:height="0.038cm" svg:x="16.558cm" svg:y="19.444cm" svg:viewBox="0 0 39 39" svg:d="M39 19c0 11-9 20-20 20s-19-9-19-20c0-10 8-19 19-19s20 9 20 19z">
          <text:p/>
        </draw:path>
        <draw:path draw:style-name="gr1" draw:text-style-name="P1" draw:layer="layout" svg:width="0.038cm" svg:height="0.038cm" svg:x="17.135cm" svg:y="19.444cm" svg:viewBox="0 0 39 39" svg:d="M39 19c0 11-8 20-20 20-11 0-19-9-19-20 0-10 8-19 19-19 12 0 20 9 20 19z">
          <text:p/>
        </draw:path>
        <draw:path draw:style-name="gr1" draw:text-style-name="P1" draw:layer="layout" svg:width="0.039cm" svg:height="0.038cm" svg:x="17.712cm" svg:y="19.444cm" svg:viewBox="0 0 40 39" svg:d="M40 19c0 11-9 20-20 20s-20-9-20-20c0-10 9-19 20-19s20 9 20 19z">
          <text:p/>
        </draw:path>
        <draw:path draw:style-name="gr1" draw:text-style-name="P1" draw:layer="layout" svg:width="0.039cm" svg:height="0.038cm" svg:x="18.289cm" svg:y="19.444cm" svg:viewBox="0 0 40 39" svg:d="M40 19c0 11-9 20-19 20-11 0-21-9-21-20 0-10 10-19 21-19 10 0 19 9 19 19z">
          <text:p/>
        </draw:path>
        <draw:path draw:style-name="gr1" draw:text-style-name="P1" draw:layer="layout" svg:width="0.038cm" svg:height="0.038cm" svg:x="18.867cm" svg:y="19.444cm" svg:viewBox="0 0 39 39" svg:d="M39 19c0 11-9 20-20 20s-19-9-19-20c0-10 8-19 19-19s20 9 20 19z">
          <text:p/>
        </draw:path>
        <draw:path draw:style-name="gr1" draw:text-style-name="P1" draw:layer="layout" svg:width="0.038cm" svg:height="0.038cm" svg:x="19.444cm" svg:y="19.444cm" svg:viewBox="0 0 39 39" svg:d="M39 19c0 11-9 20-20 20-10 0-19-9-19-20 0-10 9-19 19-19 11 0 20 9 20 19z">
          <text:p/>
        </draw:path>
        <draw:path draw:style-name="gr1" draw:text-style-name="P1" draw:layer="layout" svg:width="0.039cm" svg:height="0.038cm" svg:x="20.021cm" svg:y="19.444cm" svg:viewBox="0 0 40 39" svg:d="M40 19c0 11-9 20-21 20-10 0-19-9-19-20 0-10 9-19 19-19 12 0 21 9 21 19z">
          <text:p/>
        </draw:path>
        <draw:path draw:style-name="gr1" draw:text-style-name="P1" draw:layer="layout" svg:width="0.038cm" svg:height="0.038cm" svg:x="20.599cm" svg:y="19.444cm" svg:viewBox="0 0 39 39" svg:d="M39 19c0 11-9 20-19 20-12 0-20-9-20-20 0-10 8-19 20-19 10 0 19 9 19 19z">
          <text:p/>
        </draw:path>
        <draw:path draw:style-name="gr1" draw:text-style-name="P1" draw:layer="layout" svg:width="0.038cm" svg:height="0.038cm" svg:x="21.176cm" svg:y="19.444cm" svg:viewBox="0 0 39 39" svg:d="M39 19c0 11-8 20-19 20-12 0-20-9-20-20 0-10 8-19 20-19 11 0 19 9 19 19z">
          <text:p/>
        </draw:path>
        <draw:path draw:style-name="gr1" draw:text-style-name="P1" draw:layer="layout" svg:width="0.038cm" svg:height="0.039cm" svg:x="-0.183cm" svg:y="20.021cm" svg:viewBox="0 0 39 40" svg:d="M39 19c0 12-8 21-19 21-12 0-20-9-20-21 0-10 8-19 20-19 11 0 19 9 19 19z">
          <text:p/>
        </draw:path>
        <draw:path draw:style-name="gr1" draw:text-style-name="P1" draw:layer="layout" svg:width="0.038cm" svg:height="0.039cm" svg:x="0.394cm" svg:y="20.021cm" svg:viewBox="0 0 39 40" svg:d="M39 19c0 12-8 21-19 21-10 0-20-9-20-21 0-10 10-19 20-19 11 0 19 9 19 19z">
          <text:p/>
        </draw:path>
        <draw:path draw:style-name="gr1" draw:text-style-name="P1" draw:layer="layout" svg:width="0.039cm" svg:height="0.039cm" svg:x="0.971cm" svg:y="20.021cm" svg:viewBox="0 0 40 40" svg:d="M40 19c0 12-10 21-21 21-10 0-19-9-19-21 0-10 9-19 19-19 11 0 21 9 21 19z">
          <text:p/>
        </draw:path>
        <draw:path draw:style-name="gr1" draw:text-style-name="P1" draw:layer="layout" svg:width="0.038cm" svg:height="0.039cm" svg:x="1.549cm" svg:y="20.021cm" svg:viewBox="0 0 39 40" svg:d="M39 19c0 12-9 21-20 21s-19-9-19-21c0-10 8-19 19-19s20 9 20 19z">
          <text:p/>
        </draw:path>
        <draw:path draw:style-name="gr1" draw:text-style-name="P1" draw:layer="layout" svg:width="0.038cm" svg:height="0.039cm" svg:x="2.126cm" svg:y="20.021cm" svg:viewBox="0 0 39 40" svg:d="M39 19c0 12-8 21-20 21-11 0-19-9-19-21 0-10 8-19 19-19 12 0 20 9 20 19z">
          <text:p/>
        </draw:path>
        <draw:path draw:style-name="gr1" draw:text-style-name="P1" draw:layer="layout" svg:width="0.039cm" svg:height="0.039cm" svg:x="2.703cm" svg:y="20.021cm" svg:viewBox="0 0 40 40" svg:d="M40 19c0 12-9 21-20 21s-20-9-20-21c0-10 9-19 20-19s20 9 20 19z">
          <text:p/>
        </draw:path>
        <draw:path draw:style-name="gr1" draw:text-style-name="P1" draw:layer="layout" svg:width="0.039cm" svg:height="0.039cm" svg:x="3.28cm" svg:y="20.021cm" svg:viewBox="0 0 40 40" svg:d="M40 19c0 12-9 21-19 21-11 0-21-9-21-21 0-10 10-19 21-19 10 0 19 9 19 19z">
          <text:p/>
        </draw:path>
        <draw:path draw:style-name="gr1" draw:text-style-name="P1" draw:layer="layout" svg:width="0.038cm" svg:height="0.039cm" svg:x="3.858cm" svg:y="20.021cm" svg:viewBox="0 0 39 40" svg:d="M39 19c0 12-10 21-20 21-11 0-19-9-19-21 0-10 8-19 19-19 10 0 20 9 20 19z">
          <text:p/>
        </draw:path>
        <draw:path draw:style-name="gr1" draw:text-style-name="P1" draw:layer="layout" svg:width="0.038cm" svg:height="0.039cm" svg:x="4.435cm" svg:y="20.021cm" svg:viewBox="0 0 39 40" svg:d="M39 19c0 12-8 21-20 21-11 0-19-9-19-21 0-10 8-19 19-19 12 0 20 9 20 19z">
          <text:p/>
        </draw:path>
        <draw:path draw:style-name="gr1" draw:text-style-name="P1" draw:layer="layout" svg:width="0.039cm" svg:height="0.039cm" svg:x="5.012cm" svg:y="20.021cm" svg:viewBox="0 0 40 40" svg:d="M40 19c0 12-9 21-21 21-10 0-19-9-19-21 0-10 9-19 19-19 12 0 21 9 21 19z">
          <text:p/>
        </draw:path>
        <draw:path draw:style-name="gr1" draw:text-style-name="P1" draw:layer="layout" svg:width="0.039cm" svg:height="0.039cm" svg:x="5.589cm" svg:y="20.021cm" svg:viewBox="0 0 40 40" svg:d="M40 19c0 12-9 21-19 21-12 0-21-9-21-21 0-10 9-19 21-19 10 0 19 9 19 19z">
          <text:p/>
        </draw:path>
        <draw:path draw:style-name="gr1" draw:text-style-name="P1" draw:layer="layout" svg:width="0.038cm" svg:height="0.039cm" svg:x="6.167cm" svg:y="20.021cm" svg:viewBox="0 0 39 40" svg:d="M39 19c0 12-8 21-19 21s-20-9-20-21c0-10 9-19 20-19s19 9 19 19z">
          <text:p/>
        </draw:path>
        <draw:path draw:style-name="gr1" draw:text-style-name="P1" draw:layer="layout" svg:width="0.038cm" svg:height="0.039cm" svg:x="6.744cm" svg:y="20.021cm" svg:viewBox="0 0 39 40" svg:d="M39 19c0 12-8 21-19 21-10 0-20-9-20-21 0-10 10-19 20-19 11 0 19 9 19 19z">
          <text:p/>
        </draw:path>
        <draw:path draw:style-name="gr1" draw:text-style-name="P1" draw:layer="layout" svg:width="0.039cm" svg:height="0.039cm" svg:x="7.321cm" svg:y="20.021cm" svg:viewBox="0 0 40 40" svg:d="M40 19c0 12-10 21-21 21-10 0-19-9-19-21 0-10 9-19 19-19 11 0 21 9 21 19z">
          <text:p/>
        </draw:path>
        <draw:path draw:style-name="gr1" draw:text-style-name="P1" draw:layer="layout" svg:width="0.038cm" svg:height="0.039cm" svg:x="7.899cm" svg:y="20.021cm" svg:viewBox="0 0 39 40" svg:d="M39 19c0 12-9 21-20 21s-19-9-19-21c0-10 8-19 19-19s20 9 20 19z">
          <text:p/>
        </draw:path>
        <draw:path draw:style-name="gr1" draw:text-style-name="P1" draw:layer="layout" svg:width="0.038cm" svg:height="0.039cm" svg:x="8.476cm" svg:y="20.021cm" svg:viewBox="0 0 39 40" svg:d="M39 19c0 12-8 21-19 21-12 0-20-9-20-21 0-10 8-19 20-19 11 0 19 9 19 19z">
          <text:p/>
        </draw:path>
        <draw:path draw:style-name="gr1" draw:text-style-name="P1" draw:layer="layout" svg:width="0.039cm" svg:height="0.039cm" svg:x="9.053cm" svg:y="20.021cm" svg:viewBox="0 0 40 40" svg:d="M40 19c0 12-9 21-20 21s-20-9-20-21c0-10 9-19 20-19s20 9 20 19z">
          <text:p/>
        </draw:path>
        <draw:path draw:style-name="gr1" draw:text-style-name="P1" draw:layer="layout" svg:width="0.039cm" svg:height="0.039cm" svg:x="9.63cm" svg:y="20.021cm" svg:viewBox="0 0 40 40" svg:d="M40 19c0 12-9 21-19 21-11 0-21-9-21-21 0-10 10-19 21-19 10 0 19 9 19 19z">
          <text:p/>
        </draw:path>
        <draw:path draw:style-name="gr1" draw:text-style-name="P1" draw:layer="layout" svg:width="0.038cm" svg:height="0.039cm" svg:x="10.208cm" svg:y="20.021cm" svg:viewBox="0 0 39 40" svg:d="M39 19c0 12-10 21-20 21-11 0-19-9-19-21 0-10 8-19 19-19 10 0 20 9 20 19z">
          <text:p/>
        </draw:path>
        <draw:path draw:style-name="gr1" draw:text-style-name="P1" draw:layer="layout" svg:width="0.038cm" svg:height="0.039cm" svg:x="10.785cm" svg:y="20.021cm" svg:viewBox="0 0 39 40" svg:d="M39 19c0 12-8 21-20 21-11 0-19-9-19-21 0-10 8-19 19-19 12 0 20 9 20 19z">
          <text:p/>
        </draw:path>
        <draw:path draw:style-name="gr1" draw:text-style-name="P1" draw:layer="layout" svg:width="0.039cm" svg:height="0.039cm" svg:x="11.362cm" svg:y="20.021cm" svg:viewBox="0 0 40 40" svg:d="M40 19c0 12-9 21-20 21s-20-9-20-21c0-10 9-19 20-19s20 9 20 19z">
          <text:p/>
        </draw:path>
        <draw:path draw:style-name="gr1" draw:text-style-name="P1" draw:layer="layout" svg:width="0.039cm" svg:height="0.039cm" svg:x="11.939cm" svg:y="20.021cm" svg:viewBox="0 0 40 40" svg:d="M40 19c0 12-9 21-19 21-12 0-21-9-21-21 0-10 9-19 21-19 10 0 19 9 19 19z">
          <text:p/>
        </draw:path>
        <draw:path draw:style-name="gr1" draw:text-style-name="P1" draw:layer="layout" svg:width="0.038cm" svg:height="0.039cm" svg:x="12.517cm" svg:y="20.021cm" svg:viewBox="0 0 39 40" svg:d="M39 19c0 12-8 21-19 21s-20-9-20-21c0-10 9-19 20-19s19 9 19 19z">
          <text:p/>
        </draw:path>
        <draw:path draw:style-name="gr1" draw:text-style-name="P1" draw:layer="layout" svg:width="0.038cm" svg:height="0.039cm" svg:x="13.094cm" svg:y="20.021cm" svg:viewBox="0 0 39 40" svg:d="M39 19c0 12-9 21-20 21-10 0-19-9-19-21 0-10 9-19 19-19 11 0 20 9 20 19z">
          <text:p/>
        </draw:path>
        <draw:path draw:style-name="gr1" draw:text-style-name="P1" draw:layer="layout" svg:width="0.039cm" svg:height="0.039cm" svg:x="13.671cm" svg:y="20.021cm" svg:viewBox="0 0 40 40" svg:d="M40 19c0 12-9 21-21 21-10 0-19-9-19-21 0-10 9-19 19-19 12 0 21 9 21 19z">
          <text:p/>
        </draw:path>
        <draw:path draw:style-name="gr1" draw:text-style-name="P1" draw:layer="layout" svg:width="0.038cm" svg:height="0.039cm" svg:x="14.249cm" svg:y="20.021cm" svg:viewBox="0 0 39 40" svg:d="M39 19c0 12-9 21-20 21s-19-9-19-21c0-10 8-19 19-19s20 9 20 19z">
          <text:p/>
        </draw:path>
        <draw:path draw:style-name="gr1" draw:text-style-name="P1" draw:layer="layout" svg:width="0.038cm" svg:height="0.039cm" svg:x="14.826cm" svg:y="20.021cm" svg:viewBox="0 0 39 40" svg:d="M39 19c0 12-8 21-19 21-12 0-20-9-20-21 0-10 8-19 20-19 11 0 19 9 19 19z">
          <text:p/>
        </draw:path>
        <draw:path draw:style-name="gr1" draw:text-style-name="P1" draw:layer="layout" svg:width="0.039cm" svg:height="0.039cm" svg:x="15.403cm" svg:y="20.021cm" svg:viewBox="0 0 40 40" svg:d="M40 19c0 12-9 21-20 21-10 0-20-9-20-21 0-10 10-19 20-19 11 0 20 9 20 19z">
          <text:p/>
        </draw:path>
        <draw:path draw:style-name="gr1" draw:text-style-name="P1" draw:layer="layout" svg:width="0.039cm" svg:height="0.039cm" svg:x="15.98cm" svg:y="20.021cm" svg:viewBox="0 0 40 40" svg:d="M40 19c0 12-10 21-20 21-11 0-20-9-20-21 0-10 9-19 20-19 10 0 20 9 20 19z">
          <text:p/>
        </draw:path>
        <draw:path draw:style-name="gr1" draw:text-style-name="P1" draw:layer="layout" svg:width="0.038cm" svg:height="0.039cm" svg:x="16.558cm" svg:y="20.021cm" svg:viewBox="0 0 39 40" svg:d="M39 19c0 12-9 21-20 21s-19-9-19-21c0-10 8-19 19-19s20 9 20 19z">
          <text:p/>
        </draw:path>
        <draw:path draw:style-name="gr1" draw:text-style-name="P1" draw:layer="layout" svg:width="0.038cm" svg:height="0.039cm" svg:x="17.135cm" svg:y="20.021cm" svg:viewBox="0 0 39 40" svg:d="M39 19c0 12-8 21-20 21-11 0-19-9-19-21 0-10 8-19 19-19 12 0 20 9 20 19z">
          <text:p/>
        </draw:path>
        <draw:path draw:style-name="gr1" draw:text-style-name="P1" draw:layer="layout" svg:width="0.039cm" svg:height="0.039cm" svg:x="17.712cm" svg:y="20.021cm" svg:viewBox="0 0 40 40" svg:d="M40 19c0 12-9 21-20 21s-20-9-20-21c0-10 9-19 20-19s20 9 20 19z">
          <text:p/>
        </draw:path>
        <draw:path draw:style-name="gr1" draw:text-style-name="P1" draw:layer="layout" svg:width="0.039cm" svg:height="0.039cm" svg:x="18.289cm" svg:y="20.021cm" svg:viewBox="0 0 40 40" svg:d="M40 19c0 12-9 21-19 21-11 0-21-9-21-21 0-10 10-19 21-19 10 0 19 9 19 19z">
          <text:p/>
        </draw:path>
        <draw:path draw:style-name="gr1" draw:text-style-name="P1" draw:layer="layout" svg:width="0.038cm" svg:height="0.039cm" svg:x="18.867cm" svg:y="20.021cm" svg:viewBox="0 0 39 40" svg:d="M39 19c0 12-9 21-20 21s-19-9-19-21c0-10 8-19 19-19s20 9 20 19z">
          <text:p/>
        </draw:path>
        <draw:path draw:style-name="gr1" draw:text-style-name="P1" draw:layer="layout" svg:width="0.038cm" svg:height="0.039cm" svg:x="19.444cm" svg:y="20.021cm" svg:viewBox="0 0 39 40" svg:d="M39 19c0 12-9 21-20 21-10 0-19-9-19-21 0-10 9-19 19-19 11 0 20 9 20 19z">
          <text:p/>
        </draw:path>
        <draw:path draw:style-name="gr1" draw:text-style-name="P1" draw:layer="layout" svg:width="0.039cm" svg:height="0.039cm" svg:x="20.021cm" svg:y="20.021cm" svg:viewBox="0 0 40 40" svg:d="M40 19c0 12-9 21-21 21-10 0-19-9-19-21 0-10 9-19 19-19 12 0 21 9 21 19z">
          <text:p/>
        </draw:path>
        <draw:path draw:style-name="gr1" draw:text-style-name="P1" draw:layer="layout" svg:width="0.038cm" svg:height="0.039cm" svg:x="20.599cm" svg:y="20.021cm" svg:viewBox="0 0 39 40" svg:d="M39 19c0 12-9 21-19 21-12 0-20-9-20-21 0-10 8-19 20-19 10 0 19 9 19 19z">
          <text:p/>
        </draw:path>
        <draw:path draw:style-name="gr1" draw:text-style-name="P1" draw:layer="layout" svg:width="0.038cm" svg:height="0.039cm" svg:x="21.176cm" svg:y="20.021cm" svg:viewBox="0 0 39 40" svg:d="M39 19c0 12-8 21-19 21-12 0-20-9-20-21 0-10 8-19 20-19 11 0 19 9 19 19z">
          <text:p/>
        </draw:path>
        <draw:path draw:style-name="gr1" draw:text-style-name="P1" draw:layer="layout" svg:width="0.038cm" svg:height="0.038cm" svg:x="-0.183cm" svg:y="20.599cm" svg:viewBox="0 0 39 39" svg:d="M39 20c0 10-8 19-19 19-12 0-20-9-20-19 0-12 8-20 20-20 11 0 19 8 19 20z">
          <text:p/>
        </draw:path>
        <draw:path draw:style-name="gr1" draw:text-style-name="P1" draw:layer="layout" svg:width="0.038cm" svg:height="0.038cm" svg:x="0.394cm" svg:y="20.599cm" svg:viewBox="0 0 39 39" svg:d="M39 20c0 10-8 19-19 19-10 0-20-9-20-19 0-12 10-20 20-20 11 0 19 8 19 20z">
          <text:p/>
        </draw:path>
        <draw:path draw:style-name="gr1" draw:text-style-name="P1" draw:layer="layout" svg:width="0.039cm" svg:height="0.038cm" svg:x="0.971cm" svg:y="20.599cm" svg:viewBox="0 0 40 39" svg:d="M40 20c0 10-10 19-21 19-10 0-19-9-19-19 0-12 9-20 19-20 11 0 21 8 21 20z">
          <text:p/>
        </draw:path>
        <draw:path draw:style-name="gr1" draw:text-style-name="P1" draw:layer="layout" svg:width="0.038cm" svg:height="0.038cm" svg:x="1.549cm" svg:y="20.599cm" svg:viewBox="0 0 39 39" svg:d="M39 20c0 10-9 19-20 19s-19-9-19-19c0-12 8-20 19-20s20 8 20 20z">
          <text:p/>
        </draw:path>
        <draw:path draw:style-name="gr1" draw:text-style-name="P1" draw:layer="layout" svg:width="0.038cm" svg:height="0.038cm" svg:x="2.126cm" svg:y="20.599cm" svg:viewBox="0 0 39 39" svg:d="M39 20c0 10-8 19-20 19-11 0-19-9-19-19 0-12 8-20 19-20 12 0 20 8 20 20z">
          <text:p/>
        </draw:path>
        <draw:path draw:style-name="gr1" draw:text-style-name="P1" draw:layer="layout" svg:width="0.039cm" svg:height="0.038cm" svg:x="2.703cm" svg:y="20.599cm" svg:viewBox="0 0 40 39" svg:d="M40 20c0 10-9 19-20 19s-20-9-20-19c0-12 9-20 20-20s20 8 20 20z">
          <text:p/>
        </draw:path>
        <draw:path draw:style-name="gr1" draw:text-style-name="P1" draw:layer="layout" svg:width="0.039cm" svg:height="0.038cm" svg:x="3.28cm" svg:y="20.599cm" svg:viewBox="0 0 40 39" svg:d="M40 20c0 10-9 19-19 19-11 0-21-9-21-19 0-12 10-20 21-20 10 0 19 8 19 20z">
          <text:p/>
        </draw:path>
        <draw:path draw:style-name="gr1" draw:text-style-name="P1" draw:layer="layout" svg:width="0.038cm" svg:height="0.038cm" svg:x="3.858cm" svg:y="20.599cm" svg:viewBox="0 0 39 39" svg:d="M39 20c0 10-10 19-20 19-11 0-19-9-19-19 0-12 8-20 19-20 10 0 20 8 20 20z">
          <text:p/>
        </draw:path>
        <draw:path draw:style-name="gr1" draw:text-style-name="P1" draw:layer="layout" svg:width="0.038cm" svg:height="0.038cm" svg:x="4.435cm" svg:y="20.599cm" svg:viewBox="0 0 39 39" svg:d="M39 20c0 10-8 19-20 19-11 0-19-9-19-19 0-12 8-20 19-20 12 0 20 8 20 20z">
          <text:p/>
        </draw:path>
        <draw:path draw:style-name="gr1" draw:text-style-name="P1" draw:layer="layout" svg:width="0.039cm" svg:height="0.038cm" svg:x="5.012cm" svg:y="20.599cm" svg:viewBox="0 0 40 39" svg:d="M40 20c0 10-9 19-21 19-10 0-19-9-19-19 0-12 9-20 19-20 12 0 21 8 21 20z">
          <text:p/>
        </draw:path>
        <draw:path draw:style-name="gr1" draw:text-style-name="P1" draw:layer="layout" svg:width="0.039cm" svg:height="0.038cm" svg:x="5.589cm" svg:y="20.599cm" svg:viewBox="0 0 40 39" svg:d="M40 20c0 10-9 19-19 19-12 0-21-9-21-19 0-12 9-20 21-20 10 0 19 8 19 20z">
          <text:p/>
        </draw:path>
        <draw:path draw:style-name="gr1" draw:text-style-name="P1" draw:layer="layout" svg:width="0.038cm" svg:height="0.038cm" svg:x="6.167cm" svg:y="20.599cm" svg:viewBox="0 0 39 39" svg:d="M39 20c0 10-8 19-19 19s-20-9-20-19c0-12 9-20 20-20s19 8 19 20z">
          <text:p/>
        </draw:path>
        <draw:path draw:style-name="gr1" draw:text-style-name="P1" draw:layer="layout" svg:width="0.038cm" svg:height="0.038cm" svg:x="6.744cm" svg:y="20.599cm" svg:viewBox="0 0 39 39" svg:d="M39 20c0 10-8 19-19 19-10 0-20-9-20-19 0-12 10-20 20-20 11 0 19 8 19 20z">
          <text:p/>
        </draw:path>
        <draw:path draw:style-name="gr1" draw:text-style-name="P1" draw:layer="layout" svg:width="0.039cm" svg:height="0.038cm" svg:x="7.321cm" svg:y="20.599cm" svg:viewBox="0 0 40 39" svg:d="M40 20c0 10-10 19-21 19-10 0-19-9-19-19 0-12 9-20 19-20 11 0 21 8 21 20z">
          <text:p/>
        </draw:path>
        <draw:path draw:style-name="gr1" draw:text-style-name="P1" draw:layer="layout" svg:width="0.038cm" svg:height="0.038cm" svg:x="7.899cm" svg:y="20.599cm" svg:viewBox="0 0 39 39" svg:d="M39 20c0 10-9 19-20 19s-19-9-19-19c0-12 8-20 19-20s20 8 20 20z">
          <text:p/>
        </draw:path>
        <draw:path draw:style-name="gr1" draw:text-style-name="P1" draw:layer="layout" svg:width="0.038cm" svg:height="0.038cm" svg:x="8.476cm" svg:y="20.599cm" svg:viewBox="0 0 39 39" svg:d="M39 20c0 10-8 19-19 19-12 0-20-9-20-19 0-12 8-20 20-20 11 0 19 8 19 20z">
          <text:p/>
        </draw:path>
        <draw:path draw:style-name="gr1" draw:text-style-name="P1" draw:layer="layout" svg:width="0.039cm" svg:height="0.038cm" svg:x="9.053cm" svg:y="20.599cm" svg:viewBox="0 0 40 39" svg:d="M40 20c0 10-9 19-20 19s-20-9-20-19c0-12 9-20 20-20s20 8 20 20z">
          <text:p/>
        </draw:path>
        <draw:path draw:style-name="gr1" draw:text-style-name="P1" draw:layer="layout" svg:width="0.039cm" svg:height="0.038cm" svg:x="9.63cm" svg:y="20.599cm" svg:viewBox="0 0 40 39" svg:d="M40 20c0 10-9 19-19 19-11 0-21-9-21-19 0-12 10-20 21-20 10 0 19 8 19 20z">
          <text:p/>
        </draw:path>
        <draw:path draw:style-name="gr1" draw:text-style-name="P1" draw:layer="layout" svg:width="0.038cm" svg:height="0.038cm" svg:x="10.208cm" svg:y="20.599cm" svg:viewBox="0 0 39 39" svg:d="M39 20c0 10-10 19-20 19-11 0-19-9-19-19 0-12 8-20 19-20 10 0 20 8 20 20z">
          <text:p/>
        </draw:path>
        <draw:path draw:style-name="gr1" draw:text-style-name="P1" draw:layer="layout" svg:width="0.038cm" svg:height="0.038cm" svg:x="10.785cm" svg:y="20.599cm" svg:viewBox="0 0 39 39" svg:d="M39 20c0 10-8 19-20 19-11 0-19-9-19-19 0-12 8-20 19-20 12 0 20 8 20 20z">
          <text:p/>
        </draw:path>
        <draw:path draw:style-name="gr1" draw:text-style-name="P1" draw:layer="layout" svg:width="0.039cm" svg:height="0.038cm" svg:x="11.362cm" svg:y="20.599cm" svg:viewBox="0 0 40 39" svg:d="M40 20c0 10-9 19-20 19s-20-9-20-19c0-12 9-20 20-20s20 8 20 20z">
          <text:p/>
        </draw:path>
        <draw:path draw:style-name="gr1" draw:text-style-name="P1" draw:layer="layout" svg:width="0.039cm" svg:height="0.038cm" svg:x="11.939cm" svg:y="20.599cm" svg:viewBox="0 0 40 39" svg:d="M40 20c0 10-9 19-19 19-12 0-21-9-21-19 0-12 9-20 21-20 10 0 19 8 19 20z">
          <text:p/>
        </draw:path>
        <draw:path draw:style-name="gr1" draw:text-style-name="P1" draw:layer="layout" svg:width="0.038cm" svg:height="0.038cm" svg:x="12.517cm" svg:y="20.599cm" svg:viewBox="0 0 39 39" svg:d="M39 20c0 10-8 19-19 19s-20-9-20-19c0-12 9-20 20-20s19 8 19 20z">
          <text:p/>
        </draw:path>
        <draw:path draw:style-name="gr1" draw:text-style-name="P1" draw:layer="layout" svg:width="0.038cm" svg:height="0.038cm" svg:x="13.094cm" svg:y="20.599cm" svg:viewBox="0 0 39 39" svg:d="M39 20c0 10-9 19-20 19-10 0-19-9-19-19 0-12 9-20 19-20 11 0 20 8 20 20z">
          <text:p/>
        </draw:path>
        <draw:path draw:style-name="gr1" draw:text-style-name="P1" draw:layer="layout" svg:width="0.039cm" svg:height="0.038cm" svg:x="13.671cm" svg:y="20.599cm" svg:viewBox="0 0 40 39" svg:d="M40 20c0 10-9 19-21 19-10 0-19-9-19-19 0-12 9-20 19-20 12 0 21 8 21 20z">
          <text:p/>
        </draw:path>
        <draw:path draw:style-name="gr1" draw:text-style-name="P1" draw:layer="layout" svg:width="0.038cm" svg:height="0.038cm" svg:x="14.249cm" svg:y="20.599cm" svg:viewBox="0 0 39 39" svg:d="M39 20c0 10-9 19-20 19s-19-9-19-19c0-12 8-20 19-20s20 8 20 20z">
          <text:p/>
        </draw:path>
        <draw:path draw:style-name="gr1" draw:text-style-name="P1" draw:layer="layout" svg:width="0.038cm" svg:height="0.038cm" svg:x="14.826cm" svg:y="20.599cm" svg:viewBox="0 0 39 39" svg:d="M39 20c0 10-8 19-19 19-12 0-20-9-20-19 0-12 8-20 20-20 11 0 19 8 19 20z">
          <text:p/>
        </draw:path>
        <draw:path draw:style-name="gr1" draw:text-style-name="P1" draw:layer="layout" svg:width="0.039cm" svg:height="0.038cm" svg:x="15.403cm" svg:y="20.599cm" svg:viewBox="0 0 40 39" svg:d="M40 20c0 10-9 19-20 19-10 0-20-9-20-19 0-12 10-20 20-20 11 0 20 8 20 20z">
          <text:p/>
        </draw:path>
        <draw:path draw:style-name="gr1" draw:text-style-name="P1" draw:layer="layout" svg:width="0.039cm" svg:height="0.038cm" svg:x="15.98cm" svg:y="20.599cm" svg:viewBox="0 0 40 39" svg:d="M40 20c0 10-10 19-20 19-11 0-20-9-20-19 0-12 9-20 20-20 10 0 20 8 20 20z">
          <text:p/>
        </draw:path>
        <draw:path draw:style-name="gr1" draw:text-style-name="P1" draw:layer="layout" svg:width="0.038cm" svg:height="0.038cm" svg:x="16.558cm" svg:y="20.599cm" svg:viewBox="0 0 39 39" svg:d="M39 20c0 10-9 19-20 19s-19-9-19-19c0-12 8-20 19-20s20 8 20 20z">
          <text:p/>
        </draw:path>
        <draw:path draw:style-name="gr1" draw:text-style-name="P1" draw:layer="layout" svg:width="0.038cm" svg:height="0.038cm" svg:x="17.135cm" svg:y="20.599cm" svg:viewBox="0 0 39 39" svg:d="M39 20c0 10-8 19-20 19-11 0-19-9-19-19 0-12 8-20 19-20 12 0 20 8 20 20z">
          <text:p/>
        </draw:path>
        <draw:path draw:style-name="gr1" draw:text-style-name="P1" draw:layer="layout" svg:width="0.039cm" svg:height="0.038cm" svg:x="17.712cm" svg:y="20.599cm" svg:viewBox="0 0 40 39" svg:d="M40 20c0 10-9 19-20 19s-20-9-20-19c0-12 9-20 20-20s20 8 20 20z">
          <text:p/>
        </draw:path>
        <draw:path draw:style-name="gr1" draw:text-style-name="P1" draw:layer="layout" svg:width="0.039cm" svg:height="0.038cm" svg:x="18.289cm" svg:y="20.599cm" svg:viewBox="0 0 40 39" svg:d="M40 20c0 10-9 19-19 19-11 0-21-9-21-19 0-12 10-20 21-20 10 0 19 8 19 20z">
          <text:p/>
        </draw:path>
        <draw:path draw:style-name="gr1" draw:text-style-name="P1" draw:layer="layout" svg:width="0.038cm" svg:height="0.038cm" svg:x="18.867cm" svg:y="20.599cm" svg:viewBox="0 0 39 39" svg:d="M39 20c0 10-9 19-20 19s-19-9-19-19c0-12 8-20 19-20s20 8 20 20z">
          <text:p/>
        </draw:path>
        <draw:path draw:style-name="gr1" draw:text-style-name="P1" draw:layer="layout" svg:width="0.038cm" svg:height="0.038cm" svg:x="19.444cm" svg:y="20.599cm" svg:viewBox="0 0 39 39" svg:d="M39 20c0 10-9 19-20 19-10 0-19-9-19-19 0-12 9-20 19-20 11 0 20 8 20 20z">
          <text:p/>
        </draw:path>
        <draw:path draw:style-name="gr1" draw:text-style-name="P1" draw:layer="layout" svg:width="0.039cm" svg:height="0.038cm" svg:x="20.021cm" svg:y="20.599cm" svg:viewBox="0 0 40 39" svg:d="M40 20c0 10-9 19-21 19-10 0-19-9-19-19 0-12 9-20 19-20 12 0 21 8 21 20z">
          <text:p/>
        </draw:path>
        <draw:path draw:style-name="gr1" draw:text-style-name="P1" draw:layer="layout" svg:width="0.038cm" svg:height="0.038cm" svg:x="20.599cm" svg:y="20.599cm" svg:viewBox="0 0 39 39" svg:d="M39 20c0 10-9 19-19 19-12 0-20-9-20-19 0-12 8-20 20-20 10 0 19 8 19 20z">
          <text:p/>
        </draw:path>
        <draw:path draw:style-name="gr1" draw:text-style-name="P1" draw:layer="layout" svg:width="0.038cm" svg:height="0.038cm" svg:x="21.176cm" svg:y="20.599cm" svg:viewBox="0 0 39 39" svg:d="M39 20c0 10-8 19-19 19-12 0-20-9-20-19 0-12 8-20 20-20 11 0 19 8 19 20z">
          <text:p/>
        </draw:path>
        <draw:path draw:style-name="gr1" draw:text-style-name="P1" draw:layer="layout" svg:width="0.038cm" svg:height="0.038cm" svg:x="-0.183cm" svg:y="21.176cm" svg:viewBox="0 0 39 39" svg:d="M39 20c0 11-8 19-19 19-12 0-20-8-20-19 0-12 8-20 20-20 11 0 19 8 19 20z">
          <text:p/>
        </draw:path>
        <draw:path draw:style-name="gr1" draw:text-style-name="P1" draw:layer="layout" svg:width="0.038cm" svg:height="0.038cm" svg:x="0.394cm" svg:y="21.176cm" svg:viewBox="0 0 39 39" svg:d="M39 20c0 11-8 19-19 19-10 0-20-8-20-19 0-12 10-20 20-20 11 0 19 8 19 20z">
          <text:p/>
        </draw:path>
        <draw:path draw:style-name="gr1" draw:text-style-name="P1" draw:layer="layout" svg:width="0.039cm" svg:height="0.038cm" svg:x="0.971cm" svg:y="21.176cm" svg:viewBox="0 0 40 39" svg:d="M40 20c0 11-10 19-21 19-10 0-19-8-19-19 0-12 9-20 19-20 11 0 21 8 21 20z">
          <text:p/>
        </draw:path>
        <draw:path draw:style-name="gr1" draw:text-style-name="P1" draw:layer="layout" svg:width="0.038cm" svg:height="0.038cm" svg:x="1.549cm" svg:y="21.176cm" svg:viewBox="0 0 39 39" svg:d="M39 20c0 11-9 19-20 19s-19-8-19-19c0-12 8-20 19-20s20 8 20 20z">
          <text:p/>
        </draw:path>
        <draw:path draw:style-name="gr1" draw:text-style-name="P1" draw:layer="layout" svg:width="0.038cm" svg:height="0.038cm" svg:x="2.126cm" svg:y="21.176cm" svg:viewBox="0 0 39 39" svg:d="M39 20c0 11-8 19-20 19-11 0-19-8-19-19 0-12 8-20 19-20 12 0 20 8 20 20z">
          <text:p/>
        </draw:path>
        <draw:path draw:style-name="gr1" draw:text-style-name="P1" draw:layer="layout" svg:width="0.039cm" svg:height="0.038cm" svg:x="2.703cm" svg:y="21.176cm" svg:viewBox="0 0 40 39" svg:d="M40 20c0 11-9 19-20 19s-20-8-20-19c0-12 9-20 20-20s20 8 20 20z">
          <text:p/>
        </draw:path>
        <draw:path draw:style-name="gr1" draw:text-style-name="P1" draw:layer="layout" svg:width="0.039cm" svg:height="0.038cm" svg:x="3.28cm" svg:y="21.176cm" svg:viewBox="0 0 40 39" svg:d="M40 20c0 11-9 19-19 19-11 0-21-8-21-19 0-12 10-20 21-20 10 0 19 8 19 20z">
          <text:p/>
        </draw:path>
        <draw:path draw:style-name="gr1" draw:text-style-name="P1" draw:layer="layout" svg:width="0.038cm" svg:height="0.038cm" svg:x="3.858cm" svg:y="21.176cm" svg:viewBox="0 0 39 39" svg:d="M39 20c0 11-10 19-20 19-11 0-19-8-19-19 0-12 8-20 19-20 10 0 20 8 20 20z">
          <text:p/>
        </draw:path>
        <draw:path draw:style-name="gr1" draw:text-style-name="P1" draw:layer="layout" svg:width="0.038cm" svg:height="0.038cm" svg:x="4.435cm" svg:y="21.176cm" svg:viewBox="0 0 39 39" svg:d="M39 20c0 11-8 19-20 19-11 0-19-8-19-19 0-12 8-20 19-20 12 0 20 8 20 20z">
          <text:p/>
        </draw:path>
        <draw:path draw:style-name="gr1" draw:text-style-name="P1" draw:layer="layout" svg:width="0.039cm" svg:height="0.038cm" svg:x="5.012cm" svg:y="21.176cm" svg:viewBox="0 0 40 39" svg:d="M40 20c0 11-9 19-21 19-10 0-19-8-19-19 0-12 9-20 19-20 12 0 21 8 21 20z">
          <text:p/>
        </draw:path>
        <draw:path draw:style-name="gr1" draw:text-style-name="P1" draw:layer="layout" svg:width="0.039cm" svg:height="0.038cm" svg:x="5.589cm" svg:y="21.176cm" svg:viewBox="0 0 40 39" svg:d="M40 20c0 11-9 19-19 19-12 0-21-8-21-19 0-12 9-20 21-20 10 0 19 8 19 20z">
          <text:p/>
        </draw:path>
        <draw:path draw:style-name="gr1" draw:text-style-name="P1" draw:layer="layout" svg:width="0.038cm" svg:height="0.038cm" svg:x="6.167cm" svg:y="21.176cm" svg:viewBox="0 0 39 39" svg:d="M39 20c0 11-8 19-19 19s-20-8-20-19c0-12 9-20 20-20s19 8 19 20z">
          <text:p/>
        </draw:path>
        <draw:path draw:style-name="gr1" draw:text-style-name="P1" draw:layer="layout" svg:width="0.038cm" svg:height="0.038cm" svg:x="6.744cm" svg:y="21.176cm" svg:viewBox="0 0 39 39" svg:d="M39 20c0 11-8 19-19 19-10 0-20-8-20-19 0-12 10-20 20-20 11 0 19 8 19 20z">
          <text:p/>
        </draw:path>
        <draw:path draw:style-name="gr1" draw:text-style-name="P1" draw:layer="layout" svg:width="0.039cm" svg:height="0.038cm" svg:x="7.321cm" svg:y="21.176cm" svg:viewBox="0 0 40 39" svg:d="M40 20c0 11-10 19-21 19-10 0-19-8-19-19 0-12 9-20 19-20 11 0 21 8 21 20z">
          <text:p/>
        </draw:path>
        <draw:path draw:style-name="gr1" draw:text-style-name="P1" draw:layer="layout" svg:width="0.038cm" svg:height="0.038cm" svg:x="7.899cm" svg:y="21.176cm" svg:viewBox="0 0 39 39" svg:d="M39 20c0 11-9 19-20 19s-19-8-19-19c0-12 8-20 19-20s20 8 20 20z">
          <text:p/>
        </draw:path>
        <draw:path draw:style-name="gr1" draw:text-style-name="P1" draw:layer="layout" svg:width="0.038cm" svg:height="0.038cm" svg:x="8.476cm" svg:y="21.176cm" svg:viewBox="0 0 39 39" svg:d="M39 20c0 11-8 19-19 19-12 0-20-8-20-19 0-12 8-20 20-20 11 0 19 8 19 20z">
          <text:p/>
        </draw:path>
        <draw:path draw:style-name="gr1" draw:text-style-name="P1" draw:layer="layout" svg:width="0.039cm" svg:height="0.038cm" svg:x="9.053cm" svg:y="21.176cm" svg:viewBox="0 0 40 39" svg:d="M40 20c0 11-9 19-20 19s-20-8-20-19c0-12 9-20 20-20s20 8 20 20z">
          <text:p/>
        </draw:path>
        <draw:path draw:style-name="gr1" draw:text-style-name="P1" draw:layer="layout" svg:width="0.039cm" svg:height="0.038cm" svg:x="9.63cm" svg:y="21.176cm" svg:viewBox="0 0 40 39" svg:d="M40 20c0 11-9 19-19 19-11 0-21-8-21-19 0-12 10-20 21-20 10 0 19 8 19 20z">
          <text:p/>
        </draw:path>
        <draw:path draw:style-name="gr1" draw:text-style-name="P1" draw:layer="layout" svg:width="0.038cm" svg:height="0.038cm" svg:x="10.208cm" svg:y="21.176cm" svg:viewBox="0 0 39 39" svg:d="M39 20c0 11-10 19-20 19-11 0-19-8-19-19 0-12 8-20 19-20 10 0 20 8 20 20z">
          <text:p/>
        </draw:path>
        <draw:path draw:style-name="gr1" draw:text-style-name="P1" draw:layer="layout" svg:width="0.038cm" svg:height="0.038cm" svg:x="10.785cm" svg:y="21.176cm" svg:viewBox="0 0 39 39" svg:d="M39 20c0 11-8 19-20 19-11 0-19-8-19-19 0-12 8-20 19-20 12 0 20 8 20 20z">
          <text:p/>
        </draw:path>
        <draw:path draw:style-name="gr1" draw:text-style-name="P1" draw:layer="layout" svg:width="0.039cm" svg:height="0.038cm" svg:x="11.362cm" svg:y="21.176cm" svg:viewBox="0 0 40 39" svg:d="M40 20c0 11-9 19-20 19s-20-8-20-19c0-12 9-20 20-20s20 8 20 20z">
          <text:p/>
        </draw:path>
        <draw:path draw:style-name="gr1" draw:text-style-name="P1" draw:layer="layout" svg:width="0.039cm" svg:height="0.038cm" svg:x="11.939cm" svg:y="21.176cm" svg:viewBox="0 0 40 39" svg:d="M40 20c0 11-9 19-19 19-12 0-21-8-21-19 0-12 9-20 21-20 10 0 19 8 19 20z">
          <text:p/>
        </draw:path>
        <draw:path draw:style-name="gr1" draw:text-style-name="P1" draw:layer="layout" svg:width="0.038cm" svg:height="0.038cm" svg:x="12.517cm" svg:y="21.176cm" svg:viewBox="0 0 39 39" svg:d="M39 20c0 11-8 19-19 19s-20-8-20-19c0-12 9-20 20-20s19 8 19 20z">
          <text:p/>
        </draw:path>
        <draw:path draw:style-name="gr1" draw:text-style-name="P1" draw:layer="layout" svg:width="0.038cm" svg:height="0.038cm" svg:x="13.094cm" svg:y="21.176cm" svg:viewBox="0 0 39 39" svg:d="M39 20c0 11-9 19-20 19-10 0-19-8-19-19 0-12 9-20 19-20 11 0 20 8 20 20z">
          <text:p/>
        </draw:path>
        <draw:path draw:style-name="gr1" draw:text-style-name="P1" draw:layer="layout" svg:width="0.039cm" svg:height="0.038cm" svg:x="13.671cm" svg:y="21.176cm" svg:viewBox="0 0 40 39" svg:d="M40 20c0 11-9 19-21 19-10 0-19-8-19-19 0-12 9-20 19-20 12 0 21 8 21 20z">
          <text:p/>
        </draw:path>
        <draw:path draw:style-name="gr1" draw:text-style-name="P1" draw:layer="layout" svg:width="0.038cm" svg:height="0.038cm" svg:x="14.249cm" svg:y="21.176cm" svg:viewBox="0 0 39 39" svg:d="M39 20c0 11-9 19-20 19s-19-8-19-19c0-12 8-20 19-20s20 8 20 20z">
          <text:p/>
        </draw:path>
        <draw:path draw:style-name="gr1" draw:text-style-name="P1" draw:layer="layout" svg:width="0.038cm" svg:height="0.038cm" svg:x="14.826cm" svg:y="21.176cm" svg:viewBox="0 0 39 39" svg:d="M39 20c0 11-8 19-19 19-12 0-20-8-20-19 0-12 8-20 20-20 11 0 19 8 19 20z">
          <text:p/>
        </draw:path>
        <draw:path draw:style-name="gr1" draw:text-style-name="P1" draw:layer="layout" svg:width="0.039cm" svg:height="0.038cm" svg:x="15.403cm" svg:y="21.176cm" svg:viewBox="0 0 40 39" svg:d="M40 20c0 11-9 19-20 19-10 0-20-8-20-19 0-12 10-20 20-20 11 0 20 8 20 20z">
          <text:p/>
        </draw:path>
        <draw:path draw:style-name="gr1" draw:text-style-name="P1" draw:layer="layout" svg:width="0.039cm" svg:height="0.038cm" svg:x="15.98cm" svg:y="21.176cm" svg:viewBox="0 0 40 39" svg:d="M40 20c0 11-10 19-20 19-11 0-20-8-20-19 0-12 9-20 20-20 10 0 20 8 20 20z">
          <text:p/>
        </draw:path>
        <draw:path draw:style-name="gr1" draw:text-style-name="P1" draw:layer="layout" svg:width="0.038cm" svg:height="0.038cm" svg:x="16.558cm" svg:y="21.176cm" svg:viewBox="0 0 39 39" svg:d="M39 20c0 11-9 19-20 19s-19-8-19-19c0-12 8-20 19-20s20 8 20 20z">
          <text:p/>
        </draw:path>
        <draw:path draw:style-name="gr1" draw:text-style-name="P1" draw:layer="layout" svg:width="0.038cm" svg:height="0.038cm" svg:x="17.135cm" svg:y="21.176cm" svg:viewBox="0 0 39 39" svg:d="M39 20c0 11-8 19-20 19-11 0-19-8-19-19 0-12 8-20 19-20 12 0 20 8 20 20z">
          <text:p/>
        </draw:path>
        <draw:path draw:style-name="gr1" draw:text-style-name="P1" draw:layer="layout" svg:width="0.039cm" svg:height="0.038cm" svg:x="17.712cm" svg:y="21.176cm" svg:viewBox="0 0 40 39" svg:d="M40 20c0 11-9 19-20 19s-20-8-20-19c0-12 9-20 20-20s20 8 20 20z">
          <text:p/>
        </draw:path>
        <draw:path draw:style-name="gr1" draw:text-style-name="P1" draw:layer="layout" svg:width="0.039cm" svg:height="0.038cm" svg:x="18.289cm" svg:y="21.176cm" svg:viewBox="0 0 40 39" svg:d="M40 20c0 11-9 19-19 19-11 0-21-8-21-19 0-12 10-20 21-20 10 0 19 8 19 20z">
          <text:p/>
        </draw:path>
        <draw:path draw:style-name="gr1" draw:text-style-name="P1" draw:layer="layout" svg:width="0.038cm" svg:height="0.038cm" svg:x="18.867cm" svg:y="21.176cm" svg:viewBox="0 0 39 39" svg:d="M39 20c0 11-9 19-20 19s-19-8-19-19c0-12 8-20 19-20s20 8 20 20z">
          <text:p/>
        </draw:path>
        <draw:path draw:style-name="gr1" draw:text-style-name="P1" draw:layer="layout" svg:width="0.038cm" svg:height="0.038cm" svg:x="19.444cm" svg:y="21.176cm" svg:viewBox="0 0 39 39" svg:d="M39 20c0 11-9 19-20 19-10 0-19-8-19-19 0-12 9-20 19-20 11 0 20 8 20 20z">
          <text:p/>
        </draw:path>
        <draw:path draw:style-name="gr1" draw:text-style-name="P1" draw:layer="layout" svg:width="0.039cm" svg:height="0.038cm" svg:x="20.021cm" svg:y="21.176cm" svg:viewBox="0 0 40 39" svg:d="M40 20c0 11-9 19-21 19-10 0-19-8-19-19 0-12 9-20 19-20 12 0 21 8 21 20z">
          <text:p/>
        </draw:path>
        <draw:path draw:style-name="gr1" draw:text-style-name="P1" draw:layer="layout" svg:width="0.038cm" svg:height="0.038cm" svg:x="20.599cm" svg:y="21.176cm" svg:viewBox="0 0 39 39" svg:d="M39 20c0 11-9 19-19 19-12 0-20-8-20-19 0-12 8-20 20-20 10 0 19 8 19 20z">
          <text:p/>
        </draw:path>
        <draw:path draw:style-name="gr1" draw:text-style-name="P1" draw:layer="layout" svg:width="0.038cm" svg:height="0.038cm" svg:x="21.176cm" svg:y="21.176cm" svg:viewBox="0 0 39 39" svg:d="M39 20c0 11-8 19-19 19-12 0-20-8-20-19 0-12 8-20 20-20 11 0 19 8 19 20z">
          <text:p/>
        </draw:path>
        <draw:path draw:style-name="gr1" draw:text-style-name="P1" draw:layer="layout" svg:width="0.038cm" svg:height="0.039cm" svg:x="-0.183cm" svg:y="21.753cm" svg:viewBox="0 0 39 40" svg:d="M39 20c0 11-8 20-19 20-12 0-20-9-20-20 0-10 8-20 20-20 11 0 19 10 19 20z">
          <text:p/>
        </draw:path>
        <draw:path draw:style-name="gr1" draw:text-style-name="P1" draw:layer="layout" svg:width="0.038cm" svg:height="0.039cm" svg:x="0.394cm" svg:y="21.753cm" svg:viewBox="0 0 39 40" svg:d="M39 20c0 11-8 20-19 20-10 0-20-9-20-20 0-10 10-20 20-20 11 0 19 10 19 20z">
          <text:p/>
        </draw:path>
        <draw:path draw:style-name="gr1" draw:text-style-name="P1" draw:layer="layout" svg:width="0.039cm" svg:height="0.039cm" svg:x="0.971cm" svg:y="21.753cm" svg:viewBox="0 0 40 40" svg:d="M40 20c0 11-10 20-21 20-10 0-19-9-19-20 0-10 9-20 19-20 11 0 21 10 21 20z">
          <text:p/>
        </draw:path>
        <draw:path draw:style-name="gr1" draw:text-style-name="P1" draw:layer="layout" svg:width="0.038cm" svg:height="0.039cm" svg:x="1.549cm" svg:y="21.753cm" svg:viewBox="0 0 39 40" svg:d="M39 20c0 11-9 20-20 20s-19-9-19-20c0-10 8-20 19-20s20 10 20 20z">
          <text:p/>
        </draw:path>
        <draw:path draw:style-name="gr1" draw:text-style-name="P1" draw:layer="layout" svg:width="0.038cm" svg:height="0.039cm" svg:x="2.126cm" svg:y="21.753cm" svg:viewBox="0 0 39 40" svg:d="M39 20c0 11-8 20-20 20-11 0-19-9-19-20 0-10 8-20 19-20 12 0 20 10 20 20z">
          <text:p/>
        </draw:path>
        <draw:path draw:style-name="gr1" draw:text-style-name="P1" draw:layer="layout" svg:width="0.039cm" svg:height="0.039cm" svg:x="2.703cm" svg:y="21.753cm" svg:viewBox="0 0 40 40" svg:d="M40 20c0 11-9 20-20 20s-20-9-20-20c0-10 9-20 20-20s20 10 20 20z">
          <text:p/>
        </draw:path>
        <draw:path draw:style-name="gr1" draw:text-style-name="P1" draw:layer="layout" svg:width="0.039cm" svg:height="0.039cm" svg:x="3.28cm" svg:y="21.753cm" svg:viewBox="0 0 40 40" svg:d="M40 20c0 11-9 20-19 20-11 0-21-9-21-20 0-10 10-20 21-20 10 0 19 10 19 20z">
          <text:p/>
        </draw:path>
        <draw:path draw:style-name="gr1" draw:text-style-name="P1" draw:layer="layout" svg:width="0.038cm" svg:height="0.039cm" svg:x="3.858cm" svg:y="21.753cm" svg:viewBox="0 0 39 40" svg:d="M39 20c0 11-10 20-20 20-11 0-19-9-19-20 0-10 8-20 19-20 10 0 20 10 20 20z">
          <text:p/>
        </draw:path>
        <draw:path draw:style-name="gr1" draw:text-style-name="P1" draw:layer="layout" svg:width="0.038cm" svg:height="0.039cm" svg:x="4.435cm" svg:y="21.753cm" svg:viewBox="0 0 39 40" svg:d="M39 20c0 11-8 20-20 20-11 0-19-9-19-20 0-10 8-20 19-20 12 0 20 10 20 20z">
          <text:p/>
        </draw:path>
        <draw:path draw:style-name="gr1" draw:text-style-name="P1" draw:layer="layout" svg:width="0.039cm" svg:height="0.039cm" svg:x="5.012cm" svg:y="21.753cm" svg:viewBox="0 0 40 40" svg:d="M40 20c0 11-9 20-21 20-10 0-19-9-19-20 0-10 9-20 19-20 12 0 21 10 21 20z">
          <text:p/>
        </draw:path>
        <draw:path draw:style-name="gr1" draw:text-style-name="P1" draw:layer="layout" svg:width="0.039cm" svg:height="0.039cm" svg:x="5.589cm" svg:y="21.753cm" svg:viewBox="0 0 40 40" svg:d="M40 20c0 11-9 20-19 20-12 0-21-9-21-20 0-10 9-20 21-20 10 0 19 10 19 20z">
          <text:p/>
        </draw:path>
        <draw:path draw:style-name="gr1" draw:text-style-name="P1" draw:layer="layout" svg:width="0.038cm" svg:height="0.039cm" svg:x="6.167cm" svg:y="21.753cm" svg:viewBox="0 0 39 40" svg:d="M39 20c0 11-8 20-19 20s-20-9-20-20c0-10 9-20 20-20s19 10 19 20z">
          <text:p/>
        </draw:path>
        <draw:path draw:style-name="gr1" draw:text-style-name="P1" draw:layer="layout" svg:width="0.038cm" svg:height="0.039cm" svg:x="6.744cm" svg:y="21.753cm" svg:viewBox="0 0 39 40" svg:d="M39 20c0 11-8 20-19 20-10 0-20-9-20-20 0-10 10-20 20-20 11 0 19 10 19 20z">
          <text:p/>
        </draw:path>
        <draw:path draw:style-name="gr1" draw:text-style-name="P1" draw:layer="layout" svg:width="0.039cm" svg:height="0.039cm" svg:x="7.321cm" svg:y="21.753cm" svg:viewBox="0 0 40 40" svg:d="M40 20c0 11-10 20-21 20-10 0-19-9-19-20 0-10 9-20 19-20 11 0 21 10 21 20z">
          <text:p/>
        </draw:path>
        <draw:path draw:style-name="gr1" draw:text-style-name="P1" draw:layer="layout" svg:width="0.038cm" svg:height="0.039cm" svg:x="7.899cm" svg:y="21.753cm" svg:viewBox="0 0 39 40" svg:d="M39 20c0 11-9 20-20 20s-19-9-19-20c0-10 8-20 19-20s20 10 20 20z">
          <text:p/>
        </draw:path>
        <draw:path draw:style-name="gr1" draw:text-style-name="P1" draw:layer="layout" svg:width="0.038cm" svg:height="0.039cm" svg:x="8.476cm" svg:y="21.753cm" svg:viewBox="0 0 39 40" svg:d="M39 20c0 11-8 20-19 20-12 0-20-9-20-20 0-10 8-20 20-20 11 0 19 10 19 20z">
          <text:p/>
        </draw:path>
        <draw:path draw:style-name="gr1" draw:text-style-name="P1" draw:layer="layout" svg:width="0.039cm" svg:height="0.039cm" svg:x="9.053cm" svg:y="21.753cm" svg:viewBox="0 0 40 40" svg:d="M40 20c0 11-9 20-20 20s-20-9-20-20c0-10 9-20 20-20s20 10 20 20z">
          <text:p/>
        </draw:path>
        <draw:path draw:style-name="gr1" draw:text-style-name="P1" draw:layer="layout" svg:width="0.039cm" svg:height="0.039cm" svg:x="9.63cm" svg:y="21.753cm" svg:viewBox="0 0 40 40" svg:d="M40 20c0 11-9 20-19 20-11 0-21-9-21-20 0-10 10-20 21-20 10 0 19 10 19 20z">
          <text:p/>
        </draw:path>
        <draw:path draw:style-name="gr1" draw:text-style-name="P1" draw:layer="layout" svg:width="0.038cm" svg:height="0.039cm" svg:x="10.208cm" svg:y="21.753cm" svg:viewBox="0 0 39 40" svg:d="M39 20c0 11-10 20-20 20-11 0-19-9-19-20 0-10 8-20 19-20 10 0 20 10 20 20z">
          <text:p/>
        </draw:path>
        <draw:path draw:style-name="gr1" draw:text-style-name="P1" draw:layer="layout" svg:width="0.038cm" svg:height="0.039cm" svg:x="10.785cm" svg:y="21.753cm" svg:viewBox="0 0 39 40" svg:d="M39 20c0 11-8 20-20 20-11 0-19-9-19-20 0-10 8-20 19-20 12 0 20 10 20 20z">
          <text:p/>
        </draw:path>
        <draw:path draw:style-name="gr1" draw:text-style-name="P1" draw:layer="layout" svg:width="0.039cm" svg:height="0.039cm" svg:x="11.362cm" svg:y="21.753cm" svg:viewBox="0 0 40 40" svg:d="M40 20c0 11-9 20-20 20s-20-9-20-20c0-10 9-20 20-20s20 10 20 20z">
          <text:p/>
        </draw:path>
        <draw:path draw:style-name="gr1" draw:text-style-name="P1" draw:layer="layout" svg:width="0.039cm" svg:height="0.039cm" svg:x="11.939cm" svg:y="21.753cm" svg:viewBox="0 0 40 40" svg:d="M40 20c0 11-9 20-19 20-12 0-21-9-21-20 0-10 9-20 21-20 10 0 19 10 19 20z">
          <text:p/>
        </draw:path>
        <draw:path draw:style-name="gr1" draw:text-style-name="P1" draw:layer="layout" svg:width="0.038cm" svg:height="0.039cm" svg:x="12.517cm" svg:y="21.753cm" svg:viewBox="0 0 39 40" svg:d="M39 20c0 11-8 20-19 20s-20-9-20-20c0-10 9-20 20-20s19 10 19 20z">
          <text:p/>
        </draw:path>
        <draw:path draw:style-name="gr1" draw:text-style-name="P1" draw:layer="layout" svg:width="0.038cm" svg:height="0.039cm" svg:x="13.094cm" svg:y="21.753cm" svg:viewBox="0 0 39 40" svg:d="M39 20c0 11-9 20-20 20-10 0-19-9-19-20 0-10 9-20 19-20 11 0 20 10 20 20z">
          <text:p/>
        </draw:path>
        <draw:path draw:style-name="gr1" draw:text-style-name="P1" draw:layer="layout" svg:width="0.039cm" svg:height="0.039cm" svg:x="13.671cm" svg:y="21.753cm" svg:viewBox="0 0 40 40" svg:d="M40 20c0 11-9 20-21 20-10 0-19-9-19-20 0-10 9-20 19-20 12 0 21 10 21 20z">
          <text:p/>
        </draw:path>
        <draw:path draw:style-name="gr1" draw:text-style-name="P1" draw:layer="layout" svg:width="0.038cm" svg:height="0.039cm" svg:x="14.249cm" svg:y="21.753cm" svg:viewBox="0 0 39 40" svg:d="M39 20c0 11-9 20-20 20s-19-9-19-20c0-10 8-20 19-20s20 10 20 20z">
          <text:p/>
        </draw:path>
        <draw:path draw:style-name="gr1" draw:text-style-name="P1" draw:layer="layout" svg:width="0.038cm" svg:height="0.039cm" svg:x="14.826cm" svg:y="21.753cm" svg:viewBox="0 0 39 40" svg:d="M39 20c0 11-8 20-19 20-12 0-20-9-20-20 0-10 8-20 20-20 11 0 19 10 19 20z">
          <text:p/>
        </draw:path>
        <draw:path draw:style-name="gr1" draw:text-style-name="P1" draw:layer="layout" svg:width="0.039cm" svg:height="0.039cm" svg:x="15.403cm" svg:y="21.753cm" svg:viewBox="0 0 40 40" svg:d="M40 20c0 11-9 20-20 20-10 0-20-9-20-20 0-10 10-20 20-20 11 0 20 10 20 20z">
          <text:p/>
        </draw:path>
        <draw:path draw:style-name="gr1" draw:text-style-name="P1" draw:layer="layout" svg:width="0.039cm" svg:height="0.039cm" svg:x="15.98cm" svg:y="21.753cm" svg:viewBox="0 0 40 40" svg:d="M40 20c0 11-10 20-20 20-11 0-20-9-20-20 0-10 9-20 20-20 10 0 20 10 20 20z">
          <text:p/>
        </draw:path>
        <draw:path draw:style-name="gr1" draw:text-style-name="P1" draw:layer="layout" svg:width="0.038cm" svg:height="0.039cm" svg:x="16.558cm" svg:y="21.753cm" svg:viewBox="0 0 39 40" svg:d="M39 20c0 11-9 20-20 20s-19-9-19-20c0-10 8-20 19-20s20 10 20 20z">
          <text:p/>
        </draw:path>
        <draw:path draw:style-name="gr1" draw:text-style-name="P1" draw:layer="layout" svg:width="0.038cm" svg:height="0.039cm" svg:x="17.135cm" svg:y="21.753cm" svg:viewBox="0 0 39 40" svg:d="M39 20c0 11-8 20-20 20-11 0-19-9-19-20 0-10 8-20 19-20 12 0 20 10 20 20z">
          <text:p/>
        </draw:path>
        <draw:path draw:style-name="gr1" draw:text-style-name="P1" draw:layer="layout" svg:width="0.039cm" svg:height="0.039cm" svg:x="17.712cm" svg:y="21.753cm" svg:viewBox="0 0 40 40" svg:d="M40 20c0 11-9 20-20 20s-20-9-20-20c0-10 9-20 20-20s20 10 20 20z">
          <text:p/>
        </draw:path>
        <draw:path draw:style-name="gr1" draw:text-style-name="P1" draw:layer="layout" svg:width="0.039cm" svg:height="0.039cm" svg:x="18.289cm" svg:y="21.753cm" svg:viewBox="0 0 40 40" svg:d="M40 20c0 11-9 20-19 20-11 0-21-9-21-20 0-10 10-20 21-20 10 0 19 10 19 20z">
          <text:p/>
        </draw:path>
        <draw:path draw:style-name="gr1" draw:text-style-name="P1" draw:layer="layout" svg:width="0.038cm" svg:height="0.039cm" svg:x="18.867cm" svg:y="21.753cm" svg:viewBox="0 0 39 40" svg:d="M39 20c0 11-9 20-20 20s-19-9-19-20c0-10 8-20 19-20s20 10 20 20z">
          <text:p/>
        </draw:path>
        <draw:path draw:style-name="gr1" draw:text-style-name="P1" draw:layer="layout" svg:width="0.038cm" svg:height="0.039cm" svg:x="19.444cm" svg:y="21.753cm" svg:viewBox="0 0 39 40" svg:d="M39 20c0 11-9 20-20 20-10 0-19-9-19-20 0-10 9-20 19-20 11 0 20 10 20 20z">
          <text:p/>
        </draw:path>
        <draw:path draw:style-name="gr1" draw:text-style-name="P1" draw:layer="layout" svg:width="0.039cm" svg:height="0.039cm" svg:x="20.021cm" svg:y="21.753cm" svg:viewBox="0 0 40 40" svg:d="M40 20c0 11-9 20-21 20-10 0-19-9-19-20 0-10 9-20 19-20 12 0 21 10 21 20z">
          <text:p/>
        </draw:path>
        <draw:path draw:style-name="gr1" draw:text-style-name="P1" draw:layer="layout" svg:width="0.038cm" svg:height="0.039cm" svg:x="20.599cm" svg:y="21.753cm" svg:viewBox="0 0 39 40" svg:d="M39 20c0 11-9 20-19 20-12 0-20-9-20-20 0-10 8-20 20-20 10 0 19 10 19 20z">
          <text:p/>
        </draw:path>
        <draw:path draw:style-name="gr1" draw:text-style-name="P1" draw:layer="layout" svg:width="0.038cm" svg:height="0.039cm" svg:x="21.176cm" svg:y="21.753cm" svg:viewBox="0 0 39 40" svg:d="M39 20c0 11-8 20-19 20-12 0-20-9-20-20 0-10 8-20 20-20 11 0 19 10 19 20z">
          <text:p/>
        </draw:path>
        <draw:path draw:style-name="gr1" draw:text-style-name="P1" draw:layer="layout" svg:width="0.038cm" svg:height="0.039cm" svg:x="-0.183cm" svg:y="22.33cm" svg:viewBox="0 0 39 40" svg:d="M39 20c0 10-8 20-19 20-12 0-20-10-20-20 0-11 8-20 20-20 11 0 19 9 19 20z">
          <text:p/>
        </draw:path>
        <draw:path draw:style-name="gr1" draw:text-style-name="P1" draw:layer="layout" svg:width="0.038cm" svg:height="0.039cm" svg:x="0.394cm" svg:y="22.33cm" svg:viewBox="0 0 39 40" svg:d="M39 20c0 10-8 20-19 20-10 0-20-10-20-20 0-11 10-20 20-20 11 0 19 9 19 20z">
          <text:p/>
        </draw:path>
        <draw:path draw:style-name="gr1" draw:text-style-name="P1" draw:layer="layout" svg:width="0.039cm" svg:height="0.039cm" svg:x="0.971cm" svg:y="22.33cm" svg:viewBox="0 0 40 40" svg:d="M40 20c0 10-10 20-21 20-10 0-19-10-19-20 0-11 9-20 19-20 11 0 21 9 21 20z">
          <text:p/>
        </draw:path>
        <draw:path draw:style-name="gr1" draw:text-style-name="P1" draw:layer="layout" svg:width="0.038cm" svg:height="0.039cm" svg:x="1.549cm" svg:y="22.33cm" svg:viewBox="0 0 39 40" svg:d="M39 20c0 10-9 20-20 20s-19-10-19-20c0-11 8-20 19-20s20 9 20 20z">
          <text:p/>
        </draw:path>
        <draw:path draw:style-name="gr1" draw:text-style-name="P1" draw:layer="layout" svg:width="0.038cm" svg:height="0.039cm" svg:x="2.126cm" svg:y="22.33cm" svg:viewBox="0 0 39 40" svg:d="M39 20c0 10-8 20-20 20-11 0-19-10-19-20 0-11 8-20 19-20 12 0 20 9 20 20z">
          <text:p/>
        </draw:path>
        <draw:path draw:style-name="gr1" draw:text-style-name="P1" draw:layer="layout" svg:width="0.039cm" svg:height="0.039cm" svg:x="2.703cm" svg:y="22.33cm" svg:viewBox="0 0 40 40" svg:d="M40 20c0 10-9 20-20 20s-20-10-20-20c0-11 9-20 20-20s20 9 20 20z">
          <text:p/>
        </draw:path>
        <draw:path draw:style-name="gr1" draw:text-style-name="P1" draw:layer="layout" svg:width="0.039cm" svg:height="0.039cm" svg:x="3.28cm" svg:y="22.33cm" svg:viewBox="0 0 40 40" svg:d="M40 20c0 10-9 20-19 20-11 0-21-10-21-20 0-11 10-20 21-20 10 0 19 9 19 20z">
          <text:p/>
        </draw:path>
        <draw:path draw:style-name="gr1" draw:text-style-name="P1" draw:layer="layout" svg:width="0.038cm" svg:height="0.039cm" svg:x="3.858cm" svg:y="22.33cm" svg:viewBox="0 0 39 40" svg:d="M39 20c0 10-10 20-20 20-11 0-19-10-19-20 0-11 8-20 19-20 10 0 20 9 20 20z">
          <text:p/>
        </draw:path>
        <draw:path draw:style-name="gr1" draw:text-style-name="P1" draw:layer="layout" svg:width="0.038cm" svg:height="0.039cm" svg:x="4.435cm" svg:y="22.33cm" svg:viewBox="0 0 39 40" svg:d="M39 20c0 10-8 20-20 20-11 0-19-10-19-20 0-11 8-20 19-20 12 0 20 9 20 20z">
          <text:p/>
        </draw:path>
        <draw:path draw:style-name="gr1" draw:text-style-name="P1" draw:layer="layout" svg:width="0.039cm" svg:height="0.039cm" svg:x="5.012cm" svg:y="22.33cm" svg:viewBox="0 0 40 40" svg:d="M40 20c0 10-9 20-21 20-10 0-19-10-19-20 0-11 9-20 19-20 12 0 21 9 21 20z">
          <text:p/>
        </draw:path>
        <draw:path draw:style-name="gr1" draw:text-style-name="P1" draw:layer="layout" svg:width="0.039cm" svg:height="0.039cm" svg:x="5.589cm" svg:y="22.33cm" svg:viewBox="0 0 40 40" svg:d="M40 20c0 10-9 20-19 20-12 0-21-10-21-20 0-11 9-20 21-20 10 0 19 9 19 20z">
          <text:p/>
        </draw:path>
        <draw:path draw:style-name="gr1" draw:text-style-name="P1" draw:layer="layout" svg:width="0.038cm" svg:height="0.039cm" svg:x="6.167cm" svg:y="22.33cm" svg:viewBox="0 0 39 40" svg:d="M39 20c0 10-8 20-19 20s-20-10-20-20c0-11 9-20 20-20s19 9 19 20z">
          <text:p/>
        </draw:path>
        <draw:path draw:style-name="gr1" draw:text-style-name="P1" draw:layer="layout" svg:width="0.038cm" svg:height="0.039cm" svg:x="6.744cm" svg:y="22.33cm" svg:viewBox="0 0 39 40" svg:d="M39 20c0 10-8 20-19 20-10 0-20-10-20-20 0-11 10-20 20-20 11 0 19 9 19 20z">
          <text:p/>
        </draw:path>
        <draw:path draw:style-name="gr1" draw:text-style-name="P1" draw:layer="layout" svg:width="0.039cm" svg:height="0.039cm" svg:x="7.321cm" svg:y="22.33cm" svg:viewBox="0 0 40 40" svg:d="M40 20c0 10-10 20-21 20-10 0-19-10-19-20 0-11 9-20 19-20 11 0 21 9 21 20z">
          <text:p/>
        </draw:path>
        <draw:path draw:style-name="gr1" draw:text-style-name="P1" draw:layer="layout" svg:width="0.038cm" svg:height="0.039cm" svg:x="7.899cm" svg:y="22.33cm" svg:viewBox="0 0 39 40" svg:d="M39 20c0 10-9 20-20 20s-19-10-19-20c0-11 8-20 19-20s20 9 20 20z">
          <text:p/>
        </draw:path>
        <draw:path draw:style-name="gr1" draw:text-style-name="P1" draw:layer="layout" svg:width="0.038cm" svg:height="0.039cm" svg:x="8.476cm" svg:y="22.33cm" svg:viewBox="0 0 39 40" svg:d="M39 20c0 10-8 20-19 20-12 0-20-10-20-20 0-11 8-20 20-20 11 0 19 9 19 20z">
          <text:p/>
        </draw:path>
        <draw:path draw:style-name="gr1" draw:text-style-name="P1" draw:layer="layout" svg:width="0.039cm" svg:height="0.039cm" svg:x="9.053cm" svg:y="22.33cm" svg:viewBox="0 0 40 40" svg:d="M40 20c0 10-9 20-20 20s-20-10-20-20c0-11 9-20 20-20s20 9 20 20z">
          <text:p/>
        </draw:path>
        <draw:path draw:style-name="gr1" draw:text-style-name="P1" draw:layer="layout" svg:width="0.039cm" svg:height="0.039cm" svg:x="9.63cm" svg:y="22.33cm" svg:viewBox="0 0 40 40" svg:d="M40 20c0 10-9 20-19 20-11 0-21-10-21-20 0-11 10-20 21-20 10 0 19 9 19 20z">
          <text:p/>
        </draw:path>
        <draw:path draw:style-name="gr1" draw:text-style-name="P1" draw:layer="layout" svg:width="0.038cm" svg:height="0.039cm" svg:x="10.208cm" svg:y="22.33cm" svg:viewBox="0 0 39 40" svg:d="M39 20c0 10-10 20-20 20-11 0-19-10-19-20 0-11 8-20 19-20 10 0 20 9 20 20z">
          <text:p/>
        </draw:path>
        <draw:path draw:style-name="gr1" draw:text-style-name="P1" draw:layer="layout" svg:width="0.038cm" svg:height="0.039cm" svg:x="10.785cm" svg:y="22.33cm" svg:viewBox="0 0 39 40" svg:d="M39 20c0 10-8 20-20 20-11 0-19-10-19-20 0-11 8-20 19-20 12 0 20 9 20 20z">
          <text:p/>
        </draw:path>
        <draw:path draw:style-name="gr1" draw:text-style-name="P1" draw:layer="layout" svg:width="0.039cm" svg:height="0.039cm" svg:x="11.362cm" svg:y="22.33cm" svg:viewBox="0 0 40 40" svg:d="M40 20c0 10-9 20-20 20s-20-10-20-20c0-11 9-20 20-20s20 9 20 20z">
          <text:p/>
        </draw:path>
        <draw:path draw:style-name="gr1" draw:text-style-name="P1" draw:layer="layout" svg:width="0.039cm" svg:height="0.039cm" svg:x="11.939cm" svg:y="22.33cm" svg:viewBox="0 0 40 40" svg:d="M40 20c0 10-9 20-19 20-12 0-21-10-21-20 0-11 9-20 21-20 10 0 19 9 19 20z">
          <text:p/>
        </draw:path>
        <draw:path draw:style-name="gr1" draw:text-style-name="P1" draw:layer="layout" svg:width="0.038cm" svg:height="0.039cm" svg:x="12.517cm" svg:y="22.33cm" svg:viewBox="0 0 39 40" svg:d="M39 20c0 10-8 20-19 20s-20-10-20-20c0-11 9-20 20-20s19 9 19 20z">
          <text:p/>
        </draw:path>
        <draw:path draw:style-name="gr1" draw:text-style-name="P1" draw:layer="layout" svg:width="0.038cm" svg:height="0.039cm" svg:x="13.094cm" svg:y="22.33cm" svg:viewBox="0 0 39 40" svg:d="M39 20c0 10-9 20-20 20-10 0-19-10-19-20 0-11 9-20 19-20 11 0 20 9 20 20z">
          <text:p/>
        </draw:path>
        <draw:path draw:style-name="gr1" draw:text-style-name="P1" draw:layer="layout" svg:width="0.039cm" svg:height="0.039cm" svg:x="13.671cm" svg:y="22.33cm" svg:viewBox="0 0 40 40" svg:d="M40 20c0 10-9 20-21 20-10 0-19-10-19-20 0-11 9-20 19-20 12 0 21 9 21 20z">
          <text:p/>
        </draw:path>
        <draw:path draw:style-name="gr1" draw:text-style-name="P1" draw:layer="layout" svg:width="0.038cm" svg:height="0.039cm" svg:x="14.249cm" svg:y="22.33cm" svg:viewBox="0 0 39 40" svg:d="M39 20c0 10-9 20-20 20s-19-10-19-20c0-11 8-20 19-20s20 9 20 20z">
          <text:p/>
        </draw:path>
        <draw:path draw:style-name="gr1" draw:text-style-name="P1" draw:layer="layout" svg:width="0.038cm" svg:height="0.039cm" svg:x="14.826cm" svg:y="22.33cm" svg:viewBox="0 0 39 40" svg:d="M39 20c0 10-8 20-19 20-12 0-20-10-20-20 0-11 8-20 20-20 11 0 19 9 19 20z">
          <text:p/>
        </draw:path>
        <draw:path draw:style-name="gr1" draw:text-style-name="P1" draw:layer="layout" svg:width="0.039cm" svg:height="0.039cm" svg:x="15.403cm" svg:y="22.33cm" svg:viewBox="0 0 40 40" svg:d="M40 20c0 10-9 20-20 20-10 0-20-10-20-20 0-11 10-20 20-20 11 0 20 9 20 20z">
          <text:p/>
        </draw:path>
        <draw:path draw:style-name="gr1" draw:text-style-name="P1" draw:layer="layout" svg:width="0.039cm" svg:height="0.039cm" svg:x="15.98cm" svg:y="22.33cm" svg:viewBox="0 0 40 40" svg:d="M40 20c0 10-10 20-20 20-11 0-20-10-20-20 0-11 9-20 20-20 10 0 20 9 20 20z">
          <text:p/>
        </draw:path>
        <draw:path draw:style-name="gr1" draw:text-style-name="P1" draw:layer="layout" svg:width="0.038cm" svg:height="0.039cm" svg:x="16.558cm" svg:y="22.33cm" svg:viewBox="0 0 39 40" svg:d="M39 20c0 10-9 20-20 20s-19-10-19-20c0-11 8-20 19-20s20 9 20 20z">
          <text:p/>
        </draw:path>
        <draw:path draw:style-name="gr1" draw:text-style-name="P1" draw:layer="layout" svg:width="0.038cm" svg:height="0.039cm" svg:x="17.135cm" svg:y="22.33cm" svg:viewBox="0 0 39 40" svg:d="M39 20c0 10-8 20-20 20-11 0-19-10-19-20 0-11 8-20 19-20 12 0 20 9 20 20z">
          <text:p/>
        </draw:path>
        <draw:path draw:style-name="gr1" draw:text-style-name="P1" draw:layer="layout" svg:width="0.039cm" svg:height="0.039cm" svg:x="17.712cm" svg:y="22.33cm" svg:viewBox="0 0 40 40" svg:d="M40 20c0 10-9 20-20 20s-20-10-20-20c0-11 9-20 20-20s20 9 20 20z">
          <text:p/>
        </draw:path>
        <draw:path draw:style-name="gr1" draw:text-style-name="P1" draw:layer="layout" svg:width="0.039cm" svg:height="0.039cm" svg:x="18.289cm" svg:y="22.33cm" svg:viewBox="0 0 40 40" svg:d="M40 20c0 10-9 20-19 20-11 0-21-10-21-20 0-11 10-20 21-20 10 0 19 9 19 20z">
          <text:p/>
        </draw:path>
        <draw:path draw:style-name="gr1" draw:text-style-name="P1" draw:layer="layout" svg:width="0.038cm" svg:height="0.039cm" svg:x="18.867cm" svg:y="22.33cm" svg:viewBox="0 0 39 40" svg:d="M39 20c0 10-9 20-20 20s-19-10-19-20c0-11 8-20 19-20s20 9 20 20z">
          <text:p/>
        </draw:path>
        <draw:path draw:style-name="gr1" draw:text-style-name="P1" draw:layer="layout" svg:width="0.038cm" svg:height="0.039cm" svg:x="19.444cm" svg:y="22.33cm" svg:viewBox="0 0 39 40" svg:d="M39 20c0 10-9 20-20 20-10 0-19-10-19-20 0-11 9-20 19-20 11 0 20 9 20 20z">
          <text:p/>
        </draw:path>
        <draw:path draw:style-name="gr1" draw:text-style-name="P1" draw:layer="layout" svg:width="0.039cm" svg:height="0.039cm" svg:x="20.021cm" svg:y="22.33cm" svg:viewBox="0 0 40 40" svg:d="M40 20c0 10-9 20-21 20-10 0-19-10-19-20 0-11 9-20 19-20 12 0 21 9 21 20z">
          <text:p/>
        </draw:path>
        <draw:path draw:style-name="gr1" draw:text-style-name="P1" draw:layer="layout" svg:width="0.038cm" svg:height="0.039cm" svg:x="20.599cm" svg:y="22.33cm" svg:viewBox="0 0 39 40" svg:d="M39 20c0 10-9 20-19 20-12 0-20-10-20-20 0-11 8-20 20-20 10 0 19 9 19 20z">
          <text:p/>
        </draw:path>
        <draw:path draw:style-name="gr1" draw:text-style-name="P1" draw:layer="layout" svg:width="0.038cm" svg:height="0.039cm" svg:x="21.176cm" svg:y="22.33cm" svg:viewBox="0 0 39 40" svg:d="M39 20c0 10-8 20-19 20-12 0-20-10-20-20 0-11 8-20 20-20 11 0 19 9 19 20z">
          <text:p/>
        </draw:path>
        <draw:path draw:style-name="gr1" draw:text-style-name="P1" draw:layer="layout" svg:width="0.038cm" svg:height="0.038cm" svg:x="-0.183cm" svg:y="22.908cm" svg:viewBox="0 0 39 39" svg:d="M39 19c0 11-8 20-19 20-12 0-20-9-20-20s8-19 20-19c11 0 19 8 19 19z">
          <text:p/>
        </draw:path>
        <draw:path draw:style-name="gr1" draw:text-style-name="P1" draw:layer="layout" svg:width="0.038cm" svg:height="0.038cm" svg:x="0.394cm" svg:y="22.908cm" svg:viewBox="0 0 39 39" svg:d="M39 19c0 11-8 20-19 20-10 0-20-9-20-20s10-19 20-19c11 0 19 8 19 19z">
          <text:p/>
        </draw:path>
        <draw:path draw:style-name="gr1" draw:text-style-name="P1" draw:layer="layout" svg:width="0.039cm" svg:height="0.038cm" svg:x="0.971cm" svg:y="22.908cm" svg:viewBox="0 0 40 39" svg:d="M40 19c0 11-10 20-21 20-10 0-19-9-19-20s9-19 19-19c11 0 21 8 21 19z">
          <text:p/>
        </draw:path>
        <draw:path draw:style-name="gr1" draw:text-style-name="P1" draw:layer="layout" svg:width="0.038cm" svg:height="0.038cm" svg:x="1.549cm" svg:y="22.908cm" svg:viewBox="0 0 39 39" svg:d="M39 19c0 11-9 20-20 20s-19-9-19-20 8-19 19-19 20 8 20 19z">
          <text:p/>
        </draw:path>
        <draw:path draw:style-name="gr1" draw:text-style-name="P1" draw:layer="layout" svg:width="0.038cm" svg:height="0.038cm" svg:x="2.126cm" svg:y="22.908cm" svg:viewBox="0 0 39 39" svg:d="M39 19c0 11-8 20-20 20-11 0-19-9-19-20s8-19 19-19c12 0 20 8 20 19z">
          <text:p/>
        </draw:path>
        <draw:path draw:style-name="gr1" draw:text-style-name="P1" draw:layer="layout" svg:width="0.039cm" svg:height="0.038cm" svg:x="2.703cm" svg:y="22.908cm" svg:viewBox="0 0 40 39" svg:d="M40 19c0 11-9 20-20 20s-20-9-20-20 9-19 20-19 20 8 20 19z">
          <text:p/>
        </draw:path>
        <draw:path draw:style-name="gr1" draw:text-style-name="P1" draw:layer="layout" svg:width="0.039cm" svg:height="0.038cm" svg:x="3.28cm" svg:y="22.908cm" svg:viewBox="0 0 40 39" svg:d="M40 19c0 11-9 20-19 20-11 0-21-9-21-20s10-19 21-19c10 0 19 8 19 19z">
          <text:p/>
        </draw:path>
        <draw:path draw:style-name="gr1" draw:text-style-name="P1" draw:layer="layout" svg:width="0.038cm" svg:height="0.038cm" svg:x="3.858cm" svg:y="22.908cm" svg:viewBox="0 0 39 39" svg:d="M39 19c0 11-10 20-20 20-11 0-19-9-19-20s8-19 19-19c10 0 20 8 20 19z">
          <text:p/>
        </draw:path>
        <draw:path draw:style-name="gr1" draw:text-style-name="P1" draw:layer="layout" svg:width="0.038cm" svg:height="0.038cm" svg:x="4.435cm" svg:y="22.908cm" svg:viewBox="0 0 39 39" svg:d="M39 19c0 11-8 20-20 20-11 0-19-9-19-20s8-19 19-19c12 0 20 8 20 19z">
          <text:p/>
        </draw:path>
        <draw:path draw:style-name="gr1" draw:text-style-name="P1" draw:layer="layout" svg:width="0.039cm" svg:height="0.038cm" svg:x="5.012cm" svg:y="22.908cm" svg:viewBox="0 0 40 39" svg:d="M40 19c0 11-9 20-21 20-10 0-19-9-19-20s9-19 19-19c12 0 21 8 21 19z">
          <text:p/>
        </draw:path>
        <draw:path draw:style-name="gr1" draw:text-style-name="P1" draw:layer="layout" svg:width="0.039cm" svg:height="0.038cm" svg:x="5.589cm" svg:y="22.908cm" svg:viewBox="0 0 40 39" svg:d="M40 19c0 11-9 20-19 20-12 0-21-9-21-20s9-19 21-19c10 0 19 8 19 19z">
          <text:p/>
        </draw:path>
        <draw:path draw:style-name="gr1" draw:text-style-name="P1" draw:layer="layout" svg:width="0.038cm" svg:height="0.038cm" svg:x="6.167cm" svg:y="22.908cm" svg:viewBox="0 0 39 39" svg:d="M39 19c0 11-8 20-19 20s-20-9-20-20 9-19 20-19 19 8 19 19z">
          <text:p/>
        </draw:path>
        <draw:path draw:style-name="gr1" draw:text-style-name="P1" draw:layer="layout" svg:width="0.038cm" svg:height="0.038cm" svg:x="6.744cm" svg:y="22.908cm" svg:viewBox="0 0 39 39" svg:d="M39 19c0 11-8 20-19 20-10 0-20-9-20-20s10-19 20-19c11 0 19 8 19 19z">
          <text:p/>
        </draw:path>
        <draw:path draw:style-name="gr1" draw:text-style-name="P1" draw:layer="layout" svg:width="0.039cm" svg:height="0.038cm" svg:x="7.321cm" svg:y="22.908cm" svg:viewBox="0 0 40 39" svg:d="M40 19c0 11-10 20-21 20-10 0-19-9-19-20s9-19 19-19c11 0 21 8 21 19z">
          <text:p/>
        </draw:path>
        <draw:path draw:style-name="gr1" draw:text-style-name="P1" draw:layer="layout" svg:width="0.038cm" svg:height="0.038cm" svg:x="7.899cm" svg:y="22.908cm" svg:viewBox="0 0 39 39" svg:d="M39 19c0 11-9 20-20 20s-19-9-19-20 8-19 19-19 20 8 20 19z">
          <text:p/>
        </draw:path>
        <draw:path draw:style-name="gr1" draw:text-style-name="P1" draw:layer="layout" svg:width="0.038cm" svg:height="0.038cm" svg:x="8.476cm" svg:y="22.908cm" svg:viewBox="0 0 39 39" svg:d="M39 19c0 11-8 20-19 20-12 0-20-9-20-20s8-19 20-19c11 0 19 8 19 19z">
          <text:p/>
        </draw:path>
        <draw:path draw:style-name="gr1" draw:text-style-name="P1" draw:layer="layout" svg:width="0.039cm" svg:height="0.038cm" svg:x="9.053cm" svg:y="22.908cm" svg:viewBox="0 0 40 39" svg:d="M40 19c0 11-9 20-20 20s-20-9-20-20 9-19 20-19 20 8 20 19z">
          <text:p/>
        </draw:path>
        <draw:path draw:style-name="gr1" draw:text-style-name="P1" draw:layer="layout" svg:width="0.039cm" svg:height="0.038cm" svg:x="9.63cm" svg:y="22.908cm" svg:viewBox="0 0 40 39" svg:d="M40 19c0 11-9 20-19 20-11 0-21-9-21-20s10-19 21-19c10 0 19 8 19 19z">
          <text:p/>
        </draw:path>
        <draw:path draw:style-name="gr1" draw:text-style-name="P1" draw:layer="layout" svg:width="0.038cm" svg:height="0.038cm" svg:x="10.208cm" svg:y="22.908cm" svg:viewBox="0 0 39 39" svg:d="M39 19c0 11-10 20-20 20-11 0-19-9-19-20s8-19 19-19c10 0 20 8 20 19z">
          <text:p/>
        </draw:path>
        <draw:path draw:style-name="gr1" draw:text-style-name="P1" draw:layer="layout" svg:width="0.038cm" svg:height="0.038cm" svg:x="10.785cm" svg:y="22.908cm" svg:viewBox="0 0 39 39" svg:d="M39 19c0 11-8 20-20 20-11 0-19-9-19-20s8-19 19-19c12 0 20 8 20 19z">
          <text:p/>
        </draw:path>
        <draw:path draw:style-name="gr1" draw:text-style-name="P1" draw:layer="layout" svg:width="0.039cm" svg:height="0.038cm" svg:x="11.362cm" svg:y="22.908cm" svg:viewBox="0 0 40 39" svg:d="M40 19c0 11-9 20-20 20s-20-9-20-20 9-19 20-19 20 8 20 19z">
          <text:p/>
        </draw:path>
        <draw:path draw:style-name="gr1" draw:text-style-name="P1" draw:layer="layout" svg:width="0.039cm" svg:height="0.038cm" svg:x="11.939cm" svg:y="22.908cm" svg:viewBox="0 0 40 39" svg:d="M40 19c0 11-9 20-19 20-12 0-21-9-21-20s9-19 21-19c10 0 19 8 19 19z">
          <text:p/>
        </draw:path>
        <draw:path draw:style-name="gr1" draw:text-style-name="P1" draw:layer="layout" svg:width="0.038cm" svg:height="0.038cm" svg:x="12.517cm" svg:y="22.908cm" svg:viewBox="0 0 39 39" svg:d="M39 19c0 11-8 20-19 20s-20-9-20-20 9-19 20-19 19 8 19 19z">
          <text:p/>
        </draw:path>
        <draw:path draw:style-name="gr1" draw:text-style-name="P1" draw:layer="layout" svg:width="0.038cm" svg:height="0.038cm" svg:x="13.094cm" svg:y="22.908cm" svg:viewBox="0 0 39 39" svg:d="M39 19c0 11-9 20-20 20-10 0-19-9-19-20s9-19 19-19c11 0 20 8 20 19z">
          <text:p/>
        </draw:path>
        <draw:path draw:style-name="gr1" draw:text-style-name="P1" draw:layer="layout" svg:width="0.039cm" svg:height="0.038cm" svg:x="13.671cm" svg:y="22.908cm" svg:viewBox="0 0 40 39" svg:d="M40 19c0 11-9 20-21 20-10 0-19-9-19-20s9-19 19-19c12 0 21 8 21 19z">
          <text:p/>
        </draw:path>
        <draw:path draw:style-name="gr1" draw:text-style-name="P1" draw:layer="layout" svg:width="0.038cm" svg:height="0.038cm" svg:x="14.249cm" svg:y="22.908cm" svg:viewBox="0 0 39 39" svg:d="M39 19c0 11-9 20-20 20s-19-9-19-20 8-19 19-19 20 8 20 19z">
          <text:p/>
        </draw:path>
        <draw:path draw:style-name="gr1" draw:text-style-name="P1" draw:layer="layout" svg:width="0.038cm" svg:height="0.038cm" svg:x="14.826cm" svg:y="22.908cm" svg:viewBox="0 0 39 39" svg:d="M39 19c0 11-8 20-19 20-12 0-20-9-20-20s8-19 20-19c11 0 19 8 19 19z">
          <text:p/>
        </draw:path>
        <draw:path draw:style-name="gr1" draw:text-style-name="P1" draw:layer="layout" svg:width="0.039cm" svg:height="0.038cm" svg:x="15.403cm" svg:y="22.908cm" svg:viewBox="0 0 40 39" svg:d="M40 19c0 11-9 20-20 20-10 0-20-9-20-20s10-19 20-19c11 0 20 8 20 19z">
          <text:p/>
        </draw:path>
        <draw:path draw:style-name="gr1" draw:text-style-name="P1" draw:layer="layout" svg:width="0.039cm" svg:height="0.038cm" svg:x="15.98cm" svg:y="22.908cm" svg:viewBox="0 0 40 39" svg:d="M40 19c0 11-10 20-20 20-11 0-20-9-20-20s9-19 20-19c10 0 20 8 20 19z">
          <text:p/>
        </draw:path>
        <draw:path draw:style-name="gr1" draw:text-style-name="P1" draw:layer="layout" svg:width="0.038cm" svg:height="0.038cm" svg:x="16.558cm" svg:y="22.908cm" svg:viewBox="0 0 39 39" svg:d="M39 19c0 11-9 20-20 20s-19-9-19-20 8-19 19-19 20 8 20 19z">
          <text:p/>
        </draw:path>
        <draw:path draw:style-name="gr1" draw:text-style-name="P1" draw:layer="layout" svg:width="0.038cm" svg:height="0.038cm" svg:x="17.135cm" svg:y="22.908cm" svg:viewBox="0 0 39 39" svg:d="M39 19c0 11-8 20-20 20-11 0-19-9-19-20s8-19 19-19c12 0 20 8 20 19z">
          <text:p/>
        </draw:path>
        <draw:path draw:style-name="gr1" draw:text-style-name="P1" draw:layer="layout" svg:width="0.039cm" svg:height="0.038cm" svg:x="17.712cm" svg:y="22.908cm" svg:viewBox="0 0 40 39" svg:d="M40 19c0 11-9 20-20 20s-20-9-20-20 9-19 20-19 20 8 20 19z">
          <text:p/>
        </draw:path>
        <draw:path draw:style-name="gr1" draw:text-style-name="P1" draw:layer="layout" svg:width="0.039cm" svg:height="0.038cm" svg:x="18.289cm" svg:y="22.908cm" svg:viewBox="0 0 40 39" svg:d="M40 19c0 11-9 20-19 20-11 0-21-9-21-20s10-19 21-19c10 0 19 8 19 19z">
          <text:p/>
        </draw:path>
        <draw:path draw:style-name="gr1" draw:text-style-name="P1" draw:layer="layout" svg:width="0.038cm" svg:height="0.038cm" svg:x="18.867cm" svg:y="22.908cm" svg:viewBox="0 0 39 39" svg:d="M39 19c0 11-9 20-20 20s-19-9-19-20 8-19 19-19 20 8 20 19z">
          <text:p/>
        </draw:path>
        <draw:path draw:style-name="gr1" draw:text-style-name="P1" draw:layer="layout" svg:width="0.038cm" svg:height="0.038cm" svg:x="19.444cm" svg:y="22.908cm" svg:viewBox="0 0 39 39" svg:d="M39 19c0 11-9 20-20 20-10 0-19-9-19-20s9-19 19-19c11 0 20 8 20 19z">
          <text:p/>
        </draw:path>
        <draw:path draw:style-name="gr1" draw:text-style-name="P1" draw:layer="layout" svg:width="0.039cm" svg:height="0.038cm" svg:x="20.021cm" svg:y="22.908cm" svg:viewBox="0 0 40 39" svg:d="M40 19c0 11-9 20-21 20-10 0-19-9-19-20s9-19 19-19c12 0 21 8 21 19z">
          <text:p/>
        </draw:path>
        <draw:path draw:style-name="gr1" draw:text-style-name="P1" draw:layer="layout" svg:width="0.038cm" svg:height="0.038cm" svg:x="20.599cm" svg:y="22.908cm" svg:viewBox="0 0 39 39" svg:d="M39 19c0 11-9 20-19 20-12 0-20-9-20-20s8-19 20-19c10 0 19 8 19 19z">
          <text:p/>
        </draw:path>
        <draw:path draw:style-name="gr1" draw:text-style-name="P1" draw:layer="layout" svg:width="0.038cm" svg:height="0.038cm" svg:x="21.176cm" svg:y="22.908cm" svg:viewBox="0 0 39 39" svg:d="M39 19c0 11-8 20-19 20-12 0-20-9-20-20s8-19 20-19c11 0 19 8 19 19z">
          <text:p/>
        </draw:path>
        <draw:path draw:style-name="gr1" draw:text-style-name="P1" draw:layer="layout" svg:width="0.038cm" svg:height="0.038cm" svg:x="-0.183cm" svg:y="23.485cm" svg:viewBox="0 0 39 39" svg:d="M39 20c0 11-8 19-19 19-12 0-20-8-20-19 0-12 8-20 20-20 11 0 19 8 19 20z">
          <text:p/>
        </draw:path>
        <draw:path draw:style-name="gr1" draw:text-style-name="P1" draw:layer="layout" svg:width="0.038cm" svg:height="0.038cm" svg:x="0.394cm" svg:y="23.485cm" svg:viewBox="0 0 39 39" svg:d="M39 20c0 11-8 19-19 19-10 0-20-8-20-19 0-12 10-20 20-20 11 0 19 8 19 20z">
          <text:p/>
        </draw:path>
        <draw:path draw:style-name="gr1" draw:text-style-name="P1" draw:layer="layout" svg:width="0.039cm" svg:height="0.038cm" svg:x="0.971cm" svg:y="23.485cm" svg:viewBox="0 0 40 39" svg:d="M40 20c0 11-10 19-21 19-10 0-19-8-19-19 0-12 9-20 19-20 11 0 21 8 21 20z">
          <text:p/>
        </draw:path>
        <draw:path draw:style-name="gr1" draw:text-style-name="P1" draw:layer="layout" svg:width="0.038cm" svg:height="0.038cm" svg:x="1.549cm" svg:y="23.485cm" svg:viewBox="0 0 39 39" svg:d="M39 20c0 11-9 19-20 19s-19-8-19-19c0-12 8-20 19-20s20 8 20 20z">
          <text:p/>
        </draw:path>
        <draw:path draw:style-name="gr1" draw:text-style-name="P1" draw:layer="layout" svg:width="0.038cm" svg:height="0.038cm" svg:x="2.126cm" svg:y="23.485cm" svg:viewBox="0 0 39 39" svg:d="M39 20c0 11-8 19-20 19-11 0-19-8-19-19 0-12 8-20 19-20 12 0 20 8 20 20z">
          <text:p/>
        </draw:path>
        <draw:path draw:style-name="gr1" draw:text-style-name="P1" draw:layer="layout" svg:width="0.039cm" svg:height="0.038cm" svg:x="2.703cm" svg:y="23.485cm" svg:viewBox="0 0 40 39" svg:d="M40 20c0 11-9 19-20 19s-20-8-20-19c0-12 9-20 20-20s20 8 20 20z">
          <text:p/>
        </draw:path>
        <draw:path draw:style-name="gr1" draw:text-style-name="P1" draw:layer="layout" svg:width="0.039cm" svg:height="0.038cm" svg:x="3.28cm" svg:y="23.485cm" svg:viewBox="0 0 40 39" svg:d="M40 20c0 11-9 19-19 19-11 0-21-8-21-19 0-12 10-20 21-20 10 0 19 8 19 20z">
          <text:p/>
        </draw:path>
        <draw:path draw:style-name="gr1" draw:text-style-name="P1" draw:layer="layout" svg:width="0.038cm" svg:height="0.038cm" svg:x="3.858cm" svg:y="23.485cm" svg:viewBox="0 0 39 39" svg:d="M39 20c0 11-10 19-20 19-11 0-19-8-19-19 0-12 8-20 19-20 10 0 20 8 20 20z">
          <text:p/>
        </draw:path>
        <draw:path draw:style-name="gr1" draw:text-style-name="P1" draw:layer="layout" svg:width="0.038cm" svg:height="0.038cm" svg:x="4.435cm" svg:y="23.485cm" svg:viewBox="0 0 39 39" svg:d="M39 20c0 11-8 19-20 19-11 0-19-8-19-19 0-12 8-20 19-20 12 0 20 8 20 20z">
          <text:p/>
        </draw:path>
        <draw:path draw:style-name="gr1" draw:text-style-name="P1" draw:layer="layout" svg:width="0.039cm" svg:height="0.038cm" svg:x="5.012cm" svg:y="23.485cm" svg:viewBox="0 0 40 39" svg:d="M40 20c0 11-9 19-21 19-10 0-19-8-19-19 0-12 9-20 19-20 12 0 21 8 21 20z">
          <text:p/>
        </draw:path>
        <draw:path draw:style-name="gr1" draw:text-style-name="P1" draw:layer="layout" svg:width="0.039cm" svg:height="0.038cm" svg:x="5.589cm" svg:y="23.485cm" svg:viewBox="0 0 40 39" svg:d="M40 20c0 11-9 19-19 19-12 0-21-8-21-19 0-12 9-20 21-20 10 0 19 8 19 20z">
          <text:p/>
        </draw:path>
        <draw:path draw:style-name="gr1" draw:text-style-name="P1" draw:layer="layout" svg:width="0.038cm" svg:height="0.038cm" svg:x="6.167cm" svg:y="23.485cm" svg:viewBox="0 0 39 39" svg:d="M39 20c0 11-8 19-19 19s-20-8-20-19c0-12 9-20 20-20s19 8 19 20z">
          <text:p/>
        </draw:path>
        <draw:path draw:style-name="gr1" draw:text-style-name="P1" draw:layer="layout" svg:width="0.038cm" svg:height="0.038cm" svg:x="6.744cm" svg:y="23.485cm" svg:viewBox="0 0 39 39" svg:d="M39 20c0 11-8 19-19 19-10 0-20-8-20-19 0-12 10-20 20-20 11 0 19 8 19 20z">
          <text:p/>
        </draw:path>
        <draw:path draw:style-name="gr1" draw:text-style-name="P1" draw:layer="layout" svg:width="0.039cm" svg:height="0.038cm" svg:x="7.321cm" svg:y="23.485cm" svg:viewBox="0 0 40 39" svg:d="M40 20c0 11-10 19-21 19-10 0-19-8-19-19 0-12 9-20 19-20 11 0 21 8 21 20z">
          <text:p/>
        </draw:path>
        <draw:path draw:style-name="gr1" draw:text-style-name="P1" draw:layer="layout" svg:width="0.038cm" svg:height="0.038cm" svg:x="7.899cm" svg:y="23.485cm" svg:viewBox="0 0 39 39" svg:d="M39 20c0 11-9 19-20 19s-19-8-19-19c0-12 8-20 19-20s20 8 20 20z">
          <text:p/>
        </draw:path>
        <draw:path draw:style-name="gr1" draw:text-style-name="P1" draw:layer="layout" svg:width="0.038cm" svg:height="0.038cm" svg:x="8.476cm" svg:y="23.485cm" svg:viewBox="0 0 39 39" svg:d="M39 20c0 11-8 19-19 19-12 0-20-8-20-19 0-12 8-20 20-20 11 0 19 8 19 20z">
          <text:p/>
        </draw:path>
        <draw:path draw:style-name="gr1" draw:text-style-name="P1" draw:layer="layout" svg:width="0.039cm" svg:height="0.038cm" svg:x="9.053cm" svg:y="23.485cm" svg:viewBox="0 0 40 39" svg:d="M40 20c0 11-9 19-20 19s-20-8-20-19c0-12 9-20 20-20s20 8 20 20z">
          <text:p/>
        </draw:path>
        <draw:path draw:style-name="gr1" draw:text-style-name="P1" draw:layer="layout" svg:width="0.039cm" svg:height="0.038cm" svg:x="9.63cm" svg:y="23.485cm" svg:viewBox="0 0 40 39" svg:d="M40 20c0 11-9 19-19 19-11 0-21-8-21-19 0-12 10-20 21-20 10 0 19 8 19 20z">
          <text:p/>
        </draw:path>
        <draw:path draw:style-name="gr1" draw:text-style-name="P1" draw:layer="layout" svg:width="0.038cm" svg:height="0.038cm" svg:x="10.208cm" svg:y="23.485cm" svg:viewBox="0 0 39 39" svg:d="M39 20c0 11-10 19-20 19-11 0-19-8-19-19 0-12 8-20 19-20 10 0 20 8 20 20z">
          <text:p/>
        </draw:path>
        <draw:path draw:style-name="gr1" draw:text-style-name="P1" draw:layer="layout" svg:width="0.038cm" svg:height="0.038cm" svg:x="10.785cm" svg:y="23.485cm" svg:viewBox="0 0 39 39" svg:d="M39 20c0 11-8 19-20 19-11 0-19-8-19-19 0-12 8-20 19-20 12 0 20 8 20 20z">
          <text:p/>
        </draw:path>
        <draw:path draw:style-name="gr1" draw:text-style-name="P1" draw:layer="layout" svg:width="0.039cm" svg:height="0.038cm" svg:x="11.362cm" svg:y="23.485cm" svg:viewBox="0 0 40 39" svg:d="M40 20c0 11-9 19-20 19s-20-8-20-19c0-12 9-20 20-20s20 8 20 20z">
          <text:p/>
        </draw:path>
        <draw:path draw:style-name="gr1" draw:text-style-name="P1" draw:layer="layout" svg:width="0.039cm" svg:height="0.038cm" svg:x="11.939cm" svg:y="23.485cm" svg:viewBox="0 0 40 39" svg:d="M40 20c0 11-9 19-19 19-12 0-21-8-21-19 0-12 9-20 21-20 10 0 19 8 19 20z">
          <text:p/>
        </draw:path>
        <draw:path draw:style-name="gr1" draw:text-style-name="P1" draw:layer="layout" svg:width="0.038cm" svg:height="0.038cm" svg:x="12.517cm" svg:y="23.485cm" svg:viewBox="0 0 39 39" svg:d="M39 20c0 11-8 19-19 19s-20-8-20-19c0-12 9-20 20-20s19 8 19 20z">
          <text:p/>
        </draw:path>
        <draw:path draw:style-name="gr1" draw:text-style-name="P1" draw:layer="layout" svg:width="0.038cm" svg:height="0.038cm" svg:x="13.094cm" svg:y="23.485cm" svg:viewBox="0 0 39 39" svg:d="M39 20c0 11-9 19-20 19-10 0-19-8-19-19 0-12 9-20 19-20 11 0 20 8 20 20z">
          <text:p/>
        </draw:path>
        <draw:path draw:style-name="gr1" draw:text-style-name="P1" draw:layer="layout" svg:width="0.039cm" svg:height="0.038cm" svg:x="13.671cm" svg:y="23.485cm" svg:viewBox="0 0 40 39" svg:d="M40 20c0 11-9 19-21 19-10 0-19-8-19-19 0-12 9-20 19-20 12 0 21 8 21 20z">
          <text:p/>
        </draw:path>
        <draw:path draw:style-name="gr1" draw:text-style-name="P1" draw:layer="layout" svg:width="0.038cm" svg:height="0.038cm" svg:x="14.249cm" svg:y="23.485cm" svg:viewBox="0 0 39 39" svg:d="M39 20c0 11-9 19-20 19s-19-8-19-19c0-12 8-20 19-20s20 8 20 20z">
          <text:p/>
        </draw:path>
        <draw:path draw:style-name="gr1" draw:text-style-name="P1" draw:layer="layout" svg:width="0.038cm" svg:height="0.038cm" svg:x="14.826cm" svg:y="23.485cm" svg:viewBox="0 0 39 39" svg:d="M39 20c0 11-8 19-19 19-12 0-20-8-20-19 0-12 8-20 20-20 11 0 19 8 19 20z">
          <text:p/>
        </draw:path>
        <draw:path draw:style-name="gr1" draw:text-style-name="P1" draw:layer="layout" svg:width="0.039cm" svg:height="0.038cm" svg:x="15.403cm" svg:y="23.485cm" svg:viewBox="0 0 40 39" svg:d="M40 20c0 11-9 19-20 19-10 0-20-8-20-19 0-12 10-20 20-20 11 0 20 8 20 20z">
          <text:p/>
        </draw:path>
        <draw:path draw:style-name="gr1" draw:text-style-name="P1" draw:layer="layout" svg:width="0.039cm" svg:height="0.038cm" svg:x="15.98cm" svg:y="23.485cm" svg:viewBox="0 0 40 39" svg:d="M40 20c0 11-10 19-20 19-11 0-20-8-20-19 0-12 9-20 20-20 10 0 20 8 20 20z">
          <text:p/>
        </draw:path>
        <draw:path draw:style-name="gr1" draw:text-style-name="P1" draw:layer="layout" svg:width="0.038cm" svg:height="0.038cm" svg:x="16.558cm" svg:y="23.485cm" svg:viewBox="0 0 39 39" svg:d="M39 20c0 11-9 19-20 19s-19-8-19-19c0-12 8-20 19-20s20 8 20 20z">
          <text:p/>
        </draw:path>
        <draw:path draw:style-name="gr1" draw:text-style-name="P1" draw:layer="layout" svg:width="0.038cm" svg:height="0.038cm" svg:x="17.135cm" svg:y="23.485cm" svg:viewBox="0 0 39 39" svg:d="M39 20c0 11-8 19-20 19-11 0-19-8-19-19 0-12 8-20 19-20 12 0 20 8 20 20z">
          <text:p/>
        </draw:path>
        <draw:path draw:style-name="gr1" draw:text-style-name="P1" draw:layer="layout" svg:width="0.039cm" svg:height="0.038cm" svg:x="17.712cm" svg:y="23.485cm" svg:viewBox="0 0 40 39" svg:d="M40 20c0 11-9 19-20 19s-20-8-20-19c0-12 9-20 20-20s20 8 20 20z">
          <text:p/>
        </draw:path>
        <draw:path draw:style-name="gr1" draw:text-style-name="P1" draw:layer="layout" svg:width="0.039cm" svg:height="0.038cm" svg:x="18.289cm" svg:y="23.485cm" svg:viewBox="0 0 40 39" svg:d="M40 20c0 11-9 19-19 19-11 0-21-8-21-19 0-12 10-20 21-20 10 0 19 8 19 20z">
          <text:p/>
        </draw:path>
        <draw:path draw:style-name="gr1" draw:text-style-name="P1" draw:layer="layout" svg:width="0.038cm" svg:height="0.038cm" svg:x="18.867cm" svg:y="23.485cm" svg:viewBox="0 0 39 39" svg:d="M39 20c0 11-9 19-20 19s-19-8-19-19c0-12 8-20 19-20s20 8 20 20z">
          <text:p/>
        </draw:path>
        <draw:path draw:style-name="gr1" draw:text-style-name="P1" draw:layer="layout" svg:width="0.038cm" svg:height="0.038cm" svg:x="19.444cm" svg:y="23.485cm" svg:viewBox="0 0 39 39" svg:d="M39 20c0 11-9 19-20 19-10 0-19-8-19-19 0-12 9-20 19-20 11 0 20 8 20 20z">
          <text:p/>
        </draw:path>
        <draw:path draw:style-name="gr1" draw:text-style-name="P1" draw:layer="layout" svg:width="0.039cm" svg:height="0.038cm" svg:x="20.021cm" svg:y="23.485cm" svg:viewBox="0 0 40 39" svg:d="M40 20c0 11-9 19-21 19-10 0-19-8-19-19 0-12 9-20 19-20 12 0 21 8 21 20z">
          <text:p/>
        </draw:path>
        <draw:path draw:style-name="gr1" draw:text-style-name="P1" draw:layer="layout" svg:width="0.038cm" svg:height="0.038cm" svg:x="20.599cm" svg:y="23.485cm" svg:viewBox="0 0 39 39" svg:d="M39 20c0 11-9 19-19 19-12 0-20-8-20-19 0-12 8-20 20-20 10 0 19 8 19 20z">
          <text:p/>
        </draw:path>
        <draw:path draw:style-name="gr1" draw:text-style-name="P1" draw:layer="layout" svg:width="0.038cm" svg:height="0.038cm" svg:x="21.176cm" svg:y="23.485cm" svg:viewBox="0 0 39 39" svg:d="M39 20c0 11-8 19-19 19-12 0-20-8-20-19 0-12 8-20 20-20 11 0 19 8 19 20z">
          <text:p/>
        </draw:path>
        <draw:path draw:style-name="gr1" draw:text-style-name="P1" draw:layer="layout" svg:width="0.038cm" svg:height="0.039cm" svg:x="-0.183cm" svg:y="24.062cm" svg:viewBox="0 0 39 40" svg:d="M39 20c0 11-8 20-19 20-12 0-20-9-20-20s8-20 20-20c11 0 19 9 19 20z">
          <text:p/>
        </draw:path>
        <draw:path draw:style-name="gr1" draw:text-style-name="P1" draw:layer="layout" svg:width="0.038cm" svg:height="0.039cm" svg:x="0.394cm" svg:y="24.062cm" svg:viewBox="0 0 39 40" svg:d="M39 20c0 11-8 20-19 20-10 0-20-9-20-20s10-20 20-20c11 0 19 9 19 20z">
          <text:p/>
        </draw:path>
        <draw:path draw:style-name="gr1" draw:text-style-name="P1" draw:layer="layout" svg:width="0.039cm" svg:height="0.039cm" svg:x="0.971cm" svg:y="24.062cm" svg:viewBox="0 0 40 40" svg:d="M40 20c0 11-10 20-21 20-10 0-19-9-19-20s9-20 19-20c11 0 21 9 21 20z">
          <text:p/>
        </draw:path>
        <draw:path draw:style-name="gr1" draw:text-style-name="P1" draw:layer="layout" svg:width="0.038cm" svg:height="0.039cm" svg:x="1.549cm" svg:y="24.062cm" svg:viewBox="0 0 39 40" svg:d="M39 20c0 11-9 20-20 20s-19-9-19-20 8-20 19-20 20 9 20 20z">
          <text:p/>
        </draw:path>
        <draw:path draw:style-name="gr1" draw:text-style-name="P1" draw:layer="layout" svg:width="0.038cm" svg:height="0.039cm" svg:x="2.126cm" svg:y="24.062cm" svg:viewBox="0 0 39 40" svg:d="M39 20c0 11-8 20-20 20-11 0-19-9-19-20s8-20 19-20c12 0 20 9 20 20z">
          <text:p/>
        </draw:path>
        <draw:path draw:style-name="gr1" draw:text-style-name="P1" draw:layer="layout" svg:width="0.039cm" svg:height="0.039cm" svg:x="2.703cm" svg:y="24.062cm" svg:viewBox="0 0 40 40" svg:d="M40 20c0 11-9 20-20 20s-20-9-20-20 9-20 20-20 20 9 20 20z">
          <text:p/>
        </draw:path>
        <draw:path draw:style-name="gr1" draw:text-style-name="P1" draw:layer="layout" svg:width="0.039cm" svg:height="0.039cm" svg:x="3.28cm" svg:y="24.062cm" svg:viewBox="0 0 40 40" svg:d="M40 20c0 11-9 20-19 20-11 0-21-9-21-20s10-20 21-20c10 0 19 9 19 20z">
          <text:p/>
        </draw:path>
        <draw:path draw:style-name="gr1" draw:text-style-name="P1" draw:layer="layout" svg:width="0.038cm" svg:height="0.039cm" svg:x="3.858cm" svg:y="24.062cm" svg:viewBox="0 0 39 40" svg:d="M39 20c0 11-10 20-20 20-11 0-19-9-19-20s8-20 19-20c10 0 20 9 20 20z">
          <text:p/>
        </draw:path>
        <draw:path draw:style-name="gr1" draw:text-style-name="P1" draw:layer="layout" svg:width="0.038cm" svg:height="0.039cm" svg:x="4.435cm" svg:y="24.062cm" svg:viewBox="0 0 39 40" svg:d="M39 20c0 11-8 20-20 20-11 0-19-9-19-20s8-20 19-20c12 0 20 9 20 20z">
          <text:p/>
        </draw:path>
        <draw:path draw:style-name="gr1" draw:text-style-name="P1" draw:layer="layout" svg:width="0.039cm" svg:height="0.039cm" svg:x="5.012cm" svg:y="24.062cm" svg:viewBox="0 0 40 40" svg:d="M40 20c0 11-9 20-21 20-10 0-19-9-19-20s9-20 19-20c12 0 21 9 21 20z">
          <text:p/>
        </draw:path>
        <draw:path draw:style-name="gr1" draw:text-style-name="P1" draw:layer="layout" svg:width="0.039cm" svg:height="0.039cm" svg:x="5.589cm" svg:y="24.062cm" svg:viewBox="0 0 40 40" svg:d="M40 20c0 11-9 20-19 20-12 0-21-9-21-20s9-20 21-20c10 0 19 9 19 20z">
          <text:p/>
        </draw:path>
        <draw:path draw:style-name="gr1" draw:text-style-name="P1" draw:layer="layout" svg:width="0.038cm" svg:height="0.039cm" svg:x="6.167cm" svg:y="24.062cm" svg:viewBox="0 0 39 40" svg:d="M39 20c0 11-8 20-19 20s-20-9-20-20 9-20 20-20 19 9 19 20z">
          <text:p/>
        </draw:path>
        <draw:path draw:style-name="gr1" draw:text-style-name="P1" draw:layer="layout" svg:width="0.038cm" svg:height="0.039cm" svg:x="6.744cm" svg:y="24.062cm" svg:viewBox="0 0 39 40" svg:d="M39 20c0 11-8 20-19 20-10 0-20-9-20-20s10-20 20-20c11 0 19 9 19 20z">
          <text:p/>
        </draw:path>
        <draw:path draw:style-name="gr1" draw:text-style-name="P1" draw:layer="layout" svg:width="0.039cm" svg:height="0.039cm" svg:x="7.321cm" svg:y="24.062cm" svg:viewBox="0 0 40 40" svg:d="M40 20c0 11-10 20-21 20-10 0-19-9-19-20s9-20 19-20c11 0 21 9 21 20z">
          <text:p/>
        </draw:path>
        <draw:path draw:style-name="gr1" draw:text-style-name="P1" draw:layer="layout" svg:width="0.038cm" svg:height="0.039cm" svg:x="7.899cm" svg:y="24.062cm" svg:viewBox="0 0 39 40" svg:d="M39 20c0 11-9 20-20 20s-19-9-19-20 8-20 19-20 20 9 20 20z">
          <text:p/>
        </draw:path>
        <draw:path draw:style-name="gr1" draw:text-style-name="P1" draw:layer="layout" svg:width="0.038cm" svg:height="0.039cm" svg:x="8.476cm" svg:y="24.062cm" svg:viewBox="0 0 39 40" svg:d="M39 20c0 11-8 20-19 20-12 0-20-9-20-20s8-20 20-20c11 0 19 9 19 20z">
          <text:p/>
        </draw:path>
        <draw:path draw:style-name="gr1" draw:text-style-name="P1" draw:layer="layout" svg:width="0.039cm" svg:height="0.039cm" svg:x="9.053cm" svg:y="24.062cm" svg:viewBox="0 0 40 40" svg:d="M40 20c0 11-9 20-20 20s-20-9-20-20 9-20 20-20 20 9 20 20z">
          <text:p/>
        </draw:path>
        <draw:path draw:style-name="gr1" draw:text-style-name="P1" draw:layer="layout" svg:width="0.039cm" svg:height="0.039cm" svg:x="9.63cm" svg:y="24.062cm" svg:viewBox="0 0 40 40" svg:d="M40 20c0 11-9 20-19 20-11 0-21-9-21-20s10-20 21-20c10 0 19 9 19 20z">
          <text:p/>
        </draw:path>
        <draw:path draw:style-name="gr1" draw:text-style-name="P1" draw:layer="layout" svg:width="0.038cm" svg:height="0.039cm" svg:x="10.208cm" svg:y="24.062cm" svg:viewBox="0 0 39 40" svg:d="M39 20c0 11-10 20-20 20-11 0-19-9-19-20s8-20 19-20c10 0 20 9 20 20z">
          <text:p/>
        </draw:path>
        <draw:path draw:style-name="gr1" draw:text-style-name="P1" draw:layer="layout" svg:width="0.038cm" svg:height="0.039cm" svg:x="10.785cm" svg:y="24.062cm" svg:viewBox="0 0 39 40" svg:d="M39 20c0 11-8 20-20 20-11 0-19-9-19-20s8-20 19-20c12 0 20 9 20 20z">
          <text:p/>
        </draw:path>
        <draw:path draw:style-name="gr1" draw:text-style-name="P1" draw:layer="layout" svg:width="0.039cm" svg:height="0.039cm" svg:x="11.362cm" svg:y="24.062cm" svg:viewBox="0 0 40 40" svg:d="M40 20c0 11-9 20-20 20s-20-9-20-20 9-20 20-20 20 9 20 20z">
          <text:p/>
        </draw:path>
        <draw:path draw:style-name="gr1" draw:text-style-name="P1" draw:layer="layout" svg:width="0.039cm" svg:height="0.039cm" svg:x="11.939cm" svg:y="24.062cm" svg:viewBox="0 0 40 40" svg:d="M40 20c0 11-9 20-19 20-12 0-21-9-21-20s9-20 21-20c10 0 19 9 19 20z">
          <text:p/>
        </draw:path>
        <draw:path draw:style-name="gr1" draw:text-style-name="P1" draw:layer="layout" svg:width="0.038cm" svg:height="0.039cm" svg:x="12.517cm" svg:y="24.062cm" svg:viewBox="0 0 39 40" svg:d="M39 20c0 11-8 20-19 20s-20-9-20-20 9-20 20-20 19 9 19 20z">
          <text:p/>
        </draw:path>
        <draw:path draw:style-name="gr1" draw:text-style-name="P1" draw:layer="layout" svg:width="0.038cm" svg:height="0.039cm" svg:x="13.094cm" svg:y="24.062cm" svg:viewBox="0 0 39 40" svg:d="M39 20c0 11-9 20-20 20-10 0-19-9-19-20s9-20 19-20c11 0 20 9 20 20z">
          <text:p/>
        </draw:path>
        <draw:path draw:style-name="gr1" draw:text-style-name="P1" draw:layer="layout" svg:width="0.039cm" svg:height="0.039cm" svg:x="13.671cm" svg:y="24.062cm" svg:viewBox="0 0 40 40" svg:d="M40 20c0 11-9 20-21 20-10 0-19-9-19-20s9-20 19-20c12 0 21 9 21 20z">
          <text:p/>
        </draw:path>
        <draw:path draw:style-name="gr1" draw:text-style-name="P1" draw:layer="layout" svg:width="0.038cm" svg:height="0.039cm" svg:x="14.249cm" svg:y="24.062cm" svg:viewBox="0 0 39 40" svg:d="M39 20c0 11-9 20-20 20s-19-9-19-20 8-20 19-20 20 9 20 20z">
          <text:p/>
        </draw:path>
        <draw:path draw:style-name="gr1" draw:text-style-name="P1" draw:layer="layout" svg:width="0.038cm" svg:height="0.039cm" svg:x="14.826cm" svg:y="24.062cm" svg:viewBox="0 0 39 40" svg:d="M39 20c0 11-8 20-19 20-12 0-20-9-20-20s8-20 20-20c11 0 19 9 19 20z">
          <text:p/>
        </draw:path>
        <draw:path draw:style-name="gr1" draw:text-style-name="P1" draw:layer="layout" svg:width="0.039cm" svg:height="0.039cm" svg:x="15.403cm" svg:y="24.062cm" svg:viewBox="0 0 40 40" svg:d="M40 20c0 11-9 20-20 20-10 0-20-9-20-20s10-20 20-20c11 0 20 9 20 20z">
          <text:p/>
        </draw:path>
        <draw:path draw:style-name="gr1" draw:text-style-name="P1" draw:layer="layout" svg:width="0.039cm" svg:height="0.039cm" svg:x="15.98cm" svg:y="24.062cm" svg:viewBox="0 0 40 40" svg:d="M40 20c0 11-10 20-20 20-11 0-20-9-20-20s9-20 20-20c10 0 20 9 20 20z">
          <text:p/>
        </draw:path>
        <draw:path draw:style-name="gr1" draw:text-style-name="P1" draw:layer="layout" svg:width="0.038cm" svg:height="0.039cm" svg:x="16.558cm" svg:y="24.062cm" svg:viewBox="0 0 39 40" svg:d="M39 20c0 11-9 20-20 20s-19-9-19-20 8-20 19-20 20 9 20 20z">
          <text:p/>
        </draw:path>
        <draw:path draw:style-name="gr1" draw:text-style-name="P1" draw:layer="layout" svg:width="0.038cm" svg:height="0.039cm" svg:x="17.135cm" svg:y="24.062cm" svg:viewBox="0 0 39 40" svg:d="M39 20c0 11-8 20-20 20-11 0-19-9-19-20s8-20 19-20c12 0 20 9 20 20z">
          <text:p/>
        </draw:path>
        <draw:path draw:style-name="gr1" draw:text-style-name="P1" draw:layer="layout" svg:width="0.039cm" svg:height="0.039cm" svg:x="17.712cm" svg:y="24.062cm" svg:viewBox="0 0 40 40" svg:d="M40 20c0 11-9 20-20 20s-20-9-20-20 9-20 20-20 20 9 20 20z">
          <text:p/>
        </draw:path>
        <draw:path draw:style-name="gr1" draw:text-style-name="P1" draw:layer="layout" svg:width="0.039cm" svg:height="0.039cm" svg:x="18.289cm" svg:y="24.062cm" svg:viewBox="0 0 40 40" svg:d="M40 20c0 11-9 20-19 20-11 0-21-9-21-20s10-20 21-20c10 0 19 9 19 20z">
          <text:p/>
        </draw:path>
        <draw:path draw:style-name="gr1" draw:text-style-name="P1" draw:layer="layout" svg:width="0.038cm" svg:height="0.039cm" svg:x="18.867cm" svg:y="24.062cm" svg:viewBox="0 0 39 40" svg:d="M39 20c0 11-9 20-20 20s-19-9-19-20 8-20 19-20 20 9 20 20z">
          <text:p/>
        </draw:path>
        <draw:path draw:style-name="gr1" draw:text-style-name="P1" draw:layer="layout" svg:width="0.038cm" svg:height="0.039cm" svg:x="19.444cm" svg:y="24.062cm" svg:viewBox="0 0 39 40" svg:d="M39 20c0 11-9 20-20 20-10 0-19-9-19-20s9-20 19-20c11 0 20 9 20 20z">
          <text:p/>
        </draw:path>
        <draw:path draw:style-name="gr1" draw:text-style-name="P1" draw:layer="layout" svg:width="0.039cm" svg:height="0.039cm" svg:x="20.021cm" svg:y="24.062cm" svg:viewBox="0 0 40 40" svg:d="M40 20c0 11-9 20-21 20-10 0-19-9-19-20s9-20 19-20c12 0 21 9 21 20z">
          <text:p/>
        </draw:path>
        <draw:path draw:style-name="gr1" draw:text-style-name="P1" draw:layer="layout" svg:width="0.038cm" svg:height="0.039cm" svg:x="20.599cm" svg:y="24.062cm" svg:viewBox="0 0 39 40" svg:d="M39 20c0 11-9 20-19 20-12 0-20-9-20-20s8-20 20-20c10 0 19 9 19 20z">
          <text:p/>
        </draw:path>
        <draw:path draw:style-name="gr1" draw:text-style-name="P1" draw:layer="layout" svg:width="0.038cm" svg:height="0.039cm" svg:x="21.176cm" svg:y="24.062cm" svg:viewBox="0 0 39 40" svg:d="M39 20c0 11-8 20-19 20-12 0-20-9-20-20s8-20 20-20c11 0 19 9 19 20z">
          <text:p/>
        </draw:path>
        <draw:path draw:style-name="gr1" draw:text-style-name="P1" draw:layer="layout" svg:width="0.038cm" svg:height="0.039cm" svg:x="-0.183cm" svg:y="24.639cm" svg:viewBox="0 0 39 40" svg:d="M39 21c0 10-8 19-19 19-12 0-20-9-20-19 0-11 8-21 20-21 11 0 19 10 19 21z">
          <text:p/>
        </draw:path>
        <draw:path draw:style-name="gr1" draw:text-style-name="P1" draw:layer="layout" svg:width="0.038cm" svg:height="0.039cm" svg:x="0.394cm" svg:y="24.639cm" svg:viewBox="0 0 39 40" svg:d="M39 21c0 10-8 19-19 19-10 0-20-9-20-19 0-11 10-21 20-21 11 0 19 10 19 21z">
          <text:p/>
        </draw:path>
        <draw:path draw:style-name="gr1" draw:text-style-name="P1" draw:layer="layout" svg:width="0.039cm" svg:height="0.039cm" svg:x="0.971cm" svg:y="24.639cm" svg:viewBox="0 0 40 40" svg:d="M40 21c0 10-10 19-21 19-10 0-19-9-19-19 0-11 9-21 19-21 11 0 21 10 21 21z">
          <text:p/>
        </draw:path>
        <draw:path draw:style-name="gr1" draw:text-style-name="P1" draw:layer="layout" svg:width="0.038cm" svg:height="0.039cm" svg:x="1.549cm" svg:y="24.639cm" svg:viewBox="0 0 39 40" svg:d="M39 21c0 10-9 19-20 19s-19-9-19-19c0-11 8-21 19-21s20 10 20 21z">
          <text:p/>
        </draw:path>
        <draw:path draw:style-name="gr1" draw:text-style-name="P1" draw:layer="layout" svg:width="0.038cm" svg:height="0.039cm" svg:x="2.126cm" svg:y="24.639cm" svg:viewBox="0 0 39 40" svg:d="M39 21c0 10-8 19-20 19-11 0-19-9-19-19 0-11 8-21 19-21 12 0 20 10 20 21z">
          <text:p/>
        </draw:path>
        <draw:path draw:style-name="gr1" draw:text-style-name="P1" draw:layer="layout" svg:width="0.039cm" svg:height="0.039cm" svg:x="2.703cm" svg:y="24.639cm" svg:viewBox="0 0 40 40" svg:d="M40 21c0 10-9 19-20 19s-20-9-20-19c0-11 9-21 20-21s20 10 20 21z">
          <text:p/>
        </draw:path>
        <draw:path draw:style-name="gr1" draw:text-style-name="P1" draw:layer="layout" svg:width="0.039cm" svg:height="0.039cm" svg:x="3.28cm" svg:y="24.639cm" svg:viewBox="0 0 40 40" svg:d="M40 21c0 10-9 19-19 19-11 0-21-9-21-19 0-11 10-21 21-21 10 0 19 10 19 21z">
          <text:p/>
        </draw:path>
        <draw:path draw:style-name="gr1" draw:text-style-name="P1" draw:layer="layout" svg:width="0.038cm" svg:height="0.039cm" svg:x="3.858cm" svg:y="24.639cm" svg:viewBox="0 0 39 40" svg:d="M39 21c0 10-10 19-20 19-11 0-19-9-19-19 0-11 8-21 19-21 10 0 20 10 20 21z">
          <text:p/>
        </draw:path>
        <draw:path draw:style-name="gr1" draw:text-style-name="P1" draw:layer="layout" svg:width="0.038cm" svg:height="0.039cm" svg:x="4.435cm" svg:y="24.639cm" svg:viewBox="0 0 39 40" svg:d="M39 21c0 10-8 19-20 19-11 0-19-9-19-19 0-11 8-21 19-21 12 0 20 10 20 21z">
          <text:p/>
        </draw:path>
        <draw:path draw:style-name="gr1" draw:text-style-name="P1" draw:layer="layout" svg:width="0.039cm" svg:height="0.039cm" svg:x="5.012cm" svg:y="24.639cm" svg:viewBox="0 0 40 40" svg:d="M40 21c0 10-9 19-21 19-10 0-19-9-19-19 0-11 9-21 19-21 12 0 21 10 21 21z">
          <text:p/>
        </draw:path>
        <draw:path draw:style-name="gr1" draw:text-style-name="P1" draw:layer="layout" svg:width="0.039cm" svg:height="0.039cm" svg:x="5.589cm" svg:y="24.639cm" svg:viewBox="0 0 40 40" svg:d="M40 21c0 10-9 19-19 19-12 0-21-9-21-19 0-11 9-21 21-21 10 0 19 10 19 21z">
          <text:p/>
        </draw:path>
        <draw:path draw:style-name="gr1" draw:text-style-name="P1" draw:layer="layout" svg:width="0.038cm" svg:height="0.039cm" svg:x="6.167cm" svg:y="24.639cm" svg:viewBox="0 0 39 40" svg:d="M39 21c0 10-8 19-19 19s-20-9-20-19c0-11 9-21 20-21s19 10 19 21z">
          <text:p/>
        </draw:path>
        <draw:path draw:style-name="gr1" draw:text-style-name="P1" draw:layer="layout" svg:width="0.038cm" svg:height="0.039cm" svg:x="6.744cm" svg:y="24.639cm" svg:viewBox="0 0 39 40" svg:d="M39 21c0 10-8 19-19 19-10 0-20-9-20-19 0-11 10-21 20-21 11 0 19 10 19 21z">
          <text:p/>
        </draw:path>
        <draw:path draw:style-name="gr1" draw:text-style-name="P1" draw:layer="layout" svg:width="0.039cm" svg:height="0.039cm" svg:x="7.321cm" svg:y="24.639cm" svg:viewBox="0 0 40 40" svg:d="M40 21c0 10-10 19-21 19-10 0-19-9-19-19 0-11 9-21 19-21 11 0 21 10 21 21z">
          <text:p/>
        </draw:path>
        <draw:path draw:style-name="gr1" draw:text-style-name="P1" draw:layer="layout" svg:width="0.038cm" svg:height="0.039cm" svg:x="7.899cm" svg:y="24.639cm" svg:viewBox="0 0 39 40" svg:d="M39 21c0 10-9 19-20 19s-19-9-19-19c0-11 8-21 19-21s20 10 20 21z">
          <text:p/>
        </draw:path>
        <draw:path draw:style-name="gr1" draw:text-style-name="P1" draw:layer="layout" svg:width="0.038cm" svg:height="0.039cm" svg:x="8.476cm" svg:y="24.639cm" svg:viewBox="0 0 39 40" svg:d="M39 21c0 10-8 19-19 19-12 0-20-9-20-19 0-11 8-21 20-21 11 0 19 10 19 21z">
          <text:p/>
        </draw:path>
        <draw:path draw:style-name="gr1" draw:text-style-name="P1" draw:layer="layout" svg:width="0.039cm" svg:height="0.039cm" svg:x="9.053cm" svg:y="24.639cm" svg:viewBox="0 0 40 40" svg:d="M40 21c0 10-9 19-20 19s-20-9-20-19c0-11 9-21 20-21s20 10 20 21z">
          <text:p/>
        </draw:path>
        <draw:path draw:style-name="gr1" draw:text-style-name="P1" draw:layer="layout" svg:width="0.039cm" svg:height="0.039cm" svg:x="9.63cm" svg:y="24.639cm" svg:viewBox="0 0 40 40" svg:d="M40 21c0 10-9 19-19 19-11 0-21-9-21-19 0-11 10-21 21-21 10 0 19 10 19 21z">
          <text:p/>
        </draw:path>
        <draw:path draw:style-name="gr1" draw:text-style-name="P1" draw:layer="layout" svg:width="0.038cm" svg:height="0.039cm" svg:x="10.208cm" svg:y="24.639cm" svg:viewBox="0 0 39 40" svg:d="M39 21c0 10-10 19-20 19-11 0-19-9-19-19 0-11 8-21 19-21 10 0 20 10 20 21z">
          <text:p/>
        </draw:path>
        <draw:path draw:style-name="gr1" draw:text-style-name="P1" draw:layer="layout" svg:width="0.038cm" svg:height="0.039cm" svg:x="10.785cm" svg:y="24.639cm" svg:viewBox="0 0 39 40" svg:d="M39 21c0 10-8 19-20 19-11 0-19-9-19-19 0-11 8-21 19-21 12 0 20 10 20 21z">
          <text:p/>
        </draw:path>
        <draw:path draw:style-name="gr1" draw:text-style-name="P1" draw:layer="layout" svg:width="0.039cm" svg:height="0.039cm" svg:x="11.362cm" svg:y="24.639cm" svg:viewBox="0 0 40 40" svg:d="M40 21c0 10-9 19-20 19s-20-9-20-19c0-11 9-21 20-21s20 10 20 21z">
          <text:p/>
        </draw:path>
        <draw:path draw:style-name="gr1" draw:text-style-name="P1" draw:layer="layout" svg:width="0.039cm" svg:height="0.039cm" svg:x="11.939cm" svg:y="24.639cm" svg:viewBox="0 0 40 40" svg:d="M40 21c0 10-9 19-19 19-12 0-21-9-21-19 0-11 9-21 21-21 10 0 19 10 19 21z">
          <text:p/>
        </draw:path>
        <draw:path draw:style-name="gr1" draw:text-style-name="P1" draw:layer="layout" svg:width="0.038cm" svg:height="0.039cm" svg:x="12.517cm" svg:y="24.639cm" svg:viewBox="0 0 39 40" svg:d="M39 21c0 10-8 19-19 19s-20-9-20-19c0-11 9-21 20-21s19 10 19 21z">
          <text:p/>
        </draw:path>
        <draw:path draw:style-name="gr1" draw:text-style-name="P1" draw:layer="layout" svg:width="0.038cm" svg:height="0.039cm" svg:x="13.094cm" svg:y="24.639cm" svg:viewBox="0 0 39 40" svg:d="M39 21c0 10-9 19-20 19-10 0-19-9-19-19 0-11 9-21 19-21 11 0 20 10 20 21z">
          <text:p/>
        </draw:path>
        <draw:path draw:style-name="gr1" draw:text-style-name="P1" draw:layer="layout" svg:width="0.039cm" svg:height="0.039cm" svg:x="13.671cm" svg:y="24.639cm" svg:viewBox="0 0 40 40" svg:d="M40 21c0 10-9 19-21 19-10 0-19-9-19-19 0-11 9-21 19-21 12 0 21 10 21 21z">
          <text:p/>
        </draw:path>
        <draw:path draw:style-name="gr1" draw:text-style-name="P1" draw:layer="layout" svg:width="0.038cm" svg:height="0.039cm" svg:x="14.249cm" svg:y="24.639cm" svg:viewBox="0 0 39 40" svg:d="M39 21c0 10-9 19-20 19s-19-9-19-19c0-11 8-21 19-21s20 10 20 21z">
          <text:p/>
        </draw:path>
        <draw:path draw:style-name="gr1" draw:text-style-name="P1" draw:layer="layout" svg:width="0.038cm" svg:height="0.039cm" svg:x="14.826cm" svg:y="24.639cm" svg:viewBox="0 0 39 40" svg:d="M39 21c0 10-8 19-19 19-12 0-20-9-20-19 0-11 8-21 20-21 11 0 19 10 19 21z">
          <text:p/>
        </draw:path>
        <draw:path draw:style-name="gr1" draw:text-style-name="P1" draw:layer="layout" svg:width="0.039cm" svg:height="0.039cm" svg:x="15.403cm" svg:y="24.639cm" svg:viewBox="0 0 40 40" svg:d="M40 21c0 10-9 19-20 19-10 0-20-9-20-19 0-11 10-21 20-21 11 0 20 10 20 21z">
          <text:p/>
        </draw:path>
        <draw:path draw:style-name="gr1" draw:text-style-name="P1" draw:layer="layout" svg:width="0.039cm" svg:height="0.039cm" svg:x="15.98cm" svg:y="24.639cm" svg:viewBox="0 0 40 40" svg:d="M40 21c0 10-10 19-20 19-11 0-20-9-20-19 0-11 9-21 20-21 10 0 20 10 20 21z">
          <text:p/>
        </draw:path>
        <draw:path draw:style-name="gr1" draw:text-style-name="P1" draw:layer="layout" svg:width="0.038cm" svg:height="0.039cm" svg:x="16.558cm" svg:y="24.639cm" svg:viewBox="0 0 39 40" svg:d="M39 21c0 10-9 19-20 19s-19-9-19-19c0-11 8-21 19-21s20 10 20 21z">
          <text:p/>
        </draw:path>
        <draw:path draw:style-name="gr1" draw:text-style-name="P1" draw:layer="layout" svg:width="0.038cm" svg:height="0.039cm" svg:x="17.135cm" svg:y="24.639cm" svg:viewBox="0 0 39 40" svg:d="M39 21c0 10-8 19-20 19-11 0-19-9-19-19 0-11 8-21 19-21 12 0 20 10 20 21z">
          <text:p/>
        </draw:path>
        <draw:path draw:style-name="gr1" draw:text-style-name="P1" draw:layer="layout" svg:width="0.039cm" svg:height="0.039cm" svg:x="17.712cm" svg:y="24.639cm" svg:viewBox="0 0 40 40" svg:d="M40 21c0 10-9 19-20 19s-20-9-20-19c0-11 9-21 20-21s20 10 20 21z">
          <text:p/>
        </draw:path>
        <draw:path draw:style-name="gr1" draw:text-style-name="P1" draw:layer="layout" svg:width="0.039cm" svg:height="0.039cm" svg:x="18.289cm" svg:y="24.639cm" svg:viewBox="0 0 40 40" svg:d="M40 21c0 10-9 19-19 19-11 0-21-9-21-19 0-11 10-21 21-21 10 0 19 10 19 21z">
          <text:p/>
        </draw:path>
        <draw:path draw:style-name="gr1" draw:text-style-name="P1" draw:layer="layout" svg:width="0.038cm" svg:height="0.039cm" svg:x="18.867cm" svg:y="24.639cm" svg:viewBox="0 0 39 40" svg:d="M39 21c0 10-9 19-20 19s-19-9-19-19c0-11 8-21 19-21s20 10 20 21z">
          <text:p/>
        </draw:path>
        <draw:path draw:style-name="gr1" draw:text-style-name="P1" draw:layer="layout" svg:width="0.038cm" svg:height="0.039cm" svg:x="19.444cm" svg:y="24.639cm" svg:viewBox="0 0 39 40" svg:d="M39 21c0 10-9 19-20 19-10 0-19-9-19-19 0-11 9-21 19-21 11 0 20 10 20 21z">
          <text:p/>
        </draw:path>
        <draw:path draw:style-name="gr1" draw:text-style-name="P1" draw:layer="layout" svg:width="0.039cm" svg:height="0.039cm" svg:x="20.021cm" svg:y="24.639cm" svg:viewBox="0 0 40 40" svg:d="M40 21c0 10-9 19-21 19-10 0-19-9-19-19 0-11 9-21 19-21 12 0 21 10 21 21z">
          <text:p/>
        </draw:path>
        <draw:path draw:style-name="gr1" draw:text-style-name="P1" draw:layer="layout" svg:width="0.038cm" svg:height="0.039cm" svg:x="20.599cm" svg:y="24.639cm" svg:viewBox="0 0 39 40" svg:d="M39 21c0 10-9 19-19 19-12 0-20-9-20-19 0-11 8-21 20-21 10 0 19 10 19 21z">
          <text:p/>
        </draw:path>
        <draw:path draw:style-name="gr1" draw:text-style-name="P1" draw:layer="layout" svg:width="0.038cm" svg:height="0.039cm" svg:x="21.176cm" svg:y="24.639cm" svg:viewBox="0 0 39 40" svg:d="M39 21c0 10-8 19-19 19-12 0-20-9-20-19 0-11 8-21 20-21 11 0 19 10 19 21z">
          <text:p/>
        </draw:path>
        <draw:path draw:style-name="gr1" draw:text-style-name="P1" draw:layer="layout" svg:width="0.038cm" svg:height="0.038cm" svg:x="-0.183cm" svg:y="25.217cm" svg:viewBox="0 0 39 39" svg:d="M39 19c0 11-8 20-19 20-12 0-20-9-20-20s8-19 20-19c11 0 19 8 19 19z">
          <text:p/>
        </draw:path>
        <draw:path draw:style-name="gr1" draw:text-style-name="P1" draw:layer="layout" svg:width="0.038cm" svg:height="0.038cm" svg:x="0.394cm" svg:y="25.217cm" svg:viewBox="0 0 39 39" svg:d="M39 19c0 11-8 20-19 20-10 0-20-9-20-20s10-19 20-19c11 0 19 8 19 19z">
          <text:p/>
        </draw:path>
        <draw:path draw:style-name="gr1" draw:text-style-name="P1" draw:layer="layout" svg:width="0.039cm" svg:height="0.038cm" svg:x="0.971cm" svg:y="25.217cm" svg:viewBox="0 0 40 39" svg:d="M40 19c0 11-10 20-21 20-10 0-19-9-19-20s9-19 19-19c11 0 21 8 21 19z">
          <text:p/>
        </draw:path>
        <draw:path draw:style-name="gr1" draw:text-style-name="P1" draw:layer="layout" svg:width="0.038cm" svg:height="0.038cm" svg:x="1.549cm" svg:y="25.217cm" svg:viewBox="0 0 39 39" svg:d="M39 19c0 11-9 20-20 20s-19-9-19-20 8-19 19-19 20 8 20 19z">
          <text:p/>
        </draw:path>
        <draw:path draw:style-name="gr1" draw:text-style-name="P1" draw:layer="layout" svg:width="0.038cm" svg:height="0.038cm" svg:x="2.126cm" svg:y="25.217cm" svg:viewBox="0 0 39 39" svg:d="M39 19c0 11-8 20-20 20-11 0-19-9-19-20s8-19 19-19c12 0 20 8 20 19z">
          <text:p/>
        </draw:path>
        <draw:path draw:style-name="gr1" draw:text-style-name="P1" draw:layer="layout" svg:width="0.039cm" svg:height="0.038cm" svg:x="2.703cm" svg:y="25.217cm" svg:viewBox="0 0 40 39" svg:d="M40 19c0 11-9 20-20 20s-20-9-20-20 9-19 20-19 20 8 20 19z">
          <text:p/>
        </draw:path>
        <draw:path draw:style-name="gr1" draw:text-style-name="P1" draw:layer="layout" svg:width="0.039cm" svg:height="0.038cm" svg:x="3.28cm" svg:y="25.217cm" svg:viewBox="0 0 40 39" svg:d="M40 19c0 11-9 20-19 20-11 0-21-9-21-20s10-19 21-19c10 0 19 8 19 19z">
          <text:p/>
        </draw:path>
        <draw:path draw:style-name="gr1" draw:text-style-name="P1" draw:layer="layout" svg:width="0.038cm" svg:height="0.038cm" svg:x="3.858cm" svg:y="25.217cm" svg:viewBox="0 0 39 39" svg:d="M39 19c0 11-10 20-20 20-11 0-19-9-19-20s8-19 19-19c10 0 20 8 20 19z">
          <text:p/>
        </draw:path>
        <draw:path draw:style-name="gr1" draw:text-style-name="P1" draw:layer="layout" svg:width="0.038cm" svg:height="0.038cm" svg:x="4.435cm" svg:y="25.217cm" svg:viewBox="0 0 39 39" svg:d="M39 19c0 11-8 20-20 20-11 0-19-9-19-20s8-19 19-19c12 0 20 8 20 19z">
          <text:p/>
        </draw:path>
        <draw:path draw:style-name="gr1" draw:text-style-name="P1" draw:layer="layout" svg:width="0.039cm" svg:height="0.038cm" svg:x="5.012cm" svg:y="25.217cm" svg:viewBox="0 0 40 39" svg:d="M40 19c0 11-9 20-21 20-10 0-19-9-19-20s9-19 19-19c12 0 21 8 21 19z">
          <text:p/>
        </draw:path>
        <draw:path draw:style-name="gr1" draw:text-style-name="P1" draw:layer="layout" svg:width="0.039cm" svg:height="0.038cm" svg:x="5.589cm" svg:y="25.217cm" svg:viewBox="0 0 40 39" svg:d="M40 19c0 11-9 20-19 20-12 0-21-9-21-20s9-19 21-19c10 0 19 8 19 19z">
          <text:p/>
        </draw:path>
        <draw:path draw:style-name="gr1" draw:text-style-name="P1" draw:layer="layout" svg:width="0.038cm" svg:height="0.038cm" svg:x="6.167cm" svg:y="25.217cm" svg:viewBox="0 0 39 39" svg:d="M39 19c0 11-8 20-19 20s-20-9-20-20 9-19 20-19 19 8 19 19z">
          <text:p/>
        </draw:path>
        <draw:path draw:style-name="gr1" draw:text-style-name="P1" draw:layer="layout" svg:width="0.038cm" svg:height="0.038cm" svg:x="6.744cm" svg:y="25.217cm" svg:viewBox="0 0 39 39" svg:d="M39 19c0 11-8 20-19 20-10 0-20-9-20-20s10-19 20-19c11 0 19 8 19 19z">
          <text:p/>
        </draw:path>
        <draw:path draw:style-name="gr1" draw:text-style-name="P1" draw:layer="layout" svg:width="0.039cm" svg:height="0.038cm" svg:x="7.321cm" svg:y="25.217cm" svg:viewBox="0 0 40 39" svg:d="M40 19c0 11-10 20-21 20-10 0-19-9-19-20s9-19 19-19c11 0 21 8 21 19z">
          <text:p/>
        </draw:path>
        <draw:path draw:style-name="gr1" draw:text-style-name="P1" draw:layer="layout" svg:width="0.038cm" svg:height="0.038cm" svg:x="7.899cm" svg:y="25.217cm" svg:viewBox="0 0 39 39" svg:d="M39 19c0 11-9 20-20 20s-19-9-19-20 8-19 19-19 20 8 20 19z">
          <text:p/>
        </draw:path>
        <draw:path draw:style-name="gr1" draw:text-style-name="P1" draw:layer="layout" svg:width="0.038cm" svg:height="0.038cm" svg:x="8.476cm" svg:y="25.217cm" svg:viewBox="0 0 39 39" svg:d="M39 19c0 11-8 20-19 20-12 0-20-9-20-20s8-19 20-19c11 0 19 8 19 19z">
          <text:p/>
        </draw:path>
        <draw:path draw:style-name="gr1" draw:text-style-name="P1" draw:layer="layout" svg:width="0.039cm" svg:height="0.038cm" svg:x="9.053cm" svg:y="25.217cm" svg:viewBox="0 0 40 39" svg:d="M40 19c0 11-9 20-20 20s-20-9-20-20 9-19 20-19 20 8 20 19z">
          <text:p/>
        </draw:path>
        <draw:path draw:style-name="gr1" draw:text-style-name="P1" draw:layer="layout" svg:width="0.039cm" svg:height="0.038cm" svg:x="9.63cm" svg:y="25.217cm" svg:viewBox="0 0 40 39" svg:d="M40 19c0 11-9 20-19 20-11 0-21-9-21-20s10-19 21-19c10 0 19 8 19 19z">
          <text:p/>
        </draw:path>
        <draw:path draw:style-name="gr1" draw:text-style-name="P1" draw:layer="layout" svg:width="0.038cm" svg:height="0.038cm" svg:x="10.208cm" svg:y="25.217cm" svg:viewBox="0 0 39 39" svg:d="M39 19c0 11-10 20-20 20-11 0-19-9-19-20s8-19 19-19c10 0 20 8 20 19z">
          <text:p/>
        </draw:path>
        <draw:path draw:style-name="gr1" draw:text-style-name="P1" draw:layer="layout" svg:width="0.038cm" svg:height="0.038cm" svg:x="10.785cm" svg:y="25.217cm" svg:viewBox="0 0 39 39" svg:d="M39 19c0 11-8 20-20 20-11 0-19-9-19-20s8-19 19-19c12 0 20 8 20 19z">
          <text:p/>
        </draw:path>
        <draw:path draw:style-name="gr1" draw:text-style-name="P1" draw:layer="layout" svg:width="0.039cm" svg:height="0.038cm" svg:x="11.362cm" svg:y="25.217cm" svg:viewBox="0 0 40 39" svg:d="M40 19c0 11-9 20-20 20s-20-9-20-20 9-19 20-19 20 8 20 19z">
          <text:p/>
        </draw:path>
        <draw:path draw:style-name="gr1" draw:text-style-name="P1" draw:layer="layout" svg:width="0.039cm" svg:height="0.038cm" svg:x="11.939cm" svg:y="25.217cm" svg:viewBox="0 0 40 39" svg:d="M40 19c0 11-9 20-19 20-12 0-21-9-21-20s9-19 21-19c10 0 19 8 19 19z">
          <text:p/>
        </draw:path>
        <draw:path draw:style-name="gr1" draw:text-style-name="P1" draw:layer="layout" svg:width="0.038cm" svg:height="0.038cm" svg:x="12.517cm" svg:y="25.217cm" svg:viewBox="0 0 39 39" svg:d="M39 19c0 11-8 20-19 20s-20-9-20-20 9-19 20-19 19 8 19 19z">
          <text:p/>
        </draw:path>
        <draw:path draw:style-name="gr1" draw:text-style-name="P1" draw:layer="layout" svg:width="0.038cm" svg:height="0.038cm" svg:x="13.094cm" svg:y="25.217cm" svg:viewBox="0 0 39 39" svg:d="M39 19c0 11-9 20-20 20-10 0-19-9-19-20s9-19 19-19c11 0 20 8 20 19z">
          <text:p/>
        </draw:path>
        <draw:path draw:style-name="gr1" draw:text-style-name="P1" draw:layer="layout" svg:width="0.039cm" svg:height="0.038cm" svg:x="13.671cm" svg:y="25.217cm" svg:viewBox="0 0 40 39" svg:d="M40 19c0 11-9 20-21 20-10 0-19-9-19-20s9-19 19-19c12 0 21 8 21 19z">
          <text:p/>
        </draw:path>
        <draw:path draw:style-name="gr1" draw:text-style-name="P1" draw:layer="layout" svg:width="0.038cm" svg:height="0.038cm" svg:x="14.249cm" svg:y="25.217cm" svg:viewBox="0 0 39 39" svg:d="M39 19c0 11-9 20-20 20s-19-9-19-20 8-19 19-19 20 8 20 19z">
          <text:p/>
        </draw:path>
        <draw:path draw:style-name="gr1" draw:text-style-name="P1" draw:layer="layout" svg:width="0.038cm" svg:height="0.038cm" svg:x="14.826cm" svg:y="25.217cm" svg:viewBox="0 0 39 39" svg:d="M39 19c0 11-8 20-19 20-12 0-20-9-20-20s8-19 20-19c11 0 19 8 19 19z">
          <text:p/>
        </draw:path>
        <draw:path draw:style-name="gr1" draw:text-style-name="P1" draw:layer="layout" svg:width="0.039cm" svg:height="0.038cm" svg:x="15.403cm" svg:y="25.217cm" svg:viewBox="0 0 40 39" svg:d="M40 19c0 11-9 20-20 20-10 0-20-9-20-20s10-19 20-19c11 0 20 8 20 19z">
          <text:p/>
        </draw:path>
        <draw:path draw:style-name="gr1" draw:text-style-name="P1" draw:layer="layout" svg:width="0.039cm" svg:height="0.038cm" svg:x="15.98cm" svg:y="25.217cm" svg:viewBox="0 0 40 39" svg:d="M40 19c0 11-10 20-20 20-11 0-20-9-20-20s9-19 20-19c10 0 20 8 20 19z">
          <text:p/>
        </draw:path>
        <draw:path draw:style-name="gr1" draw:text-style-name="P1" draw:layer="layout" svg:width="0.038cm" svg:height="0.038cm" svg:x="16.558cm" svg:y="25.217cm" svg:viewBox="0 0 39 39" svg:d="M39 19c0 11-9 20-20 20s-19-9-19-20 8-19 19-19 20 8 20 19z">
          <text:p/>
        </draw:path>
        <draw:path draw:style-name="gr1" draw:text-style-name="P1" draw:layer="layout" svg:width="0.038cm" svg:height="0.038cm" svg:x="17.135cm" svg:y="25.217cm" svg:viewBox="0 0 39 39" svg:d="M39 19c0 11-8 20-20 20-11 0-19-9-19-20s8-19 19-19c12 0 20 8 20 19z">
          <text:p/>
        </draw:path>
        <draw:path draw:style-name="gr1" draw:text-style-name="P1" draw:layer="layout" svg:width="0.039cm" svg:height="0.038cm" svg:x="17.712cm" svg:y="25.217cm" svg:viewBox="0 0 40 39" svg:d="M40 19c0 11-9 20-20 20s-20-9-20-20 9-19 20-19 20 8 20 19z">
          <text:p/>
        </draw:path>
        <draw:path draw:style-name="gr1" draw:text-style-name="P1" draw:layer="layout" svg:width="0.039cm" svg:height="0.038cm" svg:x="18.289cm" svg:y="25.217cm" svg:viewBox="0 0 40 39" svg:d="M40 19c0 11-9 20-19 20-11 0-21-9-21-20s10-19 21-19c10 0 19 8 19 19z">
          <text:p/>
        </draw:path>
        <draw:path draw:style-name="gr1" draw:text-style-name="P1" draw:layer="layout" svg:width="0.038cm" svg:height="0.038cm" svg:x="18.867cm" svg:y="25.217cm" svg:viewBox="0 0 39 39" svg:d="M39 19c0 11-9 20-20 20s-19-9-19-20 8-19 19-19 20 8 20 19z">
          <text:p/>
        </draw:path>
        <draw:path draw:style-name="gr1" draw:text-style-name="P1" draw:layer="layout" svg:width="0.038cm" svg:height="0.038cm" svg:x="19.444cm" svg:y="25.217cm" svg:viewBox="0 0 39 39" svg:d="M39 19c0 11-9 20-20 20-10 0-19-9-19-20s9-19 19-19c11 0 20 8 20 19z">
          <text:p/>
        </draw:path>
        <draw:path draw:style-name="gr1" draw:text-style-name="P1" draw:layer="layout" svg:width="0.039cm" svg:height="0.038cm" svg:x="20.021cm" svg:y="25.217cm" svg:viewBox="0 0 40 39" svg:d="M40 19c0 11-9 20-21 20-10 0-19-9-19-20s9-19 19-19c12 0 21 8 21 19z">
          <text:p/>
        </draw:path>
        <draw:path draw:style-name="gr1" draw:text-style-name="P1" draw:layer="layout" svg:width="0.038cm" svg:height="0.038cm" svg:x="20.599cm" svg:y="25.217cm" svg:viewBox="0 0 39 39" svg:d="M39 19c0 11-9 20-19 20-12 0-20-9-20-20s8-19 20-19c10 0 19 8 19 19z">
          <text:p/>
        </draw:path>
        <draw:path draw:style-name="gr1" draw:text-style-name="P1" draw:layer="layout" svg:width="0.038cm" svg:height="0.038cm" svg:x="21.176cm" svg:y="25.217cm" svg:viewBox="0 0 39 39" svg:d="M39 19c0 11-8 20-19 20-12 0-20-9-20-20s8-19 20-19c11 0 19 8 19 19z">
          <text:p/>
        </draw:path>
        <draw:path draw:style-name="gr1" draw:text-style-name="P1" draw:layer="layout" svg:width="0.038cm" svg:height="0.038cm" svg:x="-0.183cm" svg:y="25.794cm" svg:viewBox="0 0 39 39" svg:d="M39 19c0 12-8 20-19 20-12 0-20-8-20-20 0-10 8-19 20-19 11 0 19 9 19 19z">
          <text:p/>
        </draw:path>
        <draw:path draw:style-name="gr1" draw:text-style-name="P1" draw:layer="layout" svg:width="0.038cm" svg:height="0.038cm" svg:x="0.394cm" svg:y="25.794cm" svg:viewBox="0 0 39 39" svg:d="M39 19c0 12-8 20-19 20-10 0-20-8-20-20 0-10 10-19 20-19 11 0 19 9 19 19z">
          <text:p/>
        </draw:path>
        <draw:path draw:style-name="gr1" draw:text-style-name="P1" draw:layer="layout" svg:width="0.039cm" svg:height="0.038cm" svg:x="0.971cm" svg:y="25.794cm" svg:viewBox="0 0 40 39" svg:d="M40 19c0 12-10 20-21 20-10 0-19-8-19-20 0-10 9-19 19-19 11 0 21 9 21 19z">
          <text:p/>
        </draw:path>
        <draw:path draw:style-name="gr1" draw:text-style-name="P1" draw:layer="layout" svg:width="0.038cm" svg:height="0.038cm" svg:x="1.549cm" svg:y="25.794cm" svg:viewBox="0 0 39 39" svg:d="M39 19c0 12-9 20-20 20s-19-8-19-20c0-10 8-19 19-19s20 9 20 19z">
          <text:p/>
        </draw:path>
        <draw:path draw:style-name="gr1" draw:text-style-name="P1" draw:layer="layout" svg:width="0.038cm" svg:height="0.038cm" svg:x="2.126cm" svg:y="25.794cm" svg:viewBox="0 0 39 39" svg:d="M39 19c0 12-8 20-20 20-11 0-19-8-19-20 0-10 8-19 19-19 12 0 20 9 20 19z">
          <text:p/>
        </draw:path>
        <draw:path draw:style-name="gr1" draw:text-style-name="P1" draw:layer="layout" svg:width="0.039cm" svg:height="0.038cm" svg:x="2.703cm" svg:y="25.794cm" svg:viewBox="0 0 40 39" svg:d="M40 19c0 12-9 20-20 20s-20-8-20-20c0-10 9-19 20-19s20 9 20 19z">
          <text:p/>
        </draw:path>
        <draw:path draw:style-name="gr1" draw:text-style-name="P1" draw:layer="layout" svg:width="0.039cm" svg:height="0.038cm" svg:x="3.28cm" svg:y="25.794cm" svg:viewBox="0 0 40 39" svg:d="M40 19c0 12-9 20-19 20-11 0-21-8-21-20 0-10 10-19 21-19 10 0 19 9 19 19z">
          <text:p/>
        </draw:path>
        <draw:path draw:style-name="gr1" draw:text-style-name="P1" draw:layer="layout" svg:width="0.038cm" svg:height="0.038cm" svg:x="3.858cm" svg:y="25.794cm" svg:viewBox="0 0 39 39" svg:d="M39 19c0 12-10 20-20 20-11 0-19-8-19-20 0-10 8-19 19-19 10 0 20 9 20 19z">
          <text:p/>
        </draw:path>
        <draw:path draw:style-name="gr1" draw:text-style-name="P1" draw:layer="layout" svg:width="0.038cm" svg:height="0.038cm" svg:x="4.435cm" svg:y="25.794cm" svg:viewBox="0 0 39 39" svg:d="M39 19c0 12-8 20-20 20-11 0-19-8-19-20 0-10 8-19 19-19 12 0 20 9 20 19z">
          <text:p/>
        </draw:path>
        <draw:path draw:style-name="gr1" draw:text-style-name="P1" draw:layer="layout" svg:width="0.039cm" svg:height="0.038cm" svg:x="5.012cm" svg:y="25.794cm" svg:viewBox="0 0 40 39" svg:d="M40 19c0 12-9 20-21 20-10 0-19-8-19-20 0-10 9-19 19-19 12 0 21 9 21 19z">
          <text:p/>
        </draw:path>
        <draw:path draw:style-name="gr1" draw:text-style-name="P1" draw:layer="layout" svg:width="0.039cm" svg:height="0.038cm" svg:x="5.589cm" svg:y="25.794cm" svg:viewBox="0 0 40 39" svg:d="M40 19c0 12-9 20-19 20-12 0-21-8-21-20 0-10 9-19 21-19 10 0 19 9 19 19z">
          <text:p/>
        </draw:path>
        <draw:path draw:style-name="gr1" draw:text-style-name="P1" draw:layer="layout" svg:width="0.038cm" svg:height="0.038cm" svg:x="6.167cm" svg:y="25.794cm" svg:viewBox="0 0 39 39" svg:d="M39 19c0 12-8 20-19 20s-20-8-20-20c0-10 9-19 20-19s19 9 19 19z">
          <text:p/>
        </draw:path>
        <draw:path draw:style-name="gr1" draw:text-style-name="P1" draw:layer="layout" svg:width="0.038cm" svg:height="0.038cm" svg:x="6.744cm" svg:y="25.794cm" svg:viewBox="0 0 39 39" svg:d="M39 19c0 12-8 20-19 20-10 0-20-8-20-20 0-10 10-19 20-19 11 0 19 9 19 19z">
          <text:p/>
        </draw:path>
        <draw:path draw:style-name="gr1" draw:text-style-name="P1" draw:layer="layout" svg:width="0.039cm" svg:height="0.038cm" svg:x="7.321cm" svg:y="25.794cm" svg:viewBox="0 0 40 39" svg:d="M40 19c0 12-10 20-21 20-10 0-19-8-19-20 0-10 9-19 19-19 11 0 21 9 21 19z">
          <text:p/>
        </draw:path>
        <draw:path draw:style-name="gr1" draw:text-style-name="P1" draw:layer="layout" svg:width="0.038cm" svg:height="0.038cm" svg:x="7.899cm" svg:y="25.794cm" svg:viewBox="0 0 39 39" svg:d="M39 19c0 12-9 20-20 20s-19-8-19-20c0-10 8-19 19-19s20 9 20 19z">
          <text:p/>
        </draw:path>
        <draw:path draw:style-name="gr1" draw:text-style-name="P1" draw:layer="layout" svg:width="0.038cm" svg:height="0.038cm" svg:x="8.476cm" svg:y="25.794cm" svg:viewBox="0 0 39 39" svg:d="M39 19c0 12-8 20-19 20-12 0-20-8-20-20 0-10 8-19 20-19 11 0 19 9 19 19z">
          <text:p/>
        </draw:path>
        <draw:path draw:style-name="gr1" draw:text-style-name="P1" draw:layer="layout" svg:width="0.039cm" svg:height="0.038cm" svg:x="9.053cm" svg:y="25.794cm" svg:viewBox="0 0 40 39" svg:d="M40 19c0 12-9 20-20 20s-20-8-20-20c0-10 9-19 20-19s20 9 20 19z">
          <text:p/>
        </draw:path>
        <draw:path draw:style-name="gr1" draw:text-style-name="P1" draw:layer="layout" svg:width="0.039cm" svg:height="0.038cm" svg:x="9.63cm" svg:y="25.794cm" svg:viewBox="0 0 40 39" svg:d="M40 19c0 12-9 20-19 20-11 0-21-8-21-20 0-10 10-19 21-19 10 0 19 9 19 19z">
          <text:p/>
        </draw:path>
        <draw:path draw:style-name="gr1" draw:text-style-name="P1" draw:layer="layout" svg:width="0.038cm" svg:height="0.038cm" svg:x="10.208cm" svg:y="25.794cm" svg:viewBox="0 0 39 39" svg:d="M39 19c0 12-10 20-20 20-11 0-19-8-19-20 0-10 8-19 19-19 10 0 20 9 20 19z">
          <text:p/>
        </draw:path>
        <draw:path draw:style-name="gr1" draw:text-style-name="P1" draw:layer="layout" svg:width="0.038cm" svg:height="0.038cm" svg:x="10.785cm" svg:y="25.794cm" svg:viewBox="0 0 39 39" svg:d="M39 19c0 12-8 20-20 20-11 0-19-8-19-20 0-10 8-19 19-19 12 0 20 9 20 19z">
          <text:p/>
        </draw:path>
        <draw:path draw:style-name="gr1" draw:text-style-name="P1" draw:layer="layout" svg:width="0.039cm" svg:height="0.038cm" svg:x="11.362cm" svg:y="25.794cm" svg:viewBox="0 0 40 39" svg:d="M40 19c0 12-9 20-20 20s-20-8-20-20c0-10 9-19 20-19s20 9 20 19z">
          <text:p/>
        </draw:path>
        <draw:path draw:style-name="gr1" draw:text-style-name="P1" draw:layer="layout" svg:width="0.039cm" svg:height="0.038cm" svg:x="11.939cm" svg:y="25.794cm" svg:viewBox="0 0 40 39" svg:d="M40 19c0 12-9 20-19 20-12 0-21-8-21-20 0-10 9-19 21-19 10 0 19 9 19 19z">
          <text:p/>
        </draw:path>
        <draw:path draw:style-name="gr1" draw:text-style-name="P1" draw:layer="layout" svg:width="0.038cm" svg:height="0.038cm" svg:x="12.517cm" svg:y="25.794cm" svg:viewBox="0 0 39 39" svg:d="M39 19c0 12-8 20-19 20s-20-8-20-20c0-10 9-19 20-19s19 9 19 19z">
          <text:p/>
        </draw:path>
        <draw:path draw:style-name="gr1" draw:text-style-name="P1" draw:layer="layout" svg:width="0.038cm" svg:height="0.038cm" svg:x="13.094cm" svg:y="25.794cm" svg:viewBox="0 0 39 39" svg:d="M39 19c0 12-9 20-20 20-10 0-19-8-19-20 0-10 9-19 19-19 11 0 20 9 20 19z">
          <text:p/>
        </draw:path>
        <draw:path draw:style-name="gr1" draw:text-style-name="P1" draw:layer="layout" svg:width="0.039cm" svg:height="0.038cm" svg:x="13.671cm" svg:y="25.794cm" svg:viewBox="0 0 40 39" svg:d="M40 19c0 12-9 20-21 20-10 0-19-8-19-20 0-10 9-19 19-19 12 0 21 9 21 19z">
          <text:p/>
        </draw:path>
        <draw:path draw:style-name="gr1" draw:text-style-name="P1" draw:layer="layout" svg:width="0.038cm" svg:height="0.038cm" svg:x="14.249cm" svg:y="25.794cm" svg:viewBox="0 0 39 39" svg:d="M39 19c0 12-9 20-20 20s-19-8-19-20c0-10 8-19 19-19s20 9 20 19z">
          <text:p/>
        </draw:path>
        <draw:path draw:style-name="gr1" draw:text-style-name="P1" draw:layer="layout" svg:width="0.038cm" svg:height="0.038cm" svg:x="14.826cm" svg:y="25.794cm" svg:viewBox="0 0 39 39" svg:d="M39 19c0 12-8 20-19 20-12 0-20-8-20-20 0-10 8-19 20-19 11 0 19 9 19 19z">
          <text:p/>
        </draw:path>
        <draw:path draw:style-name="gr1" draw:text-style-name="P1" draw:layer="layout" svg:width="0.039cm" svg:height="0.038cm" svg:x="15.403cm" svg:y="25.794cm" svg:viewBox="0 0 40 39" svg:d="M40 19c0 12-9 20-20 20-10 0-20-8-20-20 0-10 10-19 20-19 11 0 20 9 20 19z">
          <text:p/>
        </draw:path>
        <draw:path draw:style-name="gr1" draw:text-style-name="P1" draw:layer="layout" svg:width="0.039cm" svg:height="0.038cm" svg:x="15.98cm" svg:y="25.794cm" svg:viewBox="0 0 40 39" svg:d="M40 19c0 12-10 20-20 20-11 0-20-8-20-20 0-10 9-19 20-19 10 0 20 9 20 19z">
          <text:p/>
        </draw:path>
        <draw:path draw:style-name="gr1" draw:text-style-name="P1" draw:layer="layout" svg:width="0.038cm" svg:height="0.038cm" svg:x="16.558cm" svg:y="25.794cm" svg:viewBox="0 0 39 39" svg:d="M39 19c0 12-9 20-20 20s-19-8-19-20c0-10 8-19 19-19s20 9 20 19z">
          <text:p/>
        </draw:path>
        <draw:path draw:style-name="gr1" draw:text-style-name="P1" draw:layer="layout" svg:width="0.038cm" svg:height="0.038cm" svg:x="17.135cm" svg:y="25.794cm" svg:viewBox="0 0 39 39" svg:d="M39 19c0 12-8 20-20 20-11 0-19-8-19-20 0-10 8-19 19-19 12 0 20 9 20 19z">
          <text:p/>
        </draw:path>
        <draw:path draw:style-name="gr1" draw:text-style-name="P1" draw:layer="layout" svg:width="0.039cm" svg:height="0.038cm" svg:x="17.712cm" svg:y="25.794cm" svg:viewBox="0 0 40 39" svg:d="M40 19c0 12-9 20-20 20s-20-8-20-20c0-10 9-19 20-19s20 9 20 19z">
          <text:p/>
        </draw:path>
        <draw:path draw:style-name="gr1" draw:text-style-name="P1" draw:layer="layout" svg:width="0.039cm" svg:height="0.038cm" svg:x="18.289cm" svg:y="25.794cm" svg:viewBox="0 0 40 39" svg:d="M40 19c0 12-9 20-19 20-11 0-21-8-21-20 0-10 10-19 21-19 10 0 19 9 19 19z">
          <text:p/>
        </draw:path>
        <draw:path draw:style-name="gr1" draw:text-style-name="P1" draw:layer="layout" svg:width="0.038cm" svg:height="0.038cm" svg:x="18.867cm" svg:y="25.794cm" svg:viewBox="0 0 39 39" svg:d="M39 19c0 12-9 20-20 20s-19-8-19-20c0-10 8-19 19-19s20 9 20 19z">
          <text:p/>
        </draw:path>
        <draw:path draw:style-name="gr1" draw:text-style-name="P1" draw:layer="layout" svg:width="0.038cm" svg:height="0.038cm" svg:x="19.444cm" svg:y="25.794cm" svg:viewBox="0 0 39 39" svg:d="M39 19c0 12-9 20-20 20-10 0-19-8-19-20 0-10 9-19 19-19 11 0 20 9 20 19z">
          <text:p/>
        </draw:path>
        <draw:path draw:style-name="gr1" draw:text-style-name="P1" draw:layer="layout" svg:width="0.039cm" svg:height="0.038cm" svg:x="20.021cm" svg:y="25.794cm" svg:viewBox="0 0 40 39" svg:d="M40 19c0 12-9 20-21 20-10 0-19-8-19-20 0-10 9-19 19-19 12 0 21 9 21 19z">
          <text:p/>
        </draw:path>
        <draw:path draw:style-name="gr1" draw:text-style-name="P1" draw:layer="layout" svg:width="0.038cm" svg:height="0.038cm" svg:x="20.599cm" svg:y="25.794cm" svg:viewBox="0 0 39 39" svg:d="M39 19c0 12-9 20-19 20-12 0-20-8-20-20 0-10 8-19 20-19 10 0 19 9 19 19z">
          <text:p/>
        </draw:path>
        <draw:path draw:style-name="gr1" draw:text-style-name="P1" draw:layer="layout" svg:width="0.038cm" svg:height="0.038cm" svg:x="21.176cm" svg:y="25.794cm" svg:viewBox="0 0 39 39" svg:d="M39 19c0 12-8 20-19 20-12 0-20-8-20-20 0-10 8-19 20-19 11 0 19 9 19 19z">
          <text:p/>
        </draw:path>
        <draw:path draw:style-name="gr1" draw:text-style-name="P1" draw:layer="layout" svg:width="0.038cm" svg:height="0.039cm" svg:x="-0.183cm" svg:y="26.371cm" svg:viewBox="0 0 39 40" svg:d="M39 19c0 12-8 21-19 21-12 0-20-9-20-21 0-10 8-19 20-19 11 0 19 9 19 19z">
          <text:p/>
        </draw:path>
        <draw:path draw:style-name="gr1" draw:text-style-name="P1" draw:layer="layout" svg:width="0.038cm" svg:height="0.039cm" svg:x="0.394cm" svg:y="26.371cm" svg:viewBox="0 0 39 40" svg:d="M39 19c0 12-8 21-19 21-10 0-20-9-20-21 0-10 10-19 20-19 11 0 19 9 19 19z">
          <text:p/>
        </draw:path>
        <draw:path draw:style-name="gr1" draw:text-style-name="P1" draw:layer="layout" svg:width="0.039cm" svg:height="0.039cm" svg:x="0.971cm" svg:y="26.371cm" svg:viewBox="0 0 40 40" svg:d="M40 19c0 12-10 21-21 21-10 0-19-9-19-21 0-10 9-19 19-19 11 0 21 9 21 19z">
          <text:p/>
        </draw:path>
        <draw:path draw:style-name="gr1" draw:text-style-name="P1" draw:layer="layout" svg:width="0.038cm" svg:height="0.039cm" svg:x="1.549cm" svg:y="26.371cm" svg:viewBox="0 0 39 40" svg:d="M39 19c0 12-9 21-20 21s-19-9-19-21c0-10 8-19 19-19s20 9 20 19z">
          <text:p/>
        </draw:path>
        <draw:path draw:style-name="gr1" draw:text-style-name="P1" draw:layer="layout" svg:width="0.038cm" svg:height="0.039cm" svg:x="2.126cm" svg:y="26.371cm" svg:viewBox="0 0 39 40" svg:d="M39 19c0 12-8 21-20 21-11 0-19-9-19-21 0-10 8-19 19-19 12 0 20 9 20 19z">
          <text:p/>
        </draw:path>
        <draw:path draw:style-name="gr1" draw:text-style-name="P1" draw:layer="layout" svg:width="0.039cm" svg:height="0.039cm" svg:x="2.703cm" svg:y="26.371cm" svg:viewBox="0 0 40 40" svg:d="M40 19c0 12-9 21-20 21s-20-9-20-21c0-10 9-19 20-19s20 9 20 19z">
          <text:p/>
        </draw:path>
        <draw:path draw:style-name="gr1" draw:text-style-name="P1" draw:layer="layout" svg:width="0.039cm" svg:height="0.039cm" svg:x="3.28cm" svg:y="26.371cm" svg:viewBox="0 0 40 40" svg:d="M40 19c0 12-9 21-19 21-11 0-21-9-21-21 0-10 10-19 21-19 10 0 19 9 19 19z">
          <text:p/>
        </draw:path>
        <draw:path draw:style-name="gr1" draw:text-style-name="P1" draw:layer="layout" svg:width="0.038cm" svg:height="0.039cm" svg:x="3.858cm" svg:y="26.371cm" svg:viewBox="0 0 39 40" svg:d="M39 19c0 12-10 21-20 21-11 0-19-9-19-21 0-10 8-19 19-19 10 0 20 9 20 19z">
          <text:p/>
        </draw:path>
        <draw:path draw:style-name="gr1" draw:text-style-name="P1" draw:layer="layout" svg:width="0.038cm" svg:height="0.039cm" svg:x="4.435cm" svg:y="26.371cm" svg:viewBox="0 0 39 40" svg:d="M39 19c0 12-8 21-20 21-11 0-19-9-19-21 0-10 8-19 19-19 12 0 20 9 20 19z">
          <text:p/>
        </draw:path>
        <draw:path draw:style-name="gr1" draw:text-style-name="P1" draw:layer="layout" svg:width="0.039cm" svg:height="0.039cm" svg:x="5.012cm" svg:y="26.371cm" svg:viewBox="0 0 40 40" svg:d="M40 19c0 12-9 21-21 21-10 0-19-9-19-21 0-10 9-19 19-19 12 0 21 9 21 19z">
          <text:p/>
        </draw:path>
        <draw:path draw:style-name="gr1" draw:text-style-name="P1" draw:layer="layout" svg:width="0.039cm" svg:height="0.039cm" svg:x="5.589cm" svg:y="26.371cm" svg:viewBox="0 0 40 40" svg:d="M40 19c0 12-9 21-19 21-12 0-21-9-21-21 0-10 9-19 21-19 10 0 19 9 19 19z">
          <text:p/>
        </draw:path>
        <draw:path draw:style-name="gr1" draw:text-style-name="P1" draw:layer="layout" svg:width="0.038cm" svg:height="0.039cm" svg:x="6.167cm" svg:y="26.371cm" svg:viewBox="0 0 39 40" svg:d="M39 19c0 12-8 21-19 21s-20-9-20-21c0-10 9-19 20-19s19 9 19 19z">
          <text:p/>
        </draw:path>
        <draw:path draw:style-name="gr1" draw:text-style-name="P1" draw:layer="layout" svg:width="0.038cm" svg:height="0.039cm" svg:x="6.744cm" svg:y="26.371cm" svg:viewBox="0 0 39 40" svg:d="M39 19c0 12-8 21-19 21-10 0-20-9-20-21 0-10 10-19 20-19 11 0 19 9 19 19z">
          <text:p/>
        </draw:path>
        <draw:path draw:style-name="gr1" draw:text-style-name="P1" draw:layer="layout" svg:width="0.039cm" svg:height="0.039cm" svg:x="7.321cm" svg:y="26.371cm" svg:viewBox="0 0 40 40" svg:d="M40 19c0 12-10 21-21 21-10 0-19-9-19-21 0-10 9-19 19-19 11 0 21 9 21 19z">
          <text:p/>
        </draw:path>
        <draw:path draw:style-name="gr1" draw:text-style-name="P1" draw:layer="layout" svg:width="0.038cm" svg:height="0.039cm" svg:x="7.899cm" svg:y="26.371cm" svg:viewBox="0 0 39 40" svg:d="M39 19c0 12-9 21-20 21s-19-9-19-21c0-10 8-19 19-19s20 9 20 19z">
          <text:p/>
        </draw:path>
        <draw:path draw:style-name="gr1" draw:text-style-name="P1" draw:layer="layout" svg:width="0.038cm" svg:height="0.039cm" svg:x="8.476cm" svg:y="26.371cm" svg:viewBox="0 0 39 40" svg:d="M39 19c0 12-8 21-19 21-12 0-20-9-20-21 0-10 8-19 20-19 11 0 19 9 19 19z">
          <text:p/>
        </draw:path>
        <draw:path draw:style-name="gr1" draw:text-style-name="P1" draw:layer="layout" svg:width="0.039cm" svg:height="0.039cm" svg:x="9.053cm" svg:y="26.371cm" svg:viewBox="0 0 40 40" svg:d="M40 19c0 12-9 21-20 21s-20-9-20-21c0-10 9-19 20-19s20 9 20 19z">
          <text:p/>
        </draw:path>
        <draw:path draw:style-name="gr1" draw:text-style-name="P1" draw:layer="layout" svg:width="0.039cm" svg:height="0.039cm" svg:x="9.63cm" svg:y="26.371cm" svg:viewBox="0 0 40 40" svg:d="M40 19c0 12-9 21-19 21-11 0-21-9-21-21 0-10 10-19 21-19 10 0 19 9 19 19z">
          <text:p/>
        </draw:path>
        <draw:path draw:style-name="gr1" draw:text-style-name="P1" draw:layer="layout" svg:width="0.038cm" svg:height="0.039cm" svg:x="10.208cm" svg:y="26.371cm" svg:viewBox="0 0 39 40" svg:d="M39 19c0 12-10 21-20 21-11 0-19-9-19-21 0-10 8-19 19-19 10 0 20 9 20 19z">
          <text:p/>
        </draw:path>
        <draw:path draw:style-name="gr1" draw:text-style-name="P1" draw:layer="layout" svg:width="0.038cm" svg:height="0.039cm" svg:x="10.785cm" svg:y="26.371cm" svg:viewBox="0 0 39 40" svg:d="M39 19c0 12-8 21-20 21-11 0-19-9-19-21 0-10 8-19 19-19 12 0 20 9 20 19z">
          <text:p/>
        </draw:path>
        <draw:path draw:style-name="gr1" draw:text-style-name="P1" draw:layer="layout" svg:width="0.039cm" svg:height="0.039cm" svg:x="11.362cm" svg:y="26.371cm" svg:viewBox="0 0 40 40" svg:d="M40 19c0 12-9 21-20 21s-20-9-20-21c0-10 9-19 20-19s20 9 20 19z">
          <text:p/>
        </draw:path>
        <draw:path draw:style-name="gr1" draw:text-style-name="P1" draw:layer="layout" svg:width="0.039cm" svg:height="0.039cm" svg:x="11.939cm" svg:y="26.371cm" svg:viewBox="0 0 40 40" svg:d="M40 19c0 12-9 21-19 21-12 0-21-9-21-21 0-10 9-19 21-19 10 0 19 9 19 19z">
          <text:p/>
        </draw:path>
        <draw:path draw:style-name="gr1" draw:text-style-name="P1" draw:layer="layout" svg:width="0.038cm" svg:height="0.039cm" svg:x="12.517cm" svg:y="26.371cm" svg:viewBox="0 0 39 40" svg:d="M39 19c0 12-8 21-19 21s-20-9-20-21c0-10 9-19 20-19s19 9 19 19z">
          <text:p/>
        </draw:path>
        <draw:path draw:style-name="gr1" draw:text-style-name="P1" draw:layer="layout" svg:width="0.038cm" svg:height="0.039cm" svg:x="13.094cm" svg:y="26.371cm" svg:viewBox="0 0 39 40" svg:d="M39 19c0 12-9 21-20 21-10 0-19-9-19-21 0-10 9-19 19-19 11 0 20 9 20 19z">
          <text:p/>
        </draw:path>
        <draw:path draw:style-name="gr1" draw:text-style-name="P1" draw:layer="layout" svg:width="0.039cm" svg:height="0.039cm" svg:x="13.671cm" svg:y="26.371cm" svg:viewBox="0 0 40 40" svg:d="M40 19c0 12-9 21-21 21-10 0-19-9-19-21 0-10 9-19 19-19 12 0 21 9 21 19z">
          <text:p/>
        </draw:path>
        <draw:path draw:style-name="gr1" draw:text-style-name="P1" draw:layer="layout" svg:width="0.038cm" svg:height="0.039cm" svg:x="14.249cm" svg:y="26.371cm" svg:viewBox="0 0 39 40" svg:d="M39 19c0 12-9 21-20 21s-19-9-19-21c0-10 8-19 19-19s20 9 20 19z">
          <text:p/>
        </draw:path>
        <draw:path draw:style-name="gr1" draw:text-style-name="P1" draw:layer="layout" svg:width="0.038cm" svg:height="0.039cm" svg:x="14.826cm" svg:y="26.371cm" svg:viewBox="0 0 39 40" svg:d="M39 19c0 12-8 21-19 21-12 0-20-9-20-21 0-10 8-19 20-19 11 0 19 9 19 19z">
          <text:p/>
        </draw:path>
        <draw:path draw:style-name="gr1" draw:text-style-name="P1" draw:layer="layout" svg:width="0.039cm" svg:height="0.039cm" svg:x="15.403cm" svg:y="26.371cm" svg:viewBox="0 0 40 40" svg:d="M40 19c0 12-9 21-20 21-10 0-20-9-20-21 0-10 10-19 20-19 11 0 20 9 20 19z">
          <text:p/>
        </draw:path>
        <draw:path draw:style-name="gr1" draw:text-style-name="P1" draw:layer="layout" svg:width="0.039cm" svg:height="0.039cm" svg:x="15.98cm" svg:y="26.371cm" svg:viewBox="0 0 40 40" svg:d="M40 19c0 12-10 21-20 21-11 0-20-9-20-21 0-10 9-19 20-19 10 0 20 9 20 19z">
          <text:p/>
        </draw:path>
        <draw:path draw:style-name="gr1" draw:text-style-name="P1" draw:layer="layout" svg:width="0.038cm" svg:height="0.039cm" svg:x="16.558cm" svg:y="26.371cm" svg:viewBox="0 0 39 40" svg:d="M39 19c0 12-9 21-20 21s-19-9-19-21c0-10 8-19 19-19s20 9 20 19z">
          <text:p/>
        </draw:path>
        <draw:path draw:style-name="gr1" draw:text-style-name="P1" draw:layer="layout" svg:width="0.038cm" svg:height="0.039cm" svg:x="17.135cm" svg:y="26.371cm" svg:viewBox="0 0 39 40" svg:d="M39 19c0 12-8 21-20 21-11 0-19-9-19-21 0-10 8-19 19-19 12 0 20 9 20 19z">
          <text:p/>
        </draw:path>
        <draw:path draw:style-name="gr1" draw:text-style-name="P1" draw:layer="layout" svg:width="0.039cm" svg:height="0.039cm" svg:x="17.712cm" svg:y="26.371cm" svg:viewBox="0 0 40 40" svg:d="M40 19c0 12-9 21-20 21s-20-9-20-21c0-10 9-19 20-19s20 9 20 19z">
          <text:p/>
        </draw:path>
        <draw:path draw:style-name="gr1" draw:text-style-name="P1" draw:layer="layout" svg:width="0.039cm" svg:height="0.039cm" svg:x="18.289cm" svg:y="26.371cm" svg:viewBox="0 0 40 40" svg:d="M40 19c0 12-9 21-19 21-11 0-21-9-21-21 0-10 10-19 21-19 10 0 19 9 19 19z">
          <text:p/>
        </draw:path>
        <draw:path draw:style-name="gr1" draw:text-style-name="P1" draw:layer="layout" svg:width="0.038cm" svg:height="0.039cm" svg:x="18.867cm" svg:y="26.371cm" svg:viewBox="0 0 39 40" svg:d="M39 19c0 12-9 21-20 21s-19-9-19-21c0-10 8-19 19-19s20 9 20 19z">
          <text:p/>
        </draw:path>
        <draw:path draw:style-name="gr1" draw:text-style-name="P1" draw:layer="layout" svg:width="0.038cm" svg:height="0.039cm" svg:x="19.444cm" svg:y="26.371cm" svg:viewBox="0 0 39 40" svg:d="M39 19c0 12-9 21-20 21-10 0-19-9-19-21 0-10 9-19 19-19 11 0 20 9 20 19z">
          <text:p/>
        </draw:path>
        <draw:path draw:style-name="gr1" draw:text-style-name="P1" draw:layer="layout" svg:width="0.039cm" svg:height="0.039cm" svg:x="20.021cm" svg:y="26.371cm" svg:viewBox="0 0 40 40" svg:d="M40 19c0 12-9 21-21 21-10 0-19-9-19-21 0-10 9-19 19-19 12 0 21 9 21 19z">
          <text:p/>
        </draw:path>
        <draw:path draw:style-name="gr1" draw:text-style-name="P1" draw:layer="layout" svg:width="0.038cm" svg:height="0.039cm" svg:x="20.599cm" svg:y="26.371cm" svg:viewBox="0 0 39 40" svg:d="M39 19c0 12-9 21-19 21-12 0-20-9-20-21 0-10 8-19 20-19 10 0 19 9 19 19z">
          <text:p/>
        </draw:path>
        <draw:path draw:style-name="gr1" draw:text-style-name="P1" draw:layer="layout" svg:width="0.038cm" svg:height="0.039cm" svg:x="21.176cm" svg:y="26.371cm" svg:viewBox="0 0 39 40" svg:d="M39 19c0 12-8 21-19 21-12 0-20-9-20-21 0-10 8-19 20-19 11 0 19 9 19 19z">
          <text:p/>
        </draw:path>
        <draw:path draw:style-name="gr1" draw:text-style-name="P1" draw:layer="layout" svg:width="0.038cm" svg:height="0.038cm" svg:x="-0.183cm" svg:y="26.949cm" svg:viewBox="0 0 39 39" svg:d="M39 20c0 10-8 19-19 19-12 0-20-9-20-19 0-12 8-20 20-20 11 0 19 8 19 20z">
          <text:p/>
        </draw:path>
        <draw:path draw:style-name="gr1" draw:text-style-name="P1" draw:layer="layout" svg:width="0.038cm" svg:height="0.038cm" svg:x="0.394cm" svg:y="26.949cm" svg:viewBox="0 0 39 39" svg:d="M39 20c0 10-8 19-19 19-10 0-20-9-20-19 0-12 10-20 20-20 11 0 19 8 19 20z">
          <text:p/>
        </draw:path>
        <draw:path draw:style-name="gr1" draw:text-style-name="P1" draw:layer="layout" svg:width="0.039cm" svg:height="0.038cm" svg:x="0.971cm" svg:y="26.949cm" svg:viewBox="0 0 40 39" svg:d="M40 20c0 10-10 19-21 19-10 0-19-9-19-19 0-12 9-20 19-20 11 0 21 8 21 20z">
          <text:p/>
        </draw:path>
        <draw:path draw:style-name="gr1" draw:text-style-name="P1" draw:layer="layout" svg:width="0.038cm" svg:height="0.038cm" svg:x="1.549cm" svg:y="26.949cm" svg:viewBox="0 0 39 39" svg:d="M39 20c0 10-9 19-20 19s-19-9-19-19c0-12 8-20 19-20s20 8 20 20z">
          <text:p/>
        </draw:path>
        <draw:path draw:style-name="gr1" draw:text-style-name="P1" draw:layer="layout" svg:width="0.038cm" svg:height="0.038cm" svg:x="2.126cm" svg:y="26.949cm" svg:viewBox="0 0 39 39" svg:d="M39 20c0 10-8 19-20 19-11 0-19-9-19-19 0-12 8-20 19-20 12 0 20 8 20 20z">
          <text:p/>
        </draw:path>
        <draw:path draw:style-name="gr1" draw:text-style-name="P1" draw:layer="layout" svg:width="0.039cm" svg:height="0.038cm" svg:x="2.703cm" svg:y="26.949cm" svg:viewBox="0 0 40 39" svg:d="M40 20c0 10-9 19-20 19s-20-9-20-19c0-12 9-20 20-20s20 8 20 20z">
          <text:p/>
        </draw:path>
        <draw:path draw:style-name="gr1" draw:text-style-name="P1" draw:layer="layout" svg:width="0.039cm" svg:height="0.038cm" svg:x="3.28cm" svg:y="26.949cm" svg:viewBox="0 0 40 39" svg:d="M40 20c0 10-9 19-19 19-11 0-21-9-21-19 0-12 10-20 21-20 10 0 19 8 19 20z">
          <text:p/>
        </draw:path>
        <draw:path draw:style-name="gr1" draw:text-style-name="P1" draw:layer="layout" svg:width="0.038cm" svg:height="0.038cm" svg:x="3.858cm" svg:y="26.949cm" svg:viewBox="0 0 39 39" svg:d="M39 20c0 10-10 19-20 19-11 0-19-9-19-19 0-12 8-20 19-20 10 0 20 8 20 20z">
          <text:p/>
        </draw:path>
        <draw:path draw:style-name="gr1" draw:text-style-name="P1" draw:layer="layout" svg:width="0.038cm" svg:height="0.038cm" svg:x="4.435cm" svg:y="26.949cm" svg:viewBox="0 0 39 39" svg:d="M39 20c0 10-8 19-20 19-11 0-19-9-19-19 0-12 8-20 19-20 12 0 20 8 20 20z">
          <text:p/>
        </draw:path>
        <draw:path draw:style-name="gr1" draw:text-style-name="P1" draw:layer="layout" svg:width="0.039cm" svg:height="0.038cm" svg:x="5.012cm" svg:y="26.949cm" svg:viewBox="0 0 40 39" svg:d="M40 20c0 10-9 19-21 19-10 0-19-9-19-19 0-12 9-20 19-20 12 0 21 8 21 20z">
          <text:p/>
        </draw:path>
        <draw:path draw:style-name="gr1" draw:text-style-name="P1" draw:layer="layout" svg:width="0.039cm" svg:height="0.038cm" svg:x="5.589cm" svg:y="26.949cm" svg:viewBox="0 0 40 39" svg:d="M40 20c0 10-9 19-19 19-12 0-21-9-21-19 0-12 9-20 21-20 10 0 19 8 19 20z">
          <text:p/>
        </draw:path>
        <draw:path draw:style-name="gr1" draw:text-style-name="P1" draw:layer="layout" svg:width="0.038cm" svg:height="0.038cm" svg:x="6.167cm" svg:y="26.949cm" svg:viewBox="0 0 39 39" svg:d="M39 20c0 10-8 19-19 19s-20-9-20-19c0-12 9-20 20-20s19 8 19 20z">
          <text:p/>
        </draw:path>
        <draw:path draw:style-name="gr1" draw:text-style-name="P1" draw:layer="layout" svg:width="0.038cm" svg:height="0.038cm" svg:x="6.744cm" svg:y="26.949cm" svg:viewBox="0 0 39 39" svg:d="M39 20c0 10-8 19-19 19-10 0-20-9-20-19 0-12 10-20 20-20 11 0 19 8 19 20z">
          <text:p/>
        </draw:path>
        <draw:path draw:style-name="gr1" draw:text-style-name="P1" draw:layer="layout" svg:width="0.039cm" svg:height="0.038cm" svg:x="7.321cm" svg:y="26.949cm" svg:viewBox="0 0 40 39" svg:d="M40 20c0 10-10 19-21 19-10 0-19-9-19-19 0-12 9-20 19-20 11 0 21 8 21 20z">
          <text:p/>
        </draw:path>
        <draw:path draw:style-name="gr1" draw:text-style-name="P1" draw:layer="layout" svg:width="0.038cm" svg:height="0.038cm" svg:x="7.899cm" svg:y="26.949cm" svg:viewBox="0 0 39 39" svg:d="M39 20c0 10-9 19-20 19s-19-9-19-19c0-12 8-20 19-20s20 8 20 20z">
          <text:p/>
        </draw:path>
        <draw:path draw:style-name="gr1" draw:text-style-name="P1" draw:layer="layout" svg:width="0.038cm" svg:height="0.038cm" svg:x="8.476cm" svg:y="26.949cm" svg:viewBox="0 0 39 39" svg:d="M39 20c0 10-8 19-19 19-12 0-20-9-20-19 0-12 8-20 20-20 11 0 19 8 19 20z">
          <text:p/>
        </draw:path>
        <draw:path draw:style-name="gr1" draw:text-style-name="P1" draw:layer="layout" svg:width="0.039cm" svg:height="0.038cm" svg:x="9.053cm" svg:y="26.949cm" svg:viewBox="0 0 40 39" svg:d="M40 20c0 10-9 19-20 19s-20-9-20-19c0-12 9-20 20-20s20 8 20 20z">
          <text:p/>
        </draw:path>
        <draw:path draw:style-name="gr1" draw:text-style-name="P1" draw:layer="layout" svg:width="0.039cm" svg:height="0.038cm" svg:x="9.63cm" svg:y="26.949cm" svg:viewBox="0 0 40 39" svg:d="M40 20c0 10-9 19-19 19-11 0-21-9-21-19 0-12 10-20 21-20 10 0 19 8 19 20z">
          <text:p/>
        </draw:path>
        <draw:path draw:style-name="gr1" draw:text-style-name="P1" draw:layer="layout" svg:width="0.038cm" svg:height="0.038cm" svg:x="10.208cm" svg:y="26.949cm" svg:viewBox="0 0 39 39" svg:d="M39 20c0 10-10 19-20 19-11 0-19-9-19-19 0-12 8-20 19-20 10 0 20 8 20 20z">
          <text:p/>
        </draw:path>
        <draw:path draw:style-name="gr1" draw:text-style-name="P1" draw:layer="layout" svg:width="0.038cm" svg:height="0.038cm" svg:x="10.785cm" svg:y="26.949cm" svg:viewBox="0 0 39 39" svg:d="M39 20c0 10-8 19-20 19-11 0-19-9-19-19 0-12 8-20 19-20 12 0 20 8 20 20z">
          <text:p/>
        </draw:path>
        <draw:path draw:style-name="gr1" draw:text-style-name="P1" draw:layer="layout" svg:width="0.039cm" svg:height="0.038cm" svg:x="11.362cm" svg:y="26.949cm" svg:viewBox="0 0 40 39" svg:d="M40 20c0 10-9 19-20 19s-20-9-20-19c0-12 9-20 20-20s20 8 20 20z">
          <text:p/>
        </draw:path>
        <draw:path draw:style-name="gr1" draw:text-style-name="P1" draw:layer="layout" svg:width="0.039cm" svg:height="0.038cm" svg:x="11.939cm" svg:y="26.949cm" svg:viewBox="0 0 40 39" svg:d="M40 20c0 10-9 19-19 19-12 0-21-9-21-19 0-12 9-20 21-20 10 0 19 8 19 20z">
          <text:p/>
        </draw:path>
        <draw:path draw:style-name="gr1" draw:text-style-name="P1" draw:layer="layout" svg:width="0.038cm" svg:height="0.038cm" svg:x="12.517cm" svg:y="26.949cm" svg:viewBox="0 0 39 39" svg:d="M39 20c0 10-8 19-19 19s-20-9-20-19c0-12 9-20 20-20s19 8 19 20z">
          <text:p/>
        </draw:path>
        <draw:path draw:style-name="gr1" draw:text-style-name="P1" draw:layer="layout" svg:width="0.038cm" svg:height="0.038cm" svg:x="13.094cm" svg:y="26.949cm" svg:viewBox="0 0 39 39" svg:d="M39 20c0 10-9 19-20 19-10 0-19-9-19-19 0-12 9-20 19-20 11 0 20 8 20 20z">
          <text:p/>
        </draw:path>
        <draw:path draw:style-name="gr1" draw:text-style-name="P1" draw:layer="layout" svg:width="0.039cm" svg:height="0.038cm" svg:x="13.671cm" svg:y="26.949cm" svg:viewBox="0 0 40 39" svg:d="M40 20c0 10-9 19-21 19-10 0-19-9-19-19 0-12 9-20 19-20 12 0 21 8 21 20z">
          <text:p/>
        </draw:path>
        <draw:path draw:style-name="gr1" draw:text-style-name="P1" draw:layer="layout" svg:width="0.038cm" svg:height="0.038cm" svg:x="14.249cm" svg:y="26.949cm" svg:viewBox="0 0 39 39" svg:d="M39 20c0 10-9 19-20 19s-19-9-19-19c0-12 8-20 19-20s20 8 20 20z">
          <text:p/>
        </draw:path>
        <draw:path draw:style-name="gr1" draw:text-style-name="P1" draw:layer="layout" svg:width="0.038cm" svg:height="0.038cm" svg:x="14.826cm" svg:y="26.949cm" svg:viewBox="0 0 39 39" svg:d="M39 20c0 10-8 19-19 19-12 0-20-9-20-19 0-12 8-20 20-20 11 0 19 8 19 20z">
          <text:p/>
        </draw:path>
        <draw:path draw:style-name="gr1" draw:text-style-name="P1" draw:layer="layout" svg:width="0.039cm" svg:height="0.038cm" svg:x="15.403cm" svg:y="26.949cm" svg:viewBox="0 0 40 39" svg:d="M40 20c0 10-9 19-20 19-10 0-20-9-20-19 0-12 10-20 20-20 11 0 20 8 20 20z">
          <text:p/>
        </draw:path>
        <draw:path draw:style-name="gr1" draw:text-style-name="P1" draw:layer="layout" svg:width="0.039cm" svg:height="0.038cm" svg:x="15.98cm" svg:y="26.949cm" svg:viewBox="0 0 40 39" svg:d="M40 20c0 10-10 19-20 19-11 0-20-9-20-19 0-12 9-20 20-20 10 0 20 8 20 20z">
          <text:p/>
        </draw:path>
        <draw:path draw:style-name="gr1" draw:text-style-name="P1" draw:layer="layout" svg:width="0.038cm" svg:height="0.038cm" svg:x="16.558cm" svg:y="26.949cm" svg:viewBox="0 0 39 39" svg:d="M39 20c0 10-9 19-20 19s-19-9-19-19c0-12 8-20 19-20s20 8 20 20z">
          <text:p/>
        </draw:path>
        <draw:path draw:style-name="gr1" draw:text-style-name="P1" draw:layer="layout" svg:width="0.038cm" svg:height="0.038cm" svg:x="17.135cm" svg:y="26.949cm" svg:viewBox="0 0 39 39" svg:d="M39 20c0 10-8 19-20 19-11 0-19-9-19-19 0-12 8-20 19-20 12 0 20 8 20 20z">
          <text:p/>
        </draw:path>
        <draw:path draw:style-name="gr1" draw:text-style-name="P1" draw:layer="layout" svg:width="0.039cm" svg:height="0.038cm" svg:x="17.712cm" svg:y="26.949cm" svg:viewBox="0 0 40 39" svg:d="M40 20c0 10-9 19-20 19s-20-9-20-19c0-12 9-20 20-20s20 8 20 20z">
          <text:p/>
        </draw:path>
        <draw:path draw:style-name="gr1" draw:text-style-name="P1" draw:layer="layout" svg:width="0.039cm" svg:height="0.038cm" svg:x="18.289cm" svg:y="26.949cm" svg:viewBox="0 0 40 39" svg:d="M40 20c0 10-9 19-19 19-11 0-21-9-21-19 0-12 10-20 21-20 10 0 19 8 19 20z">
          <text:p/>
        </draw:path>
        <draw:path draw:style-name="gr1" draw:text-style-name="P1" draw:layer="layout" svg:width="0.038cm" svg:height="0.038cm" svg:x="18.867cm" svg:y="26.949cm" svg:viewBox="0 0 39 39" svg:d="M39 20c0 10-9 19-20 19s-19-9-19-19c0-12 8-20 19-20s20 8 20 20z">
          <text:p/>
        </draw:path>
        <draw:path draw:style-name="gr1" draw:text-style-name="P1" draw:layer="layout" svg:width="0.038cm" svg:height="0.038cm" svg:x="19.444cm" svg:y="26.949cm" svg:viewBox="0 0 39 39" svg:d="M39 20c0 10-9 19-20 19-10 0-19-9-19-19 0-12 9-20 19-20 11 0 20 8 20 20z">
          <text:p/>
        </draw:path>
        <draw:path draw:style-name="gr1" draw:text-style-name="P1" draw:layer="layout" svg:width="0.039cm" svg:height="0.038cm" svg:x="20.021cm" svg:y="26.949cm" svg:viewBox="0 0 40 39" svg:d="M40 20c0 10-9 19-21 19-10 0-19-9-19-19 0-12 9-20 19-20 12 0 21 8 21 20z">
          <text:p/>
        </draw:path>
        <draw:path draw:style-name="gr1" draw:text-style-name="P1" draw:layer="layout" svg:width="0.038cm" svg:height="0.038cm" svg:x="20.599cm" svg:y="26.949cm" svg:viewBox="0 0 39 39" svg:d="M39 20c0 10-9 19-19 19-12 0-20-9-20-19 0-12 8-20 20-20 10 0 19 8 19 20z">
          <text:p/>
        </draw:path>
        <draw:path draw:style-name="gr1" draw:text-style-name="P1" draw:layer="layout" svg:width="0.038cm" svg:height="0.038cm" svg:x="21.176cm" svg:y="26.949cm" svg:viewBox="0 0 39 39" svg:d="M39 20c0 10-8 19-19 19-12 0-20-9-20-19 0-12 8-20 20-20 11 0 19 8 19 20z">
          <text:p/>
        </draw:path>
        <draw:path draw:style-name="gr1" draw:text-style-name="P1" draw:layer="layout" svg:width="0.038cm" svg:height="0.038cm" svg:x="-0.183cm" svg:y="27.526cm" svg:viewBox="0 0 39 39" svg:d="M39 20c0 11-8 19-19 19-12 0-20-8-20-19s8-20 20-20c11 0 19 9 19 20z">
          <text:p/>
        </draw:path>
        <draw:path draw:style-name="gr1" draw:text-style-name="P1" draw:layer="layout" svg:width="0.038cm" svg:height="0.038cm" svg:x="0.394cm" svg:y="27.526cm" svg:viewBox="0 0 39 39" svg:d="M39 20c0 11-8 19-19 19-10 0-20-8-20-19s10-20 20-20c11 0 19 9 19 20z">
          <text:p/>
        </draw:path>
        <draw:path draw:style-name="gr1" draw:text-style-name="P1" draw:layer="layout" svg:width="0.039cm" svg:height="0.038cm" svg:x="0.971cm" svg:y="27.526cm" svg:viewBox="0 0 40 39" svg:d="M40 20c0 11-10 19-21 19-10 0-19-8-19-19s9-20 19-20c11 0 21 9 21 20z">
          <text:p/>
        </draw:path>
        <draw:path draw:style-name="gr1" draw:text-style-name="P1" draw:layer="layout" svg:width="0.038cm" svg:height="0.038cm" svg:x="1.549cm" svg:y="27.526cm" svg:viewBox="0 0 39 39" svg:d="M39 20c0 11-9 19-20 19s-19-8-19-19 8-20 19-20 20 9 20 20z">
          <text:p/>
        </draw:path>
        <draw:path draw:style-name="gr1" draw:text-style-name="P1" draw:layer="layout" svg:width="0.038cm" svg:height="0.038cm" svg:x="2.126cm" svg:y="27.526cm" svg:viewBox="0 0 39 39" svg:d="M39 20c0 11-8 19-20 19-11 0-19-8-19-19s8-20 19-20c12 0 20 9 20 20z">
          <text:p/>
        </draw:path>
        <draw:path draw:style-name="gr1" draw:text-style-name="P1" draw:layer="layout" svg:width="0.039cm" svg:height="0.038cm" svg:x="2.703cm" svg:y="27.526cm" svg:viewBox="0 0 40 39" svg:d="M40 20c0 11-9 19-20 19s-20-8-20-19 9-20 20-20 20 9 20 20z">
          <text:p/>
        </draw:path>
        <draw:path draw:style-name="gr1" draw:text-style-name="P1" draw:layer="layout" svg:width="0.039cm" svg:height="0.038cm" svg:x="3.28cm" svg:y="27.526cm" svg:viewBox="0 0 40 39" svg:d="M40 20c0 11-9 19-19 19-11 0-21-8-21-19s10-20 21-20c10 0 19 9 19 20z">
          <text:p/>
        </draw:path>
        <draw:path draw:style-name="gr1" draw:text-style-name="P1" draw:layer="layout" svg:width="0.038cm" svg:height="0.038cm" svg:x="3.858cm" svg:y="27.526cm" svg:viewBox="0 0 39 39" svg:d="M39 20c0 11-10 19-20 19-11 0-19-8-19-19s8-20 19-20c10 0 20 9 20 20z">
          <text:p/>
        </draw:path>
        <draw:path draw:style-name="gr1" draw:text-style-name="P1" draw:layer="layout" svg:width="0.038cm" svg:height="0.038cm" svg:x="4.435cm" svg:y="27.526cm" svg:viewBox="0 0 39 39" svg:d="M39 20c0 11-8 19-20 19-11 0-19-8-19-19s8-20 19-20c12 0 20 9 20 20z">
          <text:p/>
        </draw:path>
        <draw:path draw:style-name="gr1" draw:text-style-name="P1" draw:layer="layout" svg:width="0.039cm" svg:height="0.038cm" svg:x="5.012cm" svg:y="27.526cm" svg:viewBox="0 0 40 39" svg:d="M40 20c0 11-9 19-21 19-10 0-19-8-19-19s9-20 19-20c12 0 21 9 21 20z">
          <text:p/>
        </draw:path>
        <draw:path draw:style-name="gr1" draw:text-style-name="P1" draw:layer="layout" svg:width="0.039cm" svg:height="0.038cm" svg:x="5.589cm" svg:y="27.526cm" svg:viewBox="0 0 40 39" svg:d="M40 20c0 11-9 19-19 19-12 0-21-8-21-19s9-20 21-20c10 0 19 9 19 20z">
          <text:p/>
        </draw:path>
        <draw:path draw:style-name="gr1" draw:text-style-name="P1" draw:layer="layout" svg:width="0.038cm" svg:height="0.038cm" svg:x="6.167cm" svg:y="27.526cm" svg:viewBox="0 0 39 39" svg:d="M39 20c0 11-8 19-19 19s-20-8-20-19 9-20 20-20 19 9 19 20z">
          <text:p/>
        </draw:path>
        <draw:path draw:style-name="gr1" draw:text-style-name="P1" draw:layer="layout" svg:width="0.038cm" svg:height="0.038cm" svg:x="6.744cm" svg:y="27.526cm" svg:viewBox="0 0 39 39" svg:d="M39 20c0 11-8 19-19 19-10 0-20-8-20-19s10-20 20-20c11 0 19 9 19 20z">
          <text:p/>
        </draw:path>
        <draw:path draw:style-name="gr1" draw:text-style-name="P1" draw:layer="layout" svg:width="0.039cm" svg:height="0.038cm" svg:x="7.321cm" svg:y="27.526cm" svg:viewBox="0 0 40 39" svg:d="M40 20c0 11-10 19-21 19-10 0-19-8-19-19s9-20 19-20c11 0 21 9 21 20z">
          <text:p/>
        </draw:path>
        <draw:path draw:style-name="gr1" draw:text-style-name="P1" draw:layer="layout" svg:width="0.038cm" svg:height="0.038cm" svg:x="7.899cm" svg:y="27.526cm" svg:viewBox="0 0 39 39" svg:d="M39 20c0 11-9 19-20 19s-19-8-19-19 8-20 19-20 20 9 20 20z">
          <text:p/>
        </draw:path>
        <draw:path draw:style-name="gr1" draw:text-style-name="P1" draw:layer="layout" svg:width="0.038cm" svg:height="0.038cm" svg:x="8.476cm" svg:y="27.526cm" svg:viewBox="0 0 39 39" svg:d="M39 20c0 11-8 19-19 19-12 0-20-8-20-19s8-20 20-20c11 0 19 9 19 20z">
          <text:p/>
        </draw:path>
        <draw:path draw:style-name="gr1" draw:text-style-name="P1" draw:layer="layout" svg:width="0.039cm" svg:height="0.038cm" svg:x="9.053cm" svg:y="27.526cm" svg:viewBox="0 0 40 39" svg:d="M40 20c0 11-9 19-20 19s-20-8-20-19 9-20 20-20 20 9 20 20z">
          <text:p/>
        </draw:path>
        <draw:path draw:style-name="gr1" draw:text-style-name="P1" draw:layer="layout" svg:width="0.039cm" svg:height="0.038cm" svg:x="9.63cm" svg:y="27.526cm" svg:viewBox="0 0 40 39" svg:d="M40 20c0 11-9 19-19 19-11 0-21-8-21-19s10-20 21-20c10 0 19 9 19 20z">
          <text:p/>
        </draw:path>
        <draw:path draw:style-name="gr1" draw:text-style-name="P1" draw:layer="layout" svg:width="0.038cm" svg:height="0.038cm" svg:x="10.208cm" svg:y="27.526cm" svg:viewBox="0 0 39 39" svg:d="M39 20c0 11-10 19-20 19-11 0-19-8-19-19s8-20 19-20c10 0 20 9 20 20z">
          <text:p/>
        </draw:path>
        <draw:path draw:style-name="gr1" draw:text-style-name="P1" draw:layer="layout" svg:width="0.038cm" svg:height="0.038cm" svg:x="10.785cm" svg:y="27.526cm" svg:viewBox="0 0 39 39" svg:d="M39 20c0 11-8 19-20 19-11 0-19-8-19-19s8-20 19-20c12 0 20 9 20 20z">
          <text:p/>
        </draw:path>
        <draw:path draw:style-name="gr1" draw:text-style-name="P1" draw:layer="layout" svg:width="0.039cm" svg:height="0.038cm" svg:x="11.362cm" svg:y="27.526cm" svg:viewBox="0 0 40 39" svg:d="M40 20c0 11-9 19-20 19s-20-8-20-19 9-20 20-20 20 9 20 20z">
          <text:p/>
        </draw:path>
        <draw:path draw:style-name="gr1" draw:text-style-name="P1" draw:layer="layout" svg:width="0.039cm" svg:height="0.038cm" svg:x="11.939cm" svg:y="27.526cm" svg:viewBox="0 0 40 39" svg:d="M40 20c0 11-9 19-19 19-12 0-21-8-21-19s9-20 21-20c10 0 19 9 19 20z">
          <text:p/>
        </draw:path>
        <draw:path draw:style-name="gr1" draw:text-style-name="P1" draw:layer="layout" svg:width="0.038cm" svg:height="0.038cm" svg:x="12.517cm" svg:y="27.526cm" svg:viewBox="0 0 39 39" svg:d="M39 20c0 11-8 19-19 19s-20-8-20-19 9-20 20-20 19 9 19 20z">
          <text:p/>
        </draw:path>
        <draw:path draw:style-name="gr1" draw:text-style-name="P1" draw:layer="layout" svg:width="0.038cm" svg:height="0.038cm" svg:x="13.094cm" svg:y="27.526cm" svg:viewBox="0 0 39 39" svg:d="M39 20c0 11-9 19-20 19-10 0-19-8-19-19s9-20 19-20c11 0 20 9 20 20z">
          <text:p/>
        </draw:path>
        <draw:path draw:style-name="gr1" draw:text-style-name="P1" draw:layer="layout" svg:width="0.039cm" svg:height="0.038cm" svg:x="13.671cm" svg:y="27.526cm" svg:viewBox="0 0 40 39" svg:d="M40 20c0 11-9 19-21 19-10 0-19-8-19-19s9-20 19-20c12 0 21 9 21 20z">
          <text:p/>
        </draw:path>
        <draw:path draw:style-name="gr1" draw:text-style-name="P1" draw:layer="layout" svg:width="0.038cm" svg:height="0.038cm" svg:x="14.249cm" svg:y="27.526cm" svg:viewBox="0 0 39 39" svg:d="M39 20c0 11-9 19-20 19s-19-8-19-19 8-20 19-20 20 9 20 20z">
          <text:p/>
        </draw:path>
        <draw:path draw:style-name="gr1" draw:text-style-name="P1" draw:layer="layout" svg:width="0.038cm" svg:height="0.038cm" svg:x="14.826cm" svg:y="27.526cm" svg:viewBox="0 0 39 39" svg:d="M39 20c0 11-8 19-19 19-12 0-20-8-20-19s8-20 20-20c11 0 19 9 19 20z">
          <text:p/>
        </draw:path>
        <draw:path draw:style-name="gr1" draw:text-style-name="P1" draw:layer="layout" svg:width="0.039cm" svg:height="0.038cm" svg:x="15.403cm" svg:y="27.526cm" svg:viewBox="0 0 40 39" svg:d="M40 20c0 11-9 19-20 19-10 0-20-8-20-19s10-20 20-20c11 0 20 9 20 20z">
          <text:p/>
        </draw:path>
        <draw:path draw:style-name="gr1" draw:text-style-name="P1" draw:layer="layout" svg:width="0.039cm" svg:height="0.038cm" svg:x="15.98cm" svg:y="27.526cm" svg:viewBox="0 0 40 39" svg:d="M40 20c0 11-10 19-20 19-11 0-20-8-20-19s9-20 20-20c10 0 20 9 20 20z">
          <text:p/>
        </draw:path>
        <draw:path draw:style-name="gr1" draw:text-style-name="P1" draw:layer="layout" svg:width="0.038cm" svg:height="0.038cm" svg:x="16.558cm" svg:y="27.526cm" svg:viewBox="0 0 39 39" svg:d="M39 20c0 11-9 19-20 19s-19-8-19-19 8-20 19-20 20 9 20 20z">
          <text:p/>
        </draw:path>
        <draw:path draw:style-name="gr1" draw:text-style-name="P1" draw:layer="layout" svg:width="0.038cm" svg:height="0.038cm" svg:x="17.135cm" svg:y="27.526cm" svg:viewBox="0 0 39 39" svg:d="M39 20c0 11-8 19-20 19-11 0-19-8-19-19s8-20 19-20c12 0 20 9 20 20z">
          <text:p/>
        </draw:path>
        <draw:path draw:style-name="gr1" draw:text-style-name="P1" draw:layer="layout" svg:width="0.039cm" svg:height="0.038cm" svg:x="17.712cm" svg:y="27.526cm" svg:viewBox="0 0 40 39" svg:d="M40 20c0 11-9 19-20 19s-20-8-20-19 9-20 20-20 20 9 20 20z">
          <text:p/>
        </draw:path>
        <draw:path draw:style-name="gr1" draw:text-style-name="P1" draw:layer="layout" svg:width="0.039cm" svg:height="0.038cm" svg:x="18.289cm" svg:y="27.526cm" svg:viewBox="0 0 40 39" svg:d="M40 20c0 11-9 19-19 19-11 0-21-8-21-19s10-20 21-20c10 0 19 9 19 20z">
          <text:p/>
        </draw:path>
        <draw:path draw:style-name="gr1" draw:text-style-name="P1" draw:layer="layout" svg:width="0.038cm" svg:height="0.038cm" svg:x="18.867cm" svg:y="27.526cm" svg:viewBox="0 0 39 39" svg:d="M39 20c0 11-9 19-20 19s-19-8-19-19 8-20 19-20 20 9 20 20z">
          <text:p/>
        </draw:path>
        <draw:path draw:style-name="gr1" draw:text-style-name="P1" draw:layer="layout" svg:width="0.038cm" svg:height="0.038cm" svg:x="19.444cm" svg:y="27.526cm" svg:viewBox="0 0 39 39" svg:d="M39 20c0 11-9 19-20 19-10 0-19-8-19-19s9-20 19-20c11 0 20 9 20 20z">
          <text:p/>
        </draw:path>
        <draw:path draw:style-name="gr1" draw:text-style-name="P1" draw:layer="layout" svg:width="0.039cm" svg:height="0.038cm" svg:x="20.021cm" svg:y="27.526cm" svg:viewBox="0 0 40 39" svg:d="M40 20c0 11-9 19-21 19-10 0-19-8-19-19s9-20 19-20c12 0 21 9 21 20z">
          <text:p/>
        </draw:path>
        <draw:path draw:style-name="gr1" draw:text-style-name="P1" draw:layer="layout" svg:width="0.038cm" svg:height="0.038cm" svg:x="20.599cm" svg:y="27.526cm" svg:viewBox="0 0 39 39" svg:d="M39 20c0 11-9 19-19 19-12 0-20-8-20-19s8-20 20-20c10 0 19 9 19 20z">
          <text:p/>
        </draw:path>
        <draw:path draw:style-name="gr1" draw:text-style-name="P1" draw:layer="layout" svg:width="0.038cm" svg:height="0.038cm" svg:x="21.176cm" svg:y="27.526cm" svg:viewBox="0 0 39 39" svg:d="M39 20c0 11-8 19-19 19-12 0-20-8-20-19s8-20 20-20c11 0 19 9 19 20z">
          <text:p/>
        </draw:path>
        <draw:path draw:style-name="gr2" draw:text-style-name="P2" draw:layer="layout" svg:width="22.171cm" svg:height="0cm" svg:x="0cm" svg:y="1.27cm" svg:viewBox="0 0 22172 0" svg:d="M0 0c121 0 242 0 363 0 147 0 295 0 443 0 147 0 294 0 440 0 148 0 296 0 443 0 148 0 295 0 443 0s295 0 443 0 295 0 443 0 295 0 443 0 295 0 443 0 295 0 443 0 295 0 443 0 295 0 443 0 295 0 443 0 295 0 443 0 295 0 443 0 295 0 443 0 295 0 443 0 295 0 443 0 296 0 443 0c148 0 296 0 443 0 148 0 296 0 443 0 148 0 296 0 443 0 148 0 296 0 443 0 148 0 296 0 443 0 148 0 296 0 443 0 148 0 296 0 443 0 148 0 296 0 443 0 148 0 296 0 443 0 148 0 296 0 444 0 147 0 295 0 443 0 147 0 295 0 443 0 147 0 295 0 443 0 147 0 295 0 443 0 147 0 295 0 443 0 147 0 295 0 443 0 147 0 295 0 443 0 147 0 295 0 442 0 148 0 296 0 443 0 148 0 296 0 443 0 148 0 295 0 443 0 147 0 295 0 443 0 147 0 295 0 442 0 148 0 296 0 443 0 148 0 296 0 443 0 148 0 296 0 443 0 148 0 296 0 443 0 148 0 296 0 443 0 148 0 295 0 443 0s295 0 443 0 295 0 443 0c35 0 71 0 106 0">
          <text:p/>
        </draw:path>
        <draw:path draw:style-name="gr2" draw:text-style-name="P2" draw:layer="layout" svg:width="0cm" svg:height="27.866cm" svg:x="6.032cm" svg:y="1.343cm" svg:viewBox="0 0 0 27867" svg:d="M0 0c0 176 0 352 0 528 0 185 0 371 0 557 0 185 0 371 0 556 0 186 0 371 0 557 0 185 0 370 0 555s0 371 0 556 0 371 0 556c0 186 0 371 0 557s0 371 0 557 0 371 0 557c0 185 0 371 0 557 0 185 0 371 0 557 0 185 0 371 0 556 0 186 0 372 0 557 0 186 0 371 0 557s0 371 0 557 0 371 0 557c0 185 0 371 0 557 0 185 0 371 0 557 0 185 0 371 0 557 0 185 0 371 0 556 0 186 0 372 0 557 0 186 0 372 0 557 0 186 0 371 0 557s0 371 0 557 0 371 0 557c0 185 0 371 0 557 0 185 0 371 0 557 0 185 0 371 0 557 0 185 0 371 0 556 0 186 0 372 0 557 0 186 0 371 0 557s0 371 0 557 0 371 0 557c0 185 0 371 0 557 0 185 0 371 0 557 0 185 0 371 0 556 0 186 0 372 0 557 0 186 0 372 0 557 0 186 0 372 0 557 0 186 0 371 0 557s0 371 0 557 0 371 0 557c0 185 0 371 0 557 0 185 0 371 0 557 0 185 0 371 0 557 0 185 0 371 0 556 0 186 0 372 0 557 0 186 0 371 0 557 0 185 0 370 0 555 0 19 0 39 0 58">
          <text:p/>
        </draw:path>
        <draw:path draw:style-name="gr2" draw:text-style-name="P2" draw:layer="layout" svg:width="0cm" svg:height="27.866cm" svg:x="1.587cm" svg:y="1.343cm" svg:viewBox="0 0 0 27867" svg:d="M0 0c0 176 0 352 0 528 0 185 0 371 0 557 0 185 0 371 0 556 0 186 0 371 0 557 0 185 0 370 0 555s0 371 0 556 0 371 0 556c0 186 0 371 0 557s0 371 0 557 0 371 0 557c0 185 0 371 0 557 0 185 0 371 0 557 0 185 0 371 0 556 0 186 0 372 0 557 0 186 0 371 0 557s0 371 0 557 0 371 0 557c0 185 0 371 0 557 0 185 0 371 0 557 0 185 0 371 0 557 0 185 0 371 0 556 0 186 0 372 0 557 0 186 0 372 0 557 0 186 0 371 0 557s0 371 0 557 0 371 0 557c0 185 0 371 0 557 0 185 0 371 0 557 0 185 0 371 0 557 0 185 0 371 0 556 0 186 0 372 0 557 0 186 0 371 0 557s0 371 0 557 0 371 0 557c0 185 0 371 0 557 0 185 0 371 0 557 0 185 0 371 0 556 0 186 0 372 0 557 0 186 0 372 0 557 0 186 0 372 0 557 0 186 0 371 0 557s0 371 0 557 0 371 0 557c0 185 0 371 0 557 0 185 0 371 0 557 0 185 0 371 0 557 0 185 0 371 0 556 0 186 0 372 0 557 0 186 0 371 0 557 0 185 0 370 0 555 0 19 0 39 0 58">
          <text:p/>
        </draw:path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.SFUI" svg:font-family=".SFUI" style:font-pitch="variable"/>
    <style:font-face style:name=".SFUI1" svg:font-family=".SFU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26T15:35:13.651949818</dc:date>
    <meta:editing-duration>PT20M46S</meta:editing-duration>
    <meta:editing-cycles>1</meta:editing-cycles>
    <meta:generator>LibreOffice/7.6.7.2$Linux_X86_64 LibreOffice_project/60$Build-2</meta:generator>
    <meta:document-statistic meta:object-count="1751"/>
  </office:meta>
</office:document-meta>
</file>